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4.456cm"/>
    </style:style>
    <style:style style:name="co23" style:family="table-column">
      <style:table-column-properties fo:break-before="auto" style:column-width="7.303cm"/>
    </style:style>
    <style:style style:name="co12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15cm"/>
    </style:style>
    <style:style style:name="co5" style:family="table-column">
      <style:table-column-properties fo:break-before="auto" style:column-width="3.787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7.798cm"/>
    </style:style>
    <style:style style:name="co8" style:family="table-column">
      <style:table-column-properties fo:break-before="auto" style:column-width="2.178cm"/>
    </style:style>
    <style:style style:name="co9" style:family="table-column">
      <style:table-column-properties fo:break-before="auto" style:column-width="2.351cm"/>
    </style:style>
    <style:style style:name="co10" style:family="table-column">
      <style:table-column-properties fo:break-before="auto" style:column-width="3.515cm"/>
    </style:style>
    <style:style style:name="co11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3.501cm"/>
    </style:style>
    <style:style style:name="co14" style:family="table-column">
      <style:table-column-properties fo:break-before="auto" style:column-width="3.327cm"/>
    </style:style>
    <style:style style:name="co15" style:family="table-column">
      <style:table-column-properties fo:break-before="auto" style:column-width="2.97cm"/>
    </style:style>
    <style:style style:name="co16" style:family="table-column">
      <style:table-column-properties fo:break-before="auto" style:column-width="2.549cm"/>
    </style:style>
    <style:style style:name="co17" style:family="table-column">
      <style:table-column-properties fo:break-before="auto" style:column-width="2.822cm"/>
    </style:style>
    <style:style style:name="co18" style:family="table-column">
      <style:table-column-properties fo:break-before="auto" style:column-width="3.822cm"/>
    </style:style>
    <style:style style:name="co19" style:family="table-column">
      <style:table-column-properties fo:break-before="auto" style:column-width="2.623cm"/>
    </style:style>
    <style:style style:name="co20" style:family="table-column">
      <style:table-column-properties fo:break-before="auto" style:column-width="4.193cm"/>
    </style:style>
    <style:style style:name="co21" style:family="table-column">
      <style:table-column-properties fo:break-before="auto" style:column-width="8.491cm"/>
    </style:style>
    <style:style style:name="co24" style:family="table-column">
      <style:table-column-properties fo:break-before="auto" style:column-width="3.316cm"/>
    </style:style>
    <style:style style:name="co25" style:family="table-column">
      <style:table-column-properties fo:break-before="auto" style:column-width="1.353cm"/>
    </style:style>
    <style:style style:name="co26" style:family="table-column">
      <style:table-column-properties fo:break-before="auto" style:column-width="2.759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87cm" fo:break-before="auto" style:use-optimal-row-height="false"/>
    </style:style>
    <style:style style:name="ro6" style:family="table-row">
      <style:table-row-properties style:row-height="0.469cm" fo:break-before="auto" style:use-optimal-row-height="true"/>
    </style:style>
    <style:style style:name="ro7" style:family="table-row">
      <style:table-row-properties style:row-height="0.90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ime-style style:name="N45">
      <number:minutes number:style="long"/>
      <number:text>:</number:text>
      <number:seconds number:style="long" number:decimal-places="2"/>
    </number:time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  <number:boolean-style style:name="N99">
      <number:boolean/>
    </number:boolean-style>
    <number:text-style style:name="N100">
      <number:text-content/>
    </number:text-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number:date-style style:name="N20036" number:language="de" number:country="CH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20040" number:language="de" number:country="CH">
      <number:hours number:style="long"/>
      <number:text>:</number:text>
      <number:minutes number:style="long"/>
    </number:time-style>
    <style:style style:name="ce165" style:family="table-cell" style:parent-style-name="Default">
      <style:text-properties fo:font-weight="bold" style:font-weight-asian="bold" style:font-weight-complex="bold"/>
    </style:style>
    <style:style style:name="ce22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2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24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25" style:family="table-cell" style:parent-style-name="Default" style:data-style-name="N104">
      <style:table-cell-properties style:text-align-source="fix" style:repeat-content="false"/>
      <style:paragraph-properties fo:text-align="start" fo:margin-left="0cm"/>
    </style:style>
    <style:style style:name="ce8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0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8000" fo:font-weight="bold" style:font-weight-asian="bold" style:font-weight-complex="bold"/>
    </style:style>
    <style:style style:name="ce5" style:family="table-cell" style:parent-style-name="Default" style:data-style-name="N20036">
      <style:table-cell-properties style:text-align-source="fix" style:repeat-content="false" fo:border="none"/>
      <style:paragraph-properties fo:text-align="center" fo:margin-left="0cm"/>
      <style:text-properties fo:color="#008000" fo:font-size="11pt" fo:font-weight="bold" style:font-size-asian="11pt" style:font-weight-asian="bold" style:font-size-complex="11pt" style:font-weight-complex="bold"/>
    </style:style>
    <style:style style:name="ce93" style:family="table-cell" style:parent-style-name="Default" style:data-style-name="N36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4" style:family="table-cell" style:parent-style-name="Default" style:data-style-name="N20036">
      <style:text-properties fo:font-size="11pt" style:font-size-asian="11pt" style:font-size-complex="11pt"/>
    </style:style>
    <style:style style:name="ce49" style:family="table-cell" style:parent-style-name="Default" style:data-style-name="N100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 style:data-style-name="N100">
      <style:text-properties style:font-name="Times New Roman" fo:font-size="11pt" style:font-size-asian="11pt" style:font-size-complex="11pt"/>
    </style:style>
    <style:style style:name="ce9" style:family="table-cell" style:parent-style-name="Default" style:data-style-name="N100"/>
    <style:style style:name="ce95" style:family="table-cell" style:parent-style-name="Default" style:data-style-name="N36">
      <style:text-properties fo:font-size="11pt" style:font-size-asian="11pt" style:font-size-complex="11pt"/>
    </style:style>
    <style:style style:name="ce101" style:family="table-cell" style:parent-style-name="Default" style:data-style-name="N76">
      <style:text-properties fo:color="#800000"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 style:data-style-name="N124">
      <style:text-properties fo:color="#800000" fo:font-size="11pt" style:font-size-asian="11pt" style:font-size-complex="11pt"/>
    </style:style>
    <style:style style:name="ce16" style:family="table-cell" style:parent-style-name="Default" style:data-style-name="N124">
      <style:table-cell-properties style:text-align-source="fix" style:repeat-content="fals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008000" fo:font-size="11pt" fo:font-weight="bold" style:font-size-asian="11pt" style:font-weight-asian="bold" style:font-size-complex="11pt" style:font-weight-complex="bold"/>
    </style:style>
    <style:style style:name="ce1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0" style:family="table-cell" style:parent-style-name="Default">
      <style:table-cell-properties style:rotation-align="none"/>
      <style:text-properties fo:font-size="11pt" style:font-size-asian="11pt" style:font-size-complex="11pt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 style:data-style-name="N99"/>
    <style:style style:name="ce134" style:family="table-cell" style:parent-style-name="Default">
      <style:text-properties fo:color="#000000" fo:font-size="11pt" style:font-size-asian="11pt" style:font-size-complex="11pt"/>
    </style:style>
    <style:style style:name="ce122" style:family="table-cell" style:parent-style-name="Default">
      <style:text-properties fo:color="#008000"/>
    </style:style>
    <style:style style:name="ce88" style:family="table-cell" style:parent-style-name="Default">
      <style:text-properties fo:color="#000080"/>
    </style:style>
    <style:style style:name="ce124" style:family="table-cell" style:parent-style-name="Default">
      <style:text-properties fo:color="#800000"/>
    </style:style>
    <style:style style:name="ce20" style:family="table-cell" style:parent-style-name="Default" style:data-style-name="N0">
      <style:text-properties fo:color="#000080" fo:font-size="11pt" style:font-size-asian="11pt" style:font-size-complex="11pt"/>
    </style:style>
    <style:style style:name="ce7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78" style:family="table-cell" style:parent-style-name="Default" style:data-style-name="N0">
      <style:table-cell-properties style:text-align-source="fix" style:repeat-content="false" fo:border="non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0">
      <style:text-properties fo:color="#000080"/>
    </style:style>
    <style:style style:name="ce23" style:family="table-cell" style:parent-style-name="Default" style:data-style-name="N0">
      <style:table-cell-properties style:rotation-align="none"/>
      <style:text-properties fo:color="#00008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" style:family="table-cell" style:parent-style-name="Default" style:data-style-name="N104">
      <style:text-properties fo:color="#000080"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104">
      <style:text-properties fo:color="#000080" fo:font-size="11pt" style:font-size-asian="11pt" style:font-size-complex="11pt"/>
    </style:style>
    <style:style style:name="ce83" style:family="table-cell" style:parent-style-name="Default" style:data-style-name="N104">
      <style:table-cell-properties style:text-align-source="fix" style:repeat-content="fals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84" style:family="table-cell" style:parent-style-name="Default" style:data-style-name="N104">
      <style:table-cell-properties style:text-align-source="fix" style:repeat-content="false" fo:border="non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104">
      <style:text-properties fo:color="#000080"/>
    </style:style>
    <style:style style:name="ce39" style:family="table-cell" style:parent-style-name="Default">
      <style:text-properties fo:color="#000080" fo:font-size="11pt" style:font-size-asian="11pt" style:font-size-complex="11pt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9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 style:data-style-name="N121">
      <style:text-properties fo:color="#000080" fo:font-size="11pt" style:font-size-asian="11pt" style:font-size-complex="11pt"/>
      <style:map style:condition="cell-content()=0" style:apply-style-name="Grau" style:base-cell-address="Zeiterfassung.G13"/>
    </style:style>
    <style:style style:name="ce40" style:family="table-cell" style:parent-style-name="Default">
      <style:text-properties fo:color="#000080" fo:font-size="11pt" fo:font-weight="normal" style:font-size-asian="11pt" style:font-weight-asian="normal" style:font-size-complex="11pt" style:font-weight-complex="normal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45">
      <style:table-cell-properties style:text-align-source="fix" style:repeat-content="false"/>
      <style:paragraph-properties fo:text-align="center" fo:margin-left="0cm"/>
      <style:text-properties fo:color="#000080"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 style:data-style-name="N0">
      <style:text-properties fo:color="#000080" fo:font-size="11pt" style:font-size-asian="11pt" style:font-size-complex="11pt"/>
      <style:map style:condition="cell-content()=0" style:apply-style-name="Grau" style:base-cell-address="Zeiterfassung.G13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 fo:font-size="11pt" style:font-size-asian="11pt" style:font-size-complex="11pt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10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109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800000" fo:font-size="11pt" style:font-size-asian="11pt" style:font-size-complex="11pt"/>
      <style:map style:condition="cell-content()=#N/A" style:apply-style-name="Rot" style:base-cell-address="Zeiterfassung.I13"/>
    </style:style>
    <style:style style:name="ce28" style:family="table-cell" style:parent-style-name="Default">
      <style:text-properties fo:color="#800000" fo:font-size="11pt" style:font-size-asian="11pt" style:font-size-complex="11pt"/>
    </style:style>
    <style:style style:name="ce31" style:family="table-cell" style:parent-style-name="Default">
      <style:text-properties fo:color="#800000" fo:font-size="11pt" fo:font-weight="normal" style:font-size-asian="11pt" style:font-weight-asian="normal" style:font-size-complex="11pt" style:font-weight-complex="normal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 style:data-style-name="N121">
      <style:table-cell-properties fo:border="none"/>
      <style:text-properties fo:color="#800000" fo:font-size="11pt" style:font-size-asian="11pt" style:font-size-complex="11pt"/>
      <style:map style:condition="cell-content()=0" style:apply-style-name="Grau" style:base-cell-address="Zeiterfassung.G13"/>
    </style:style>
    <style:style style:name="ce33" style:family="table-cell" style:parent-style-name="Default">
      <style:table-cell-properties fo:border="none"/>
      <style:text-properties fo:color="#800000" fo:font-size="11pt" style:font-size-asian="11pt" style:font-size-complex="11pt"/>
    </style:style>
    <style:style style:name="ce34" style:family="table-cell" style:parent-style-name="Default">
      <style:text-properties fo:color="#800000" fo:font-size="11pt" style:font-size-asian="11pt" style:font-size-complex="11pt"/>
      <style:map style:condition="cell-content()=0" style:apply-style-name="Grau" style:base-cell-address="Zeiterfassung.G13"/>
    </style:style>
    <style:style style:name="ce116" style:family="table-cell" style:parent-style-name="Default" style:data-style-name="N40">
      <style:table-cell-properties style:text-align-source="fix" style:repeat-content="false" fo:border="none"/>
      <style:paragraph-properties fo:text-align="center" fo:margin-left="0cm"/>
      <style:text-properties fo:color="#800000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 style:data-style-name="N40">
      <style:text-properties fo:color="#800000" fo:font-size="11pt" style:font-size-asian="11pt" style:font-size-complex="11pt"/>
      <style:map style:condition="cell-content()=0" style:apply-style-name="Grau" style:base-cell-address="Zeiterfassung.G13"/>
    </style:style>
    <style:style style:name="ce37" style:family="table-cell" style:parent-style-name="Default" style:data-style-name="N40">
      <style:text-properties fo:color="#800000" fo:font-size="11pt" style:font-size-asian="11pt" style:font-size-complex="11pt"/>
    </style:style>
    <style:style style:name="ce38" style:family="table-cell" style:parent-style-name="Default" style:data-style-name="N121">
      <style:text-properties fo:color="#800000" fo:font-size="11pt" style:font-size-asian="11pt" style:font-size-complex="11pt"/>
      <style:map style:condition="cell-content()=0" style:apply-style-name="Grau" style:base-cell-address="Zeiterfassung.G13"/>
    </style:style>
    <style:style style:name="ce189" style:family="table-cell" style:parent-style-name="Default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0" style:family="table-cell" style:parent-style-name="Default" style:data-style-name="N121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1" style:family="table-cell" style:parent-style-name="Default" style:data-style-name="N121">
      <style:text-properties fo:color="#000000" fo:font-size="11pt" style:font-size-asian="11pt" style:font-size-complex="11pt"/>
    </style:style>
    <style:style style:name="ce192" style:family="table-cell" style:parent-style-name="Default" style:data-style-name="N121">
      <style:text-properties fo:font-size="11pt" style:font-size-asian="11pt" style:font-size-complex="11pt"/>
    </style:style>
    <style:style style:name="ce193" style:family="table-cell" style:parent-style-name="Default" style:data-style-name="N0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94" style:family="table-cell" style:parent-style-name="Default" style:data-style-name="N0">
      <style:text-properties fo:color="#000000" fo:font-size="11pt" style:font-size-asian="11pt" style:font-size-complex="11pt"/>
    </style:style>
    <style:style style:name="ce195" style:family="table-cell" style:parent-style-name="Default" style:data-style-name="N0">
      <style:text-properties fo:font-size="11pt" style:font-size-asian="11pt" style:font-size-complex="11pt"/>
    </style:style>
    <style:style style:name="ce184" style:family="table-cell" style:parent-style-name="Default">
      <style:text-properties fo:color="#008000" fo:font-weight="bold" style:font-weight-asian="bold" style:font-weight-complex="bold"/>
    </style:style>
    <style:style style:name="ce185" style:family="table-cell" style:parent-style-name="Default" style:data-style-name="N100">
      <style:text-properties fo:color="#008000"/>
    </style:style>
    <style:style style:name="ce186" style:family="table-cell" style:parent-style-name="Default" style:data-style-name="N20121">
      <style:text-properties fo:color="#008000" fo:font-weight="bold" style:font-weight-asian="bold" style:font-weight-complex="bold"/>
    </style:style>
    <style:style style:name="ce187" style:family="table-cell" style:parent-style-name="Default" style:data-style-name="N20121">
      <style:text-properties fo:color="#008000"/>
    </style:style>
    <style:style style:name="ce188" style:family="table-cell" style:parent-style-name="Default" style:data-style-name="N45">
      <style:text-properties fo:color="#008000" fo:font-weight="bold" style:font-weight-asian="bold" style:font-weight-complex="bold"/>
    </style:style>
    <style:style style:name="ce196" style:family="table-cell" style:parent-style-name="Default" style:data-style-name="N0">
      <style:text-properties fo:color="#008000"/>
    </style:style>
    <style:style style:name="ce197" style:family="table-cell" style:parent-style-name="Default">
      <style:table-cell-properties style:text-align-source="fix" style:repeat-content="false"/>
      <style:paragraph-properties fo:text-align="end" fo:margin-left="0cm"/>
      <style:text-properties fo:color="#008000" fo:font-weight="bold" style:font-weight-asian="bold" style:font-weight-complex="bold"/>
    </style:style>
    <style:style style:name="ce198" style:family="table-cell" style:parent-style-name="Default" style:data-style-name="N20121">
      <style:table-cell-properties fo:border="none"/>
      <style:text-properties fo:color="#800000" fo:font-weight="bold" style:font-weight-asian="bold" style:font-weight-complex="bold"/>
    </style:style>
    <style:style style:name="ce199" style:family="table-cell" style:parent-style-name="Default" style:data-style-name="N20121">
      <style:text-properties fo:color="#800000"/>
    </style:style>
    <style:style style:name="ce200" style:family="table-cell" style:parent-style-name="Default" style:data-style-name="N20121">
      <style:text-properties fo:color="#800000" fo:font-weight="bold" style:font-weight-asian="bold" style:font-weight-complex="bold"/>
    </style:style>
    <style:style style:name="ce201" style:family="table-cell" style:parent-style-name="Default" style:data-style-name="N100">
      <style:text-properties fo:color="#800000" fo:font-weight="bold" style:font-weight-asian="bold" style:font-weight-complex="bold"/>
    </style:style>
    <style:style style:name="ce202" style:family="table-cell" style:parent-style-name="Default" style:data-style-name="N100">
      <style:text-properties fo:color="#800000"/>
    </style:style>
    <style:style style:name="ce203" style:family="table-cell" style:parent-style-name="Default">
      <style:text-properties fo:color="#800000" fo:font-weight="bold" style:font-weight-asian="bold" style:font-weight-complex="bold"/>
    </style:style>
    <style:style style:name="ce204" style:family="table-cell" style:parent-style-name="Default" style:data-style-name="N20040">
      <style:text-properties fo:color="#800000" fo:font-weight="bold" style:font-weight-asian="bold" style:font-weight-complex="bold"/>
    </style:style>
    <style:style style:name="ce205" style:family="table-cell" style:parent-style-name="Default" style:data-style-name="N20040">
      <style:text-properties fo:color="#800000"/>
    </style:style>
    <style:style style:name="ce164" style:family="table-cell" style:parent-style-name="Default">
      <style:text-properties fo:font-weight="bold" style:font-weight-asian="bold" style:font-weight-complex="bold"/>
    </style:style>
    <style:style style:name="ce207" style:family="table-cell" style:parent-style-name="Default">
      <style:text-properties fo:font-weight="normal" style:font-weight-asian="normal" style:font-weight-complex="normal"/>
    </style:style>
    <style:style style:name="ce51" style:family="table-cell" style:parent-style-name="Default" style:data-style-name="N100">
      <style:table-cell-properties fo:border-bottom="none" fo:background-color="#dddddd" style:text-align-source="fix" style:repeat-content="false" fo:border-left="1.5pt solid #000000" fo:border-right="1.5pt solid #000000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2" style:family="table-cell" style:parent-style-name="Default" style:data-style-name="N100">
      <style:table-cell-properties fo:border-bottom="none" fo:background-color="#dddddd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 style:data-style-name="N100">
      <style:table-cell-properties fo:border-bottom="1.5pt solid #000000" fo:background-color="#dddddd" style:text-align-source="fix" style:repeat-content="false" fo:border-left="1.5pt solid #000000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4" style:family="table-cell" style:parent-style-name="Default" style:data-style-name="N100">
      <style:table-cell-properties fo:border-bottom="1.5pt solid #000000" fo:border-left="1.5pt solid #000000" fo:border-right="none" fo:border-top="1.5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 style:data-style-name="N100">
      <style:table-cell-properties fo:border-bottom="1.5pt solid #000000" fo:border-left="1.5pt solid #000000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ext-properties style:font-name="Times New Roman" fo:font-size="11pt" style:font-size-asian="11pt" style:font-size-complex="11pt"/>
    </style:style>
    <style:style style:name="ce57" style:family="table-cell" style:parent-style-name="Default">
      <style:table-cell-properties fo:border-bottom="none" fo:background-color="#dddddd" style:text-align-source="fix" style:repeat-content="false" fo:border-left="none" fo:border-right="none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8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9" style:family="table-cell" style:parent-style-name="Default">
      <style:table-cell-properties fo:border-bottom="1.5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0" style:family="table-cell" style:parent-style-name="Default">
      <style:table-cell-properties fo:border-bottom="1.5pt solid #000000" fo:border-left="none" fo:border-right="none" fo:border-top="1.5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fo:border-bottom="1.5pt solid #000000" fo:border-left="none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2" style:family="table-cell" style:parent-style-name="Default" style:data-style-name="N40">
      <style:text-properties style:font-name="Times New Roman" fo:font-size="11pt" style:font-size-asian="11pt" style:font-size-complex="11pt"/>
    </style:style>
    <style:style style:name="ce63" style:family="table-cell" style:parent-style-name="Default" style:data-style-name="N40">
      <style:table-cell-properties fo:border-bottom="none" fo:background-color="#dddddd" style:text-align-source="fix" style:repeat-content="false" fo:border-left="none" fo:border-right="none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4" style:family="table-cell" style:parent-style-name="Default" style:data-style-name="N40">
      <style:table-cell-properties fo:background-color="#dddddd" style:text-align-source="fix" style:repeat-content="fals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5" style:family="table-cell" style:parent-style-name="Default" style:data-style-name="N40">
      <style:table-cell-properties fo:border-bottom="1.5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6" style:family="table-cell" style:parent-style-name="Default" style:data-style-name="N40">
      <style:table-cell-properties fo:border-bottom="1.5pt solid #000000" style:text-align-source="fix" style:repeat-content="false" fo:border-left="none" fo:border-right="none" fo:border-top="1.5pt solid #000000"/>
      <style:paragraph-properties fo:text-align="end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82" style:family="table-cell" style:parent-style-name="Default" style:data-style-name="N20040"/>
    <style:style style:name="ce67" style:family="table-cell" style:parent-style-name="Default" style:data-style-name="N40">
      <style:table-cell-properties fo:border-bottom="1.5pt solid #000000" fo:border-left="none" fo:border-right="none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 style:data-style-name="N20121">
      <style:text-properties style:font-name="Times New Roman" fo:font-size="11pt" style:font-size-asian="11pt" style:font-size-complex="11pt"/>
    </style:style>
    <style:style style:name="ce69" style:family="table-cell" style:parent-style-name="Default" style:data-style-name="N20121">
      <style:table-cell-properties fo:border-bottom="none" fo:background-color="#dddddd" style:text-align-source="fix" style:repeat-content="false" fo:border-left="none" fo:border-right="1.5pt solid #000000" fo:border-top="1.5pt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0" style:family="table-cell" style:parent-style-name="Default" style:data-style-name="N20121">
      <style:table-cell-properties fo:border-bottom="none" fo:background-color="#dddddd" style:text-align-source="fix" style:repeat-content="false" fo:border-left="none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1" style:family="table-cell" style:parent-style-name="Default" style:data-style-name="N20121">
      <style:table-cell-properties fo:border-bottom="1.5pt solid #000000" fo:background-color="#dddddd" style:text-align-source="fix" style:repeat-content="false" fo:border-left="none" fo:border-right="1.5pt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2" style:family="table-cell" style:parent-style-name="Default" style:data-style-name="N20121">
      <style:table-cell-properties fo:border-bottom="1.5pt solid #000000" style:text-align-source="fix" style:repeat-content="false" fo:border-left="none" fo:border-right="1.5pt solid #000000" fo:border-top="1.5pt solid #000000"/>
      <style:paragraph-properties fo:text-align="end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13" style:family="table-cell" style:parent-style-name="Default" style:data-style-name="N20122"/>
    <style:style style:name="ce74" style:family="table-cell" style:parent-style-name="Default" style:data-style-name="N20122">
      <style:table-cell-properties fo:border-bottom="1.5pt solid #000000" fo:border-left="none" fo:border-right="1.5pt solid #000000" fo:border-top="1.5pt solid #000000" style:vertical-align="middl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>
      <style:table-cell-properties style:vertical-align="middle"/>
      <style:text-properties style:font-name="Times New Roman" fo:font-size="11pt" style:font-size-asian="11pt" style:font-size-complex="11pt"/>
    </style:style>
    <style:style style:name="ce21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20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21" style:family="table-cell" style:parent-style-name="Default" style:data-style-name="N104">
      <style:table-cell-properties style:text-align-source="fix" style:repeat-content="false"/>
      <style:paragraph-properties fo:text-align="start" fo:margin-left="0cm"/>
    </style:style>
    <style:style style:name="P1" style:family="paragraph">
      <style:paragraph-properties fo:text-align="center"/>
    </style:style>
    <style:style style:name="T1" style:family="text">
      <style:text-properties fo:color="#008000"/>
    </style:style>
    <style:style style:name="T2" style:family="text">
      <style:text-properties fo:color="#000080"/>
    </style:style>
  </office:automatic-styles>
  <office:body>
    <office:spreadsheet>
      <table:content-validations>
        <table:content-validation table:name="val1" table:condition="of:cell-content-is-in-list([$Arbeitstypen.$A$2:$Arbeitstypen.$A$99])" table:allow-empty-cell="true" table:display-list="unsorted" table:base-cell-address="Zeiterfassung.C291">
          <table:error-message table:message-type="stop" table:display="true"/>
        </table:content-validation>
      </table:content-validations>
      <table:table table:name="Zeiterfassung" table:style-name="ta1" table:print="false">
        <office:forms form:automatic-focus="false" form:apply-design-mode="false"/>
        <table:table-column table:style-name="co4" table:default-cell-style-name="ce94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20"/>
        <table:table-column table:style-name="co8" table:default-cell-style-name="ce26"/>
        <table:table-column table:style-name="co8" table:number-columns-repeated="2" table:default-cell-style-name="ce39"/>
        <table:table-column table:style-name="co9" table:default-cell-style-name="ce106"/>
        <table:table-column table:style-name="co10" table:default-cell-style-name="ce33"/>
        <table:table-column table:style-name="co10" table:default-cell-style-name="ce28"/>
        <table:table-column table:style-name="co10" table:default-cell-style-name="ce37"/>
        <table:table-column table:style-name="co10" table:number-columns-repeated="2" table:default-cell-style-name="ce28"/>
        <table:table-column table:style-name="co11" table:default-cell-style-name="ce11"/>
        <table:table-column table:style-name="co11" table:number-columns-repeated="2" table:default-cell-style-name="ce192"/>
        <table:table-column table:style-name="co11" table:default-cell-style-name="ce195"/>
        <table:table-column table:style-name="co11" table:number-columns-repeated="1004" table:default-cell-style-name="ce11"/>
        <table:table-row table:style-name="ro2">
          <table:table-cell table:style-name="ce89" office:value-type="string" calcext:value-type="string">
            <text:p>Stammdaten</text:p>
          </table:table-cell>
          <table:table-cell/>
          <table:table-cell table:style-name="Default" table:number-columns-repeated="2"/>
          <table:table-cell table:style-name="ce89" office:value-type="string" calcext:value-type="string">
            <text:p>Legende</text:p>
          </table:table-cell>
          <table:table-cell table:style-name="ce24"/>
          <table:table-cell table:number-columns-repeated="2"/>
          <table:table-cell table:style-name="ce104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90" office:value-type="string" calcext:value-type="string">
            <text:p>Kunde Name</text:p>
          </table:table-cell>
          <table:table-cell table:style-name="ce49" office:value-type="string" calcext:value-type="string">
            <text:p>Mikis Hofer</text:p>
          </table:table-cell>
          <table:table-cell table:style-name="Default" table:number-columns-repeated="2"/>
          <table:table-cell table:style-name="ce122" office:value-type="string" calcext:value-type="string">
            <text:p>grüne Spalten:</text:p>
          </table:table-cell>
          <table:table-cell table:style-name="Default"/>
          <table:table-cell table:style-name="ce122" office:value-type="string" calcext:value-type="string">
            <text:p>überschreiben, Angaben zum jeweiligen Arbeitseinsatz</text:p>
          </table:table-cell>
          <table:table-cell table:style-name="ce40"/>
          <table:table-cell table:style-name="ce105"/>
          <table:table-cell table:style-name="ce31" table:number-columns-repeated="5"/>
          <table:table-cell table:style-name="ce90" table:number-columns-repeated="1008"/>
        </table:table-row>
        <table:table-row table:style-name="ro2">
          <table:table-cell table:style-name="ce90" office:value-type="string" calcext:value-type="string">
            <text:p>Kunde Firma</text:p>
          </table:table-cell>
          <table:table-cell table:style-name="ce49" office:value-type="string" calcext:value-type="string">
            <text:p>Ledovy Inc</text:p>
          </table:table-cell>
          <table:table-cell table:style-name="Default" table:number-columns-repeated="2"/>
          <table:table-cell table:style-name="ce88" office:value-type="string" calcext:value-type="string">
            <text:p>blaue Spalten:</text:p>
          </table:table-cell>
          <table:table-cell table:style-name="Default"/>
          <table:table-cell table:style-name="ce88" office:value-type="string" calcext:value-type="string">
            <text:p>optional, enthalten Standardwerte, die bei Bedarf überschrieben werden können</text:p>
          </table:table-cell>
          <table:table-cell table:style-name="ce40"/>
          <table:table-cell table:style-name="ce105"/>
          <table:table-cell table:style-name="ce31" table:number-columns-repeated="5"/>
          <table:table-cell table:style-name="ce90" table:number-columns-repeated="1008"/>
        </table:table-row>
        <table:table-row table:style-name="ro3">
          <table:table-cell table:style-name="ce11" office:value-type="string" calcext:value-type="string">
            <text:p>Kunde E-Mail</text:p>
          </table:table-cell>
          <table:table-cell table:style-name="ce50" office:value-type="string" calcext:value-type="string">
            <text:p><text:a xlink:href="mailto:mikis@ledovy.ch" xlink:type="simple">mikis@ledovy.ch</text:a></text:p>
          </table:table-cell>
          <table:table-cell table:style-name="Default" table:number-columns-repeated="2"/>
          <table:table-cell table:style-name="ce124" office:value-type="string" calcext:value-type="string">
            <text:p>rote Spalten:</text:p>
          </table:table-cell>
          <table:table-cell table:style-name="Default"/>
          <table:table-cell table:style-name="ce124" office:value-type="string" calcext:value-type="string">
            <text:p>nicht ändern, enthalten Formeln, die für das korrekte Funktionieren wichtig sind</text:p>
          </table:table-cell>
          <table:table-cell/>
          <table:table-cell table:style-name="ce105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90" office:value-type="string" calcext:value-type="string">
            <text:p>Rechnungstitel</text:p>
          </table:table-cell>
          <table:table-cell table:style-name="ce9" office:value-type="string" calcext:value-type="string">
            <text:p>Jeeves</text:p>
          </table:table-cell>
          <table:table-cell table:style-name="ce95"/>
          <table:table-cell table:number-columns-repeated="6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90" office:value-type="string" calcext:value-type="string">
            <text:p>Buchhaltung Eintrag</text:p>
          </table:table-cell>
          <table:table-cell table:style-name="ce9" office:value-type="string" calcext:value-type="string">
            <text:p>Coding</text:p>
          </table:table-cell>
          <table:table-cell table:style-name="ce95"/>
          <table:table-cell table:number-columns-repeated="6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11" office:value-type="string" calcext:value-type="string">
            <text:p>Startdatum</text:p>
          </table:table-cell>
          <table:table-cell table:style-name="ce95" office:value-type="date" office:date-value="2021-01-06" calcext:value-type="date">
            <text:p>06.01.2021</text:p>
          </table:table-cell>
          <table:table-cell table:style-name="Default"/>
          <table:table-cell table:number-columns-repeated="6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90" office:value-type="string" calcext:value-type="string">
            <text:p>Rechnungsdatum</text:p>
          </table:table-cell>
          <table:table-cell table:style-name="ce101" table:formula="of:=TODAY()" office:value-type="date" office:date-value="2021-02-10" calcext:value-type="date">
            <text:p>10. Februar 2021</text:p>
          </table:table-cell>
          <table:table-cell table:number-columns-repeated="7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11" office:value-type="string" calcext:value-type="string">
            <text:p>Buchhaltung Jahr</text:p>
          </table:table-cell>
          <table:table-cell table:style-name="ce12" table:formula="of:=[.B7]" office:value-type="date" office:date-value="2021-01-06" calcext:value-type="date">
            <text:p>2021</text:p>
          </table:table-cell>
          <table:table-cell table:number-columns-repeated="7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Default"/>
          <table:table-cell table:style-name="ce12"/>
          <table:table-cell table:number-columns-repeated="7"/>
          <table:table-cell table:style-name="ce28"/>
          <table:table-cell/>
          <table:table-cell table:style-name="ce28"/>
          <table:table-cell table:number-columns-repeated="3"/>
          <table:table-cell table:style-name="ce11" table:number-columns-repeated="3"/>
          <table:table-cell table:number-columns-repeated="1004"/>
        </table:table-row>
        <table:table-row table:style-name="ro2">
          <table:table-cell table:style-name="ce4" office:value-type="string" calcext:value-type="string" table:number-columns-spanned="4" table:number-rows-spanned="1">
            <text:p>Arbeitszeiten</text:p>
          </table:table-cell>
          <table:covered-table-cell table:style-name="ce16"/>
          <table:covered-table-cell table:number-columns-repeated="2" table:style-name="ce35"/>
          <table:table-cell table:style-name="ce77" office:value-type="string" calcext:value-type="string" table:number-columns-spanned="2" table:number-rows-spanned="1">
            <text:p>Kostendach</text:p>
          </table:table-cell>
          <table:covered-table-cell table:style-name="ce83"/>
          <table:table-cell table:style-name="ce96" office:value-type="string" calcext:value-type="string" table:number-columns-spanned="2" table:number-rows-spanned="1">
            <text:p>Stundensatz</text:p>
          </table:table-cell>
          <table:covered-table-cell table:style-name="ce100"/>
          <table:table-cell table:style-name="ce128" office:value-type="string" calcext:value-type="string">
            <text:p>Arbeitstyp</text:p>
          </table:table-cell>
          <table:table-cell table:style-name="ce112" office:value-type="string" calcext:value-type="string" table:number-columns-spanned="5" table:number-rows-spanned="1">
            <text:p>Hilfswerte</text:p>
          </table:table-cell>
          <table:covered-table-cell table:number-columns-repeated="4" table:style-name="ce128"/>
          <table:table-cell table:style-name="ce89" table:number-columns-repeated="1008"/>
        </table:table-row>
        <table:table-row table:style-name="ro2">
          <table:table-cell table:style-name="ce5" office:value-type="string" calcext:value-type="string">
            <text:p>Datum</text:p>
          </table:table-cell>
          <table:table-cell table:style-name="ce17" office:value-type="string" calcext:value-type="string">
            <text:p>Aufwand</text:p>
          </table:table-cell>
          <table:table-cell table:style-name="ce17" office:value-type="string" calcext:value-type="string">
            <text:p>Typ</text:p>
          </table:table-cell>
          <table:table-cell table:style-name="ce17" office:value-type="string" calcext:value-type="string">
            <text:p>Beschreibung</text:p>
          </table:table-cell>
          <table:table-cell table:style-name="ce78" office:value-type="string" calcext:value-type="string">
            <text:p>Zeit (Min.)</text:p>
          </table:table-cell>
          <table:table-cell table:style-name="ce84" office:value-type="string" calcext:value-type="string">
            <text:p>CHF</text:p>
          </table:table-cell>
          <table:table-cell table:style-name="ce97" office:value-type="string" calcext:value-type="string">
            <text:p>CHF</text:p>
          </table:table-cell>
          <table:table-cell table:style-name="ce102" office:value-type="string" calcext:value-type="string">
            <text:p>Zeit (Min.)</text:p>
          </table:table-cell>
          <table:table-cell table:style-name="ce108" office:value-type="string" calcext:value-type="string">
            <text:p>Gruppieren</text:p>
          </table:table-cell>
          <table:table-cell table:style-name="ce108" office:value-type="string" calcext:value-type="string">
            <text:p>Betrag</text:p>
          </table:table-cell>
          <table:table-cell table:style-name="ce108" office:value-type="string" calcext:value-type="string">
            <text:p>Zeit gerundet</text:p>
          </table:table-cell>
          <table:table-cell table:style-name="ce116" office:value-type="string" calcext:value-type="string">
            <text:p>Stunden gerundet</text:p>
          </table:table-cell>
          <table:table-cell table:style-name="ce108" office:value-type="string" calcext:value-type="string">
            <text:p>Betrag gerundet</text:p>
          </table:table-cell>
          <table:table-cell table:style-name="ce108" office:value-type="string" calcext:value-type="string">
            <text:p>Minutenansatz</text:p>
          </table:table-cell>
          <table:table-cell table:style-name="ce189"/>
          <table:table-cell table:style-name="ce190" table:number-columns-repeated="2"/>
          <table:table-cell table:style-name="ce193"/>
          <table:table-cell table:style-name="ce189" table:number-columns-repeated="1004"/>
        </table:table-row>
        <table:table-row table:style-name="ro3">
          <table:table-cell table:style-name="ce93" office:value-type="date" office:date-value="2021-01-24" calcext:value-type="date">
            <text:p>24.01.2021</text:p>
          </table:table-cell>
          <table:table-cell table:style-name="ce114" office:value-type="float" office:value="666" calcext:value-type="float">
            <text:p>666</text:p>
          </table:table-cell>
          <table:table-cell table:style-name="Default" table:content-validation-name="val1" office:value-type="string" calcext:value-type="string">
            <text:p>Varia</text:p>
          </table:table-cell>
          <table:table-cell table:style-name="ce45" office:value-type="string" calcext:value-type="string">
            <text:p>Coden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]);[$Konfiguration.B$6];VLOOKUP([.C1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]);[$Konfiguration.B$7];VLOOKUP([.C13];[Arbeitstypen.$A$2:.$E$101];5;0))" office:value-type="float" office:value="60" calcext:value-type="float">
            <text:p>60</text:p>
          </table:table-cell>
          <table:table-cell table:style-name="ce109" table:formula="of:=VLOOKUP([.C13];[Arbeitstypen.$A$2:.$B$101];2;0)" office:value-type="string" office:string-value="Nein" calcext:value-type="string">
            <text:p>Nein</text:p>
          </table:table-cell>
          <table:table-cell table:style-name="ce32" table:formula="of:=[.B13]*[.N13]" office:value-type="currency" office:currency="SFr." office:value="555" calcext:value-type="currency">
            <text:p>SFr. 555.00</text:p>
          </table:table-cell>
          <table:table-cell table:style-name="ce34" table:formula="of:=IF([.E13]&lt;=0;CEILING([.B13];15);MIN(CEILING([.B13];15);[.E13]))" office:value-type="float" office:value="675" calcext:value-type="float">
            <text:p>675</text:p>
          </table:table-cell>
          <table:table-cell table:style-name="ce36" table:formula="of:=[.K13]/(24*60)" office:value-type="time" office:time-value="PT11H15M00S" calcext:value-type="time">
            <text:p>11:15</text:p>
          </table:table-cell>
          <table:table-cell table:style-name="ce38" table:formula="of:=IF([.F13]&lt;=0;[.K13]*[.N13];MIN([.K13]*[.N13];[.F13]))" office:value-type="currency" office:currency="SFr." office:value="562.5" calcext:value-type="currency">
            <text:p>SFr. 562.50</text:p>
          </table:table-cell>
          <table:table-cell table:style-name="ce38" table:formula="of:=[.G13]/[.H13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5">
          <table:table-cell table:style-name="ce93" office:value-type="date" office:date-value="2021-01-11" calcext:value-type="date">
            <text:p>11.01.2021</text:p>
          </table:table-cell>
          <table:table-cell table:style-name="ce114" office:value-type="float" office:value="120" calcext:value-type="float">
            <text:p>120</text:p>
          </table:table-cell>
          <table:table-cell table:style-name="Default" table:content-validation-name="val1" office:value-type="string" calcext:value-type="string">
            <text:p>Varia</text:p>
          </table:table-cell>
          <table:table-cell table:style-name="Default" office:value-type="string" calcext:value-type="string">
            <text:p>single default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]);[$Konfiguration.B$6];VLOOKUP([.C1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]);[$Konfiguration.B$7];VLOOKUP([.C14];[Arbeitstypen.$A$2:.$E$101];5;0))" office:value-type="float" office:value="60" calcext:value-type="float">
            <text:p>60</text:p>
          </table:table-cell>
          <table:table-cell table:style-name="ce109" table:formula="of:=VLOOKUP([.C14];[Arbeitstypen.$A$2:.$B$6];2;0)" office:value-type="string" office:string-value="Nein" calcext:value-type="string">
            <text:p>Nein</text:p>
          </table:table-cell>
          <table:table-cell table:style-name="ce32" table:formula="of:=[.B14]*[.N14]" office:value-type="currency" office:currency="SFr." office:value="100" calcext:value-type="currency">
            <text:p>SFr. 100.00</text:p>
          </table:table-cell>
          <table:table-cell table:style-name="ce34" table:formula="of:=IF([.E14]&lt;=0;CEILING([.B14];15);MIN(CEILING([.B14];15);[.E14]))" office:value-type="float" office:value="120" calcext:value-type="float">
            <text:p>120</text:p>
          </table:table-cell>
          <table:table-cell table:style-name="ce36" table:formula="of:=[.K14]/(24*60)" office:value-type="time" office:time-value="PT02H00M00S" calcext:value-type="time">
            <text:p>02:00</text:p>
          </table:table-cell>
          <table:table-cell table:style-name="ce38" table:formula="of:=IF([.F14]&lt;=0;[.K14]*[.N14];MIN([.K14]*[.N14];[.F14]))" office:value-type="currency" office:currency="SFr." office:value="100" calcext:value-type="currency">
            <text:p>SFr. 100.00</text:p>
          </table:table-cell>
          <table:table-cell table:style-name="ce38" table:formula="of:=[.G14]/[.H14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2" calcext:value-type="date">
            <text:p>12.01.2021</text:p>
          </table:table-cell>
          <table:table-cell table:style-name="ce114" office:value-type="float" office:value="120" calcext:value-type="float">
            <text:p>120</text:p>
          </table:table-cell>
          <table:table-cell table:style-name="Default" table:content-validation-name="val1" office:value-type="string" calcext:value-type="string">
            <text:p>Inserat</text:p>
          </table:table-cell>
          <table:table-cell table:style-name="Default" office:value-type="string" calcext:value-type="string">
            <text:p>single custom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]);[$Konfiguration.B$6];VLOOKUP([.C15];[Arbeitstypen.$A$2:.$E$101];4;0))" office:value-type="currency" office:currency="SFr." office:value="60" calcext:value-type="currency">
            <text:p>SFr. 60.00</text:p>
          </table:table-cell>
          <table:table-cell table:style-name="ce44" table:formula="of:=IF(ISBLANK([.C15]);[$Konfiguration.B$7];VLOOKUP([.C15];[Arbeitstypen.$A$2:.$E$101];5;0))" office:value-type="float" office:value="60" calcext:value-type="float">
            <text:p>60</text:p>
          </table:table-cell>
          <table:table-cell table:style-name="ce109" table:formula="of:=VLOOKUP([.C15];[Arbeitstypen.$A$2:.$B$6];2;0)" office:value-type="string" office:string-value="Nein" calcext:value-type="string">
            <text:p>Nein</text:p>
          </table:table-cell>
          <table:table-cell table:style-name="ce32" table:formula="of:=[.B15]*[.N15]" office:value-type="currency" office:currency="SFr." office:value="120" calcext:value-type="currency">
            <text:p>SFr. 120.00</text:p>
          </table:table-cell>
          <table:table-cell table:style-name="ce34" table:formula="of:=IF([.E15]&lt;=0;CEILING([.B15];15);MIN(CEILING([.B15];15);[.E15]))" office:value-type="float" office:value="120" calcext:value-type="float">
            <text:p>120</text:p>
          </table:table-cell>
          <table:table-cell table:style-name="ce36" table:formula="of:=[.K15]/(24*60)" office:value-type="time" office:time-value="PT02H00M00S" calcext:value-type="time">
            <text:p>02:00</text:p>
          </table:table-cell>
          <table:table-cell table:style-name="ce38" table:formula="of:=IF([.F15]&lt;=0;[.K15]*[.N15];MIN([.K15]*[.N15];[.F15]))" office:value-type="currency" office:currency="SFr." office:value="120" calcext:value-type="currency">
            <text:p>SFr. 120.00</text:p>
          </table:table-cell>
          <table:table-cell table:style-name="ce38" table:formula="of:=[.G15]/[.H15]" office:value-type="currency" office:currency="SFr." office:value="1" calcext:value-type="currency">
            <text:p>SFr. 1.00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3" calcext:value-type="date">
            <text:p>13.01.2021</text:p>
          </table:table-cell>
          <table:table-cell table:style-name="ce114" office:value-type="float" office:value="120" calcext:value-type="float">
            <text:p>120</text:p>
          </table:table-cell>
          <table:table-cell table:style-name="ce114" table:content-validation-name="val1" office:value-type="string" calcext:value-type="string">
            <text:p>Varia</text:p>
          </table:table-cell>
          <table:table-cell table:style-name="ce114" office:value-type="string" calcext:value-type="string">
            <text:p>single override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office:value-type="currency" office:currency="SFr." office:value="70" calcext:value-type="currency">
            <text:p>SFr. 70.00</text:p>
          </table:table-cell>
          <table:table-cell table:style-name="ce44" table:formula="of:=IF(ISBLANK([.C16]);[$Konfiguration.B$7];VLOOKUP([.C16];[Arbeitstypen.$A$2:.$E$101];5;0))" office:value-type="float" office:value="60" calcext:value-type="float">
            <text:p>60</text:p>
          </table:table-cell>
          <table:table-cell table:style-name="ce109" table:formula="of:=VLOOKUP([.C16];[Arbeitstypen.$A$2:.$B$6];2;0)" office:value-type="string" office:string-value="Nein" calcext:value-type="string">
            <text:p>Nein</text:p>
          </table:table-cell>
          <table:table-cell table:style-name="ce32" table:formula="of:=[.B16]*[.N16]" office:value-type="currency" office:currency="SFr." office:value="140" calcext:value-type="currency">
            <text:p>SFr. 140.00</text:p>
          </table:table-cell>
          <table:table-cell table:style-name="ce34" table:formula="of:=IF([.E16]&lt;=0;CEILING([.B16];15);MIN(CEILING([.B16];15);[.E16]))" office:value-type="float" office:value="120" calcext:value-type="float">
            <text:p>120</text:p>
          </table:table-cell>
          <table:table-cell table:style-name="ce36" table:formula="of:=[.K16]/(24*60)" office:value-type="time" office:time-value="PT02H00M00S" calcext:value-type="time">
            <text:p>02:00</text:p>
          </table:table-cell>
          <table:table-cell table:style-name="ce38" table:formula="of:=IF([.F16]&lt;=0;[.K16]*[.N16];MIN([.K16]*[.N16];[.F16]))" office:value-type="currency" office:currency="SFr." office:value="140" calcext:value-type="currency">
            <text:p>SFr. 140.00</text:p>
          </table:table-cell>
          <table:table-cell table:style-name="ce38" table:formula="of:=[.G16]/[.H16]" office:value-type="currency" office:currency="SFr." office:value="1.16666666666667" calcext:value-type="currency">
            <text:p>SFr. 1.17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4" calcext:value-type="date">
            <text:p>14.01.2021</text:p>
          </table:table-cell>
          <table:table-cell table:style-name="ce114" office:value-type="float" office:value="120" calcext:value-type="float">
            <text:p>120</text:p>
          </table:table-cell>
          <table:table-cell table:style-name="ce114" table:content-validation-name="val1" office:value-type="string" calcext:value-type="string">
            <text:p>Standardschreiben</text:p>
          </table:table-cell>
          <table:table-cell table:style-name="ce114" office:value-type="string" calcext:value-type="string">
            <text:p>group default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]);[$Konfiguration.B$6];VLOOKUP([.C1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]);[$Konfiguration.B$7];VLOOKUP([.C17];[Arbeitstypen.$A$2:.$E$101];5;0))" office:value-type="float" office:value="60" calcext:value-type="float">
            <text:p>60</text:p>
          </table:table-cell>
          <table:table-cell table:style-name="ce109" table:formula="of:=VLOOKUP([.C17];[Arbeitstypen.$A$2:.$B$6];2;0)" office:value-type="string" office:string-value="Ja" calcext:value-type="string">
            <text:p>Ja</text:p>
          </table:table-cell>
          <table:table-cell table:style-name="ce32" table:formula="of:=[.B17]*[.N17]" office:value-type="currency" office:currency="SFr." office:value="100" calcext:value-type="currency">
            <text:p>SFr. 100.00</text:p>
          </table:table-cell>
          <table:table-cell table:style-name="ce34" table:formula="of:=IF([.E17]&lt;=0;CEILING([.B17];15);MIN(CEILING([.B17];15);[.E17]))" office:value-type="float" office:value="120" calcext:value-type="float">
            <text:p>120</text:p>
          </table:table-cell>
          <table:table-cell table:style-name="ce36" table:formula="of:=[.K17]/(24*60)" office:value-type="time" office:time-value="PT02H00M00S" calcext:value-type="time">
            <text:p>02:00</text:p>
          </table:table-cell>
          <table:table-cell table:style-name="ce38" table:formula="of:=IF([.F17]&lt;=0;[.K17]*[.N17];MIN([.K17]*[.N17];[.F17]))" office:value-type="currency" office:currency="SFr." office:value="100" calcext:value-type="currency">
            <text:p>SFr. 100.00</text:p>
          </table:table-cell>
          <table:table-cell table:style-name="ce38" table:formula="of:=[.G17]/[.H17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5" calcext:value-type="date">
            <text:p>15.01.2021</text:p>
          </table:table-cell>
          <table:table-cell table:style-name="ce114" office:value-type="float" office:value="120" calcext:value-type="float">
            <text:p>120</text:p>
          </table:table-cell>
          <table:table-cell table:style-name="ce114" table:content-validation-name="val1" office:value-type="string" calcext:value-type="string">
            <text:p>Facebook</text:p>
          </table:table-cell>
          <table:table-cell table:style-name="ce114" office:value-type="string" calcext:value-type="string">
            <text:p>group custom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]);[$Konfiguration.B$6];VLOOKUP([.C18];[Arbeitstypen.$A$2:.$E$101];4;0))" office:value-type="currency" office:currency="SFr." office:value="60" calcext:value-type="currency">
            <text:p>SFr. 60.00</text:p>
          </table:table-cell>
          <table:table-cell table:style-name="ce44" table:formula="of:=IF(ISBLANK([.C18]);[$Konfiguration.B$7];VLOOKUP([.C18];[Arbeitstypen.$A$2:.$E$101];5;0))" office:value-type="float" office:value="60" calcext:value-type="float">
            <text:p>60</text:p>
          </table:table-cell>
          <table:table-cell table:style-name="ce109" table:formula="of:=VLOOKUP([.C18];[Arbeitstypen.$A$2:.$B$6];2;0)" office:value-type="string" office:string-value="Ja" calcext:value-type="string">
            <text:p>Ja</text:p>
          </table:table-cell>
          <table:table-cell table:style-name="ce32" table:formula="of:=[.B18]*[.N18]" office:value-type="currency" office:currency="SFr." office:value="120" calcext:value-type="currency">
            <text:p>SFr. 120.00</text:p>
          </table:table-cell>
          <table:table-cell table:style-name="ce34" table:formula="of:=IF([.E18]&lt;=0;CEILING([.B18];15);MIN(CEILING([.B18];15);[.E18]))" office:value-type="float" office:value="120" calcext:value-type="float">
            <text:p>120</text:p>
          </table:table-cell>
          <table:table-cell table:style-name="ce36" table:formula="of:=[.K18]/(24*60)" office:value-type="time" office:time-value="PT02H00M00S" calcext:value-type="time">
            <text:p>02:00</text:p>
          </table:table-cell>
          <table:table-cell table:style-name="ce38" table:formula="of:=IF([.F18]&lt;=0;[.K18]*[.N18];MIN([.K18]*[.N18];[.F18]))" office:value-type="currency" office:currency="SFr." office:value="120" calcext:value-type="currency">
            <text:p>SFr. 120.00</text:p>
          </table:table-cell>
          <table:table-cell table:style-name="ce38" table:formula="of:=[.G18]/[.H18]" office:value-type="currency" office:currency="SFr." office:value="1" calcext:value-type="currency">
            <text:p>SFr. 1.00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6" calcext:value-type="date">
            <text:p>16.01.2021</text:p>
          </table:table-cell>
          <table:table-cell table:style-name="ce114" office:value-type="float" office:value="120" calcext:value-type="float">
            <text:p>120</text:p>
          </table:table-cell>
          <table:table-cell table:style-name="ce114" table:content-validation-name="val1" office:value-type="string" calcext:value-type="string">
            <text:p>Standardschreiben</text:p>
          </table:table-cell>
          <table:table-cell table:style-name="ce114" office:value-type="string" calcext:value-type="string">
            <text:p>group default 2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]);[$Konfiguration.B$6];VLOOKUP([.C1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]);[$Konfiguration.B$7];VLOOKUP([.C19];[Arbeitstypen.$A$2:.$E$101];5;0))" office:value-type="float" office:value="60" calcext:value-type="float">
            <text:p>60</text:p>
          </table:table-cell>
          <table:table-cell table:style-name="ce109" table:formula="of:=VLOOKUP([.C19];[Arbeitstypen.$A$2:.$B$6];2;0)" office:value-type="string" office:string-value="Ja" calcext:value-type="string">
            <text:p>Ja</text:p>
          </table:table-cell>
          <table:table-cell table:style-name="ce32" table:formula="of:=[.B19]*[.N19]" office:value-type="currency" office:currency="SFr." office:value="100" calcext:value-type="currency">
            <text:p>SFr. 100.00</text:p>
          </table:table-cell>
          <table:table-cell table:style-name="ce34" table:formula="of:=IF([.E19]&lt;=0;CEILING([.B19];15);MIN(CEILING([.B19];15);[.E19]))" office:value-type="float" office:value="120" calcext:value-type="float">
            <text:p>120</text:p>
          </table:table-cell>
          <table:table-cell table:style-name="ce36" table:formula="of:=[.K19]/(24*60)" office:value-type="time" office:time-value="PT02H00M00S" calcext:value-type="time">
            <text:p>02:00</text:p>
          </table:table-cell>
          <table:table-cell table:style-name="ce38" table:formula="of:=IF([.F19]&lt;=0;[.K19]*[.N19];MIN([.K19]*[.N19];[.F19]))" office:value-type="currency" office:currency="SFr." office:value="100" calcext:value-type="currency">
            <text:p>SFr. 100.00</text:p>
          </table:table-cell>
          <table:table-cell table:style-name="ce38" table:formula="of:=[.G19]/[.H19]" office:value-type="currency" office:currency="SFr." office:value="0.833333333333333" calcext:value-type="currency">
            <text:p>SFr. 0.83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 office:value-type="date" office:date-value="2021-01-17" calcext:value-type="date">
            <text:p>17.01.2021</text:p>
          </table:table-cell>
          <table:table-cell table:style-name="ce30" office:value-type="float" office:value="120" calcext:value-type="float">
            <text:p>120</text:p>
          </table:table-cell>
          <table:table-cell table:style-name="ce114" table:content-validation-name="val1" office:value-type="string" calcext:value-type="string">
            <text:p>Facebook</text:p>
          </table:table-cell>
          <table:table-cell table:style-name="ce114" office:value-type="string" calcext:value-type="string">
            <text:p>group custom 2</text:p>
          </table:table-cell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]);[$Konfiguration.B$6];VLOOKUP([.C20];[Arbeitstypen.$A$2:.$E$101];4;0))" office:value-type="currency" office:currency="SFr." office:value="60" calcext:value-type="currency">
            <text:p>SFr. 60.00</text:p>
          </table:table-cell>
          <table:table-cell table:style-name="ce44" table:formula="of:=IF(ISBLANK([.C20]);[$Konfiguration.B$7];VLOOKUP([.C20];[Arbeitstypen.$A$2:.$E$101];5;0))" office:value-type="float" office:value="60" calcext:value-type="float">
            <text:p>60</text:p>
          </table:table-cell>
          <table:table-cell table:style-name="ce109" table:formula="of:=VLOOKUP([.C20];[Arbeitstypen.$A$2:.$B$6];2;0)" office:value-type="string" office:string-value="Ja" calcext:value-type="string">
            <text:p>Ja</text:p>
          </table:table-cell>
          <table:table-cell table:style-name="ce32" table:formula="of:=[.B20]*[.N20]" office:value-type="currency" office:currency="SFr." office:value="120" calcext:value-type="currency">
            <text:p>SFr. 120.00</text:p>
          </table:table-cell>
          <table:table-cell table:style-name="ce34" table:formula="of:=IF([.E20]&lt;=0;CEILING([.B20];15);MIN(CEILING([.B20];15);[.E20]))" office:value-type="float" office:value="120" calcext:value-type="float">
            <text:p>120</text:p>
          </table:table-cell>
          <table:table-cell table:style-name="ce36" table:formula="of:=[.K20]/(24*60)" office:value-type="time" office:time-value="PT02H00M00S" calcext:value-type="time">
            <text:p>02:00</text:p>
          </table:table-cell>
          <table:table-cell table:style-name="ce38" table:formula="of:=IF([.F20]&lt;=0;[.K20]*[.N20];MIN([.K20]*[.N20];[.F20]))" office:value-type="currency" office:currency="SFr." office:value="120" calcext:value-type="currency">
            <text:p>SFr. 120.00</text:p>
          </table:table-cell>
          <table:table-cell table:style-name="ce38" table:formula="of:=[.G20]/[.H20]" office:value-type="currency" office:currency="SFr." office:value="1" calcext:value-type="currency">
            <text:p>SFr. 1.00</text:p>
          </table:table-cell>
          <table:table-cell table:style-name="ce134"/>
          <table:table-cell table:style-name="ce191" table:number-columns-repeated="2"/>
          <table:table-cell table:style-name="ce194" table:number-columns-repeated="3"/>
          <table:table-cell table:style-name="ce134" table:number-columns-repeated="1002"/>
        </table:table-row>
        <table:table-row table:style-name="ro3">
          <table:table-cell table:style-name="ce93"/>
          <table:table-cell table:style-name="ce30"/>
          <table:table-cell table:style-name="ce114" table:content-validation-name="val1"/>
          <table:table-cell table:style-name="ce30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]);[$Konfiguration.B$6];VLOOKUP([.C2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]);[$Konfiguration.B$7];VLOOKUP([.C21];[Arbeitstypen.$A$2:.$E$101];5;0))" office:value-type="float" office:value="60" calcext:value-type="float">
            <text:p>60</text:p>
          </table:table-cell>
          <table:table-cell table:style-name="ce109" table:formula="of:=VLOOKUP([.C21];[Arbeitstypen.$A$2:.$B$6];2;0)" office:value-type="string" office:string-value="" calcext:value-type="error">
            <text:p>#N/A</text:p>
          </table:table-cell>
          <table:table-cell table:style-name="ce32" table:formula="of:=[.B21]*[.N21]" office:value-type="currency" office:currency="SFr." office:value="0" calcext:value-type="currency">
            <text:p>SFr. 0.00</text:p>
          </table:table-cell>
          <table:table-cell table:style-name="ce34" table:formula="of:=IF([.E21]&lt;=0;CEILING([.B21];15);MIN(CEILING([.B21];15);[.E21]))" office:value-type="float" office:value="0" calcext:value-type="float">
            <text:p>0</text:p>
          </table:table-cell>
          <table:table-cell table:style-name="ce36" table:formula="of:=[.K21]/(24*60)" office:value-type="time" office:time-value="PT00H00M00S" calcext:value-type="time">
            <text:p>00:00</text:p>
          </table:table-cell>
          <table:table-cell table:style-name="ce38" table:formula="of:=IF([.F21]&lt;=0;[.K21]*[.N21];MIN([.K21]*[.N21];[.F21]))" office:value-type="currency" office:currency="SFr." office:value="0" calcext:value-type="currency">
            <text:p>SFr. 0.00</text:p>
          </table:table-cell>
          <table:table-cell table:style-name="ce38" table:formula="of:=[.G21]/[.H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114"/>
          <table:table-cell table:style-name="ce114" table:content-validation-name="val1"/>
          <table:table-cell table:style-name="ce11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]);[$Konfiguration.B$6];VLOOKUP([.C2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]);[$Konfiguration.B$7];VLOOKUP([.C22];[Arbeitstypen.$A$2:.$E$101];5;0))" office:value-type="float" office:value="60" calcext:value-type="float">
            <text:p>60</text:p>
          </table:table-cell>
          <table:table-cell table:style-name="ce109" table:formula="of:=VLOOKUP([.C22];[Arbeitstypen.$A$2:.$B$6];2;0)" office:value-type="string" office:string-value="" calcext:value-type="error">
            <text:p>#N/A</text:p>
          </table:table-cell>
          <table:table-cell table:style-name="ce32" table:formula="of:=[.B22]*[.N22]" office:value-type="currency" office:currency="SFr." office:value="0" calcext:value-type="currency">
            <text:p>SFr. 0.00</text:p>
          </table:table-cell>
          <table:table-cell table:style-name="ce34" table:formula="of:=IF([.E22]&lt;=0;CEILING([.B22];15);MIN(CEILING([.B22];15);[.E22]))" office:value-type="float" office:value="0" calcext:value-type="float">
            <text:p>0</text:p>
          </table:table-cell>
          <table:table-cell table:style-name="ce36" table:formula="of:=[.K22]/(24*60)" office:value-type="time" office:time-value="PT00H00M00S" calcext:value-type="time">
            <text:p>00:00</text:p>
          </table:table-cell>
          <table:table-cell table:style-name="ce38" table:formula="of:=IF([.F22]&lt;=0;[.K22]*[.N22];MIN([.K22]*[.N22];[.F22]))" office:value-type="currency" office:currency="SFr." office:value="0" calcext:value-type="currency">
            <text:p>SFr. 0.00</text:p>
          </table:table-cell>
          <table:table-cell table:style-name="ce38" table:formula="of:=[.G22]/[.H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30"/>
          <table:table-cell table:style-name="ce30" table:content-validation-name="val1"/>
          <table:table-cell table:style-name="ce30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]);[$Konfiguration.B$6];VLOOKUP([.C2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]);[$Konfiguration.B$7];VLOOKUP([.C23];[Arbeitstypen.$A$2:.$E$101];5;0))" office:value-type="float" office:value="60" calcext:value-type="float">
            <text:p>60</text:p>
          </table:table-cell>
          <table:table-cell table:style-name="ce109" table:formula="of:=VLOOKUP([.C23];[Arbeitstypen.$A$2:.$B$6];2;0)" office:value-type="string" office:string-value="" calcext:value-type="error">
            <text:p>#N/A</text:p>
          </table:table-cell>
          <table:table-cell table:style-name="ce32" table:formula="of:=[.B23]*[.N23]" office:value-type="currency" office:currency="SFr." office:value="0" calcext:value-type="currency">
            <text:p>SFr. 0.00</text:p>
          </table:table-cell>
          <table:table-cell table:style-name="ce34" table:formula="of:=IF([.E23]&lt;=0;CEILING([.B23];15);MIN(CEILING([.B23];15);[.E23]))" office:value-type="float" office:value="0" calcext:value-type="float">
            <text:p>0</text:p>
          </table:table-cell>
          <table:table-cell table:style-name="ce36" table:formula="of:=[.K23]/(24*60)" office:value-type="time" office:time-value="PT00H00M00S" calcext:value-type="time">
            <text:p>00:00</text:p>
          </table:table-cell>
          <table:table-cell table:style-name="ce38" table:formula="of:=IF([.F23]&lt;=0;[.K23]*[.N23];MIN([.K23]*[.N23];[.F23]))" office:value-type="currency" office:currency="SFr." office:value="0" calcext:value-type="currency">
            <text:p>SFr. 0.00</text:p>
          </table:table-cell>
          <table:table-cell table:style-name="ce38" table:formula="of:=[.G23]/[.H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30"/>
          <table:table-cell table:style-name="ce30" table:content-validation-name="val1"/>
          <table:table-cell table:style-name="ce30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]);[$Konfiguration.B$6];VLOOKUP([.C2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]);[$Konfiguration.B$7];VLOOKUP([.C24];[Arbeitstypen.$A$2:.$E$101];5;0))" office:value-type="float" office:value="60" calcext:value-type="float">
            <text:p>60</text:p>
          </table:table-cell>
          <table:table-cell table:style-name="ce109" table:formula="of:=VLOOKUP([.C24];[Arbeitstypen.$A$2:.$B$6];2;0)" office:value-type="string" office:string-value="" calcext:value-type="error">
            <text:p>#N/A</text:p>
          </table:table-cell>
          <table:table-cell table:style-name="ce32" table:formula="of:=[.B24]*[.N24]" office:value-type="currency" office:currency="SFr." office:value="0" calcext:value-type="currency">
            <text:p>SFr. 0.00</text:p>
          </table:table-cell>
          <table:table-cell table:style-name="ce34" table:formula="of:=IF([.E24]&lt;=0;CEILING([.B24];15);MIN(CEILING([.B24];15);[.E24]))" office:value-type="float" office:value="0" calcext:value-type="float">
            <text:p>0</text:p>
          </table:table-cell>
          <table:table-cell table:style-name="ce36" table:formula="of:=[.K24]/(24*60)" office:value-type="time" office:time-value="PT00H00M00S" calcext:value-type="time">
            <text:p>00:00</text:p>
          </table:table-cell>
          <table:table-cell table:style-name="ce38" table:formula="of:=IF([.F24]&lt;=0;[.K24]*[.N24];MIN([.K24]*[.N24];[.F24]))" office:value-type="currency" office:currency="SFr." office:value="0" calcext:value-type="currency">
            <text:p>SFr. 0.00</text:p>
          </table:table-cell>
          <table:table-cell table:style-name="ce38" table:formula="of:=[.G24]/[.H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30"/>
          <table:table-cell table:style-name="ce30" table:content-validation-name="val1"/>
          <table:table-cell table:style-name="ce30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]);[$Konfiguration.B$6];VLOOKUP([.C2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]);[$Konfiguration.B$7];VLOOKUP([.C25];[Arbeitstypen.$A$2:.$E$101];5;0))" office:value-type="float" office:value="60" calcext:value-type="float">
            <text:p>60</text:p>
          </table:table-cell>
          <table:table-cell table:style-name="ce109" table:formula="of:=VLOOKUP([.C25];[Arbeitstypen.$A$2:.$B$6];2;0)" office:value-type="string" office:string-value="" calcext:value-type="error">
            <text:p>#N/A</text:p>
          </table:table-cell>
          <table:table-cell table:style-name="ce32" table:formula="of:=[.B25]*[.N25]" office:value-type="currency" office:currency="SFr." office:value="0" calcext:value-type="currency">
            <text:p>SFr. 0.00</text:p>
          </table:table-cell>
          <table:table-cell table:style-name="ce34" table:formula="of:=IF([.E25]&lt;=0;CEILING([.B25];15);MIN(CEILING([.B25];15);[.E25]))" office:value-type="float" office:value="0" calcext:value-type="float">
            <text:p>0</text:p>
          </table:table-cell>
          <table:table-cell table:style-name="ce36" table:formula="of:=[.K25]/(24*60)" office:value-type="time" office:time-value="PT00H00M00S" calcext:value-type="time">
            <text:p>00:00</text:p>
          </table:table-cell>
          <table:table-cell table:style-name="ce38" table:formula="of:=IF([.F25]&lt;=0;[.K25]*[.N25];MIN([.K25]*[.N25];[.F25]))" office:value-type="currency" office:currency="SFr." office:value="0" calcext:value-type="currency">
            <text:p>SFr. 0.00</text:p>
          </table:table-cell>
          <table:table-cell table:style-name="ce38" table:formula="of:=[.G25]/[.H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ce30"/>
          <table:table-cell table:style-name="ce30" table:content-validation-name="val1"/>
          <table:table-cell table:style-name="ce30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]);[$Konfiguration.B$6];VLOOKUP([.C2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]);[$Konfiguration.B$7];VLOOKUP([.C26];[Arbeitstypen.$A$2:.$E$101];5;0))" office:value-type="float" office:value="60" calcext:value-type="float">
            <text:p>60</text:p>
          </table:table-cell>
          <table:table-cell table:style-name="ce109" table:formula="of:=VLOOKUP([.C26];[Arbeitstypen.$A$2:.$B$6];2;0)" office:value-type="string" office:string-value="" calcext:value-type="error">
            <text:p>#N/A</text:p>
          </table:table-cell>
          <table:table-cell table:style-name="ce32" table:formula="of:=[.B26]*[.N26]" office:value-type="currency" office:currency="SFr." office:value="0" calcext:value-type="currency">
            <text:p>SFr. 0.00</text:p>
          </table:table-cell>
          <table:table-cell table:style-name="ce34" table:formula="of:=IF([.E26]&lt;=0;CEILING([.B26];15);MIN(CEILING([.B26];15);[.E26]))" office:value-type="float" office:value="0" calcext:value-type="float">
            <text:p>0</text:p>
          </table:table-cell>
          <table:table-cell table:style-name="ce36" table:formula="of:=[.K26]/(24*60)" office:value-type="time" office:time-value="PT00H00M00S" calcext:value-type="time">
            <text:p>00:00</text:p>
          </table:table-cell>
          <table:table-cell table:style-name="ce38" table:formula="of:=IF([.F26]&lt;=0;[.K26]*[.N26];MIN([.K26]*[.N26];[.F26]))" office:value-type="currency" office:currency="SFr." office:value="0" calcext:value-type="currency">
            <text:p>SFr. 0.00</text:p>
          </table:table-cell>
          <table:table-cell table:style-name="ce38" table:formula="of:=[.G26]/[.H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]);[$Konfiguration.B$6];VLOOKUP([.C2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]);[$Konfiguration.B$7];VLOOKUP([.C27];[Arbeitstypen.$A$2:.$E$101];5;0))" office:value-type="float" office:value="60" calcext:value-type="float">
            <text:p>60</text:p>
          </table:table-cell>
          <table:table-cell table:style-name="ce109" table:formula="of:=VLOOKUP([.C27];[Arbeitstypen.$A$2:.$B$6];2;0)" office:value-type="string" office:string-value="" calcext:value-type="error">
            <text:p>#N/A</text:p>
          </table:table-cell>
          <table:table-cell table:style-name="ce32" table:formula="of:=[.B27]*[.N27]" office:value-type="currency" office:currency="SFr." office:value="0" calcext:value-type="currency">
            <text:p>SFr. 0.00</text:p>
          </table:table-cell>
          <table:table-cell table:style-name="ce34" table:formula="of:=IF([.E27]&lt;=0;CEILING([.B27];15);MIN(CEILING([.B27];15);[.E27]))" office:value-type="float" office:value="0" calcext:value-type="float">
            <text:p>0</text:p>
          </table:table-cell>
          <table:table-cell table:style-name="ce36" table:formula="of:=[.K27]/(24*60)" office:value-type="time" office:time-value="PT00H00M00S" calcext:value-type="time">
            <text:p>00:00</text:p>
          </table:table-cell>
          <table:table-cell table:style-name="ce38" table:formula="of:=IF([.F27]&lt;=0;[.K27]*[.N27];MIN([.K27]*[.N27];[.F27]))" office:value-type="currency" office:currency="SFr." office:value="0" calcext:value-type="currency">
            <text:p>SFr. 0.00</text:p>
          </table:table-cell>
          <table:table-cell table:style-name="ce38" table:formula="of:=[.G27]/[.H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]);[$Konfiguration.B$6];VLOOKUP([.C2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]);[$Konfiguration.B$7];VLOOKUP([.C28];[Arbeitstypen.$A$2:.$E$101];5;0))" office:value-type="float" office:value="60" calcext:value-type="float">
            <text:p>60</text:p>
          </table:table-cell>
          <table:table-cell table:style-name="ce109" table:formula="of:=VLOOKUP([.C28];[Arbeitstypen.$A$2:.$B$6];2;0)" office:value-type="string" office:string-value="" calcext:value-type="error">
            <text:p>#N/A</text:p>
          </table:table-cell>
          <table:table-cell table:style-name="ce32" table:formula="of:=[.B28]*[.N28]" office:value-type="currency" office:currency="SFr." office:value="0" calcext:value-type="currency">
            <text:p>SFr. 0.00</text:p>
          </table:table-cell>
          <table:table-cell table:style-name="ce34" table:formula="of:=IF([.E28]&lt;=0;CEILING([.B28];15);MIN(CEILING([.B28];15);[.E28]))" office:value-type="float" office:value="0" calcext:value-type="float">
            <text:p>0</text:p>
          </table:table-cell>
          <table:table-cell table:style-name="ce36" table:formula="of:=[.K28]/(24*60)" office:value-type="time" office:time-value="PT00H00M00S" calcext:value-type="time">
            <text:p>00:00</text:p>
          </table:table-cell>
          <table:table-cell table:style-name="ce38" table:formula="of:=IF([.F28]&lt;=0;[.K28]*[.N28];MIN([.K28]*[.N28];[.F28]))" office:value-type="currency" office:currency="SFr." office:value="0" calcext:value-type="currency">
            <text:p>SFr. 0.00</text:p>
          </table:table-cell>
          <table:table-cell table:style-name="ce38" table:formula="of:=[.G28]/[.H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 table:style-name="ce13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]);[$Konfiguration.B$6];VLOOKUP([.C2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]);[$Konfiguration.B$7];VLOOKUP([.C29];[Arbeitstypen.$A$2:.$E$101];5;0))" office:value-type="float" office:value="60" calcext:value-type="float">
            <text:p>60</text:p>
          </table:table-cell>
          <table:table-cell table:style-name="ce109" table:formula="of:=VLOOKUP([.C29];[Arbeitstypen.$A$2:.$B$6];2;0)" office:value-type="string" office:string-value="" calcext:value-type="error">
            <text:p>#N/A</text:p>
          </table:table-cell>
          <table:table-cell table:style-name="ce32" table:formula="of:=[.B29]*[.N29]" office:value-type="currency" office:currency="SFr." office:value="0" calcext:value-type="currency">
            <text:p>SFr. 0.00</text:p>
          </table:table-cell>
          <table:table-cell table:style-name="ce34" table:formula="of:=IF([.E29]&lt;=0;CEILING([.B29];15);MIN(CEILING([.B29];15);[.E29]))" office:value-type="float" office:value="0" calcext:value-type="float">
            <text:p>0</text:p>
          </table:table-cell>
          <table:table-cell table:style-name="ce36" table:formula="of:=[.K29]/(24*60)" office:value-type="time" office:time-value="PT00H00M00S" calcext:value-type="time">
            <text:p>00:00</text:p>
          </table:table-cell>
          <table:table-cell table:style-name="ce38" table:formula="of:=IF([.F29]&lt;=0;[.K29]*[.N29];MIN([.K29]*[.N29];[.F29]))" office:value-type="currency" office:currency="SFr." office:value="0" calcext:value-type="currency">
            <text:p>SFr. 0.00</text:p>
          </table:table-cell>
          <table:table-cell table:style-name="ce38" table:formula="of:=[.G29]/[.H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]);[$Konfiguration.B$6];VLOOKUP([.C3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]);[$Konfiguration.B$7];VLOOKUP([.C30];[Arbeitstypen.$A$2:.$E$101];5;0))" office:value-type="float" office:value="60" calcext:value-type="float">
            <text:p>60</text:p>
          </table:table-cell>
          <table:table-cell table:style-name="ce109" table:formula="of:=VLOOKUP([.C30];[Arbeitstypen.$A$2:.$B$6];2;0)" office:value-type="string" office:string-value="" calcext:value-type="error">
            <text:p>#N/A</text:p>
          </table:table-cell>
          <table:table-cell table:style-name="ce32" table:formula="of:=[.B30]*[.N30]" office:value-type="currency" office:currency="SFr." office:value="0" calcext:value-type="currency">
            <text:p>SFr. 0.00</text:p>
          </table:table-cell>
          <table:table-cell table:style-name="ce34" table:formula="of:=IF([.E30]&lt;=0;CEILING([.B30];15);MIN(CEILING([.B30];15);[.E30]))" office:value-type="float" office:value="0" calcext:value-type="float">
            <text:p>0</text:p>
          </table:table-cell>
          <table:table-cell table:style-name="ce36" table:formula="of:=[.K30]/(24*60)" office:value-type="time" office:time-value="PT00H00M00S" calcext:value-type="time">
            <text:p>00:00</text:p>
          </table:table-cell>
          <table:table-cell table:style-name="ce38" table:formula="of:=IF([.F30]&lt;=0;[.K30]*[.N30];MIN([.K30]*[.N30];[.F30]))" office:value-type="currency" office:currency="SFr." office:value="0" calcext:value-type="currency">
            <text:p>SFr. 0.00</text:p>
          </table:table-cell>
          <table:table-cell table:style-name="ce38" table:formula="of:=[.G30]/[.H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Default"/>
          <table:table-cell table:style-name="Default" table:content-validation-name="val1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1]);[$Konfiguration.B$6];VLOOKUP([.C3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1]);[$Konfiguration.B$7];VLOOKUP([.C31];[Arbeitstypen.$A$2:.$E$101];5;0))" office:value-type="float" office:value="60" calcext:value-type="float">
            <text:p>60</text:p>
          </table:table-cell>
          <table:table-cell table:style-name="ce109" table:formula="of:=VLOOKUP([.C31];[Arbeitstypen.$A$2:.$B$6];2;0)" office:value-type="string" office:string-value="" calcext:value-type="error">
            <text:p>#N/A</text:p>
          </table:table-cell>
          <table:table-cell table:style-name="ce32" table:formula="of:=[.B31]*[.N31]" office:value-type="currency" office:currency="SFr." office:value="0" calcext:value-type="currency">
            <text:p>SFr. 0.00</text:p>
          </table:table-cell>
          <table:table-cell table:style-name="ce34" table:formula="of:=IF([.E31]&lt;=0;CEILING([.B31];15);MIN(CEILING([.B31];15);[.E31]))" office:value-type="float" office:value="0" calcext:value-type="float">
            <text:p>0</text:p>
          </table:table-cell>
          <table:table-cell table:style-name="ce36" table:formula="of:=[.K31]/(24*60)" office:value-type="time" office:time-value="PT00H00M00S" calcext:value-type="time">
            <text:p>00:00</text:p>
          </table:table-cell>
          <table:table-cell table:style-name="ce38" table:formula="of:=IF([.F31]&lt;=0;[.K31]*[.N31];MIN([.K31]*[.N31];[.F31]))" office:value-type="currency" office:currency="SFr." office:value="0" calcext:value-type="currency">
            <text:p>SFr. 0.00</text:p>
          </table:table-cell>
          <table:table-cell table:style-name="ce38" table:formula="of:=[.G31]/[.H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2]);[$Konfiguration.B$6];VLOOKUP([.C3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2]);[$Konfiguration.B$7];VLOOKUP([.C32];[Arbeitstypen.$A$2:.$E$101];5;0))" office:value-type="float" office:value="60" calcext:value-type="float">
            <text:p>60</text:p>
          </table:table-cell>
          <table:table-cell table:style-name="ce109" table:formula="of:=VLOOKUP([.C32];[Arbeitstypen.$A$2:.$B$6];2;0)" office:value-type="string" office:string-value="" calcext:value-type="error">
            <text:p>#N/A</text:p>
          </table:table-cell>
          <table:table-cell table:style-name="ce32" table:formula="of:=[.B32]*[.N32]" office:value-type="currency" office:currency="SFr." office:value="0" calcext:value-type="currency">
            <text:p>SFr. 0.00</text:p>
          </table:table-cell>
          <table:table-cell table:style-name="ce34" table:formula="of:=IF([.E32]&lt;=0;CEILING([.B32];15);MIN(CEILING([.B32];15);[.E32]))" office:value-type="float" office:value="0" calcext:value-type="float">
            <text:p>0</text:p>
          </table:table-cell>
          <table:table-cell table:style-name="ce36" table:formula="of:=[.K32]/(24*60)" office:value-type="time" office:time-value="PT00H00M00S" calcext:value-type="time">
            <text:p>00:00</text:p>
          </table:table-cell>
          <table:table-cell table:style-name="ce38" table:formula="of:=IF([.F32]&lt;=0;[.K32]*[.N32];MIN([.K32]*[.N32];[.F32]))" office:value-type="currency" office:currency="SFr." office:value="0" calcext:value-type="currency">
            <text:p>SFr. 0.00</text:p>
          </table:table-cell>
          <table:table-cell table:style-name="ce38" table:formula="of:=[.G32]/[.H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 table:style-name="Default"/>
          <table:table-cell table:style-name="Default" table:content-validation-name="val1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3]);[$Konfiguration.B$6];VLOOKUP([.C3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3]);[$Konfiguration.B$7];VLOOKUP([.C33];[Arbeitstypen.$A$2:.$E$101];5;0))" office:value-type="float" office:value="60" calcext:value-type="float">
            <text:p>60</text:p>
          </table:table-cell>
          <table:table-cell table:style-name="ce109" table:formula="of:=VLOOKUP([.C33];[Arbeitstypen.$A$2:.$B$6];2;0)" office:value-type="string" office:string-value="" calcext:value-type="error">
            <text:p>#N/A</text:p>
          </table:table-cell>
          <table:table-cell table:style-name="ce32" table:formula="of:=[.B33]*[.N33]" office:value-type="currency" office:currency="SFr." office:value="0" calcext:value-type="currency">
            <text:p>SFr. 0.00</text:p>
          </table:table-cell>
          <table:table-cell table:style-name="ce34" table:formula="of:=IF([.E33]&lt;=0;CEILING([.B33];15);MIN(CEILING([.B33];15);[.E33]))" office:value-type="float" office:value="0" calcext:value-type="float">
            <text:p>0</text:p>
          </table:table-cell>
          <table:table-cell table:style-name="ce36" table:formula="of:=[.K33]/(24*60)" office:value-type="time" office:time-value="PT00H00M00S" calcext:value-type="time">
            <text:p>00:00</text:p>
          </table:table-cell>
          <table:table-cell table:style-name="ce38" table:formula="of:=IF([.F33]&lt;=0;[.K33]*[.N33];MIN([.K33]*[.N33];[.F33]))" office:value-type="currency" office:currency="SFr." office:value="0" calcext:value-type="currency">
            <text:p>SFr. 0.00</text:p>
          </table:table-cell>
          <table:table-cell table:style-name="ce38" table:formula="of:=[.G33]/[.H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4]);[$Konfiguration.B$6];VLOOKUP([.C3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4]);[$Konfiguration.B$7];VLOOKUP([.C34];[Arbeitstypen.$A$2:.$E$101];5;0))" office:value-type="float" office:value="60" calcext:value-type="float">
            <text:p>60</text:p>
          </table:table-cell>
          <table:table-cell table:style-name="ce109" table:formula="of:=VLOOKUP([.C34];[Arbeitstypen.$A$2:.$B$6];2;0)" office:value-type="string" office:string-value="" calcext:value-type="error">
            <text:p>#N/A</text:p>
          </table:table-cell>
          <table:table-cell table:style-name="ce32" table:formula="of:=[.B34]*[.N34]" office:value-type="currency" office:currency="SFr." office:value="0" calcext:value-type="currency">
            <text:p>SFr. 0.00</text:p>
          </table:table-cell>
          <table:table-cell table:style-name="ce34" table:formula="of:=IF([.E34]&lt;=0;CEILING([.B34];15);MIN(CEILING([.B34];15);[.E34]))" office:value-type="float" office:value="0" calcext:value-type="float">
            <text:p>0</text:p>
          </table:table-cell>
          <table:table-cell table:style-name="ce36" table:formula="of:=[.K34]/(24*60)" office:value-type="time" office:time-value="PT00H00M00S" calcext:value-type="time">
            <text:p>00:00</text:p>
          </table:table-cell>
          <table:table-cell table:style-name="ce38" table:formula="of:=IF([.F34]&lt;=0;[.K34]*[.N34];MIN([.K34]*[.N34];[.F34]))" office:value-type="currency" office:currency="SFr." office:value="0" calcext:value-type="currency">
            <text:p>SFr. 0.00</text:p>
          </table:table-cell>
          <table:table-cell table:style-name="ce38" table:formula="of:=[.G34]/[.H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style-name="ce93"/>
          <table:table-cell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5]);[$Konfiguration.B$6];VLOOKUP([.C3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5]);[$Konfiguration.B$7];VLOOKUP([.C35];[Arbeitstypen.$A$2:.$E$101];5;0))" office:value-type="float" office:value="60" calcext:value-type="float">
            <text:p>60</text:p>
          </table:table-cell>
          <table:table-cell table:style-name="ce109" table:formula="of:=VLOOKUP([.C35];[Arbeitstypen.$A$2:.$B$6];2;0)" office:value-type="string" office:string-value="" calcext:value-type="error">
            <text:p>#N/A</text:p>
          </table:table-cell>
          <table:table-cell table:style-name="ce32" table:formula="of:=[.B35]*[.N35]" office:value-type="currency" office:currency="SFr." office:value="0" calcext:value-type="currency">
            <text:p>SFr. 0.00</text:p>
          </table:table-cell>
          <table:table-cell table:style-name="ce34" table:formula="of:=IF([.E35]&lt;=0;CEILING([.B35];15);MIN(CEILING([.B35];15);[.E35]))" office:value-type="float" office:value="0" calcext:value-type="float">
            <text:p>0</text:p>
          </table:table-cell>
          <table:table-cell table:style-name="ce36" table:formula="of:=[.K35]/(24*60)" office:value-type="time" office:time-value="PT00H00M00S" calcext:value-type="time">
            <text:p>00:00</text:p>
          </table:table-cell>
          <table:table-cell table:style-name="ce38" table:formula="of:=IF([.F35]&lt;=0;[.K35]*[.N35];MIN([.K35]*[.N35];[.F35]))" office:value-type="currency" office:currency="SFr." office:value="0" calcext:value-type="currency">
            <text:p>SFr. 0.00</text:p>
          </table:table-cell>
          <table:table-cell table:style-name="ce38" table:formula="of:=[.G35]/[.H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6]);[$Konfiguration.B$6];VLOOKUP([.C3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6]);[$Konfiguration.B$7];VLOOKUP([.C36];[Arbeitstypen.$A$2:.$E$101];5;0))" office:value-type="float" office:value="60" calcext:value-type="float">
            <text:p>60</text:p>
          </table:table-cell>
          <table:table-cell table:style-name="ce109" table:formula="of:=VLOOKUP([.C36];[Arbeitstypen.$A$2:.$B$6];2;0)" office:value-type="string" office:string-value="" calcext:value-type="error">
            <text:p>#N/A</text:p>
          </table:table-cell>
          <table:table-cell table:style-name="ce32" table:formula="of:=[.B36]*[.N36]" office:value-type="currency" office:currency="SFr." office:value="0" calcext:value-type="currency">
            <text:p>SFr. 0.00</text:p>
          </table:table-cell>
          <table:table-cell table:style-name="ce34" table:formula="of:=IF([.E36]&lt;=0;CEILING([.B36];15);MIN(CEILING([.B36];15);[.E36]))" office:value-type="float" office:value="0" calcext:value-type="float">
            <text:p>0</text:p>
          </table:table-cell>
          <table:table-cell table:style-name="ce36" table:formula="of:=[.K36]/(24*60)" office:value-type="time" office:time-value="PT00H00M00S" calcext:value-type="time">
            <text:p>00:00</text:p>
          </table:table-cell>
          <table:table-cell table:style-name="ce38" table:formula="of:=IF([.F36]&lt;=0;[.K36]*[.N36];MIN([.K36]*[.N36];[.F36]))" office:value-type="currency" office:currency="SFr." office:value="0" calcext:value-type="currency">
            <text:p>SFr. 0.00</text:p>
          </table:table-cell>
          <table:table-cell table:style-name="ce38" table:formula="of:=[.G36]/[.H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 table:style-name="Default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7]);[$Konfiguration.B$6];VLOOKUP([.C3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7]);[$Konfiguration.B$7];VLOOKUP([.C37];[Arbeitstypen.$A$2:.$E$101];5;0))" office:value-type="float" office:value="60" calcext:value-type="float">
            <text:p>60</text:p>
          </table:table-cell>
          <table:table-cell table:style-name="ce109" table:formula="of:=VLOOKUP([.C37];[Arbeitstypen.$A$2:.$B$6];2;0)" office:value-type="string" office:string-value="" calcext:value-type="error">
            <text:p>#N/A</text:p>
          </table:table-cell>
          <table:table-cell table:style-name="ce32" table:formula="of:=[.B37]*[.N37]" office:value-type="currency" office:currency="SFr." office:value="0" calcext:value-type="currency">
            <text:p>SFr. 0.00</text:p>
          </table:table-cell>
          <table:table-cell table:style-name="ce34" table:formula="of:=IF([.E37]&lt;=0;CEILING([.B37];15);MIN(CEILING([.B37];15);[.E37]))" office:value-type="float" office:value="0" calcext:value-type="float">
            <text:p>0</text:p>
          </table:table-cell>
          <table:table-cell table:style-name="ce36" table:formula="of:=[.K37]/(24*60)" office:value-type="time" office:time-value="PT00H00M00S" calcext:value-type="time">
            <text:p>00:00</text:p>
          </table:table-cell>
          <table:table-cell table:style-name="ce38" table:formula="of:=IF([.F37]&lt;=0;[.K37]*[.N37];MIN([.K37]*[.N37];[.F37]))" office:value-type="currency" office:currency="SFr." office:value="0" calcext:value-type="currency">
            <text:p>SFr. 0.00</text:p>
          </table:table-cell>
          <table:table-cell table:style-name="ce38" table:formula="of:=[.G37]/[.H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8]);[$Konfiguration.B$6];VLOOKUP([.C3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8]);[$Konfiguration.B$7];VLOOKUP([.C38];[Arbeitstypen.$A$2:.$E$101];5;0))" office:value-type="float" office:value="60" calcext:value-type="float">
            <text:p>60</text:p>
          </table:table-cell>
          <table:table-cell table:style-name="ce109" table:formula="of:=VLOOKUP([.C38];[Arbeitstypen.$A$2:.$B$6];2;0)" office:value-type="string" office:string-value="" calcext:value-type="error">
            <text:p>#N/A</text:p>
          </table:table-cell>
          <table:table-cell table:style-name="ce32" table:formula="of:=[.B38]*[.N38]" office:value-type="currency" office:currency="SFr." office:value="0" calcext:value-type="currency">
            <text:p>SFr. 0.00</text:p>
          </table:table-cell>
          <table:table-cell table:style-name="ce34" table:formula="of:=IF([.E38]&lt;=0;CEILING([.B38];15);MIN(CEILING([.B38];15);[.E38]))" office:value-type="float" office:value="0" calcext:value-type="float">
            <text:p>0</text:p>
          </table:table-cell>
          <table:table-cell table:style-name="ce36" table:formula="of:=[.K38]/(24*60)" office:value-type="time" office:time-value="PT00H00M00S" calcext:value-type="time">
            <text:p>00:00</text:p>
          </table:table-cell>
          <table:table-cell table:style-name="ce38" table:formula="of:=IF([.F38]&lt;=0;[.K38]*[.N38];MIN([.K38]*[.N38];[.F38]))" office:value-type="currency" office:currency="SFr." office:value="0" calcext:value-type="currency">
            <text:p>SFr. 0.00</text:p>
          </table:table-cell>
          <table:table-cell table:style-name="ce38" table:formula="of:=[.G38]/[.H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9]);[$Konfiguration.B$6];VLOOKUP([.C3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9]);[$Konfiguration.B$7];VLOOKUP([.C39];[Arbeitstypen.$A$2:.$E$101];5;0))" office:value-type="float" office:value="60" calcext:value-type="float">
            <text:p>60</text:p>
          </table:table-cell>
          <table:table-cell table:style-name="ce109" table:formula="of:=VLOOKUP([.C39];[Arbeitstypen.$A$2:.$B$6];2;0)" office:value-type="string" office:string-value="" calcext:value-type="error">
            <text:p>#N/A</text:p>
          </table:table-cell>
          <table:table-cell table:style-name="ce32" table:formula="of:=[.B39]*[.N39]" office:value-type="currency" office:currency="SFr." office:value="0" calcext:value-type="currency">
            <text:p>SFr. 0.00</text:p>
          </table:table-cell>
          <table:table-cell table:style-name="ce34" table:formula="of:=IF([.E39]&lt;=0;CEILING([.B39];15);MIN(CEILING([.B39];15);[.E39]))" office:value-type="float" office:value="0" calcext:value-type="float">
            <text:p>0</text:p>
          </table:table-cell>
          <table:table-cell table:style-name="ce36" table:formula="of:=[.K39]/(24*60)" office:value-type="time" office:time-value="PT00H00M00S" calcext:value-type="time">
            <text:p>00:00</text:p>
          </table:table-cell>
          <table:table-cell table:style-name="ce38" table:formula="of:=IF([.F39]&lt;=0;[.K39]*[.N39];MIN([.K39]*[.N39];[.F39]))" office:value-type="currency" office:currency="SFr." office:value="0" calcext:value-type="currency">
            <text:p>SFr. 0.00</text:p>
          </table:table-cell>
          <table:table-cell table:style-name="ce38" table:formula="of:=[.G39]/[.H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0]);[$Konfiguration.B$6];VLOOKUP([.C4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0]);[$Konfiguration.B$7];VLOOKUP([.C40];[Arbeitstypen.$A$2:.$E$101];5;0))" office:value-type="float" office:value="60" calcext:value-type="float">
            <text:p>60</text:p>
          </table:table-cell>
          <table:table-cell table:style-name="ce109" table:formula="of:=VLOOKUP([.C40];[Arbeitstypen.$A$2:.$B$6];2;0)" office:value-type="string" office:string-value="" calcext:value-type="error">
            <text:p>#N/A</text:p>
          </table:table-cell>
          <table:table-cell table:style-name="ce32" table:formula="of:=[.B40]*[.N40]" office:value-type="currency" office:currency="SFr." office:value="0" calcext:value-type="currency">
            <text:p>SFr. 0.00</text:p>
          </table:table-cell>
          <table:table-cell table:style-name="ce34" table:formula="of:=IF([.E40]&lt;=0;CEILING([.B40];15);MIN(CEILING([.B40];15);[.E40]))" office:value-type="float" office:value="0" calcext:value-type="float">
            <text:p>0</text:p>
          </table:table-cell>
          <table:table-cell table:style-name="ce36" table:formula="of:=[.K40]/(24*60)" office:value-type="time" office:time-value="PT00H00M00S" calcext:value-type="time">
            <text:p>00:00</text:p>
          </table:table-cell>
          <table:table-cell table:style-name="ce38" table:formula="of:=IF([.F40]&lt;=0;[.K40]*[.N40];MIN([.K40]*[.N40];[.F40]))" office:value-type="currency" office:currency="SFr." office:value="0" calcext:value-type="currency">
            <text:p>SFr. 0.00</text:p>
          </table:table-cell>
          <table:table-cell table:style-name="ce38" table:formula="of:=[.G40]/[.H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1]);[$Konfiguration.B$6];VLOOKUP([.C4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1]);[$Konfiguration.B$7];VLOOKUP([.C41];[Arbeitstypen.$A$2:.$E$101];5;0))" office:value-type="float" office:value="60" calcext:value-type="float">
            <text:p>60</text:p>
          </table:table-cell>
          <table:table-cell table:style-name="ce109" table:formula="of:=VLOOKUP([.C41];[Arbeitstypen.$A$2:.$B$6];2;0)" office:value-type="string" office:string-value="" calcext:value-type="error">
            <text:p>#N/A</text:p>
          </table:table-cell>
          <table:table-cell table:style-name="ce32" table:formula="of:=[.B41]*[.N41]" office:value-type="currency" office:currency="SFr." office:value="0" calcext:value-type="currency">
            <text:p>SFr. 0.00</text:p>
          </table:table-cell>
          <table:table-cell table:style-name="ce34" table:formula="of:=IF([.E41]&lt;=0;CEILING([.B41];15);MIN(CEILING([.B41];15);[.E41]))" office:value-type="float" office:value="0" calcext:value-type="float">
            <text:p>0</text:p>
          </table:table-cell>
          <table:table-cell table:style-name="ce36" table:formula="of:=[.K41]/(24*60)" office:value-type="time" office:time-value="PT00H00M00S" calcext:value-type="time">
            <text:p>00:00</text:p>
          </table:table-cell>
          <table:table-cell table:style-name="ce38" table:formula="of:=IF([.F41]&lt;=0;[.K41]*[.N41];MIN([.K41]*[.N41];[.F41]))" office:value-type="currency" office:currency="SFr." office:value="0" calcext:value-type="currency">
            <text:p>SFr. 0.00</text:p>
          </table:table-cell>
          <table:table-cell table:style-name="ce38" table:formula="of:=[.G41]/[.H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2]);[$Konfiguration.B$6];VLOOKUP([.C4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2]);[$Konfiguration.B$7];VLOOKUP([.C42];[Arbeitstypen.$A$2:.$E$101];5;0))" office:value-type="float" office:value="60" calcext:value-type="float">
            <text:p>60</text:p>
          </table:table-cell>
          <table:table-cell table:style-name="ce109" table:formula="of:=VLOOKUP([.C42];[Arbeitstypen.$A$2:.$B$6];2;0)" office:value-type="string" office:string-value="" calcext:value-type="error">
            <text:p>#N/A</text:p>
          </table:table-cell>
          <table:table-cell table:style-name="ce32" table:formula="of:=[.B42]*[.N42]" office:value-type="currency" office:currency="SFr." office:value="0" calcext:value-type="currency">
            <text:p>SFr. 0.00</text:p>
          </table:table-cell>
          <table:table-cell table:style-name="ce34" table:formula="of:=IF([.E42]&lt;=0;CEILING([.B42];15);MIN(CEILING([.B42];15);[.E42]))" office:value-type="float" office:value="0" calcext:value-type="float">
            <text:p>0</text:p>
          </table:table-cell>
          <table:table-cell table:style-name="ce36" table:formula="of:=[.K42]/(24*60)" office:value-type="time" office:time-value="PT00H00M00S" calcext:value-type="time">
            <text:p>00:00</text:p>
          </table:table-cell>
          <table:table-cell table:style-name="ce38" table:formula="of:=IF([.F42]&lt;=0;[.K42]*[.N42];MIN([.K42]*[.N42];[.F42]))" office:value-type="currency" office:currency="SFr." office:value="0" calcext:value-type="currency">
            <text:p>SFr. 0.00</text:p>
          </table:table-cell>
          <table:table-cell table:style-name="ce38" table:formula="of:=[.G42]/[.H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3]);[$Konfiguration.B$6];VLOOKUP([.C4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3]);[$Konfiguration.B$7];VLOOKUP([.C43];[Arbeitstypen.$A$2:.$E$101];5;0))" office:value-type="float" office:value="60" calcext:value-type="float">
            <text:p>60</text:p>
          </table:table-cell>
          <table:table-cell table:style-name="ce109" table:formula="of:=VLOOKUP([.C43];[Arbeitstypen.$A$2:.$B$6];2;0)" office:value-type="string" office:string-value="" calcext:value-type="error">
            <text:p>#N/A</text:p>
          </table:table-cell>
          <table:table-cell table:style-name="ce32" table:formula="of:=[.B43]*[.N43]" office:value-type="currency" office:currency="SFr." office:value="0" calcext:value-type="currency">
            <text:p>SFr. 0.00</text:p>
          </table:table-cell>
          <table:table-cell table:style-name="ce34" table:formula="of:=IF([.E43]&lt;=0;CEILING([.B43];15);MIN(CEILING([.B43];15);[.E43]))" office:value-type="float" office:value="0" calcext:value-type="float">
            <text:p>0</text:p>
          </table:table-cell>
          <table:table-cell table:style-name="ce36" table:formula="of:=[.K43]/(24*60)" office:value-type="time" office:time-value="PT00H00M00S" calcext:value-type="time">
            <text:p>00:00</text:p>
          </table:table-cell>
          <table:table-cell table:style-name="ce38" table:formula="of:=IF([.F43]&lt;=0;[.K43]*[.N43];MIN([.K43]*[.N43];[.F43]))" office:value-type="currency" office:currency="SFr." office:value="0" calcext:value-type="currency">
            <text:p>SFr. 0.00</text:p>
          </table:table-cell>
          <table:table-cell table:style-name="ce38" table:formula="of:=[.G43]/[.H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4]);[$Konfiguration.B$6];VLOOKUP([.C4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4]);[$Konfiguration.B$7];VLOOKUP([.C44];[Arbeitstypen.$A$2:.$E$101];5;0))" office:value-type="float" office:value="60" calcext:value-type="float">
            <text:p>60</text:p>
          </table:table-cell>
          <table:table-cell table:style-name="ce109" table:formula="of:=VLOOKUP([.C44];[Arbeitstypen.$A$2:.$B$6];2;0)" office:value-type="string" office:string-value="" calcext:value-type="error">
            <text:p>#N/A</text:p>
          </table:table-cell>
          <table:table-cell table:style-name="ce32" table:formula="of:=[.B44]*[.N44]" office:value-type="currency" office:currency="SFr." office:value="0" calcext:value-type="currency">
            <text:p>SFr. 0.00</text:p>
          </table:table-cell>
          <table:table-cell table:style-name="ce34" table:formula="of:=IF([.E44]&lt;=0;CEILING([.B44];15);MIN(CEILING([.B44];15);[.E44]))" office:value-type="float" office:value="0" calcext:value-type="float">
            <text:p>0</text:p>
          </table:table-cell>
          <table:table-cell table:style-name="ce36" table:formula="of:=[.K44]/(24*60)" office:value-type="time" office:time-value="PT00H00M00S" calcext:value-type="time">
            <text:p>00:00</text:p>
          </table:table-cell>
          <table:table-cell table:style-name="ce38" table:formula="of:=IF([.F44]&lt;=0;[.K44]*[.N44];MIN([.K44]*[.N44];[.F44]))" office:value-type="currency" office:currency="SFr." office:value="0" calcext:value-type="currency">
            <text:p>SFr. 0.00</text:p>
          </table:table-cell>
          <table:table-cell table:style-name="ce38" table:formula="of:=[.G44]/[.H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5]);[$Konfiguration.B$6];VLOOKUP([.C4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5]);[$Konfiguration.B$7];VLOOKUP([.C45];[Arbeitstypen.$A$2:.$E$101];5;0))" office:value-type="float" office:value="60" calcext:value-type="float">
            <text:p>60</text:p>
          </table:table-cell>
          <table:table-cell table:style-name="ce109" table:formula="of:=VLOOKUP([.C45];[Arbeitstypen.$A$2:.$B$6];2;0)" office:value-type="string" office:string-value="" calcext:value-type="error">
            <text:p>#N/A</text:p>
          </table:table-cell>
          <table:table-cell table:style-name="ce32" table:formula="of:=[.B45]*[.N45]" office:value-type="currency" office:currency="SFr." office:value="0" calcext:value-type="currency">
            <text:p>SFr. 0.00</text:p>
          </table:table-cell>
          <table:table-cell table:style-name="ce34" table:formula="of:=IF([.E45]&lt;=0;CEILING([.B45];15);MIN(CEILING([.B45];15);[.E45]))" office:value-type="float" office:value="0" calcext:value-type="float">
            <text:p>0</text:p>
          </table:table-cell>
          <table:table-cell table:style-name="ce36" table:formula="of:=[.K45]/(24*60)" office:value-type="time" office:time-value="PT00H00M00S" calcext:value-type="time">
            <text:p>00:00</text:p>
          </table:table-cell>
          <table:table-cell table:style-name="ce38" table:formula="of:=IF([.F45]&lt;=0;[.K45]*[.N45];MIN([.K45]*[.N45];[.F45]))" office:value-type="currency" office:currency="SFr." office:value="0" calcext:value-type="currency">
            <text:p>SFr. 0.00</text:p>
          </table:table-cell>
          <table:table-cell table:style-name="ce38" table:formula="of:=[.G45]/[.H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6]);[$Konfiguration.B$6];VLOOKUP([.C4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6]);[$Konfiguration.B$7];VLOOKUP([.C46];[Arbeitstypen.$A$2:.$E$101];5;0))" office:value-type="float" office:value="60" calcext:value-type="float">
            <text:p>60</text:p>
          </table:table-cell>
          <table:table-cell table:style-name="ce109" table:formula="of:=VLOOKUP([.C46];[Arbeitstypen.$A$2:.$B$6];2;0)" office:value-type="string" office:string-value="" calcext:value-type="error">
            <text:p>#N/A</text:p>
          </table:table-cell>
          <table:table-cell table:style-name="ce32" table:formula="of:=[.B46]*[.N46]" office:value-type="currency" office:currency="SFr." office:value="0" calcext:value-type="currency">
            <text:p>SFr. 0.00</text:p>
          </table:table-cell>
          <table:table-cell table:style-name="ce34" table:formula="of:=IF([.E46]&lt;=0;CEILING([.B46];15);MIN(CEILING([.B46];15);[.E46]))" office:value-type="float" office:value="0" calcext:value-type="float">
            <text:p>0</text:p>
          </table:table-cell>
          <table:table-cell table:style-name="ce36" table:formula="of:=[.K46]/(24*60)" office:value-type="time" office:time-value="PT00H00M00S" calcext:value-type="time">
            <text:p>00:00</text:p>
          </table:table-cell>
          <table:table-cell table:style-name="ce38" table:formula="of:=IF([.F46]&lt;=0;[.K46]*[.N46];MIN([.K46]*[.N46];[.F46]))" office:value-type="currency" office:currency="SFr." office:value="0" calcext:value-type="currency">
            <text:p>SFr. 0.00</text:p>
          </table:table-cell>
          <table:table-cell table:style-name="ce38" table:formula="of:=[.G46]/[.H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7]);[$Konfiguration.B$6];VLOOKUP([.C4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7]);[$Konfiguration.B$7];VLOOKUP([.C47];[Arbeitstypen.$A$2:.$E$101];5;0))" office:value-type="float" office:value="60" calcext:value-type="float">
            <text:p>60</text:p>
          </table:table-cell>
          <table:table-cell table:style-name="ce109" table:formula="of:=VLOOKUP([.C47];[Arbeitstypen.$A$2:.$B$6];2;0)" office:value-type="string" office:string-value="" calcext:value-type="error">
            <text:p>#N/A</text:p>
          </table:table-cell>
          <table:table-cell table:style-name="ce32" table:formula="of:=[.B47]*[.N47]" office:value-type="currency" office:currency="SFr." office:value="0" calcext:value-type="currency">
            <text:p>SFr. 0.00</text:p>
          </table:table-cell>
          <table:table-cell table:style-name="ce34" table:formula="of:=IF([.E47]&lt;=0;CEILING([.B47];15);MIN(CEILING([.B47];15);[.E47]))" office:value-type="float" office:value="0" calcext:value-type="float">
            <text:p>0</text:p>
          </table:table-cell>
          <table:table-cell table:style-name="ce36" table:formula="of:=[.K47]/(24*60)" office:value-type="time" office:time-value="PT00H00M00S" calcext:value-type="time">
            <text:p>00:00</text:p>
          </table:table-cell>
          <table:table-cell table:style-name="ce38" table:formula="of:=IF([.F47]&lt;=0;[.K47]*[.N47];MIN([.K47]*[.N47];[.F47]))" office:value-type="currency" office:currency="SFr." office:value="0" calcext:value-type="currency">
            <text:p>SFr. 0.00</text:p>
          </table:table-cell>
          <table:table-cell table:style-name="ce38" table:formula="of:=[.G47]/[.H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8]);[$Konfiguration.B$6];VLOOKUP([.C4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8]);[$Konfiguration.B$7];VLOOKUP([.C48];[Arbeitstypen.$A$2:.$E$101];5;0))" office:value-type="float" office:value="60" calcext:value-type="float">
            <text:p>60</text:p>
          </table:table-cell>
          <table:table-cell table:style-name="ce109" table:formula="of:=VLOOKUP([.C48];[Arbeitstypen.$A$2:.$B$6];2;0)" office:value-type="string" office:string-value="" calcext:value-type="error">
            <text:p>#N/A</text:p>
          </table:table-cell>
          <table:table-cell table:style-name="ce32" table:formula="of:=[.B48]*[.N48]" office:value-type="currency" office:currency="SFr." office:value="0" calcext:value-type="currency">
            <text:p>SFr. 0.00</text:p>
          </table:table-cell>
          <table:table-cell table:style-name="ce34" table:formula="of:=IF([.E48]&lt;=0;CEILING([.B48];15);MIN(CEILING([.B48];15);[.E48]))" office:value-type="float" office:value="0" calcext:value-type="float">
            <text:p>0</text:p>
          </table:table-cell>
          <table:table-cell table:style-name="ce36" table:formula="of:=[.K48]/(24*60)" office:value-type="time" office:time-value="PT00H00M00S" calcext:value-type="time">
            <text:p>00:00</text:p>
          </table:table-cell>
          <table:table-cell table:style-name="ce38" table:formula="of:=IF([.F48]&lt;=0;[.K48]*[.N48];MIN([.K48]*[.N48];[.F48]))" office:value-type="currency" office:currency="SFr." office:value="0" calcext:value-type="currency">
            <text:p>SFr. 0.00</text:p>
          </table:table-cell>
          <table:table-cell table:style-name="ce38" table:formula="of:=[.G48]/[.H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49]);[$Konfiguration.B$6];VLOOKUP([.C4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49]);[$Konfiguration.B$7];VLOOKUP([.C49];[Arbeitstypen.$A$2:.$E$101];5;0))" office:value-type="float" office:value="60" calcext:value-type="float">
            <text:p>60</text:p>
          </table:table-cell>
          <table:table-cell table:style-name="ce109" table:formula="of:=VLOOKUP([.C49];[Arbeitstypen.$A$2:.$B$6];2;0)" office:value-type="string" office:string-value="" calcext:value-type="error">
            <text:p>#N/A</text:p>
          </table:table-cell>
          <table:table-cell table:style-name="ce32" table:formula="of:=[.B49]*[.N49]" office:value-type="currency" office:currency="SFr." office:value="0" calcext:value-type="currency">
            <text:p>SFr. 0.00</text:p>
          </table:table-cell>
          <table:table-cell table:style-name="ce34" table:formula="of:=IF([.E49]&lt;=0;CEILING([.B49];15);MIN(CEILING([.B49];15);[.E49]))" office:value-type="float" office:value="0" calcext:value-type="float">
            <text:p>0</text:p>
          </table:table-cell>
          <table:table-cell table:style-name="ce36" table:formula="of:=[.K49]/(24*60)" office:value-type="time" office:time-value="PT00H00M00S" calcext:value-type="time">
            <text:p>00:00</text:p>
          </table:table-cell>
          <table:table-cell table:style-name="ce38" table:formula="of:=IF([.F49]&lt;=0;[.K49]*[.N49];MIN([.K49]*[.N49];[.F49]))" office:value-type="currency" office:currency="SFr." office:value="0" calcext:value-type="currency">
            <text:p>SFr. 0.00</text:p>
          </table:table-cell>
          <table:table-cell table:style-name="ce38" table:formula="of:=[.G49]/[.H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0]);[$Konfiguration.B$6];VLOOKUP([.C5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0]);[$Konfiguration.B$7];VLOOKUP([.C50];[Arbeitstypen.$A$2:.$E$101];5;0))" office:value-type="float" office:value="60" calcext:value-type="float">
            <text:p>60</text:p>
          </table:table-cell>
          <table:table-cell table:style-name="ce109" table:formula="of:=VLOOKUP([.C50];[Arbeitstypen.$A$2:.$B$6];2;0)" office:value-type="string" office:string-value="" calcext:value-type="error">
            <text:p>#N/A</text:p>
          </table:table-cell>
          <table:table-cell table:style-name="ce32" table:formula="of:=[.B50]*[.N50]" office:value-type="currency" office:currency="SFr." office:value="0" calcext:value-type="currency">
            <text:p>SFr. 0.00</text:p>
          </table:table-cell>
          <table:table-cell table:style-name="ce34" table:formula="of:=IF([.E50]&lt;=0;CEILING([.B50];15);MIN(CEILING([.B50];15);[.E50]))" office:value-type="float" office:value="0" calcext:value-type="float">
            <text:p>0</text:p>
          </table:table-cell>
          <table:table-cell table:style-name="ce36" table:formula="of:=[.K50]/(24*60)" office:value-type="time" office:time-value="PT00H00M00S" calcext:value-type="time">
            <text:p>00:00</text:p>
          </table:table-cell>
          <table:table-cell table:style-name="ce38" table:formula="of:=IF([.F50]&lt;=0;[.K50]*[.N50];MIN([.K50]*[.N50];[.F50]))" office:value-type="currency" office:currency="SFr." office:value="0" calcext:value-type="currency">
            <text:p>SFr. 0.00</text:p>
          </table:table-cell>
          <table:table-cell table:style-name="ce38" table:formula="of:=[.G50]/[.H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1]);[$Konfiguration.B$6];VLOOKUP([.C5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1]);[$Konfiguration.B$7];VLOOKUP([.C51];[Arbeitstypen.$A$2:.$E$101];5;0))" office:value-type="float" office:value="60" calcext:value-type="float">
            <text:p>60</text:p>
          </table:table-cell>
          <table:table-cell table:style-name="ce109" table:formula="of:=VLOOKUP([.C51];[Arbeitstypen.$A$2:.$B$6];2;0)" office:value-type="string" office:string-value="" calcext:value-type="error">
            <text:p>#N/A</text:p>
          </table:table-cell>
          <table:table-cell table:style-name="ce32" table:formula="of:=[.B51]*[.N51]" office:value-type="currency" office:currency="SFr." office:value="0" calcext:value-type="currency">
            <text:p>SFr. 0.00</text:p>
          </table:table-cell>
          <table:table-cell table:style-name="ce34" table:formula="of:=IF([.E51]&lt;=0;CEILING([.B51];15);MIN(CEILING([.B51];15);[.E51]))" office:value-type="float" office:value="0" calcext:value-type="float">
            <text:p>0</text:p>
          </table:table-cell>
          <table:table-cell table:style-name="ce36" table:formula="of:=[.K51]/(24*60)" office:value-type="time" office:time-value="PT00H00M00S" calcext:value-type="time">
            <text:p>00:00</text:p>
          </table:table-cell>
          <table:table-cell table:style-name="ce38" table:formula="of:=IF([.F51]&lt;=0;[.K51]*[.N51];MIN([.K51]*[.N51];[.F51]))" office:value-type="currency" office:currency="SFr." office:value="0" calcext:value-type="currency">
            <text:p>SFr. 0.00</text:p>
          </table:table-cell>
          <table:table-cell table:style-name="ce38" table:formula="of:=[.G51]/[.H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2]);[$Konfiguration.B$6];VLOOKUP([.C5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2]);[$Konfiguration.B$7];VLOOKUP([.C52];[Arbeitstypen.$A$2:.$E$101];5;0))" office:value-type="float" office:value="60" calcext:value-type="float">
            <text:p>60</text:p>
          </table:table-cell>
          <table:table-cell table:style-name="ce109" table:formula="of:=VLOOKUP([.C52];[Arbeitstypen.$A$2:.$B$6];2;0)" office:value-type="string" office:string-value="" calcext:value-type="error">
            <text:p>#N/A</text:p>
          </table:table-cell>
          <table:table-cell table:style-name="ce32" table:formula="of:=[.B52]*[.N52]" office:value-type="currency" office:currency="SFr." office:value="0" calcext:value-type="currency">
            <text:p>SFr. 0.00</text:p>
          </table:table-cell>
          <table:table-cell table:style-name="ce34" table:formula="of:=IF([.E52]&lt;=0;CEILING([.B52];15);MIN(CEILING([.B52];15);[.E52]))" office:value-type="float" office:value="0" calcext:value-type="float">
            <text:p>0</text:p>
          </table:table-cell>
          <table:table-cell table:style-name="ce36" table:formula="of:=[.K52]/(24*60)" office:value-type="time" office:time-value="PT00H00M00S" calcext:value-type="time">
            <text:p>00:00</text:p>
          </table:table-cell>
          <table:table-cell table:style-name="ce38" table:formula="of:=IF([.F52]&lt;=0;[.K52]*[.N52];MIN([.K52]*[.N52];[.F52]))" office:value-type="currency" office:currency="SFr." office:value="0" calcext:value-type="currency">
            <text:p>SFr. 0.00</text:p>
          </table:table-cell>
          <table:table-cell table:style-name="ce38" table:formula="of:=[.G52]/[.H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3]);[$Konfiguration.B$6];VLOOKUP([.C5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3]);[$Konfiguration.B$7];VLOOKUP([.C53];[Arbeitstypen.$A$2:.$E$101];5;0))" office:value-type="float" office:value="60" calcext:value-type="float">
            <text:p>60</text:p>
          </table:table-cell>
          <table:table-cell table:style-name="ce109" table:formula="of:=VLOOKUP([.C53];[Arbeitstypen.$A$2:.$B$6];2;0)" office:value-type="string" office:string-value="" calcext:value-type="error">
            <text:p>#N/A</text:p>
          </table:table-cell>
          <table:table-cell table:style-name="ce32" table:formula="of:=[.B53]*[.N53]" office:value-type="currency" office:currency="SFr." office:value="0" calcext:value-type="currency">
            <text:p>SFr. 0.00</text:p>
          </table:table-cell>
          <table:table-cell table:style-name="ce34" table:formula="of:=IF([.E53]&lt;=0;CEILING([.B53];15);MIN(CEILING([.B53];15);[.E53]))" office:value-type="float" office:value="0" calcext:value-type="float">
            <text:p>0</text:p>
          </table:table-cell>
          <table:table-cell table:style-name="ce36" table:formula="of:=[.K53]/(24*60)" office:value-type="time" office:time-value="PT00H00M00S" calcext:value-type="time">
            <text:p>00:00</text:p>
          </table:table-cell>
          <table:table-cell table:style-name="ce38" table:formula="of:=IF([.F53]&lt;=0;[.K53]*[.N53];MIN([.K53]*[.N53];[.F53]))" office:value-type="currency" office:currency="SFr." office:value="0" calcext:value-type="currency">
            <text:p>SFr. 0.00</text:p>
          </table:table-cell>
          <table:table-cell table:style-name="ce38" table:formula="of:=[.G53]/[.H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4]);[$Konfiguration.B$6];VLOOKUP([.C5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4]);[$Konfiguration.B$7];VLOOKUP([.C54];[Arbeitstypen.$A$2:.$E$101];5;0))" office:value-type="float" office:value="60" calcext:value-type="float">
            <text:p>60</text:p>
          </table:table-cell>
          <table:table-cell table:style-name="ce109" table:formula="of:=VLOOKUP([.C54];[Arbeitstypen.$A$2:.$B$6];2;0)" office:value-type="string" office:string-value="" calcext:value-type="error">
            <text:p>#N/A</text:p>
          </table:table-cell>
          <table:table-cell table:style-name="ce32" table:formula="of:=[.B54]*[.N54]" office:value-type="currency" office:currency="SFr." office:value="0" calcext:value-type="currency">
            <text:p>SFr. 0.00</text:p>
          </table:table-cell>
          <table:table-cell table:style-name="ce34" table:formula="of:=IF([.E54]&lt;=0;CEILING([.B54];15);MIN(CEILING([.B54];15);[.E54]))" office:value-type="float" office:value="0" calcext:value-type="float">
            <text:p>0</text:p>
          </table:table-cell>
          <table:table-cell table:style-name="ce36" table:formula="of:=[.K54]/(24*60)" office:value-type="time" office:time-value="PT00H00M00S" calcext:value-type="time">
            <text:p>00:00</text:p>
          </table:table-cell>
          <table:table-cell table:style-name="ce38" table:formula="of:=IF([.F54]&lt;=0;[.K54]*[.N54];MIN([.K54]*[.N54];[.F54]))" office:value-type="currency" office:currency="SFr." office:value="0" calcext:value-type="currency">
            <text:p>SFr. 0.00</text:p>
          </table:table-cell>
          <table:table-cell table:style-name="ce38" table:formula="of:=[.G54]/[.H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5]);[$Konfiguration.B$6];VLOOKUP([.C5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5]);[$Konfiguration.B$7];VLOOKUP([.C55];[Arbeitstypen.$A$2:.$E$101];5;0))" office:value-type="float" office:value="60" calcext:value-type="float">
            <text:p>60</text:p>
          </table:table-cell>
          <table:table-cell table:style-name="ce109" table:formula="of:=VLOOKUP([.C55];[Arbeitstypen.$A$2:.$B$6];2;0)" office:value-type="string" office:string-value="" calcext:value-type="error">
            <text:p>#N/A</text:p>
          </table:table-cell>
          <table:table-cell table:style-name="ce32" table:formula="of:=[.B55]*[.N55]" office:value-type="currency" office:currency="SFr." office:value="0" calcext:value-type="currency">
            <text:p>SFr. 0.00</text:p>
          </table:table-cell>
          <table:table-cell table:style-name="ce34" table:formula="of:=IF([.E55]&lt;=0;CEILING([.B55];15);MIN(CEILING([.B55];15);[.E55]))" office:value-type="float" office:value="0" calcext:value-type="float">
            <text:p>0</text:p>
          </table:table-cell>
          <table:table-cell table:style-name="ce36" table:formula="of:=[.K55]/(24*60)" office:value-type="time" office:time-value="PT00H00M00S" calcext:value-type="time">
            <text:p>00:00</text:p>
          </table:table-cell>
          <table:table-cell table:style-name="ce38" table:formula="of:=IF([.F55]&lt;=0;[.K55]*[.N55];MIN([.K55]*[.N55];[.F55]))" office:value-type="currency" office:currency="SFr." office:value="0" calcext:value-type="currency">
            <text:p>SFr. 0.00</text:p>
          </table:table-cell>
          <table:table-cell table:style-name="ce38" table:formula="of:=[.G55]/[.H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6]);[$Konfiguration.B$6];VLOOKUP([.C5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6]);[$Konfiguration.B$7];VLOOKUP([.C56];[Arbeitstypen.$A$2:.$E$101];5;0))" office:value-type="float" office:value="60" calcext:value-type="float">
            <text:p>60</text:p>
          </table:table-cell>
          <table:table-cell table:style-name="ce109" table:formula="of:=VLOOKUP([.C56];[Arbeitstypen.$A$2:.$B$6];2;0)" office:value-type="string" office:string-value="" calcext:value-type="error">
            <text:p>#N/A</text:p>
          </table:table-cell>
          <table:table-cell table:style-name="ce32" table:formula="of:=[.B56]*[.N56]" office:value-type="currency" office:currency="SFr." office:value="0" calcext:value-type="currency">
            <text:p>SFr. 0.00</text:p>
          </table:table-cell>
          <table:table-cell table:style-name="ce34" table:formula="of:=IF([.E56]&lt;=0;CEILING([.B56];15);MIN(CEILING([.B56];15);[.E56]))" office:value-type="float" office:value="0" calcext:value-type="float">
            <text:p>0</text:p>
          </table:table-cell>
          <table:table-cell table:style-name="ce36" table:formula="of:=[.K56]/(24*60)" office:value-type="time" office:time-value="PT00H00M00S" calcext:value-type="time">
            <text:p>00:00</text:p>
          </table:table-cell>
          <table:table-cell table:style-name="ce38" table:formula="of:=IF([.F56]&lt;=0;[.K56]*[.N56];MIN([.K56]*[.N56];[.F56]))" office:value-type="currency" office:currency="SFr." office:value="0" calcext:value-type="currency">
            <text:p>SFr. 0.00</text:p>
          </table:table-cell>
          <table:table-cell table:style-name="ce38" table:formula="of:=[.G56]/[.H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7]);[$Konfiguration.B$6];VLOOKUP([.C5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7]);[$Konfiguration.B$7];VLOOKUP([.C57];[Arbeitstypen.$A$2:.$E$101];5;0))" office:value-type="float" office:value="60" calcext:value-type="float">
            <text:p>60</text:p>
          </table:table-cell>
          <table:table-cell table:style-name="ce109" table:formula="of:=VLOOKUP([.C57];[Arbeitstypen.$A$2:.$B$6];2;0)" office:value-type="string" office:string-value="" calcext:value-type="error">
            <text:p>#N/A</text:p>
          </table:table-cell>
          <table:table-cell table:style-name="ce32" table:formula="of:=[.B57]*[.N57]" office:value-type="currency" office:currency="SFr." office:value="0" calcext:value-type="currency">
            <text:p>SFr. 0.00</text:p>
          </table:table-cell>
          <table:table-cell table:style-name="ce34" table:formula="of:=IF([.E57]&lt;=0;CEILING([.B57];15);MIN(CEILING([.B57];15);[.E57]))" office:value-type="float" office:value="0" calcext:value-type="float">
            <text:p>0</text:p>
          </table:table-cell>
          <table:table-cell table:style-name="ce36" table:formula="of:=[.K57]/(24*60)" office:value-type="time" office:time-value="PT00H00M00S" calcext:value-type="time">
            <text:p>00:00</text:p>
          </table:table-cell>
          <table:table-cell table:style-name="ce38" table:formula="of:=IF([.F57]&lt;=0;[.K57]*[.N57];MIN([.K57]*[.N57];[.F57]))" office:value-type="currency" office:currency="SFr." office:value="0" calcext:value-type="currency">
            <text:p>SFr. 0.00</text:p>
          </table:table-cell>
          <table:table-cell table:style-name="ce38" table:formula="of:=[.G57]/[.H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8]);[$Konfiguration.B$6];VLOOKUP([.C5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8]);[$Konfiguration.B$7];VLOOKUP([.C58];[Arbeitstypen.$A$2:.$E$101];5;0))" office:value-type="float" office:value="60" calcext:value-type="float">
            <text:p>60</text:p>
          </table:table-cell>
          <table:table-cell table:style-name="ce109" table:formula="of:=VLOOKUP([.C58];[Arbeitstypen.$A$2:.$B$6];2;0)" office:value-type="string" office:string-value="" calcext:value-type="error">
            <text:p>#N/A</text:p>
          </table:table-cell>
          <table:table-cell table:style-name="ce32" table:formula="of:=[.B58]*[.N58]" office:value-type="currency" office:currency="SFr." office:value="0" calcext:value-type="currency">
            <text:p>SFr. 0.00</text:p>
          </table:table-cell>
          <table:table-cell table:style-name="ce34" table:formula="of:=IF([.E58]&lt;=0;CEILING([.B58];15);MIN(CEILING([.B58];15);[.E58]))" office:value-type="float" office:value="0" calcext:value-type="float">
            <text:p>0</text:p>
          </table:table-cell>
          <table:table-cell table:style-name="ce36" table:formula="of:=[.K58]/(24*60)" office:value-type="time" office:time-value="PT00H00M00S" calcext:value-type="time">
            <text:p>00:00</text:p>
          </table:table-cell>
          <table:table-cell table:style-name="ce38" table:formula="of:=IF([.F58]&lt;=0;[.K58]*[.N58];MIN([.K58]*[.N58];[.F58]))" office:value-type="currency" office:currency="SFr." office:value="0" calcext:value-type="currency">
            <text:p>SFr. 0.00</text:p>
          </table:table-cell>
          <table:table-cell table:style-name="ce38" table:formula="of:=[.G58]/[.H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59]);[$Konfiguration.B$6];VLOOKUP([.C5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59]);[$Konfiguration.B$7];VLOOKUP([.C59];[Arbeitstypen.$A$2:.$E$101];5;0))" office:value-type="float" office:value="60" calcext:value-type="float">
            <text:p>60</text:p>
          </table:table-cell>
          <table:table-cell table:style-name="ce109" table:formula="of:=VLOOKUP([.C59];[Arbeitstypen.$A$2:.$B$6];2;0)" office:value-type="string" office:string-value="" calcext:value-type="error">
            <text:p>#N/A</text:p>
          </table:table-cell>
          <table:table-cell table:style-name="ce32" table:formula="of:=[.B59]*[.N59]" office:value-type="currency" office:currency="SFr." office:value="0" calcext:value-type="currency">
            <text:p>SFr. 0.00</text:p>
          </table:table-cell>
          <table:table-cell table:style-name="ce34" table:formula="of:=IF([.E59]&lt;=0;CEILING([.B59];15);MIN(CEILING([.B59];15);[.E59]))" office:value-type="float" office:value="0" calcext:value-type="float">
            <text:p>0</text:p>
          </table:table-cell>
          <table:table-cell table:style-name="ce36" table:formula="of:=[.K59]/(24*60)" office:value-type="time" office:time-value="PT00H00M00S" calcext:value-type="time">
            <text:p>00:00</text:p>
          </table:table-cell>
          <table:table-cell table:style-name="ce38" table:formula="of:=IF([.F59]&lt;=0;[.K59]*[.N59];MIN([.K59]*[.N59];[.F59]))" office:value-type="currency" office:currency="SFr." office:value="0" calcext:value-type="currency">
            <text:p>SFr. 0.00</text:p>
          </table:table-cell>
          <table:table-cell table:style-name="ce38" table:formula="of:=[.G59]/[.H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0]);[$Konfiguration.B$6];VLOOKUP([.C6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0]);[$Konfiguration.B$7];VLOOKUP([.C60];[Arbeitstypen.$A$2:.$E$101];5;0))" office:value-type="float" office:value="60" calcext:value-type="float">
            <text:p>60</text:p>
          </table:table-cell>
          <table:table-cell table:style-name="ce109" table:formula="of:=VLOOKUP([.C60];[Arbeitstypen.$A$2:.$B$6];2;0)" office:value-type="string" office:string-value="" calcext:value-type="error">
            <text:p>#N/A</text:p>
          </table:table-cell>
          <table:table-cell table:style-name="ce32" table:formula="of:=[.B60]*[.N60]" office:value-type="currency" office:currency="SFr." office:value="0" calcext:value-type="currency">
            <text:p>SFr. 0.00</text:p>
          </table:table-cell>
          <table:table-cell table:style-name="ce34" table:formula="of:=IF([.E60]&lt;=0;CEILING([.B60];15);MIN(CEILING([.B60];15);[.E60]))" office:value-type="float" office:value="0" calcext:value-type="float">
            <text:p>0</text:p>
          </table:table-cell>
          <table:table-cell table:style-name="ce36" table:formula="of:=[.K60]/(24*60)" office:value-type="time" office:time-value="PT00H00M00S" calcext:value-type="time">
            <text:p>00:00</text:p>
          </table:table-cell>
          <table:table-cell table:style-name="ce38" table:formula="of:=IF([.F60]&lt;=0;[.K60]*[.N60];MIN([.K60]*[.N60];[.F60]))" office:value-type="currency" office:currency="SFr." office:value="0" calcext:value-type="currency">
            <text:p>SFr. 0.00</text:p>
          </table:table-cell>
          <table:table-cell table:style-name="ce38" table:formula="of:=[.G60]/[.H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1]);[$Konfiguration.B$6];VLOOKUP([.C6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1]);[$Konfiguration.B$7];VLOOKUP([.C61];[Arbeitstypen.$A$2:.$E$101];5;0))" office:value-type="float" office:value="60" calcext:value-type="float">
            <text:p>60</text:p>
          </table:table-cell>
          <table:table-cell table:style-name="ce109" table:formula="of:=VLOOKUP([.C61];[Arbeitstypen.$A$2:.$B$6];2;0)" office:value-type="string" office:string-value="" calcext:value-type="error">
            <text:p>#N/A</text:p>
          </table:table-cell>
          <table:table-cell table:style-name="ce32" table:formula="of:=[.B61]*[.N61]" office:value-type="currency" office:currency="SFr." office:value="0" calcext:value-type="currency">
            <text:p>SFr. 0.00</text:p>
          </table:table-cell>
          <table:table-cell table:style-name="ce34" table:formula="of:=IF([.E61]&lt;=0;CEILING([.B61];15);MIN(CEILING([.B61];15);[.E61]))" office:value-type="float" office:value="0" calcext:value-type="float">
            <text:p>0</text:p>
          </table:table-cell>
          <table:table-cell table:style-name="ce36" table:formula="of:=[.K61]/(24*60)" office:value-type="time" office:time-value="PT00H00M00S" calcext:value-type="time">
            <text:p>00:00</text:p>
          </table:table-cell>
          <table:table-cell table:style-name="ce38" table:formula="of:=IF([.F61]&lt;=0;[.K61]*[.N61];MIN([.K61]*[.N61];[.F61]))" office:value-type="currency" office:currency="SFr." office:value="0" calcext:value-type="currency">
            <text:p>SFr. 0.00</text:p>
          </table:table-cell>
          <table:table-cell table:style-name="ce38" table:formula="of:=[.G61]/[.H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2]);[$Konfiguration.B$6];VLOOKUP([.C6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2]);[$Konfiguration.B$7];VLOOKUP([.C62];[Arbeitstypen.$A$2:.$E$101];5;0))" office:value-type="float" office:value="60" calcext:value-type="float">
            <text:p>60</text:p>
          </table:table-cell>
          <table:table-cell table:style-name="ce109" table:formula="of:=VLOOKUP([.C62];[Arbeitstypen.$A$2:.$B$6];2;0)" office:value-type="string" office:string-value="" calcext:value-type="error">
            <text:p>#N/A</text:p>
          </table:table-cell>
          <table:table-cell table:style-name="ce32" table:formula="of:=[.B62]*[.N62]" office:value-type="currency" office:currency="SFr." office:value="0" calcext:value-type="currency">
            <text:p>SFr. 0.00</text:p>
          </table:table-cell>
          <table:table-cell table:style-name="ce34" table:formula="of:=IF([.E62]&lt;=0;CEILING([.B62];15);MIN(CEILING([.B62];15);[.E62]))" office:value-type="float" office:value="0" calcext:value-type="float">
            <text:p>0</text:p>
          </table:table-cell>
          <table:table-cell table:style-name="ce36" table:formula="of:=[.K62]/(24*60)" office:value-type="time" office:time-value="PT00H00M00S" calcext:value-type="time">
            <text:p>00:00</text:p>
          </table:table-cell>
          <table:table-cell table:style-name="ce38" table:formula="of:=IF([.F62]&lt;=0;[.K62]*[.N62];MIN([.K62]*[.N62];[.F62]))" office:value-type="currency" office:currency="SFr." office:value="0" calcext:value-type="currency">
            <text:p>SFr. 0.00</text:p>
          </table:table-cell>
          <table:table-cell table:style-name="ce38" table:formula="of:=[.G62]/[.H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3]);[$Konfiguration.B$6];VLOOKUP([.C6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3]);[$Konfiguration.B$7];VLOOKUP([.C63];[Arbeitstypen.$A$2:.$E$101];5;0))" office:value-type="float" office:value="60" calcext:value-type="float">
            <text:p>60</text:p>
          </table:table-cell>
          <table:table-cell table:style-name="ce109" table:formula="of:=VLOOKUP([.C63];[Arbeitstypen.$A$2:.$B$6];2;0)" office:value-type="string" office:string-value="" calcext:value-type="error">
            <text:p>#N/A</text:p>
          </table:table-cell>
          <table:table-cell table:style-name="ce32" table:formula="of:=[.B63]*[.N63]" office:value-type="currency" office:currency="SFr." office:value="0" calcext:value-type="currency">
            <text:p>SFr. 0.00</text:p>
          </table:table-cell>
          <table:table-cell table:style-name="ce34" table:formula="of:=IF([.E63]&lt;=0;CEILING([.B63];15);MIN(CEILING([.B63];15);[.E63]))" office:value-type="float" office:value="0" calcext:value-type="float">
            <text:p>0</text:p>
          </table:table-cell>
          <table:table-cell table:style-name="ce36" table:formula="of:=[.K63]/(24*60)" office:value-type="time" office:time-value="PT00H00M00S" calcext:value-type="time">
            <text:p>00:00</text:p>
          </table:table-cell>
          <table:table-cell table:style-name="ce38" table:formula="of:=IF([.F63]&lt;=0;[.K63]*[.N63];MIN([.K63]*[.N63];[.F63]))" office:value-type="currency" office:currency="SFr." office:value="0" calcext:value-type="currency">
            <text:p>SFr. 0.00</text:p>
          </table:table-cell>
          <table:table-cell table:style-name="ce38" table:formula="of:=[.G63]/[.H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4]);[$Konfiguration.B$6];VLOOKUP([.C6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4]);[$Konfiguration.B$7];VLOOKUP([.C64];[Arbeitstypen.$A$2:.$E$101];5;0))" office:value-type="float" office:value="60" calcext:value-type="float">
            <text:p>60</text:p>
          </table:table-cell>
          <table:table-cell table:style-name="ce109" table:formula="of:=VLOOKUP([.C64];[Arbeitstypen.$A$2:.$B$6];2;0)" office:value-type="string" office:string-value="" calcext:value-type="error">
            <text:p>#N/A</text:p>
          </table:table-cell>
          <table:table-cell table:style-name="ce32" table:formula="of:=[.B64]*[.N64]" office:value-type="currency" office:currency="SFr." office:value="0" calcext:value-type="currency">
            <text:p>SFr. 0.00</text:p>
          </table:table-cell>
          <table:table-cell table:style-name="ce34" table:formula="of:=IF([.E64]&lt;=0;CEILING([.B64];15);MIN(CEILING([.B64];15);[.E64]))" office:value-type="float" office:value="0" calcext:value-type="float">
            <text:p>0</text:p>
          </table:table-cell>
          <table:table-cell table:style-name="ce36" table:formula="of:=[.K64]/(24*60)" office:value-type="time" office:time-value="PT00H00M00S" calcext:value-type="time">
            <text:p>00:00</text:p>
          </table:table-cell>
          <table:table-cell table:style-name="ce38" table:formula="of:=IF([.F64]&lt;=0;[.K64]*[.N64];MIN([.K64]*[.N64];[.F64]))" office:value-type="currency" office:currency="SFr." office:value="0" calcext:value-type="currency">
            <text:p>SFr. 0.00</text:p>
          </table:table-cell>
          <table:table-cell table:style-name="ce38" table:formula="of:=[.G64]/[.H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5]);[$Konfiguration.B$6];VLOOKUP([.C6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5]);[$Konfiguration.B$7];VLOOKUP([.C65];[Arbeitstypen.$A$2:.$E$101];5;0))" office:value-type="float" office:value="60" calcext:value-type="float">
            <text:p>60</text:p>
          </table:table-cell>
          <table:table-cell table:style-name="ce109" table:formula="of:=VLOOKUP([.C65];[Arbeitstypen.$A$2:.$B$6];2;0)" office:value-type="string" office:string-value="" calcext:value-type="error">
            <text:p>#N/A</text:p>
          </table:table-cell>
          <table:table-cell table:style-name="ce32" table:formula="of:=[.B65]*[.N65]" office:value-type="currency" office:currency="SFr." office:value="0" calcext:value-type="currency">
            <text:p>SFr. 0.00</text:p>
          </table:table-cell>
          <table:table-cell table:style-name="ce34" table:formula="of:=IF([.E65]&lt;=0;CEILING([.B65];15);MIN(CEILING([.B65];15);[.E65]))" office:value-type="float" office:value="0" calcext:value-type="float">
            <text:p>0</text:p>
          </table:table-cell>
          <table:table-cell table:style-name="ce36" table:formula="of:=[.K65]/(24*60)" office:value-type="time" office:time-value="PT00H00M00S" calcext:value-type="time">
            <text:p>00:00</text:p>
          </table:table-cell>
          <table:table-cell table:style-name="ce38" table:formula="of:=IF([.F65]&lt;=0;[.K65]*[.N65];MIN([.K65]*[.N65];[.F65]))" office:value-type="currency" office:currency="SFr." office:value="0" calcext:value-type="currency">
            <text:p>SFr. 0.00</text:p>
          </table:table-cell>
          <table:table-cell table:style-name="ce38" table:formula="of:=[.G65]/[.H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6]);[$Konfiguration.B$6];VLOOKUP([.C6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6]);[$Konfiguration.B$7];VLOOKUP([.C66];[Arbeitstypen.$A$2:.$E$101];5;0))" office:value-type="float" office:value="60" calcext:value-type="float">
            <text:p>60</text:p>
          </table:table-cell>
          <table:table-cell table:style-name="ce109" table:formula="of:=VLOOKUP([.C66];[Arbeitstypen.$A$2:.$B$6];2;0)" office:value-type="string" office:string-value="" calcext:value-type="error">
            <text:p>#N/A</text:p>
          </table:table-cell>
          <table:table-cell table:style-name="ce32" table:formula="of:=[.B66]*[.N66]" office:value-type="currency" office:currency="SFr." office:value="0" calcext:value-type="currency">
            <text:p>SFr. 0.00</text:p>
          </table:table-cell>
          <table:table-cell table:style-name="ce34" table:formula="of:=IF([.E66]&lt;=0;CEILING([.B66];15);MIN(CEILING([.B66];15);[.E66]))" office:value-type="float" office:value="0" calcext:value-type="float">
            <text:p>0</text:p>
          </table:table-cell>
          <table:table-cell table:style-name="ce36" table:formula="of:=[.K66]/(24*60)" office:value-type="time" office:time-value="PT00H00M00S" calcext:value-type="time">
            <text:p>00:00</text:p>
          </table:table-cell>
          <table:table-cell table:style-name="ce38" table:formula="of:=IF([.F66]&lt;=0;[.K66]*[.N66];MIN([.K66]*[.N66];[.F66]))" office:value-type="currency" office:currency="SFr." office:value="0" calcext:value-type="currency">
            <text:p>SFr. 0.00</text:p>
          </table:table-cell>
          <table:table-cell table:style-name="ce38" table:formula="of:=[.G66]/[.H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7]);[$Konfiguration.B$6];VLOOKUP([.C6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7]);[$Konfiguration.B$7];VLOOKUP([.C67];[Arbeitstypen.$A$2:.$E$101];5;0))" office:value-type="float" office:value="60" calcext:value-type="float">
            <text:p>60</text:p>
          </table:table-cell>
          <table:table-cell table:style-name="ce109" table:formula="of:=VLOOKUP([.C67];[Arbeitstypen.$A$2:.$B$6];2;0)" office:value-type="string" office:string-value="" calcext:value-type="error">
            <text:p>#N/A</text:p>
          </table:table-cell>
          <table:table-cell table:style-name="ce32" table:formula="of:=[.B67]*[.N67]" office:value-type="currency" office:currency="SFr." office:value="0" calcext:value-type="currency">
            <text:p>SFr. 0.00</text:p>
          </table:table-cell>
          <table:table-cell table:style-name="ce34" table:formula="of:=IF([.E67]&lt;=0;CEILING([.B67];15);MIN(CEILING([.B67];15);[.E67]))" office:value-type="float" office:value="0" calcext:value-type="float">
            <text:p>0</text:p>
          </table:table-cell>
          <table:table-cell table:style-name="ce36" table:formula="of:=[.K67]/(24*60)" office:value-type="time" office:time-value="PT00H00M00S" calcext:value-type="time">
            <text:p>00:00</text:p>
          </table:table-cell>
          <table:table-cell table:style-name="ce38" table:formula="of:=IF([.F67]&lt;=0;[.K67]*[.N67];MIN([.K67]*[.N67];[.F67]))" office:value-type="currency" office:currency="SFr." office:value="0" calcext:value-type="currency">
            <text:p>SFr. 0.00</text:p>
          </table:table-cell>
          <table:table-cell table:style-name="ce38" table:formula="of:=[.G67]/[.H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8]);[$Konfiguration.B$6];VLOOKUP([.C6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8]);[$Konfiguration.B$7];VLOOKUP([.C68];[Arbeitstypen.$A$2:.$E$101];5;0))" office:value-type="float" office:value="60" calcext:value-type="float">
            <text:p>60</text:p>
          </table:table-cell>
          <table:table-cell table:style-name="ce109" table:formula="of:=VLOOKUP([.C68];[Arbeitstypen.$A$2:.$B$6];2;0)" office:value-type="string" office:string-value="" calcext:value-type="error">
            <text:p>#N/A</text:p>
          </table:table-cell>
          <table:table-cell table:style-name="ce32" table:formula="of:=[.B68]*[.N68]" office:value-type="currency" office:currency="SFr." office:value="0" calcext:value-type="currency">
            <text:p>SFr. 0.00</text:p>
          </table:table-cell>
          <table:table-cell table:style-name="ce34" table:formula="of:=IF([.E68]&lt;=0;CEILING([.B68];15);MIN(CEILING([.B68];15);[.E68]))" office:value-type="float" office:value="0" calcext:value-type="float">
            <text:p>0</text:p>
          </table:table-cell>
          <table:table-cell table:style-name="ce36" table:formula="of:=[.K68]/(24*60)" office:value-type="time" office:time-value="PT00H00M00S" calcext:value-type="time">
            <text:p>00:00</text:p>
          </table:table-cell>
          <table:table-cell table:style-name="ce38" table:formula="of:=IF([.F68]&lt;=0;[.K68]*[.N68];MIN([.K68]*[.N68];[.F68]))" office:value-type="currency" office:currency="SFr." office:value="0" calcext:value-type="currency">
            <text:p>SFr. 0.00</text:p>
          </table:table-cell>
          <table:table-cell table:style-name="ce38" table:formula="of:=[.G68]/[.H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69]);[$Konfiguration.B$6];VLOOKUP([.C6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69]);[$Konfiguration.B$7];VLOOKUP([.C69];[Arbeitstypen.$A$2:.$E$101];5;0))" office:value-type="float" office:value="60" calcext:value-type="float">
            <text:p>60</text:p>
          </table:table-cell>
          <table:table-cell table:style-name="ce109" table:formula="of:=VLOOKUP([.C69];[Arbeitstypen.$A$2:.$B$6];2;0)" office:value-type="string" office:string-value="" calcext:value-type="error">
            <text:p>#N/A</text:p>
          </table:table-cell>
          <table:table-cell table:style-name="ce32" table:formula="of:=[.B69]*[.N69]" office:value-type="currency" office:currency="SFr." office:value="0" calcext:value-type="currency">
            <text:p>SFr. 0.00</text:p>
          </table:table-cell>
          <table:table-cell table:style-name="ce34" table:formula="of:=IF([.E69]&lt;=0;CEILING([.B69];15);MIN(CEILING([.B69];15);[.E69]))" office:value-type="float" office:value="0" calcext:value-type="float">
            <text:p>0</text:p>
          </table:table-cell>
          <table:table-cell table:style-name="ce36" table:formula="of:=[.K69]/(24*60)" office:value-type="time" office:time-value="PT00H00M00S" calcext:value-type="time">
            <text:p>00:00</text:p>
          </table:table-cell>
          <table:table-cell table:style-name="ce38" table:formula="of:=IF([.F69]&lt;=0;[.K69]*[.N69];MIN([.K69]*[.N69];[.F69]))" office:value-type="currency" office:currency="SFr." office:value="0" calcext:value-type="currency">
            <text:p>SFr. 0.00</text:p>
          </table:table-cell>
          <table:table-cell table:style-name="ce38" table:formula="of:=[.G69]/[.H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0]);[$Konfiguration.B$6];VLOOKUP([.C7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0]);[$Konfiguration.B$7];VLOOKUP([.C70];[Arbeitstypen.$A$2:.$E$101];5;0))" office:value-type="float" office:value="60" calcext:value-type="float">
            <text:p>60</text:p>
          </table:table-cell>
          <table:table-cell table:style-name="ce109" table:formula="of:=VLOOKUP([.C70];[Arbeitstypen.$A$2:.$B$6];2;0)" office:value-type="string" office:string-value="" calcext:value-type="error">
            <text:p>#N/A</text:p>
          </table:table-cell>
          <table:table-cell table:style-name="ce32" table:formula="of:=[.B70]*[.N70]" office:value-type="currency" office:currency="SFr." office:value="0" calcext:value-type="currency">
            <text:p>SFr. 0.00</text:p>
          </table:table-cell>
          <table:table-cell table:style-name="ce34" table:formula="of:=IF([.E70]&lt;=0;CEILING([.B70];15);MIN(CEILING([.B70];15);[.E70]))" office:value-type="float" office:value="0" calcext:value-type="float">
            <text:p>0</text:p>
          </table:table-cell>
          <table:table-cell table:style-name="ce36" table:formula="of:=[.K70]/(24*60)" office:value-type="time" office:time-value="PT00H00M00S" calcext:value-type="time">
            <text:p>00:00</text:p>
          </table:table-cell>
          <table:table-cell table:style-name="ce38" table:formula="of:=IF([.F70]&lt;=0;[.K70]*[.N70];MIN([.K70]*[.N70];[.F70]))" office:value-type="currency" office:currency="SFr." office:value="0" calcext:value-type="currency">
            <text:p>SFr. 0.00</text:p>
          </table:table-cell>
          <table:table-cell table:style-name="ce38" table:formula="of:=[.G70]/[.H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1]);[$Konfiguration.B$6];VLOOKUP([.C7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1]);[$Konfiguration.B$7];VLOOKUP([.C71];[Arbeitstypen.$A$2:.$E$101];5;0))" office:value-type="float" office:value="60" calcext:value-type="float">
            <text:p>60</text:p>
          </table:table-cell>
          <table:table-cell table:style-name="ce109" table:formula="of:=VLOOKUP([.C71];[Arbeitstypen.$A$2:.$B$6];2;0)" office:value-type="string" office:string-value="" calcext:value-type="error">
            <text:p>#N/A</text:p>
          </table:table-cell>
          <table:table-cell table:style-name="ce32" table:formula="of:=[.B71]*[.N71]" office:value-type="currency" office:currency="SFr." office:value="0" calcext:value-type="currency">
            <text:p>SFr. 0.00</text:p>
          </table:table-cell>
          <table:table-cell table:style-name="ce34" table:formula="of:=IF([.E71]&lt;=0;CEILING([.B71];15);MIN(CEILING([.B71];15);[.E71]))" office:value-type="float" office:value="0" calcext:value-type="float">
            <text:p>0</text:p>
          </table:table-cell>
          <table:table-cell table:style-name="ce36" table:formula="of:=[.K71]/(24*60)" office:value-type="time" office:time-value="PT00H00M00S" calcext:value-type="time">
            <text:p>00:00</text:p>
          </table:table-cell>
          <table:table-cell table:style-name="ce38" table:formula="of:=IF([.F71]&lt;=0;[.K71]*[.N71];MIN([.K71]*[.N71];[.F71]))" office:value-type="currency" office:currency="SFr." office:value="0" calcext:value-type="currency">
            <text:p>SFr. 0.00</text:p>
          </table:table-cell>
          <table:table-cell table:style-name="ce38" table:formula="of:=[.G71]/[.H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2]);[$Konfiguration.B$6];VLOOKUP([.C7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2]);[$Konfiguration.B$7];VLOOKUP([.C72];[Arbeitstypen.$A$2:.$E$101];5;0))" office:value-type="float" office:value="60" calcext:value-type="float">
            <text:p>60</text:p>
          </table:table-cell>
          <table:table-cell table:style-name="ce109" table:formula="of:=VLOOKUP([.C72];[Arbeitstypen.$A$2:.$B$6];2;0)" office:value-type="string" office:string-value="" calcext:value-type="error">
            <text:p>#N/A</text:p>
          </table:table-cell>
          <table:table-cell table:style-name="ce32" table:formula="of:=[.B72]*[.N72]" office:value-type="currency" office:currency="SFr." office:value="0" calcext:value-type="currency">
            <text:p>SFr. 0.00</text:p>
          </table:table-cell>
          <table:table-cell table:style-name="ce34" table:formula="of:=IF([.E72]&lt;=0;CEILING([.B72];15);MIN(CEILING([.B72];15);[.E72]))" office:value-type="float" office:value="0" calcext:value-type="float">
            <text:p>0</text:p>
          </table:table-cell>
          <table:table-cell table:style-name="ce36" table:formula="of:=[.K72]/(24*60)" office:value-type="time" office:time-value="PT00H00M00S" calcext:value-type="time">
            <text:p>00:00</text:p>
          </table:table-cell>
          <table:table-cell table:style-name="ce38" table:formula="of:=IF([.F72]&lt;=0;[.K72]*[.N72];MIN([.K72]*[.N72];[.F72]))" office:value-type="currency" office:currency="SFr." office:value="0" calcext:value-type="currency">
            <text:p>SFr. 0.00</text:p>
          </table:table-cell>
          <table:table-cell table:style-name="ce38" table:formula="of:=[.G72]/[.H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3]);[$Konfiguration.B$6];VLOOKUP([.C7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3]);[$Konfiguration.B$7];VLOOKUP([.C73];[Arbeitstypen.$A$2:.$E$101];5;0))" office:value-type="float" office:value="60" calcext:value-type="float">
            <text:p>60</text:p>
          </table:table-cell>
          <table:table-cell table:style-name="ce109" table:formula="of:=VLOOKUP([.C73];[Arbeitstypen.$A$2:.$B$6];2;0)" office:value-type="string" office:string-value="" calcext:value-type="error">
            <text:p>#N/A</text:p>
          </table:table-cell>
          <table:table-cell table:style-name="ce32" table:formula="of:=[.B73]*[.N73]" office:value-type="currency" office:currency="SFr." office:value="0" calcext:value-type="currency">
            <text:p>SFr. 0.00</text:p>
          </table:table-cell>
          <table:table-cell table:style-name="ce34" table:formula="of:=IF([.E73]&lt;=0;CEILING([.B73];15);MIN(CEILING([.B73];15);[.E73]))" office:value-type="float" office:value="0" calcext:value-type="float">
            <text:p>0</text:p>
          </table:table-cell>
          <table:table-cell table:style-name="ce36" table:formula="of:=[.K73]/(24*60)" office:value-type="time" office:time-value="PT00H00M00S" calcext:value-type="time">
            <text:p>00:00</text:p>
          </table:table-cell>
          <table:table-cell table:style-name="ce38" table:formula="of:=IF([.F73]&lt;=0;[.K73]*[.N73];MIN([.K73]*[.N73];[.F73]))" office:value-type="currency" office:currency="SFr." office:value="0" calcext:value-type="currency">
            <text:p>SFr. 0.00</text:p>
          </table:table-cell>
          <table:table-cell table:style-name="ce38" table:formula="of:=[.G73]/[.H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4]);[$Konfiguration.B$6];VLOOKUP([.C7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4]);[$Konfiguration.B$7];VLOOKUP([.C74];[Arbeitstypen.$A$2:.$E$101];5;0))" office:value-type="float" office:value="60" calcext:value-type="float">
            <text:p>60</text:p>
          </table:table-cell>
          <table:table-cell table:style-name="ce109" table:formula="of:=VLOOKUP([.C74];[Arbeitstypen.$A$2:.$B$6];2;0)" office:value-type="string" office:string-value="" calcext:value-type="error">
            <text:p>#N/A</text:p>
          </table:table-cell>
          <table:table-cell table:style-name="ce32" table:formula="of:=[.B74]*[.N74]" office:value-type="currency" office:currency="SFr." office:value="0" calcext:value-type="currency">
            <text:p>SFr. 0.00</text:p>
          </table:table-cell>
          <table:table-cell table:style-name="ce34" table:formula="of:=IF([.E74]&lt;=0;CEILING([.B74];15);MIN(CEILING([.B74];15);[.E74]))" office:value-type="float" office:value="0" calcext:value-type="float">
            <text:p>0</text:p>
          </table:table-cell>
          <table:table-cell table:style-name="ce36" table:formula="of:=[.K74]/(24*60)" office:value-type="time" office:time-value="PT00H00M00S" calcext:value-type="time">
            <text:p>00:00</text:p>
          </table:table-cell>
          <table:table-cell table:style-name="ce38" table:formula="of:=IF([.F74]&lt;=0;[.K74]*[.N74];MIN([.K74]*[.N74];[.F74]))" office:value-type="currency" office:currency="SFr." office:value="0" calcext:value-type="currency">
            <text:p>SFr. 0.00</text:p>
          </table:table-cell>
          <table:table-cell table:style-name="ce38" table:formula="of:=[.G74]/[.H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5]);[$Konfiguration.B$6];VLOOKUP([.C7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5]);[$Konfiguration.B$7];VLOOKUP([.C75];[Arbeitstypen.$A$2:.$E$101];5;0))" office:value-type="float" office:value="60" calcext:value-type="float">
            <text:p>60</text:p>
          </table:table-cell>
          <table:table-cell table:style-name="ce109" table:formula="of:=VLOOKUP([.C75];[Arbeitstypen.$A$2:.$B$6];2;0)" office:value-type="string" office:string-value="" calcext:value-type="error">
            <text:p>#N/A</text:p>
          </table:table-cell>
          <table:table-cell table:style-name="ce32" table:formula="of:=[.B75]*[.N75]" office:value-type="currency" office:currency="SFr." office:value="0" calcext:value-type="currency">
            <text:p>SFr. 0.00</text:p>
          </table:table-cell>
          <table:table-cell table:style-name="ce34" table:formula="of:=IF([.E75]&lt;=0;CEILING([.B75];15);MIN(CEILING([.B75];15);[.E75]))" office:value-type="float" office:value="0" calcext:value-type="float">
            <text:p>0</text:p>
          </table:table-cell>
          <table:table-cell table:style-name="ce36" table:formula="of:=[.K75]/(24*60)" office:value-type="time" office:time-value="PT00H00M00S" calcext:value-type="time">
            <text:p>00:00</text:p>
          </table:table-cell>
          <table:table-cell table:style-name="ce38" table:formula="of:=IF([.F75]&lt;=0;[.K75]*[.N75];MIN([.K75]*[.N75];[.F75]))" office:value-type="currency" office:currency="SFr." office:value="0" calcext:value-type="currency">
            <text:p>SFr. 0.00</text:p>
          </table:table-cell>
          <table:table-cell table:style-name="ce38" table:formula="of:=[.G75]/[.H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6]);[$Konfiguration.B$6];VLOOKUP([.C7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6]);[$Konfiguration.B$7];VLOOKUP([.C76];[Arbeitstypen.$A$2:.$E$101];5;0))" office:value-type="float" office:value="60" calcext:value-type="float">
            <text:p>60</text:p>
          </table:table-cell>
          <table:table-cell table:style-name="ce109" table:formula="of:=VLOOKUP([.C76];[Arbeitstypen.$A$2:.$B$6];2;0)" office:value-type="string" office:string-value="" calcext:value-type="error">
            <text:p>#N/A</text:p>
          </table:table-cell>
          <table:table-cell table:style-name="ce32" table:formula="of:=[.B76]*[.N76]" office:value-type="currency" office:currency="SFr." office:value="0" calcext:value-type="currency">
            <text:p>SFr. 0.00</text:p>
          </table:table-cell>
          <table:table-cell table:style-name="ce34" table:formula="of:=IF([.E76]&lt;=0;CEILING([.B76];15);MIN(CEILING([.B76];15);[.E76]))" office:value-type="float" office:value="0" calcext:value-type="float">
            <text:p>0</text:p>
          </table:table-cell>
          <table:table-cell table:style-name="ce36" table:formula="of:=[.K76]/(24*60)" office:value-type="time" office:time-value="PT00H00M00S" calcext:value-type="time">
            <text:p>00:00</text:p>
          </table:table-cell>
          <table:table-cell table:style-name="ce38" table:formula="of:=IF([.F76]&lt;=0;[.K76]*[.N76];MIN([.K76]*[.N76];[.F76]))" office:value-type="currency" office:currency="SFr." office:value="0" calcext:value-type="currency">
            <text:p>SFr. 0.00</text:p>
          </table:table-cell>
          <table:table-cell table:style-name="ce38" table:formula="of:=[.G76]/[.H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7]);[$Konfiguration.B$6];VLOOKUP([.C7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7]);[$Konfiguration.B$7];VLOOKUP([.C77];[Arbeitstypen.$A$2:.$E$101];5;0))" office:value-type="float" office:value="60" calcext:value-type="float">
            <text:p>60</text:p>
          </table:table-cell>
          <table:table-cell table:style-name="ce109" table:formula="of:=VLOOKUP([.C77];[Arbeitstypen.$A$2:.$B$6];2;0)" office:value-type="string" office:string-value="" calcext:value-type="error">
            <text:p>#N/A</text:p>
          </table:table-cell>
          <table:table-cell table:style-name="ce32" table:formula="of:=[.B77]*[.N77]" office:value-type="currency" office:currency="SFr." office:value="0" calcext:value-type="currency">
            <text:p>SFr. 0.00</text:p>
          </table:table-cell>
          <table:table-cell table:style-name="ce34" table:formula="of:=IF([.E77]&lt;=0;CEILING([.B77];15);MIN(CEILING([.B77];15);[.E77]))" office:value-type="float" office:value="0" calcext:value-type="float">
            <text:p>0</text:p>
          </table:table-cell>
          <table:table-cell table:style-name="ce36" table:formula="of:=[.K77]/(24*60)" office:value-type="time" office:time-value="PT00H00M00S" calcext:value-type="time">
            <text:p>00:00</text:p>
          </table:table-cell>
          <table:table-cell table:style-name="ce38" table:formula="of:=IF([.F77]&lt;=0;[.K77]*[.N77];MIN([.K77]*[.N77];[.F77]))" office:value-type="currency" office:currency="SFr." office:value="0" calcext:value-type="currency">
            <text:p>SFr. 0.00</text:p>
          </table:table-cell>
          <table:table-cell table:style-name="ce38" table:formula="of:=[.G77]/[.H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8]);[$Konfiguration.B$6];VLOOKUP([.C7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8]);[$Konfiguration.B$7];VLOOKUP([.C78];[Arbeitstypen.$A$2:.$E$101];5;0))" office:value-type="float" office:value="60" calcext:value-type="float">
            <text:p>60</text:p>
          </table:table-cell>
          <table:table-cell table:style-name="ce109" table:formula="of:=VLOOKUP([.C78];[Arbeitstypen.$A$2:.$B$6];2;0)" office:value-type="string" office:string-value="" calcext:value-type="error">
            <text:p>#N/A</text:p>
          </table:table-cell>
          <table:table-cell table:style-name="ce32" table:formula="of:=[.B78]*[.N78]" office:value-type="currency" office:currency="SFr." office:value="0" calcext:value-type="currency">
            <text:p>SFr. 0.00</text:p>
          </table:table-cell>
          <table:table-cell table:style-name="ce34" table:formula="of:=IF([.E78]&lt;=0;CEILING([.B78];15);MIN(CEILING([.B78];15);[.E78]))" office:value-type="float" office:value="0" calcext:value-type="float">
            <text:p>0</text:p>
          </table:table-cell>
          <table:table-cell table:style-name="ce36" table:formula="of:=[.K78]/(24*60)" office:value-type="time" office:time-value="PT00H00M00S" calcext:value-type="time">
            <text:p>00:00</text:p>
          </table:table-cell>
          <table:table-cell table:style-name="ce38" table:formula="of:=IF([.F78]&lt;=0;[.K78]*[.N78];MIN([.K78]*[.N78];[.F78]))" office:value-type="currency" office:currency="SFr." office:value="0" calcext:value-type="currency">
            <text:p>SFr. 0.00</text:p>
          </table:table-cell>
          <table:table-cell table:style-name="ce38" table:formula="of:=[.G78]/[.H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79]);[$Konfiguration.B$6];VLOOKUP([.C7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79]);[$Konfiguration.B$7];VLOOKUP([.C79];[Arbeitstypen.$A$2:.$E$101];5;0))" office:value-type="float" office:value="60" calcext:value-type="float">
            <text:p>60</text:p>
          </table:table-cell>
          <table:table-cell table:style-name="ce109" table:formula="of:=VLOOKUP([.C79];[Arbeitstypen.$A$2:.$B$6];2;0)" office:value-type="string" office:string-value="" calcext:value-type="error">
            <text:p>#N/A</text:p>
          </table:table-cell>
          <table:table-cell table:style-name="ce32" table:formula="of:=[.B79]*[.N79]" office:value-type="currency" office:currency="SFr." office:value="0" calcext:value-type="currency">
            <text:p>SFr. 0.00</text:p>
          </table:table-cell>
          <table:table-cell table:style-name="ce34" table:formula="of:=IF([.E79]&lt;=0;CEILING([.B79];15);MIN(CEILING([.B79];15);[.E79]))" office:value-type="float" office:value="0" calcext:value-type="float">
            <text:p>0</text:p>
          </table:table-cell>
          <table:table-cell table:style-name="ce36" table:formula="of:=[.K79]/(24*60)" office:value-type="time" office:time-value="PT00H00M00S" calcext:value-type="time">
            <text:p>00:00</text:p>
          </table:table-cell>
          <table:table-cell table:style-name="ce38" table:formula="of:=IF([.F79]&lt;=0;[.K79]*[.N79];MIN([.K79]*[.N79];[.F79]))" office:value-type="currency" office:currency="SFr." office:value="0" calcext:value-type="currency">
            <text:p>SFr. 0.00</text:p>
          </table:table-cell>
          <table:table-cell table:style-name="ce38" table:formula="of:=[.G79]/[.H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0]);[$Konfiguration.B$6];VLOOKUP([.C8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0]);[$Konfiguration.B$7];VLOOKUP([.C80];[Arbeitstypen.$A$2:.$E$101];5;0))" office:value-type="float" office:value="60" calcext:value-type="float">
            <text:p>60</text:p>
          </table:table-cell>
          <table:table-cell table:style-name="ce109" table:formula="of:=VLOOKUP([.C80];[Arbeitstypen.$A$2:.$B$6];2;0)" office:value-type="string" office:string-value="" calcext:value-type="error">
            <text:p>#N/A</text:p>
          </table:table-cell>
          <table:table-cell table:style-name="ce32" table:formula="of:=[.B80]*[.N80]" office:value-type="currency" office:currency="SFr." office:value="0" calcext:value-type="currency">
            <text:p>SFr. 0.00</text:p>
          </table:table-cell>
          <table:table-cell table:style-name="ce34" table:formula="of:=IF([.E80]&lt;=0;CEILING([.B80];15);MIN(CEILING([.B80];15);[.E80]))" office:value-type="float" office:value="0" calcext:value-type="float">
            <text:p>0</text:p>
          </table:table-cell>
          <table:table-cell table:style-name="ce36" table:formula="of:=[.K80]/(24*60)" office:value-type="time" office:time-value="PT00H00M00S" calcext:value-type="time">
            <text:p>00:00</text:p>
          </table:table-cell>
          <table:table-cell table:style-name="ce38" table:formula="of:=IF([.F80]&lt;=0;[.K80]*[.N80];MIN([.K80]*[.N80];[.F80]))" office:value-type="currency" office:currency="SFr." office:value="0" calcext:value-type="currency">
            <text:p>SFr. 0.00</text:p>
          </table:table-cell>
          <table:table-cell table:style-name="ce38" table:formula="of:=[.G80]/[.H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1]);[$Konfiguration.B$6];VLOOKUP([.C8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1]);[$Konfiguration.B$7];VLOOKUP([.C81];[Arbeitstypen.$A$2:.$E$101];5;0))" office:value-type="float" office:value="60" calcext:value-type="float">
            <text:p>60</text:p>
          </table:table-cell>
          <table:table-cell table:style-name="ce109" table:formula="of:=VLOOKUP([.C81];[Arbeitstypen.$A$2:.$B$6];2;0)" office:value-type="string" office:string-value="" calcext:value-type="error">
            <text:p>#N/A</text:p>
          </table:table-cell>
          <table:table-cell table:style-name="ce32" table:formula="of:=[.B81]*[.N81]" office:value-type="currency" office:currency="SFr." office:value="0" calcext:value-type="currency">
            <text:p>SFr. 0.00</text:p>
          </table:table-cell>
          <table:table-cell table:style-name="ce34" table:formula="of:=IF([.E81]&lt;=0;CEILING([.B81];15);MIN(CEILING([.B81];15);[.E81]))" office:value-type="float" office:value="0" calcext:value-type="float">
            <text:p>0</text:p>
          </table:table-cell>
          <table:table-cell table:style-name="ce36" table:formula="of:=[.K81]/(24*60)" office:value-type="time" office:time-value="PT00H00M00S" calcext:value-type="time">
            <text:p>00:00</text:p>
          </table:table-cell>
          <table:table-cell table:style-name="ce38" table:formula="of:=IF([.F81]&lt;=0;[.K81]*[.N81];MIN([.K81]*[.N81];[.F81]))" office:value-type="currency" office:currency="SFr." office:value="0" calcext:value-type="currency">
            <text:p>SFr. 0.00</text:p>
          </table:table-cell>
          <table:table-cell table:style-name="ce38" table:formula="of:=[.G81]/[.H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2]);[$Konfiguration.B$6];VLOOKUP([.C8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2]);[$Konfiguration.B$7];VLOOKUP([.C82];[Arbeitstypen.$A$2:.$E$101];5;0))" office:value-type="float" office:value="60" calcext:value-type="float">
            <text:p>60</text:p>
          </table:table-cell>
          <table:table-cell table:style-name="ce109" table:formula="of:=VLOOKUP([.C82];[Arbeitstypen.$A$2:.$B$6];2;0)" office:value-type="string" office:string-value="" calcext:value-type="error">
            <text:p>#N/A</text:p>
          </table:table-cell>
          <table:table-cell table:style-name="ce32" table:formula="of:=[.B82]*[.N82]" office:value-type="currency" office:currency="SFr." office:value="0" calcext:value-type="currency">
            <text:p>SFr. 0.00</text:p>
          </table:table-cell>
          <table:table-cell table:style-name="ce34" table:formula="of:=IF([.E82]&lt;=0;CEILING([.B82];15);MIN(CEILING([.B82];15);[.E82]))" office:value-type="float" office:value="0" calcext:value-type="float">
            <text:p>0</text:p>
          </table:table-cell>
          <table:table-cell table:style-name="ce36" table:formula="of:=[.K82]/(24*60)" office:value-type="time" office:time-value="PT00H00M00S" calcext:value-type="time">
            <text:p>00:00</text:p>
          </table:table-cell>
          <table:table-cell table:style-name="ce38" table:formula="of:=IF([.F82]&lt;=0;[.K82]*[.N82];MIN([.K82]*[.N82];[.F82]))" office:value-type="currency" office:currency="SFr." office:value="0" calcext:value-type="currency">
            <text:p>SFr. 0.00</text:p>
          </table:table-cell>
          <table:table-cell table:style-name="ce38" table:formula="of:=[.G82]/[.H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3]);[$Konfiguration.B$6];VLOOKUP([.C8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3]);[$Konfiguration.B$7];VLOOKUP([.C83];[Arbeitstypen.$A$2:.$E$101];5;0))" office:value-type="float" office:value="60" calcext:value-type="float">
            <text:p>60</text:p>
          </table:table-cell>
          <table:table-cell table:style-name="ce109" table:formula="of:=VLOOKUP([.C83];[Arbeitstypen.$A$2:.$B$6];2;0)" office:value-type="string" office:string-value="" calcext:value-type="error">
            <text:p>#N/A</text:p>
          </table:table-cell>
          <table:table-cell table:style-name="ce32" table:formula="of:=[.B83]*[.N83]" office:value-type="currency" office:currency="SFr." office:value="0" calcext:value-type="currency">
            <text:p>SFr. 0.00</text:p>
          </table:table-cell>
          <table:table-cell table:style-name="ce34" table:formula="of:=IF([.E83]&lt;=0;CEILING([.B83];15);MIN(CEILING([.B83];15);[.E83]))" office:value-type="float" office:value="0" calcext:value-type="float">
            <text:p>0</text:p>
          </table:table-cell>
          <table:table-cell table:style-name="ce36" table:formula="of:=[.K83]/(24*60)" office:value-type="time" office:time-value="PT00H00M00S" calcext:value-type="time">
            <text:p>00:00</text:p>
          </table:table-cell>
          <table:table-cell table:style-name="ce38" table:formula="of:=IF([.F83]&lt;=0;[.K83]*[.N83];MIN([.K83]*[.N83];[.F83]))" office:value-type="currency" office:currency="SFr." office:value="0" calcext:value-type="currency">
            <text:p>SFr. 0.00</text:p>
          </table:table-cell>
          <table:table-cell table:style-name="ce38" table:formula="of:=[.G83]/[.H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4]);[$Konfiguration.B$6];VLOOKUP([.C8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4]);[$Konfiguration.B$7];VLOOKUP([.C84];[Arbeitstypen.$A$2:.$E$101];5;0))" office:value-type="float" office:value="60" calcext:value-type="float">
            <text:p>60</text:p>
          </table:table-cell>
          <table:table-cell table:style-name="ce109" table:formula="of:=VLOOKUP([.C84];[Arbeitstypen.$A$2:.$B$6];2;0)" office:value-type="string" office:string-value="" calcext:value-type="error">
            <text:p>#N/A</text:p>
          </table:table-cell>
          <table:table-cell table:style-name="ce32" table:formula="of:=[.B84]*[.N84]" office:value-type="currency" office:currency="SFr." office:value="0" calcext:value-type="currency">
            <text:p>SFr. 0.00</text:p>
          </table:table-cell>
          <table:table-cell table:style-name="ce34" table:formula="of:=IF([.E84]&lt;=0;CEILING([.B84];15);MIN(CEILING([.B84];15);[.E84]))" office:value-type="float" office:value="0" calcext:value-type="float">
            <text:p>0</text:p>
          </table:table-cell>
          <table:table-cell table:style-name="ce36" table:formula="of:=[.K84]/(24*60)" office:value-type="time" office:time-value="PT00H00M00S" calcext:value-type="time">
            <text:p>00:00</text:p>
          </table:table-cell>
          <table:table-cell table:style-name="ce38" table:formula="of:=IF([.F84]&lt;=0;[.K84]*[.N84];MIN([.K84]*[.N84];[.F84]))" office:value-type="currency" office:currency="SFr." office:value="0" calcext:value-type="currency">
            <text:p>SFr. 0.00</text:p>
          </table:table-cell>
          <table:table-cell table:style-name="ce38" table:formula="of:=[.G84]/[.H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5]);[$Konfiguration.B$6];VLOOKUP([.C8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5]);[$Konfiguration.B$7];VLOOKUP([.C85];[Arbeitstypen.$A$2:.$E$101];5;0))" office:value-type="float" office:value="60" calcext:value-type="float">
            <text:p>60</text:p>
          </table:table-cell>
          <table:table-cell table:style-name="ce109" table:formula="of:=VLOOKUP([.C85];[Arbeitstypen.$A$2:.$B$6];2;0)" office:value-type="string" office:string-value="" calcext:value-type="error">
            <text:p>#N/A</text:p>
          </table:table-cell>
          <table:table-cell table:style-name="ce32" table:formula="of:=[.B85]*[.N85]" office:value-type="currency" office:currency="SFr." office:value="0" calcext:value-type="currency">
            <text:p>SFr. 0.00</text:p>
          </table:table-cell>
          <table:table-cell table:style-name="ce34" table:formula="of:=IF([.E85]&lt;=0;CEILING([.B85];15);MIN(CEILING([.B85];15);[.E85]))" office:value-type="float" office:value="0" calcext:value-type="float">
            <text:p>0</text:p>
          </table:table-cell>
          <table:table-cell table:style-name="ce36" table:formula="of:=[.K85]/(24*60)" office:value-type="time" office:time-value="PT00H00M00S" calcext:value-type="time">
            <text:p>00:00</text:p>
          </table:table-cell>
          <table:table-cell table:style-name="ce38" table:formula="of:=IF([.F85]&lt;=0;[.K85]*[.N85];MIN([.K85]*[.N85];[.F85]))" office:value-type="currency" office:currency="SFr." office:value="0" calcext:value-type="currency">
            <text:p>SFr. 0.00</text:p>
          </table:table-cell>
          <table:table-cell table:style-name="ce38" table:formula="of:=[.G85]/[.H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6]);[$Konfiguration.B$6];VLOOKUP([.C8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6]);[$Konfiguration.B$7];VLOOKUP([.C86];[Arbeitstypen.$A$2:.$E$101];5;0))" office:value-type="float" office:value="60" calcext:value-type="float">
            <text:p>60</text:p>
          </table:table-cell>
          <table:table-cell table:style-name="ce109" table:formula="of:=VLOOKUP([.C86];[Arbeitstypen.$A$2:.$B$6];2;0)" office:value-type="string" office:string-value="" calcext:value-type="error">
            <text:p>#N/A</text:p>
          </table:table-cell>
          <table:table-cell table:style-name="ce32" table:formula="of:=[.B86]*[.N86]" office:value-type="currency" office:currency="SFr." office:value="0" calcext:value-type="currency">
            <text:p>SFr. 0.00</text:p>
          </table:table-cell>
          <table:table-cell table:style-name="ce34" table:formula="of:=IF([.E86]&lt;=0;CEILING([.B86];15);MIN(CEILING([.B86];15);[.E86]))" office:value-type="float" office:value="0" calcext:value-type="float">
            <text:p>0</text:p>
          </table:table-cell>
          <table:table-cell table:style-name="ce36" table:formula="of:=[.K86]/(24*60)" office:value-type="time" office:time-value="PT00H00M00S" calcext:value-type="time">
            <text:p>00:00</text:p>
          </table:table-cell>
          <table:table-cell table:style-name="ce38" table:formula="of:=IF([.F86]&lt;=0;[.K86]*[.N86];MIN([.K86]*[.N86];[.F86]))" office:value-type="currency" office:currency="SFr." office:value="0" calcext:value-type="currency">
            <text:p>SFr. 0.00</text:p>
          </table:table-cell>
          <table:table-cell table:style-name="ce38" table:formula="of:=[.G86]/[.H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7]);[$Konfiguration.B$6];VLOOKUP([.C8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7]);[$Konfiguration.B$7];VLOOKUP([.C87];[Arbeitstypen.$A$2:.$E$101];5;0))" office:value-type="float" office:value="60" calcext:value-type="float">
            <text:p>60</text:p>
          </table:table-cell>
          <table:table-cell table:style-name="ce109" table:formula="of:=VLOOKUP([.C87];[Arbeitstypen.$A$2:.$B$6];2;0)" office:value-type="string" office:string-value="" calcext:value-type="error">
            <text:p>#N/A</text:p>
          </table:table-cell>
          <table:table-cell table:style-name="ce32" table:formula="of:=[.B87]*[.N87]" office:value-type="currency" office:currency="SFr." office:value="0" calcext:value-type="currency">
            <text:p>SFr. 0.00</text:p>
          </table:table-cell>
          <table:table-cell table:style-name="ce34" table:formula="of:=IF([.E87]&lt;=0;CEILING([.B87];15);MIN(CEILING([.B87];15);[.E87]))" office:value-type="float" office:value="0" calcext:value-type="float">
            <text:p>0</text:p>
          </table:table-cell>
          <table:table-cell table:style-name="ce36" table:formula="of:=[.K87]/(24*60)" office:value-type="time" office:time-value="PT00H00M00S" calcext:value-type="time">
            <text:p>00:00</text:p>
          </table:table-cell>
          <table:table-cell table:style-name="ce38" table:formula="of:=IF([.F87]&lt;=0;[.K87]*[.N87];MIN([.K87]*[.N87];[.F87]))" office:value-type="currency" office:currency="SFr." office:value="0" calcext:value-type="currency">
            <text:p>SFr. 0.00</text:p>
          </table:table-cell>
          <table:table-cell table:style-name="ce38" table:formula="of:=[.G87]/[.H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8]);[$Konfiguration.B$6];VLOOKUP([.C8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8]);[$Konfiguration.B$7];VLOOKUP([.C88];[Arbeitstypen.$A$2:.$E$101];5;0))" office:value-type="float" office:value="60" calcext:value-type="float">
            <text:p>60</text:p>
          </table:table-cell>
          <table:table-cell table:style-name="ce109" table:formula="of:=VLOOKUP([.C88];[Arbeitstypen.$A$2:.$B$6];2;0)" office:value-type="string" office:string-value="" calcext:value-type="error">
            <text:p>#N/A</text:p>
          </table:table-cell>
          <table:table-cell table:style-name="ce32" table:formula="of:=[.B88]*[.N88]" office:value-type="currency" office:currency="SFr." office:value="0" calcext:value-type="currency">
            <text:p>SFr. 0.00</text:p>
          </table:table-cell>
          <table:table-cell table:style-name="ce34" table:formula="of:=IF([.E88]&lt;=0;CEILING([.B88];15);MIN(CEILING([.B88];15);[.E88]))" office:value-type="float" office:value="0" calcext:value-type="float">
            <text:p>0</text:p>
          </table:table-cell>
          <table:table-cell table:style-name="ce36" table:formula="of:=[.K88]/(24*60)" office:value-type="time" office:time-value="PT00H00M00S" calcext:value-type="time">
            <text:p>00:00</text:p>
          </table:table-cell>
          <table:table-cell table:style-name="ce38" table:formula="of:=IF([.F88]&lt;=0;[.K88]*[.N88];MIN([.K88]*[.N88];[.F88]))" office:value-type="currency" office:currency="SFr." office:value="0" calcext:value-type="currency">
            <text:p>SFr. 0.00</text:p>
          </table:table-cell>
          <table:table-cell table:style-name="ce38" table:formula="of:=[.G88]/[.H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89]);[$Konfiguration.B$6];VLOOKUP([.C8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89]);[$Konfiguration.B$7];VLOOKUP([.C89];[Arbeitstypen.$A$2:.$E$101];5;0))" office:value-type="float" office:value="60" calcext:value-type="float">
            <text:p>60</text:p>
          </table:table-cell>
          <table:table-cell table:style-name="ce109" table:formula="of:=VLOOKUP([.C89];[Arbeitstypen.$A$2:.$B$6];2;0)" office:value-type="string" office:string-value="" calcext:value-type="error">
            <text:p>#N/A</text:p>
          </table:table-cell>
          <table:table-cell table:style-name="ce32" table:formula="of:=[.B89]*[.N89]" office:value-type="currency" office:currency="SFr." office:value="0" calcext:value-type="currency">
            <text:p>SFr. 0.00</text:p>
          </table:table-cell>
          <table:table-cell table:style-name="ce34" table:formula="of:=IF([.E89]&lt;=0;CEILING([.B89];15);MIN(CEILING([.B89];15);[.E89]))" office:value-type="float" office:value="0" calcext:value-type="float">
            <text:p>0</text:p>
          </table:table-cell>
          <table:table-cell table:style-name="ce36" table:formula="of:=[.K89]/(24*60)" office:value-type="time" office:time-value="PT00H00M00S" calcext:value-type="time">
            <text:p>00:00</text:p>
          </table:table-cell>
          <table:table-cell table:style-name="ce38" table:formula="of:=IF([.F89]&lt;=0;[.K89]*[.N89];MIN([.K89]*[.N89];[.F89]))" office:value-type="currency" office:currency="SFr." office:value="0" calcext:value-type="currency">
            <text:p>SFr. 0.00</text:p>
          </table:table-cell>
          <table:table-cell table:style-name="ce38" table:formula="of:=[.G89]/[.H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0]);[$Konfiguration.B$6];VLOOKUP([.C9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0]);[$Konfiguration.B$7];VLOOKUP([.C90];[Arbeitstypen.$A$2:.$E$101];5;0))" office:value-type="float" office:value="60" calcext:value-type="float">
            <text:p>60</text:p>
          </table:table-cell>
          <table:table-cell table:style-name="ce109" table:formula="of:=VLOOKUP([.C90];[Arbeitstypen.$A$2:.$B$6];2;0)" office:value-type="string" office:string-value="" calcext:value-type="error">
            <text:p>#N/A</text:p>
          </table:table-cell>
          <table:table-cell table:style-name="ce32" table:formula="of:=[.B90]*[.N90]" office:value-type="currency" office:currency="SFr." office:value="0" calcext:value-type="currency">
            <text:p>SFr. 0.00</text:p>
          </table:table-cell>
          <table:table-cell table:style-name="ce34" table:formula="of:=IF([.E90]&lt;=0;CEILING([.B90];15);MIN(CEILING([.B90];15);[.E90]))" office:value-type="float" office:value="0" calcext:value-type="float">
            <text:p>0</text:p>
          </table:table-cell>
          <table:table-cell table:style-name="ce36" table:formula="of:=[.K90]/(24*60)" office:value-type="time" office:time-value="PT00H00M00S" calcext:value-type="time">
            <text:p>00:00</text:p>
          </table:table-cell>
          <table:table-cell table:style-name="ce38" table:formula="of:=IF([.F90]&lt;=0;[.K90]*[.N90];MIN([.K90]*[.N90];[.F90]))" office:value-type="currency" office:currency="SFr." office:value="0" calcext:value-type="currency">
            <text:p>SFr. 0.00</text:p>
          </table:table-cell>
          <table:table-cell table:style-name="ce38" table:formula="of:=[.G90]/[.H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1]);[$Konfiguration.B$6];VLOOKUP([.C9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1]);[$Konfiguration.B$7];VLOOKUP([.C91];[Arbeitstypen.$A$2:.$E$101];5;0))" office:value-type="float" office:value="60" calcext:value-type="float">
            <text:p>60</text:p>
          </table:table-cell>
          <table:table-cell table:style-name="ce109" table:formula="of:=VLOOKUP([.C91];[Arbeitstypen.$A$2:.$B$6];2;0)" office:value-type="string" office:string-value="" calcext:value-type="error">
            <text:p>#N/A</text:p>
          </table:table-cell>
          <table:table-cell table:style-name="ce32" table:formula="of:=[.B91]*[.N91]" office:value-type="currency" office:currency="SFr." office:value="0" calcext:value-type="currency">
            <text:p>SFr. 0.00</text:p>
          </table:table-cell>
          <table:table-cell table:style-name="ce34" table:formula="of:=IF([.E91]&lt;=0;CEILING([.B91];15);MIN(CEILING([.B91];15);[.E91]))" office:value-type="float" office:value="0" calcext:value-type="float">
            <text:p>0</text:p>
          </table:table-cell>
          <table:table-cell table:style-name="ce36" table:formula="of:=[.K91]/(24*60)" office:value-type="time" office:time-value="PT00H00M00S" calcext:value-type="time">
            <text:p>00:00</text:p>
          </table:table-cell>
          <table:table-cell table:style-name="ce38" table:formula="of:=IF([.F91]&lt;=0;[.K91]*[.N91];MIN([.K91]*[.N91];[.F91]))" office:value-type="currency" office:currency="SFr." office:value="0" calcext:value-type="currency">
            <text:p>SFr. 0.00</text:p>
          </table:table-cell>
          <table:table-cell table:style-name="ce38" table:formula="of:=[.G91]/[.H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2]);[$Konfiguration.B$6];VLOOKUP([.C9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2]);[$Konfiguration.B$7];VLOOKUP([.C92];[Arbeitstypen.$A$2:.$E$101];5;0))" office:value-type="float" office:value="60" calcext:value-type="float">
            <text:p>60</text:p>
          </table:table-cell>
          <table:table-cell table:style-name="ce109" table:formula="of:=VLOOKUP([.C92];[Arbeitstypen.$A$2:.$B$6];2;0)" office:value-type="string" office:string-value="" calcext:value-type="error">
            <text:p>#N/A</text:p>
          </table:table-cell>
          <table:table-cell table:style-name="ce32" table:formula="of:=[.B92]*[.N92]" office:value-type="currency" office:currency="SFr." office:value="0" calcext:value-type="currency">
            <text:p>SFr. 0.00</text:p>
          </table:table-cell>
          <table:table-cell table:style-name="ce34" table:formula="of:=IF([.E92]&lt;=0;CEILING([.B92];15);MIN(CEILING([.B92];15);[.E92]))" office:value-type="float" office:value="0" calcext:value-type="float">
            <text:p>0</text:p>
          </table:table-cell>
          <table:table-cell table:style-name="ce36" table:formula="of:=[.K92]/(24*60)" office:value-type="time" office:time-value="PT00H00M00S" calcext:value-type="time">
            <text:p>00:00</text:p>
          </table:table-cell>
          <table:table-cell table:style-name="ce38" table:formula="of:=IF([.F92]&lt;=0;[.K92]*[.N92];MIN([.K92]*[.N92];[.F92]))" office:value-type="currency" office:currency="SFr." office:value="0" calcext:value-type="currency">
            <text:p>SFr. 0.00</text:p>
          </table:table-cell>
          <table:table-cell table:style-name="ce38" table:formula="of:=[.G92]/[.H9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3]);[$Konfiguration.B$6];VLOOKUP([.C9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3]);[$Konfiguration.B$7];VLOOKUP([.C93];[Arbeitstypen.$A$2:.$E$101];5;0))" office:value-type="float" office:value="60" calcext:value-type="float">
            <text:p>60</text:p>
          </table:table-cell>
          <table:table-cell table:style-name="ce109" table:formula="of:=VLOOKUP([.C93];[Arbeitstypen.$A$2:.$B$6];2;0)" office:value-type="string" office:string-value="" calcext:value-type="error">
            <text:p>#N/A</text:p>
          </table:table-cell>
          <table:table-cell table:style-name="ce32" table:formula="of:=[.B93]*[.N93]" office:value-type="currency" office:currency="SFr." office:value="0" calcext:value-type="currency">
            <text:p>SFr. 0.00</text:p>
          </table:table-cell>
          <table:table-cell table:style-name="ce34" table:formula="of:=IF([.E93]&lt;=0;CEILING([.B93];15);MIN(CEILING([.B93];15);[.E93]))" office:value-type="float" office:value="0" calcext:value-type="float">
            <text:p>0</text:p>
          </table:table-cell>
          <table:table-cell table:style-name="ce36" table:formula="of:=[.K93]/(24*60)" office:value-type="time" office:time-value="PT00H00M00S" calcext:value-type="time">
            <text:p>00:00</text:p>
          </table:table-cell>
          <table:table-cell table:style-name="ce38" table:formula="of:=IF([.F93]&lt;=0;[.K93]*[.N93];MIN([.K93]*[.N93];[.F93]))" office:value-type="currency" office:currency="SFr." office:value="0" calcext:value-type="currency">
            <text:p>SFr. 0.00</text:p>
          </table:table-cell>
          <table:table-cell table:style-name="ce38" table:formula="of:=[.G93]/[.H9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4]);[$Konfiguration.B$6];VLOOKUP([.C9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4]);[$Konfiguration.B$7];VLOOKUP([.C94];[Arbeitstypen.$A$2:.$E$101];5;0))" office:value-type="float" office:value="60" calcext:value-type="float">
            <text:p>60</text:p>
          </table:table-cell>
          <table:table-cell table:style-name="ce109" table:formula="of:=VLOOKUP([.C94];[Arbeitstypen.$A$2:.$B$6];2;0)" office:value-type="string" office:string-value="" calcext:value-type="error">
            <text:p>#N/A</text:p>
          </table:table-cell>
          <table:table-cell table:style-name="ce32" table:formula="of:=[.B94]*[.N94]" office:value-type="currency" office:currency="SFr." office:value="0" calcext:value-type="currency">
            <text:p>SFr. 0.00</text:p>
          </table:table-cell>
          <table:table-cell table:style-name="ce34" table:formula="of:=IF([.E94]&lt;=0;CEILING([.B94];15);MIN(CEILING([.B94];15);[.E94]))" office:value-type="float" office:value="0" calcext:value-type="float">
            <text:p>0</text:p>
          </table:table-cell>
          <table:table-cell table:style-name="ce36" table:formula="of:=[.K94]/(24*60)" office:value-type="time" office:time-value="PT00H00M00S" calcext:value-type="time">
            <text:p>00:00</text:p>
          </table:table-cell>
          <table:table-cell table:style-name="ce38" table:formula="of:=IF([.F94]&lt;=0;[.K94]*[.N94];MIN([.K94]*[.N94];[.F94]))" office:value-type="currency" office:currency="SFr." office:value="0" calcext:value-type="currency">
            <text:p>SFr. 0.00</text:p>
          </table:table-cell>
          <table:table-cell table:style-name="ce38" table:formula="of:=[.G94]/[.H9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5]);[$Konfiguration.B$6];VLOOKUP([.C9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5]);[$Konfiguration.B$7];VLOOKUP([.C95];[Arbeitstypen.$A$2:.$E$101];5;0))" office:value-type="float" office:value="60" calcext:value-type="float">
            <text:p>60</text:p>
          </table:table-cell>
          <table:table-cell table:style-name="ce109" table:formula="of:=VLOOKUP([.C95];[Arbeitstypen.$A$2:.$B$6];2;0)" office:value-type="string" office:string-value="" calcext:value-type="error">
            <text:p>#N/A</text:p>
          </table:table-cell>
          <table:table-cell table:style-name="ce32" table:formula="of:=[.B95]*[.N95]" office:value-type="currency" office:currency="SFr." office:value="0" calcext:value-type="currency">
            <text:p>SFr. 0.00</text:p>
          </table:table-cell>
          <table:table-cell table:style-name="ce34" table:formula="of:=IF([.E95]&lt;=0;CEILING([.B95];15);MIN(CEILING([.B95];15);[.E95]))" office:value-type="float" office:value="0" calcext:value-type="float">
            <text:p>0</text:p>
          </table:table-cell>
          <table:table-cell table:style-name="ce36" table:formula="of:=[.K95]/(24*60)" office:value-type="time" office:time-value="PT00H00M00S" calcext:value-type="time">
            <text:p>00:00</text:p>
          </table:table-cell>
          <table:table-cell table:style-name="ce38" table:formula="of:=IF([.F95]&lt;=0;[.K95]*[.N95];MIN([.K95]*[.N95];[.F95]))" office:value-type="currency" office:currency="SFr." office:value="0" calcext:value-type="currency">
            <text:p>SFr. 0.00</text:p>
          </table:table-cell>
          <table:table-cell table:style-name="ce38" table:formula="of:=[.G95]/[.H9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6]);[$Konfiguration.B$6];VLOOKUP([.C9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6]);[$Konfiguration.B$7];VLOOKUP([.C96];[Arbeitstypen.$A$2:.$E$101];5;0))" office:value-type="float" office:value="60" calcext:value-type="float">
            <text:p>60</text:p>
          </table:table-cell>
          <table:table-cell table:style-name="ce109" table:formula="of:=VLOOKUP([.C96];[Arbeitstypen.$A$2:.$B$6];2;0)" office:value-type="string" office:string-value="" calcext:value-type="error">
            <text:p>#N/A</text:p>
          </table:table-cell>
          <table:table-cell table:style-name="ce32" table:formula="of:=[.B96]*[.N96]" office:value-type="currency" office:currency="SFr." office:value="0" calcext:value-type="currency">
            <text:p>SFr. 0.00</text:p>
          </table:table-cell>
          <table:table-cell table:style-name="ce34" table:formula="of:=IF([.E96]&lt;=0;CEILING([.B96];15);MIN(CEILING([.B96];15);[.E96]))" office:value-type="float" office:value="0" calcext:value-type="float">
            <text:p>0</text:p>
          </table:table-cell>
          <table:table-cell table:style-name="ce36" table:formula="of:=[.K96]/(24*60)" office:value-type="time" office:time-value="PT00H00M00S" calcext:value-type="time">
            <text:p>00:00</text:p>
          </table:table-cell>
          <table:table-cell table:style-name="ce38" table:formula="of:=IF([.F96]&lt;=0;[.K96]*[.N96];MIN([.K96]*[.N96];[.F96]))" office:value-type="currency" office:currency="SFr." office:value="0" calcext:value-type="currency">
            <text:p>SFr. 0.00</text:p>
          </table:table-cell>
          <table:table-cell table:style-name="ce38" table:formula="of:=[.G96]/[.H9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7]);[$Konfiguration.B$6];VLOOKUP([.C9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7]);[$Konfiguration.B$7];VLOOKUP([.C97];[Arbeitstypen.$A$2:.$E$101];5;0))" office:value-type="float" office:value="60" calcext:value-type="float">
            <text:p>60</text:p>
          </table:table-cell>
          <table:table-cell table:style-name="ce109" table:formula="of:=VLOOKUP([.C97];[Arbeitstypen.$A$2:.$B$6];2;0)" office:value-type="string" office:string-value="" calcext:value-type="error">
            <text:p>#N/A</text:p>
          </table:table-cell>
          <table:table-cell table:style-name="ce32" table:formula="of:=[.B97]*[.N97]" office:value-type="currency" office:currency="SFr." office:value="0" calcext:value-type="currency">
            <text:p>SFr. 0.00</text:p>
          </table:table-cell>
          <table:table-cell table:style-name="ce34" table:formula="of:=IF([.E97]&lt;=0;CEILING([.B97];15);MIN(CEILING([.B97];15);[.E97]))" office:value-type="float" office:value="0" calcext:value-type="float">
            <text:p>0</text:p>
          </table:table-cell>
          <table:table-cell table:style-name="ce36" table:formula="of:=[.K97]/(24*60)" office:value-type="time" office:time-value="PT00H00M00S" calcext:value-type="time">
            <text:p>00:00</text:p>
          </table:table-cell>
          <table:table-cell table:style-name="ce38" table:formula="of:=IF([.F97]&lt;=0;[.K97]*[.N97];MIN([.K97]*[.N97];[.F97]))" office:value-type="currency" office:currency="SFr." office:value="0" calcext:value-type="currency">
            <text:p>SFr. 0.00</text:p>
          </table:table-cell>
          <table:table-cell table:style-name="ce38" table:formula="of:=[.G97]/[.H9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8]);[$Konfiguration.B$6];VLOOKUP([.C9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8]);[$Konfiguration.B$7];VLOOKUP([.C98];[Arbeitstypen.$A$2:.$E$101];5;0))" office:value-type="float" office:value="60" calcext:value-type="float">
            <text:p>60</text:p>
          </table:table-cell>
          <table:table-cell table:style-name="ce109" table:formula="of:=VLOOKUP([.C98];[Arbeitstypen.$A$2:.$B$6];2;0)" office:value-type="string" office:string-value="" calcext:value-type="error">
            <text:p>#N/A</text:p>
          </table:table-cell>
          <table:table-cell table:style-name="ce32" table:formula="of:=[.B98]*[.N98]" office:value-type="currency" office:currency="SFr." office:value="0" calcext:value-type="currency">
            <text:p>SFr. 0.00</text:p>
          </table:table-cell>
          <table:table-cell table:style-name="ce34" table:formula="of:=IF([.E98]&lt;=0;CEILING([.B98];15);MIN(CEILING([.B98];15);[.E98]))" office:value-type="float" office:value="0" calcext:value-type="float">
            <text:p>0</text:p>
          </table:table-cell>
          <table:table-cell table:style-name="ce36" table:formula="of:=[.K98]/(24*60)" office:value-type="time" office:time-value="PT00H00M00S" calcext:value-type="time">
            <text:p>00:00</text:p>
          </table:table-cell>
          <table:table-cell table:style-name="ce38" table:formula="of:=IF([.F98]&lt;=0;[.K98]*[.N98];MIN([.K98]*[.N98];[.F98]))" office:value-type="currency" office:currency="SFr." office:value="0" calcext:value-type="currency">
            <text:p>SFr. 0.00</text:p>
          </table:table-cell>
          <table:table-cell table:style-name="ce38" table:formula="of:=[.G98]/[.H9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99]);[$Konfiguration.B$6];VLOOKUP([.C9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99]);[$Konfiguration.B$7];VLOOKUP([.C99];[Arbeitstypen.$A$2:.$E$101];5;0))" office:value-type="float" office:value="60" calcext:value-type="float">
            <text:p>60</text:p>
          </table:table-cell>
          <table:table-cell table:style-name="ce109" table:formula="of:=VLOOKUP([.C99];[Arbeitstypen.$A$2:.$B$6];2;0)" office:value-type="string" office:string-value="" calcext:value-type="error">
            <text:p>#N/A</text:p>
          </table:table-cell>
          <table:table-cell table:style-name="ce32" table:formula="of:=[.B99]*[.N99]" office:value-type="currency" office:currency="SFr." office:value="0" calcext:value-type="currency">
            <text:p>SFr. 0.00</text:p>
          </table:table-cell>
          <table:table-cell table:style-name="ce34" table:formula="of:=IF([.E99]&lt;=0;CEILING([.B99];15);MIN(CEILING([.B99];15);[.E99]))" office:value-type="float" office:value="0" calcext:value-type="float">
            <text:p>0</text:p>
          </table:table-cell>
          <table:table-cell table:style-name="ce36" table:formula="of:=[.K99]/(24*60)" office:value-type="time" office:time-value="PT00H00M00S" calcext:value-type="time">
            <text:p>00:00</text:p>
          </table:table-cell>
          <table:table-cell table:style-name="ce38" table:formula="of:=IF([.F99]&lt;=0;[.K99]*[.N99];MIN([.K99]*[.N99];[.F99]))" office:value-type="currency" office:currency="SFr." office:value="0" calcext:value-type="currency">
            <text:p>SFr. 0.00</text:p>
          </table:table-cell>
          <table:table-cell table:style-name="ce38" table:formula="of:=[.G99]/[.H9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0]);[$Konfiguration.B$6];VLOOKUP([.C10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0]);[$Konfiguration.B$7];VLOOKUP([.C100];[Arbeitstypen.$A$2:.$E$101];5;0))" office:value-type="float" office:value="60" calcext:value-type="float">
            <text:p>60</text:p>
          </table:table-cell>
          <table:table-cell table:style-name="ce109" table:formula="of:=VLOOKUP([.C100];[Arbeitstypen.$A$2:.$B$6];2;0)" office:value-type="string" office:string-value="" calcext:value-type="error">
            <text:p>#N/A</text:p>
          </table:table-cell>
          <table:table-cell table:style-name="ce32" table:formula="of:=[.B100]*[.N100]" office:value-type="currency" office:currency="SFr." office:value="0" calcext:value-type="currency">
            <text:p>SFr. 0.00</text:p>
          </table:table-cell>
          <table:table-cell table:style-name="ce34" table:formula="of:=IF([.E100]&lt;=0;CEILING([.B100];15);MIN(CEILING([.B100];15);[.E100]))" office:value-type="float" office:value="0" calcext:value-type="float">
            <text:p>0</text:p>
          </table:table-cell>
          <table:table-cell table:style-name="ce36" table:formula="of:=[.K100]/(24*60)" office:value-type="time" office:time-value="PT00H00M00S" calcext:value-type="time">
            <text:p>00:00</text:p>
          </table:table-cell>
          <table:table-cell table:style-name="ce38" table:formula="of:=IF([.F100]&lt;=0;[.K100]*[.N100];MIN([.K100]*[.N100];[.F100]))" office:value-type="currency" office:currency="SFr." office:value="0" calcext:value-type="currency">
            <text:p>SFr. 0.00</text:p>
          </table:table-cell>
          <table:table-cell table:style-name="ce38" table:formula="of:=[.G100]/[.H10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1]);[$Konfiguration.B$6];VLOOKUP([.C10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1]);[$Konfiguration.B$7];VLOOKUP([.C101];[Arbeitstypen.$A$2:.$E$101];5;0))" office:value-type="float" office:value="60" calcext:value-type="float">
            <text:p>60</text:p>
          </table:table-cell>
          <table:table-cell table:style-name="ce109" table:formula="of:=VLOOKUP([.C101];[Arbeitstypen.$A$2:.$B$6];2;0)" office:value-type="string" office:string-value="" calcext:value-type="error">
            <text:p>#N/A</text:p>
          </table:table-cell>
          <table:table-cell table:style-name="ce32" table:formula="of:=[.B101]*[.N101]" office:value-type="currency" office:currency="SFr." office:value="0" calcext:value-type="currency">
            <text:p>SFr. 0.00</text:p>
          </table:table-cell>
          <table:table-cell table:style-name="ce34" table:formula="of:=IF([.E101]&lt;=0;CEILING([.B101];15);MIN(CEILING([.B101];15);[.E101]))" office:value-type="float" office:value="0" calcext:value-type="float">
            <text:p>0</text:p>
          </table:table-cell>
          <table:table-cell table:style-name="ce36" table:formula="of:=[.K101]/(24*60)" office:value-type="time" office:time-value="PT00H00M00S" calcext:value-type="time">
            <text:p>00:00</text:p>
          </table:table-cell>
          <table:table-cell table:style-name="ce38" table:formula="of:=IF([.F101]&lt;=0;[.K101]*[.N101];MIN([.K101]*[.N101];[.F101]))" office:value-type="currency" office:currency="SFr." office:value="0" calcext:value-type="currency">
            <text:p>SFr. 0.00</text:p>
          </table:table-cell>
          <table:table-cell table:style-name="ce38" table:formula="of:=[.G101]/[.H10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2]);[$Konfiguration.B$6];VLOOKUP([.C10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2]);[$Konfiguration.B$7];VLOOKUP([.C102];[Arbeitstypen.$A$2:.$E$101];5;0))" office:value-type="float" office:value="60" calcext:value-type="float">
            <text:p>60</text:p>
          </table:table-cell>
          <table:table-cell table:style-name="ce109" table:formula="of:=VLOOKUP([.C102];[Arbeitstypen.$A$2:.$B$6];2;0)" office:value-type="string" office:string-value="" calcext:value-type="error">
            <text:p>#N/A</text:p>
          </table:table-cell>
          <table:table-cell table:style-name="ce32" table:formula="of:=[.B102]*[.N102]" office:value-type="currency" office:currency="SFr." office:value="0" calcext:value-type="currency">
            <text:p>SFr. 0.00</text:p>
          </table:table-cell>
          <table:table-cell table:style-name="ce34" table:formula="of:=IF([.E102]&lt;=0;CEILING([.B102];15);MIN(CEILING([.B102];15);[.E102]))" office:value-type="float" office:value="0" calcext:value-type="float">
            <text:p>0</text:p>
          </table:table-cell>
          <table:table-cell table:style-name="ce36" table:formula="of:=[.K102]/(24*60)" office:value-type="time" office:time-value="PT00H00M00S" calcext:value-type="time">
            <text:p>00:00</text:p>
          </table:table-cell>
          <table:table-cell table:style-name="ce38" table:formula="of:=IF([.F102]&lt;=0;[.K102]*[.N102];MIN([.K102]*[.N102];[.F102]))" office:value-type="currency" office:currency="SFr." office:value="0" calcext:value-type="currency">
            <text:p>SFr. 0.00</text:p>
          </table:table-cell>
          <table:table-cell table:style-name="ce38" table:formula="of:=[.G102]/[.H10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3]);[$Konfiguration.B$6];VLOOKUP([.C10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3]);[$Konfiguration.B$7];VLOOKUP([.C103];[Arbeitstypen.$A$2:.$E$101];5;0))" office:value-type="float" office:value="60" calcext:value-type="float">
            <text:p>60</text:p>
          </table:table-cell>
          <table:table-cell table:style-name="ce109" table:formula="of:=VLOOKUP([.C103];[Arbeitstypen.$A$2:.$B$6];2;0)" office:value-type="string" office:string-value="" calcext:value-type="error">
            <text:p>#N/A</text:p>
          </table:table-cell>
          <table:table-cell table:style-name="ce32" table:formula="of:=[.B103]*[.N103]" office:value-type="currency" office:currency="SFr." office:value="0" calcext:value-type="currency">
            <text:p>SFr. 0.00</text:p>
          </table:table-cell>
          <table:table-cell table:style-name="ce34" table:formula="of:=IF([.E103]&lt;=0;CEILING([.B103];15);MIN(CEILING([.B103];15);[.E103]))" office:value-type="float" office:value="0" calcext:value-type="float">
            <text:p>0</text:p>
          </table:table-cell>
          <table:table-cell table:style-name="ce36" table:formula="of:=[.K103]/(24*60)" office:value-type="time" office:time-value="PT00H00M00S" calcext:value-type="time">
            <text:p>00:00</text:p>
          </table:table-cell>
          <table:table-cell table:style-name="ce38" table:formula="of:=IF([.F103]&lt;=0;[.K103]*[.N103];MIN([.K103]*[.N103];[.F103]))" office:value-type="currency" office:currency="SFr." office:value="0" calcext:value-type="currency">
            <text:p>SFr. 0.00</text:p>
          </table:table-cell>
          <table:table-cell table:style-name="ce38" table:formula="of:=[.G103]/[.H10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4]);[$Konfiguration.B$6];VLOOKUP([.C10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4]);[$Konfiguration.B$7];VLOOKUP([.C104];[Arbeitstypen.$A$2:.$E$101];5;0))" office:value-type="float" office:value="60" calcext:value-type="float">
            <text:p>60</text:p>
          </table:table-cell>
          <table:table-cell table:style-name="ce109" table:formula="of:=VLOOKUP([.C104];[Arbeitstypen.$A$2:.$B$6];2;0)" office:value-type="string" office:string-value="" calcext:value-type="error">
            <text:p>#N/A</text:p>
          </table:table-cell>
          <table:table-cell table:style-name="ce32" table:formula="of:=[.B104]*[.N104]" office:value-type="currency" office:currency="SFr." office:value="0" calcext:value-type="currency">
            <text:p>SFr. 0.00</text:p>
          </table:table-cell>
          <table:table-cell table:style-name="ce34" table:formula="of:=IF([.E104]&lt;=0;CEILING([.B104];15);MIN(CEILING([.B104];15);[.E104]))" office:value-type="float" office:value="0" calcext:value-type="float">
            <text:p>0</text:p>
          </table:table-cell>
          <table:table-cell table:style-name="ce36" table:formula="of:=[.K104]/(24*60)" office:value-type="time" office:time-value="PT00H00M00S" calcext:value-type="time">
            <text:p>00:00</text:p>
          </table:table-cell>
          <table:table-cell table:style-name="ce38" table:formula="of:=IF([.F104]&lt;=0;[.K104]*[.N104];MIN([.K104]*[.N104];[.F104]))" office:value-type="currency" office:currency="SFr." office:value="0" calcext:value-type="currency">
            <text:p>SFr. 0.00</text:p>
          </table:table-cell>
          <table:table-cell table:style-name="ce38" table:formula="of:=[.G104]/[.H10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5]);[$Konfiguration.B$6];VLOOKUP([.C10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5]);[$Konfiguration.B$7];VLOOKUP([.C105];[Arbeitstypen.$A$2:.$E$101];5;0))" office:value-type="float" office:value="60" calcext:value-type="float">
            <text:p>60</text:p>
          </table:table-cell>
          <table:table-cell table:style-name="ce109" table:formula="of:=VLOOKUP([.C105];[Arbeitstypen.$A$2:.$B$6];2;0)" office:value-type="string" office:string-value="" calcext:value-type="error">
            <text:p>#N/A</text:p>
          </table:table-cell>
          <table:table-cell table:style-name="ce32" table:formula="of:=[.B105]*[.N105]" office:value-type="currency" office:currency="SFr." office:value="0" calcext:value-type="currency">
            <text:p>SFr. 0.00</text:p>
          </table:table-cell>
          <table:table-cell table:style-name="ce34" table:formula="of:=IF([.E105]&lt;=0;CEILING([.B105];15);MIN(CEILING([.B105];15);[.E105]))" office:value-type="float" office:value="0" calcext:value-type="float">
            <text:p>0</text:p>
          </table:table-cell>
          <table:table-cell table:style-name="ce36" table:formula="of:=[.K105]/(24*60)" office:value-type="time" office:time-value="PT00H00M00S" calcext:value-type="time">
            <text:p>00:00</text:p>
          </table:table-cell>
          <table:table-cell table:style-name="ce38" table:formula="of:=IF([.F105]&lt;=0;[.K105]*[.N105];MIN([.K105]*[.N105];[.F105]))" office:value-type="currency" office:currency="SFr." office:value="0" calcext:value-type="currency">
            <text:p>SFr. 0.00</text:p>
          </table:table-cell>
          <table:table-cell table:style-name="ce38" table:formula="of:=[.G105]/[.H10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6]);[$Konfiguration.B$6];VLOOKUP([.C10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6]);[$Konfiguration.B$7];VLOOKUP([.C106];[Arbeitstypen.$A$2:.$E$101];5;0))" office:value-type="float" office:value="60" calcext:value-type="float">
            <text:p>60</text:p>
          </table:table-cell>
          <table:table-cell table:style-name="ce109" table:formula="of:=VLOOKUP([.C106];[Arbeitstypen.$A$2:.$B$6];2;0)" office:value-type="string" office:string-value="" calcext:value-type="error">
            <text:p>#N/A</text:p>
          </table:table-cell>
          <table:table-cell table:style-name="ce32" table:formula="of:=[.B106]*[.N106]" office:value-type="currency" office:currency="SFr." office:value="0" calcext:value-type="currency">
            <text:p>SFr. 0.00</text:p>
          </table:table-cell>
          <table:table-cell table:style-name="ce34" table:formula="of:=IF([.E106]&lt;=0;CEILING([.B106];15);MIN(CEILING([.B106];15);[.E106]))" office:value-type="float" office:value="0" calcext:value-type="float">
            <text:p>0</text:p>
          </table:table-cell>
          <table:table-cell table:style-name="ce36" table:formula="of:=[.K106]/(24*60)" office:value-type="time" office:time-value="PT00H00M00S" calcext:value-type="time">
            <text:p>00:00</text:p>
          </table:table-cell>
          <table:table-cell table:style-name="ce38" table:formula="of:=IF([.F106]&lt;=0;[.K106]*[.N106];MIN([.K106]*[.N106];[.F106]))" office:value-type="currency" office:currency="SFr." office:value="0" calcext:value-type="currency">
            <text:p>SFr. 0.00</text:p>
          </table:table-cell>
          <table:table-cell table:style-name="ce38" table:formula="of:=[.G106]/[.H10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7]);[$Konfiguration.B$6];VLOOKUP([.C10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7]);[$Konfiguration.B$7];VLOOKUP([.C107];[Arbeitstypen.$A$2:.$E$101];5;0))" office:value-type="float" office:value="60" calcext:value-type="float">
            <text:p>60</text:p>
          </table:table-cell>
          <table:table-cell table:style-name="ce109" table:formula="of:=VLOOKUP([.C107];[Arbeitstypen.$A$2:.$B$6];2;0)" office:value-type="string" office:string-value="" calcext:value-type="error">
            <text:p>#N/A</text:p>
          </table:table-cell>
          <table:table-cell table:style-name="ce32" table:formula="of:=[.B107]*[.N107]" office:value-type="currency" office:currency="SFr." office:value="0" calcext:value-type="currency">
            <text:p>SFr. 0.00</text:p>
          </table:table-cell>
          <table:table-cell table:style-name="ce34" table:formula="of:=IF([.E107]&lt;=0;CEILING([.B107];15);MIN(CEILING([.B107];15);[.E107]))" office:value-type="float" office:value="0" calcext:value-type="float">
            <text:p>0</text:p>
          </table:table-cell>
          <table:table-cell table:style-name="ce36" table:formula="of:=[.K107]/(24*60)" office:value-type="time" office:time-value="PT00H00M00S" calcext:value-type="time">
            <text:p>00:00</text:p>
          </table:table-cell>
          <table:table-cell table:style-name="ce38" table:formula="of:=IF([.F107]&lt;=0;[.K107]*[.N107];MIN([.K107]*[.N107];[.F107]))" office:value-type="currency" office:currency="SFr." office:value="0" calcext:value-type="currency">
            <text:p>SFr. 0.00</text:p>
          </table:table-cell>
          <table:table-cell table:style-name="ce38" table:formula="of:=[.G107]/[.H10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8]);[$Konfiguration.B$6];VLOOKUP([.C10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8]);[$Konfiguration.B$7];VLOOKUP([.C108];[Arbeitstypen.$A$2:.$E$101];5;0))" office:value-type="float" office:value="60" calcext:value-type="float">
            <text:p>60</text:p>
          </table:table-cell>
          <table:table-cell table:style-name="ce109" table:formula="of:=VLOOKUP([.C108];[Arbeitstypen.$A$2:.$B$6];2;0)" office:value-type="string" office:string-value="" calcext:value-type="error">
            <text:p>#N/A</text:p>
          </table:table-cell>
          <table:table-cell table:style-name="ce32" table:formula="of:=[.B108]*[.N108]" office:value-type="currency" office:currency="SFr." office:value="0" calcext:value-type="currency">
            <text:p>SFr. 0.00</text:p>
          </table:table-cell>
          <table:table-cell table:style-name="ce34" table:formula="of:=IF([.E108]&lt;=0;CEILING([.B108];15);MIN(CEILING([.B108];15);[.E108]))" office:value-type="float" office:value="0" calcext:value-type="float">
            <text:p>0</text:p>
          </table:table-cell>
          <table:table-cell table:style-name="ce36" table:formula="of:=[.K108]/(24*60)" office:value-type="time" office:time-value="PT00H00M00S" calcext:value-type="time">
            <text:p>00:00</text:p>
          </table:table-cell>
          <table:table-cell table:style-name="ce38" table:formula="of:=IF([.F108]&lt;=0;[.K108]*[.N108];MIN([.K108]*[.N108];[.F108]))" office:value-type="currency" office:currency="SFr." office:value="0" calcext:value-type="currency">
            <text:p>SFr. 0.00</text:p>
          </table:table-cell>
          <table:table-cell table:style-name="ce38" table:formula="of:=[.G108]/[.H10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09]);[$Konfiguration.B$6];VLOOKUP([.C10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09]);[$Konfiguration.B$7];VLOOKUP([.C109];[Arbeitstypen.$A$2:.$E$101];5;0))" office:value-type="float" office:value="60" calcext:value-type="float">
            <text:p>60</text:p>
          </table:table-cell>
          <table:table-cell table:style-name="ce109" table:formula="of:=VLOOKUP([.C109];[Arbeitstypen.$A$2:.$B$6];2;0)" office:value-type="string" office:string-value="" calcext:value-type="error">
            <text:p>#N/A</text:p>
          </table:table-cell>
          <table:table-cell table:style-name="ce32" table:formula="of:=[.B109]*[.N109]" office:value-type="currency" office:currency="SFr." office:value="0" calcext:value-type="currency">
            <text:p>SFr. 0.00</text:p>
          </table:table-cell>
          <table:table-cell table:style-name="ce34" table:formula="of:=IF([.E109]&lt;=0;CEILING([.B109];15);MIN(CEILING([.B109];15);[.E109]))" office:value-type="float" office:value="0" calcext:value-type="float">
            <text:p>0</text:p>
          </table:table-cell>
          <table:table-cell table:style-name="ce36" table:formula="of:=[.K109]/(24*60)" office:value-type="time" office:time-value="PT00H00M00S" calcext:value-type="time">
            <text:p>00:00</text:p>
          </table:table-cell>
          <table:table-cell table:style-name="ce38" table:formula="of:=IF([.F109]&lt;=0;[.K109]*[.N109];MIN([.K109]*[.N109];[.F109]))" office:value-type="currency" office:currency="SFr." office:value="0" calcext:value-type="currency">
            <text:p>SFr. 0.00</text:p>
          </table:table-cell>
          <table:table-cell table:style-name="ce38" table:formula="of:=[.G109]/[.H10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0]);[$Konfiguration.B$6];VLOOKUP([.C11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0]);[$Konfiguration.B$7];VLOOKUP([.C110];[Arbeitstypen.$A$2:.$E$101];5;0))" office:value-type="float" office:value="60" calcext:value-type="float">
            <text:p>60</text:p>
          </table:table-cell>
          <table:table-cell table:style-name="ce109" table:formula="of:=VLOOKUP([.C110];[Arbeitstypen.$A$2:.$B$6];2;0)" office:value-type="string" office:string-value="" calcext:value-type="error">
            <text:p>#N/A</text:p>
          </table:table-cell>
          <table:table-cell table:style-name="ce32" table:formula="of:=[.B110]*[.N110]" office:value-type="currency" office:currency="SFr." office:value="0" calcext:value-type="currency">
            <text:p>SFr. 0.00</text:p>
          </table:table-cell>
          <table:table-cell table:style-name="ce34" table:formula="of:=IF([.E110]&lt;=0;CEILING([.B110];15);MIN(CEILING([.B110];15);[.E110]))" office:value-type="float" office:value="0" calcext:value-type="float">
            <text:p>0</text:p>
          </table:table-cell>
          <table:table-cell table:style-name="ce36" table:formula="of:=[.K110]/(24*60)" office:value-type="time" office:time-value="PT00H00M00S" calcext:value-type="time">
            <text:p>00:00</text:p>
          </table:table-cell>
          <table:table-cell table:style-name="ce38" table:formula="of:=IF([.F110]&lt;=0;[.K110]*[.N110];MIN([.K110]*[.N110];[.F110]))" office:value-type="currency" office:currency="SFr." office:value="0" calcext:value-type="currency">
            <text:p>SFr. 0.00</text:p>
          </table:table-cell>
          <table:table-cell table:style-name="ce38" table:formula="of:=[.G110]/[.H11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1]);[$Konfiguration.B$6];VLOOKUP([.C11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1]);[$Konfiguration.B$7];VLOOKUP([.C111];[Arbeitstypen.$A$2:.$E$101];5;0))" office:value-type="float" office:value="60" calcext:value-type="float">
            <text:p>60</text:p>
          </table:table-cell>
          <table:table-cell table:style-name="ce109" table:formula="of:=VLOOKUP([.C111];[Arbeitstypen.$A$2:.$B$6];2;0)" office:value-type="string" office:string-value="" calcext:value-type="error">
            <text:p>#N/A</text:p>
          </table:table-cell>
          <table:table-cell table:style-name="ce32" table:formula="of:=[.B111]*[.N111]" office:value-type="currency" office:currency="SFr." office:value="0" calcext:value-type="currency">
            <text:p>SFr. 0.00</text:p>
          </table:table-cell>
          <table:table-cell table:style-name="ce34" table:formula="of:=IF([.E111]&lt;=0;CEILING([.B111];15);MIN(CEILING([.B111];15);[.E111]))" office:value-type="float" office:value="0" calcext:value-type="float">
            <text:p>0</text:p>
          </table:table-cell>
          <table:table-cell table:style-name="ce36" table:formula="of:=[.K111]/(24*60)" office:value-type="time" office:time-value="PT00H00M00S" calcext:value-type="time">
            <text:p>00:00</text:p>
          </table:table-cell>
          <table:table-cell table:style-name="ce38" table:formula="of:=IF([.F111]&lt;=0;[.K111]*[.N111];MIN([.K111]*[.N111];[.F111]))" office:value-type="currency" office:currency="SFr." office:value="0" calcext:value-type="currency">
            <text:p>SFr. 0.00</text:p>
          </table:table-cell>
          <table:table-cell table:style-name="ce38" table:formula="of:=[.G111]/[.H11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2]);[$Konfiguration.B$6];VLOOKUP([.C11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2]);[$Konfiguration.B$7];VLOOKUP([.C112];[Arbeitstypen.$A$2:.$E$101];5;0))" office:value-type="float" office:value="60" calcext:value-type="float">
            <text:p>60</text:p>
          </table:table-cell>
          <table:table-cell table:style-name="ce109" table:formula="of:=VLOOKUP([.C112];[Arbeitstypen.$A$2:.$B$6];2;0)" office:value-type="string" office:string-value="" calcext:value-type="error">
            <text:p>#N/A</text:p>
          </table:table-cell>
          <table:table-cell table:style-name="ce32" table:formula="of:=[.B112]*[.N112]" office:value-type="currency" office:currency="SFr." office:value="0" calcext:value-type="currency">
            <text:p>SFr. 0.00</text:p>
          </table:table-cell>
          <table:table-cell table:style-name="ce34" table:formula="of:=IF([.E112]&lt;=0;CEILING([.B112];15);MIN(CEILING([.B112];15);[.E112]))" office:value-type="float" office:value="0" calcext:value-type="float">
            <text:p>0</text:p>
          </table:table-cell>
          <table:table-cell table:style-name="ce36" table:formula="of:=[.K112]/(24*60)" office:value-type="time" office:time-value="PT00H00M00S" calcext:value-type="time">
            <text:p>00:00</text:p>
          </table:table-cell>
          <table:table-cell table:style-name="ce38" table:formula="of:=IF([.F112]&lt;=0;[.K112]*[.N112];MIN([.K112]*[.N112];[.F112]))" office:value-type="currency" office:currency="SFr." office:value="0" calcext:value-type="currency">
            <text:p>SFr. 0.00</text:p>
          </table:table-cell>
          <table:table-cell table:style-name="ce38" table:formula="of:=[.G112]/[.H11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3]);[$Konfiguration.B$6];VLOOKUP([.C11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3]);[$Konfiguration.B$7];VLOOKUP([.C113];[Arbeitstypen.$A$2:.$E$101];5;0))" office:value-type="float" office:value="60" calcext:value-type="float">
            <text:p>60</text:p>
          </table:table-cell>
          <table:table-cell table:style-name="ce109" table:formula="of:=VLOOKUP([.C113];[Arbeitstypen.$A$2:.$B$6];2;0)" office:value-type="string" office:string-value="" calcext:value-type="error">
            <text:p>#N/A</text:p>
          </table:table-cell>
          <table:table-cell table:style-name="ce32" table:formula="of:=[.B113]*[.N113]" office:value-type="currency" office:currency="SFr." office:value="0" calcext:value-type="currency">
            <text:p>SFr. 0.00</text:p>
          </table:table-cell>
          <table:table-cell table:style-name="ce34" table:formula="of:=IF([.E113]&lt;=0;CEILING([.B113];15);MIN(CEILING([.B113];15);[.E113]))" office:value-type="float" office:value="0" calcext:value-type="float">
            <text:p>0</text:p>
          </table:table-cell>
          <table:table-cell table:style-name="ce36" table:formula="of:=[.K113]/(24*60)" office:value-type="time" office:time-value="PT00H00M00S" calcext:value-type="time">
            <text:p>00:00</text:p>
          </table:table-cell>
          <table:table-cell table:style-name="ce38" table:formula="of:=IF([.F113]&lt;=0;[.K113]*[.N113];MIN([.K113]*[.N113];[.F113]))" office:value-type="currency" office:currency="SFr." office:value="0" calcext:value-type="currency">
            <text:p>SFr. 0.00</text:p>
          </table:table-cell>
          <table:table-cell table:style-name="ce38" table:formula="of:=[.G113]/[.H11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4]);[$Konfiguration.B$6];VLOOKUP([.C11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4]);[$Konfiguration.B$7];VLOOKUP([.C114];[Arbeitstypen.$A$2:.$E$101];5;0))" office:value-type="float" office:value="60" calcext:value-type="float">
            <text:p>60</text:p>
          </table:table-cell>
          <table:table-cell table:style-name="ce109" table:formula="of:=VLOOKUP([.C114];[Arbeitstypen.$A$2:.$B$6];2;0)" office:value-type="string" office:string-value="" calcext:value-type="error">
            <text:p>#N/A</text:p>
          </table:table-cell>
          <table:table-cell table:style-name="ce32" table:formula="of:=[.B114]*[.N114]" office:value-type="currency" office:currency="SFr." office:value="0" calcext:value-type="currency">
            <text:p>SFr. 0.00</text:p>
          </table:table-cell>
          <table:table-cell table:style-name="ce34" table:formula="of:=IF([.E114]&lt;=0;CEILING([.B114];15);MIN(CEILING([.B114];15);[.E114]))" office:value-type="float" office:value="0" calcext:value-type="float">
            <text:p>0</text:p>
          </table:table-cell>
          <table:table-cell table:style-name="ce36" table:formula="of:=[.K114]/(24*60)" office:value-type="time" office:time-value="PT00H00M00S" calcext:value-type="time">
            <text:p>00:00</text:p>
          </table:table-cell>
          <table:table-cell table:style-name="ce38" table:formula="of:=IF([.F114]&lt;=0;[.K114]*[.N114];MIN([.K114]*[.N114];[.F114]))" office:value-type="currency" office:currency="SFr." office:value="0" calcext:value-type="currency">
            <text:p>SFr. 0.00</text:p>
          </table:table-cell>
          <table:table-cell table:style-name="ce38" table:formula="of:=[.G114]/[.H11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5]);[$Konfiguration.B$6];VLOOKUP([.C11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5]);[$Konfiguration.B$7];VLOOKUP([.C115];[Arbeitstypen.$A$2:.$E$101];5;0))" office:value-type="float" office:value="60" calcext:value-type="float">
            <text:p>60</text:p>
          </table:table-cell>
          <table:table-cell table:style-name="ce109" table:formula="of:=VLOOKUP([.C115];[Arbeitstypen.$A$2:.$B$6];2;0)" office:value-type="string" office:string-value="" calcext:value-type="error">
            <text:p>#N/A</text:p>
          </table:table-cell>
          <table:table-cell table:style-name="ce32" table:formula="of:=[.B115]*[.N115]" office:value-type="currency" office:currency="SFr." office:value="0" calcext:value-type="currency">
            <text:p>SFr. 0.00</text:p>
          </table:table-cell>
          <table:table-cell table:style-name="ce34" table:formula="of:=IF([.E115]&lt;=0;CEILING([.B115];15);MIN(CEILING([.B115];15);[.E115]))" office:value-type="float" office:value="0" calcext:value-type="float">
            <text:p>0</text:p>
          </table:table-cell>
          <table:table-cell table:style-name="ce36" table:formula="of:=[.K115]/(24*60)" office:value-type="time" office:time-value="PT00H00M00S" calcext:value-type="time">
            <text:p>00:00</text:p>
          </table:table-cell>
          <table:table-cell table:style-name="ce38" table:formula="of:=IF([.F115]&lt;=0;[.K115]*[.N115];MIN([.K115]*[.N115];[.F115]))" office:value-type="currency" office:currency="SFr." office:value="0" calcext:value-type="currency">
            <text:p>SFr. 0.00</text:p>
          </table:table-cell>
          <table:table-cell table:style-name="ce38" table:formula="of:=[.G115]/[.H11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6]);[$Konfiguration.B$6];VLOOKUP([.C11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6]);[$Konfiguration.B$7];VLOOKUP([.C116];[Arbeitstypen.$A$2:.$E$101];5;0))" office:value-type="float" office:value="60" calcext:value-type="float">
            <text:p>60</text:p>
          </table:table-cell>
          <table:table-cell table:style-name="ce109" table:formula="of:=VLOOKUP([.C116];[Arbeitstypen.$A$2:.$B$6];2;0)" office:value-type="string" office:string-value="" calcext:value-type="error">
            <text:p>#N/A</text:p>
          </table:table-cell>
          <table:table-cell table:style-name="ce32" table:formula="of:=[.B116]*[.N116]" office:value-type="currency" office:currency="SFr." office:value="0" calcext:value-type="currency">
            <text:p>SFr. 0.00</text:p>
          </table:table-cell>
          <table:table-cell table:style-name="ce34" table:formula="of:=IF([.E116]&lt;=0;CEILING([.B116];15);MIN(CEILING([.B116];15);[.E116]))" office:value-type="float" office:value="0" calcext:value-type="float">
            <text:p>0</text:p>
          </table:table-cell>
          <table:table-cell table:style-name="ce36" table:formula="of:=[.K116]/(24*60)" office:value-type="time" office:time-value="PT00H00M00S" calcext:value-type="time">
            <text:p>00:00</text:p>
          </table:table-cell>
          <table:table-cell table:style-name="ce38" table:formula="of:=IF([.F116]&lt;=0;[.K116]*[.N116];MIN([.K116]*[.N116];[.F116]))" office:value-type="currency" office:currency="SFr." office:value="0" calcext:value-type="currency">
            <text:p>SFr. 0.00</text:p>
          </table:table-cell>
          <table:table-cell table:style-name="ce38" table:formula="of:=[.G116]/[.H11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7]);[$Konfiguration.B$6];VLOOKUP([.C11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7]);[$Konfiguration.B$7];VLOOKUP([.C117];[Arbeitstypen.$A$2:.$E$101];5;0))" office:value-type="float" office:value="60" calcext:value-type="float">
            <text:p>60</text:p>
          </table:table-cell>
          <table:table-cell table:style-name="ce109" table:formula="of:=VLOOKUP([.C117];[Arbeitstypen.$A$2:.$B$6];2;0)" office:value-type="string" office:string-value="" calcext:value-type="error">
            <text:p>#N/A</text:p>
          </table:table-cell>
          <table:table-cell table:style-name="ce32" table:formula="of:=[.B117]*[.N117]" office:value-type="currency" office:currency="SFr." office:value="0" calcext:value-type="currency">
            <text:p>SFr. 0.00</text:p>
          </table:table-cell>
          <table:table-cell table:style-name="ce34" table:formula="of:=IF([.E117]&lt;=0;CEILING([.B117];15);MIN(CEILING([.B117];15);[.E117]))" office:value-type="float" office:value="0" calcext:value-type="float">
            <text:p>0</text:p>
          </table:table-cell>
          <table:table-cell table:style-name="ce36" table:formula="of:=[.K117]/(24*60)" office:value-type="time" office:time-value="PT00H00M00S" calcext:value-type="time">
            <text:p>00:00</text:p>
          </table:table-cell>
          <table:table-cell table:style-name="ce38" table:formula="of:=IF([.F117]&lt;=0;[.K117]*[.N117];MIN([.K117]*[.N117];[.F117]))" office:value-type="currency" office:currency="SFr." office:value="0" calcext:value-type="currency">
            <text:p>SFr. 0.00</text:p>
          </table:table-cell>
          <table:table-cell table:style-name="ce38" table:formula="of:=[.G117]/[.H11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8]);[$Konfiguration.B$6];VLOOKUP([.C11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8]);[$Konfiguration.B$7];VLOOKUP([.C118];[Arbeitstypen.$A$2:.$E$101];5;0))" office:value-type="float" office:value="60" calcext:value-type="float">
            <text:p>60</text:p>
          </table:table-cell>
          <table:table-cell table:style-name="ce109" table:formula="of:=VLOOKUP([.C118];[Arbeitstypen.$A$2:.$B$6];2;0)" office:value-type="string" office:string-value="" calcext:value-type="error">
            <text:p>#N/A</text:p>
          </table:table-cell>
          <table:table-cell table:style-name="ce32" table:formula="of:=[.B118]*[.N118]" office:value-type="currency" office:currency="SFr." office:value="0" calcext:value-type="currency">
            <text:p>SFr. 0.00</text:p>
          </table:table-cell>
          <table:table-cell table:style-name="ce34" table:formula="of:=IF([.E118]&lt;=0;CEILING([.B118];15);MIN(CEILING([.B118];15);[.E118]))" office:value-type="float" office:value="0" calcext:value-type="float">
            <text:p>0</text:p>
          </table:table-cell>
          <table:table-cell table:style-name="ce36" table:formula="of:=[.K118]/(24*60)" office:value-type="time" office:time-value="PT00H00M00S" calcext:value-type="time">
            <text:p>00:00</text:p>
          </table:table-cell>
          <table:table-cell table:style-name="ce38" table:formula="of:=IF([.F118]&lt;=0;[.K118]*[.N118];MIN([.K118]*[.N118];[.F118]))" office:value-type="currency" office:currency="SFr." office:value="0" calcext:value-type="currency">
            <text:p>SFr. 0.00</text:p>
          </table:table-cell>
          <table:table-cell table:style-name="ce38" table:formula="of:=[.G118]/[.H11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19]);[$Konfiguration.B$6];VLOOKUP([.C11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19]);[$Konfiguration.B$7];VLOOKUP([.C119];[Arbeitstypen.$A$2:.$E$101];5;0))" office:value-type="float" office:value="60" calcext:value-type="float">
            <text:p>60</text:p>
          </table:table-cell>
          <table:table-cell table:style-name="ce109" table:formula="of:=VLOOKUP([.C119];[Arbeitstypen.$A$2:.$B$6];2;0)" office:value-type="string" office:string-value="" calcext:value-type="error">
            <text:p>#N/A</text:p>
          </table:table-cell>
          <table:table-cell table:style-name="ce32" table:formula="of:=[.B119]*[.N119]" office:value-type="currency" office:currency="SFr." office:value="0" calcext:value-type="currency">
            <text:p>SFr. 0.00</text:p>
          </table:table-cell>
          <table:table-cell table:style-name="ce34" table:formula="of:=IF([.E119]&lt;=0;CEILING([.B119];15);MIN(CEILING([.B119];15);[.E119]))" office:value-type="float" office:value="0" calcext:value-type="float">
            <text:p>0</text:p>
          </table:table-cell>
          <table:table-cell table:style-name="ce36" table:formula="of:=[.K119]/(24*60)" office:value-type="time" office:time-value="PT00H00M00S" calcext:value-type="time">
            <text:p>00:00</text:p>
          </table:table-cell>
          <table:table-cell table:style-name="ce38" table:formula="of:=IF([.F119]&lt;=0;[.K119]*[.N119];MIN([.K119]*[.N119];[.F119]))" office:value-type="currency" office:currency="SFr." office:value="0" calcext:value-type="currency">
            <text:p>SFr. 0.00</text:p>
          </table:table-cell>
          <table:table-cell table:style-name="ce38" table:formula="of:=[.G119]/[.H11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0]);[$Konfiguration.B$6];VLOOKUP([.C12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0]);[$Konfiguration.B$7];VLOOKUP([.C120];[Arbeitstypen.$A$2:.$E$101];5;0))" office:value-type="float" office:value="60" calcext:value-type="float">
            <text:p>60</text:p>
          </table:table-cell>
          <table:table-cell table:style-name="ce109" table:formula="of:=VLOOKUP([.C120];[Arbeitstypen.$A$2:.$B$6];2;0)" office:value-type="string" office:string-value="" calcext:value-type="error">
            <text:p>#N/A</text:p>
          </table:table-cell>
          <table:table-cell table:style-name="ce32" table:formula="of:=[.B120]*[.N120]" office:value-type="currency" office:currency="SFr." office:value="0" calcext:value-type="currency">
            <text:p>SFr. 0.00</text:p>
          </table:table-cell>
          <table:table-cell table:style-name="ce34" table:formula="of:=IF([.E120]&lt;=0;CEILING([.B120];15);MIN(CEILING([.B120];15);[.E120]))" office:value-type="float" office:value="0" calcext:value-type="float">
            <text:p>0</text:p>
          </table:table-cell>
          <table:table-cell table:style-name="ce36" table:formula="of:=[.K120]/(24*60)" office:value-type="time" office:time-value="PT00H00M00S" calcext:value-type="time">
            <text:p>00:00</text:p>
          </table:table-cell>
          <table:table-cell table:style-name="ce38" table:formula="of:=IF([.F120]&lt;=0;[.K120]*[.N120];MIN([.K120]*[.N120];[.F120]))" office:value-type="currency" office:currency="SFr." office:value="0" calcext:value-type="currency">
            <text:p>SFr. 0.00</text:p>
          </table:table-cell>
          <table:table-cell table:style-name="ce38" table:formula="of:=[.G120]/[.H12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1]);[$Konfiguration.B$6];VLOOKUP([.C12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1]);[$Konfiguration.B$7];VLOOKUP([.C121];[Arbeitstypen.$A$2:.$E$101];5;0))" office:value-type="float" office:value="60" calcext:value-type="float">
            <text:p>60</text:p>
          </table:table-cell>
          <table:table-cell table:style-name="ce109" table:formula="of:=VLOOKUP([.C121];[Arbeitstypen.$A$2:.$B$6];2;0)" office:value-type="string" office:string-value="" calcext:value-type="error">
            <text:p>#N/A</text:p>
          </table:table-cell>
          <table:table-cell table:style-name="ce32" table:formula="of:=[.B121]*[.N121]" office:value-type="currency" office:currency="SFr." office:value="0" calcext:value-type="currency">
            <text:p>SFr. 0.00</text:p>
          </table:table-cell>
          <table:table-cell table:style-name="ce34" table:formula="of:=IF([.E121]&lt;=0;CEILING([.B121];15);MIN(CEILING([.B121];15);[.E121]))" office:value-type="float" office:value="0" calcext:value-type="float">
            <text:p>0</text:p>
          </table:table-cell>
          <table:table-cell table:style-name="ce36" table:formula="of:=[.K121]/(24*60)" office:value-type="time" office:time-value="PT00H00M00S" calcext:value-type="time">
            <text:p>00:00</text:p>
          </table:table-cell>
          <table:table-cell table:style-name="ce38" table:formula="of:=IF([.F121]&lt;=0;[.K121]*[.N121];MIN([.K121]*[.N121];[.F121]))" office:value-type="currency" office:currency="SFr." office:value="0" calcext:value-type="currency">
            <text:p>SFr. 0.00</text:p>
          </table:table-cell>
          <table:table-cell table:style-name="ce38" table:formula="of:=[.G121]/[.H1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2]);[$Konfiguration.B$6];VLOOKUP([.C12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2]);[$Konfiguration.B$7];VLOOKUP([.C122];[Arbeitstypen.$A$2:.$E$101];5;0))" office:value-type="float" office:value="60" calcext:value-type="float">
            <text:p>60</text:p>
          </table:table-cell>
          <table:table-cell table:style-name="ce109" table:formula="of:=VLOOKUP([.C122];[Arbeitstypen.$A$2:.$B$6];2;0)" office:value-type="string" office:string-value="" calcext:value-type="error">
            <text:p>#N/A</text:p>
          </table:table-cell>
          <table:table-cell table:style-name="ce32" table:formula="of:=[.B122]*[.N122]" office:value-type="currency" office:currency="SFr." office:value="0" calcext:value-type="currency">
            <text:p>SFr. 0.00</text:p>
          </table:table-cell>
          <table:table-cell table:style-name="ce34" table:formula="of:=IF([.E122]&lt;=0;CEILING([.B122];15);MIN(CEILING([.B122];15);[.E122]))" office:value-type="float" office:value="0" calcext:value-type="float">
            <text:p>0</text:p>
          </table:table-cell>
          <table:table-cell table:style-name="ce36" table:formula="of:=[.K122]/(24*60)" office:value-type="time" office:time-value="PT00H00M00S" calcext:value-type="time">
            <text:p>00:00</text:p>
          </table:table-cell>
          <table:table-cell table:style-name="ce38" table:formula="of:=IF([.F122]&lt;=0;[.K122]*[.N122];MIN([.K122]*[.N122];[.F122]))" office:value-type="currency" office:currency="SFr." office:value="0" calcext:value-type="currency">
            <text:p>SFr. 0.00</text:p>
          </table:table-cell>
          <table:table-cell table:style-name="ce38" table:formula="of:=[.G122]/[.H1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3]);[$Konfiguration.B$6];VLOOKUP([.C12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3]);[$Konfiguration.B$7];VLOOKUP([.C123];[Arbeitstypen.$A$2:.$E$101];5;0))" office:value-type="float" office:value="60" calcext:value-type="float">
            <text:p>60</text:p>
          </table:table-cell>
          <table:table-cell table:style-name="ce109" table:formula="of:=VLOOKUP([.C123];[Arbeitstypen.$A$2:.$B$6];2;0)" office:value-type="string" office:string-value="" calcext:value-type="error">
            <text:p>#N/A</text:p>
          </table:table-cell>
          <table:table-cell table:style-name="ce32" table:formula="of:=[.B123]*[.N123]" office:value-type="currency" office:currency="SFr." office:value="0" calcext:value-type="currency">
            <text:p>SFr. 0.00</text:p>
          </table:table-cell>
          <table:table-cell table:style-name="ce34" table:formula="of:=IF([.E123]&lt;=0;CEILING([.B123];15);MIN(CEILING([.B123];15);[.E123]))" office:value-type="float" office:value="0" calcext:value-type="float">
            <text:p>0</text:p>
          </table:table-cell>
          <table:table-cell table:style-name="ce36" table:formula="of:=[.K123]/(24*60)" office:value-type="time" office:time-value="PT00H00M00S" calcext:value-type="time">
            <text:p>00:00</text:p>
          </table:table-cell>
          <table:table-cell table:style-name="ce38" table:formula="of:=IF([.F123]&lt;=0;[.K123]*[.N123];MIN([.K123]*[.N123];[.F123]))" office:value-type="currency" office:currency="SFr." office:value="0" calcext:value-type="currency">
            <text:p>SFr. 0.00</text:p>
          </table:table-cell>
          <table:table-cell table:style-name="ce38" table:formula="of:=[.G123]/[.H1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4]);[$Konfiguration.B$6];VLOOKUP([.C12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4]);[$Konfiguration.B$7];VLOOKUP([.C124];[Arbeitstypen.$A$2:.$E$101];5;0))" office:value-type="float" office:value="60" calcext:value-type="float">
            <text:p>60</text:p>
          </table:table-cell>
          <table:table-cell table:style-name="ce109" table:formula="of:=VLOOKUP([.C124];[Arbeitstypen.$A$2:.$B$6];2;0)" office:value-type="string" office:string-value="" calcext:value-type="error">
            <text:p>#N/A</text:p>
          </table:table-cell>
          <table:table-cell table:style-name="ce32" table:formula="of:=[.B124]*[.N124]" office:value-type="currency" office:currency="SFr." office:value="0" calcext:value-type="currency">
            <text:p>SFr. 0.00</text:p>
          </table:table-cell>
          <table:table-cell table:style-name="ce34" table:formula="of:=IF([.E124]&lt;=0;CEILING([.B124];15);MIN(CEILING([.B124];15);[.E124]))" office:value-type="float" office:value="0" calcext:value-type="float">
            <text:p>0</text:p>
          </table:table-cell>
          <table:table-cell table:style-name="ce36" table:formula="of:=[.K124]/(24*60)" office:value-type="time" office:time-value="PT00H00M00S" calcext:value-type="time">
            <text:p>00:00</text:p>
          </table:table-cell>
          <table:table-cell table:style-name="ce38" table:formula="of:=IF([.F124]&lt;=0;[.K124]*[.N124];MIN([.K124]*[.N124];[.F124]))" office:value-type="currency" office:currency="SFr." office:value="0" calcext:value-type="currency">
            <text:p>SFr. 0.00</text:p>
          </table:table-cell>
          <table:table-cell table:style-name="ce38" table:formula="of:=[.G124]/[.H1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5]);[$Konfiguration.B$6];VLOOKUP([.C12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5]);[$Konfiguration.B$7];VLOOKUP([.C125];[Arbeitstypen.$A$2:.$E$101];5;0))" office:value-type="float" office:value="60" calcext:value-type="float">
            <text:p>60</text:p>
          </table:table-cell>
          <table:table-cell table:style-name="ce109" table:formula="of:=VLOOKUP([.C125];[Arbeitstypen.$A$2:.$B$6];2;0)" office:value-type="string" office:string-value="" calcext:value-type="error">
            <text:p>#N/A</text:p>
          </table:table-cell>
          <table:table-cell table:style-name="ce32" table:formula="of:=[.B125]*[.N125]" office:value-type="currency" office:currency="SFr." office:value="0" calcext:value-type="currency">
            <text:p>SFr. 0.00</text:p>
          </table:table-cell>
          <table:table-cell table:style-name="ce34" table:formula="of:=IF([.E125]&lt;=0;CEILING([.B125];15);MIN(CEILING([.B125];15);[.E125]))" office:value-type="float" office:value="0" calcext:value-type="float">
            <text:p>0</text:p>
          </table:table-cell>
          <table:table-cell table:style-name="ce36" table:formula="of:=[.K125]/(24*60)" office:value-type="time" office:time-value="PT00H00M00S" calcext:value-type="time">
            <text:p>00:00</text:p>
          </table:table-cell>
          <table:table-cell table:style-name="ce38" table:formula="of:=IF([.F125]&lt;=0;[.K125]*[.N125];MIN([.K125]*[.N125];[.F125]))" office:value-type="currency" office:currency="SFr." office:value="0" calcext:value-type="currency">
            <text:p>SFr. 0.00</text:p>
          </table:table-cell>
          <table:table-cell table:style-name="ce38" table:formula="of:=[.G125]/[.H1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6]);[$Konfiguration.B$6];VLOOKUP([.C12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6]);[$Konfiguration.B$7];VLOOKUP([.C126];[Arbeitstypen.$A$2:.$E$101];5;0))" office:value-type="float" office:value="60" calcext:value-type="float">
            <text:p>60</text:p>
          </table:table-cell>
          <table:table-cell table:style-name="ce109" table:formula="of:=VLOOKUP([.C126];[Arbeitstypen.$A$2:.$B$6];2;0)" office:value-type="string" office:string-value="" calcext:value-type="error">
            <text:p>#N/A</text:p>
          </table:table-cell>
          <table:table-cell table:style-name="ce32" table:formula="of:=[.B126]*[.N126]" office:value-type="currency" office:currency="SFr." office:value="0" calcext:value-type="currency">
            <text:p>SFr. 0.00</text:p>
          </table:table-cell>
          <table:table-cell table:style-name="ce34" table:formula="of:=IF([.E126]&lt;=0;CEILING([.B126];15);MIN(CEILING([.B126];15);[.E126]))" office:value-type="float" office:value="0" calcext:value-type="float">
            <text:p>0</text:p>
          </table:table-cell>
          <table:table-cell table:style-name="ce36" table:formula="of:=[.K126]/(24*60)" office:value-type="time" office:time-value="PT00H00M00S" calcext:value-type="time">
            <text:p>00:00</text:p>
          </table:table-cell>
          <table:table-cell table:style-name="ce38" table:formula="of:=IF([.F126]&lt;=0;[.K126]*[.N126];MIN([.K126]*[.N126];[.F126]))" office:value-type="currency" office:currency="SFr." office:value="0" calcext:value-type="currency">
            <text:p>SFr. 0.00</text:p>
          </table:table-cell>
          <table:table-cell table:style-name="ce38" table:formula="of:=[.G126]/[.H1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7]);[$Konfiguration.B$6];VLOOKUP([.C12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7]);[$Konfiguration.B$7];VLOOKUP([.C127];[Arbeitstypen.$A$2:.$E$101];5;0))" office:value-type="float" office:value="60" calcext:value-type="float">
            <text:p>60</text:p>
          </table:table-cell>
          <table:table-cell table:style-name="ce109" table:formula="of:=VLOOKUP([.C127];[Arbeitstypen.$A$2:.$B$6];2;0)" office:value-type="string" office:string-value="" calcext:value-type="error">
            <text:p>#N/A</text:p>
          </table:table-cell>
          <table:table-cell table:style-name="ce32" table:formula="of:=[.B127]*[.N127]" office:value-type="currency" office:currency="SFr." office:value="0" calcext:value-type="currency">
            <text:p>SFr. 0.00</text:p>
          </table:table-cell>
          <table:table-cell table:style-name="ce34" table:formula="of:=IF([.E127]&lt;=0;CEILING([.B127];15);MIN(CEILING([.B127];15);[.E127]))" office:value-type="float" office:value="0" calcext:value-type="float">
            <text:p>0</text:p>
          </table:table-cell>
          <table:table-cell table:style-name="ce36" table:formula="of:=[.K127]/(24*60)" office:value-type="time" office:time-value="PT00H00M00S" calcext:value-type="time">
            <text:p>00:00</text:p>
          </table:table-cell>
          <table:table-cell table:style-name="ce38" table:formula="of:=IF([.F127]&lt;=0;[.K127]*[.N127];MIN([.K127]*[.N127];[.F127]))" office:value-type="currency" office:currency="SFr." office:value="0" calcext:value-type="currency">
            <text:p>SFr. 0.00</text:p>
          </table:table-cell>
          <table:table-cell table:style-name="ce38" table:formula="of:=[.G127]/[.H1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8]);[$Konfiguration.B$6];VLOOKUP([.C12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8]);[$Konfiguration.B$7];VLOOKUP([.C128];[Arbeitstypen.$A$2:.$E$101];5;0))" office:value-type="float" office:value="60" calcext:value-type="float">
            <text:p>60</text:p>
          </table:table-cell>
          <table:table-cell table:style-name="ce109" table:formula="of:=VLOOKUP([.C128];[Arbeitstypen.$A$2:.$B$6];2;0)" office:value-type="string" office:string-value="" calcext:value-type="error">
            <text:p>#N/A</text:p>
          </table:table-cell>
          <table:table-cell table:style-name="ce32" table:formula="of:=[.B128]*[.N128]" office:value-type="currency" office:currency="SFr." office:value="0" calcext:value-type="currency">
            <text:p>SFr. 0.00</text:p>
          </table:table-cell>
          <table:table-cell table:style-name="ce34" table:formula="of:=IF([.E128]&lt;=0;CEILING([.B128];15);MIN(CEILING([.B128];15);[.E128]))" office:value-type="float" office:value="0" calcext:value-type="float">
            <text:p>0</text:p>
          </table:table-cell>
          <table:table-cell table:style-name="ce36" table:formula="of:=[.K128]/(24*60)" office:value-type="time" office:time-value="PT00H00M00S" calcext:value-type="time">
            <text:p>00:00</text:p>
          </table:table-cell>
          <table:table-cell table:style-name="ce38" table:formula="of:=IF([.F128]&lt;=0;[.K128]*[.N128];MIN([.K128]*[.N128];[.F128]))" office:value-type="currency" office:currency="SFr." office:value="0" calcext:value-type="currency">
            <text:p>SFr. 0.00</text:p>
          </table:table-cell>
          <table:table-cell table:style-name="ce38" table:formula="of:=[.G128]/[.H1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29]);[$Konfiguration.B$6];VLOOKUP([.C12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29]);[$Konfiguration.B$7];VLOOKUP([.C129];[Arbeitstypen.$A$2:.$E$101];5;0))" office:value-type="float" office:value="60" calcext:value-type="float">
            <text:p>60</text:p>
          </table:table-cell>
          <table:table-cell table:style-name="ce109" table:formula="of:=VLOOKUP([.C129];[Arbeitstypen.$A$2:.$B$6];2;0)" office:value-type="string" office:string-value="" calcext:value-type="error">
            <text:p>#N/A</text:p>
          </table:table-cell>
          <table:table-cell table:style-name="ce32" table:formula="of:=[.B129]*[.N129]" office:value-type="currency" office:currency="SFr." office:value="0" calcext:value-type="currency">
            <text:p>SFr. 0.00</text:p>
          </table:table-cell>
          <table:table-cell table:style-name="ce34" table:formula="of:=IF([.E129]&lt;=0;CEILING([.B129];15);MIN(CEILING([.B129];15);[.E129]))" office:value-type="float" office:value="0" calcext:value-type="float">
            <text:p>0</text:p>
          </table:table-cell>
          <table:table-cell table:style-name="ce36" table:formula="of:=[.K129]/(24*60)" office:value-type="time" office:time-value="PT00H00M00S" calcext:value-type="time">
            <text:p>00:00</text:p>
          </table:table-cell>
          <table:table-cell table:style-name="ce38" table:formula="of:=IF([.F129]&lt;=0;[.K129]*[.N129];MIN([.K129]*[.N129];[.F129]))" office:value-type="currency" office:currency="SFr." office:value="0" calcext:value-type="currency">
            <text:p>SFr. 0.00</text:p>
          </table:table-cell>
          <table:table-cell table:style-name="ce38" table:formula="of:=[.G129]/[.H1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0]);[$Konfiguration.B$6];VLOOKUP([.C13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0]);[$Konfiguration.B$7];VLOOKUP([.C130];[Arbeitstypen.$A$2:.$E$101];5;0))" office:value-type="float" office:value="60" calcext:value-type="float">
            <text:p>60</text:p>
          </table:table-cell>
          <table:table-cell table:style-name="ce109" table:formula="of:=VLOOKUP([.C130];[Arbeitstypen.$A$2:.$B$6];2;0)" office:value-type="string" office:string-value="" calcext:value-type="error">
            <text:p>#N/A</text:p>
          </table:table-cell>
          <table:table-cell table:style-name="ce32" table:formula="of:=[.B130]*[.N130]" office:value-type="currency" office:currency="SFr." office:value="0" calcext:value-type="currency">
            <text:p>SFr. 0.00</text:p>
          </table:table-cell>
          <table:table-cell table:style-name="ce34" table:formula="of:=IF([.E130]&lt;=0;CEILING([.B130];15);MIN(CEILING([.B130];15);[.E130]))" office:value-type="float" office:value="0" calcext:value-type="float">
            <text:p>0</text:p>
          </table:table-cell>
          <table:table-cell table:style-name="ce36" table:formula="of:=[.K130]/(24*60)" office:value-type="time" office:time-value="PT00H00M00S" calcext:value-type="time">
            <text:p>00:00</text:p>
          </table:table-cell>
          <table:table-cell table:style-name="ce38" table:formula="of:=IF([.F130]&lt;=0;[.K130]*[.N130];MIN([.K130]*[.N130];[.F130]))" office:value-type="currency" office:currency="SFr." office:value="0" calcext:value-type="currency">
            <text:p>SFr. 0.00</text:p>
          </table:table-cell>
          <table:table-cell table:style-name="ce38" table:formula="of:=[.G130]/[.H1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1]);[$Konfiguration.B$6];VLOOKUP([.C13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1]);[$Konfiguration.B$7];VLOOKUP([.C131];[Arbeitstypen.$A$2:.$E$101];5;0))" office:value-type="float" office:value="60" calcext:value-type="float">
            <text:p>60</text:p>
          </table:table-cell>
          <table:table-cell table:style-name="ce109" table:formula="of:=VLOOKUP([.C131];[Arbeitstypen.$A$2:.$B$6];2;0)" office:value-type="string" office:string-value="" calcext:value-type="error">
            <text:p>#N/A</text:p>
          </table:table-cell>
          <table:table-cell table:style-name="ce32" table:formula="of:=[.B131]*[.N131]" office:value-type="currency" office:currency="SFr." office:value="0" calcext:value-type="currency">
            <text:p>SFr. 0.00</text:p>
          </table:table-cell>
          <table:table-cell table:style-name="ce34" table:formula="of:=IF([.E131]&lt;=0;CEILING([.B131];15);MIN(CEILING([.B131];15);[.E131]))" office:value-type="float" office:value="0" calcext:value-type="float">
            <text:p>0</text:p>
          </table:table-cell>
          <table:table-cell table:style-name="ce36" table:formula="of:=[.K131]/(24*60)" office:value-type="time" office:time-value="PT00H00M00S" calcext:value-type="time">
            <text:p>00:00</text:p>
          </table:table-cell>
          <table:table-cell table:style-name="ce38" table:formula="of:=IF([.F131]&lt;=0;[.K131]*[.N131];MIN([.K131]*[.N131];[.F131]))" office:value-type="currency" office:currency="SFr." office:value="0" calcext:value-type="currency">
            <text:p>SFr. 0.00</text:p>
          </table:table-cell>
          <table:table-cell table:style-name="ce38" table:formula="of:=[.G131]/[.H1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2]);[$Konfiguration.B$6];VLOOKUP([.C13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2]);[$Konfiguration.B$7];VLOOKUP([.C132];[Arbeitstypen.$A$2:.$E$101];5;0))" office:value-type="float" office:value="60" calcext:value-type="float">
            <text:p>60</text:p>
          </table:table-cell>
          <table:table-cell table:style-name="ce109" table:formula="of:=VLOOKUP([.C132];[Arbeitstypen.$A$2:.$B$6];2;0)" office:value-type="string" office:string-value="" calcext:value-type="error">
            <text:p>#N/A</text:p>
          </table:table-cell>
          <table:table-cell table:style-name="ce32" table:formula="of:=[.B132]*[.N132]" office:value-type="currency" office:currency="SFr." office:value="0" calcext:value-type="currency">
            <text:p>SFr. 0.00</text:p>
          </table:table-cell>
          <table:table-cell table:style-name="ce34" table:formula="of:=IF([.E132]&lt;=0;CEILING([.B132];15);MIN(CEILING([.B132];15);[.E132]))" office:value-type="float" office:value="0" calcext:value-type="float">
            <text:p>0</text:p>
          </table:table-cell>
          <table:table-cell table:style-name="ce36" table:formula="of:=[.K132]/(24*60)" office:value-type="time" office:time-value="PT00H00M00S" calcext:value-type="time">
            <text:p>00:00</text:p>
          </table:table-cell>
          <table:table-cell table:style-name="ce38" table:formula="of:=IF([.F132]&lt;=0;[.K132]*[.N132];MIN([.K132]*[.N132];[.F132]))" office:value-type="currency" office:currency="SFr." office:value="0" calcext:value-type="currency">
            <text:p>SFr. 0.00</text:p>
          </table:table-cell>
          <table:table-cell table:style-name="ce38" table:formula="of:=[.G132]/[.H1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3]);[$Konfiguration.B$6];VLOOKUP([.C13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3]);[$Konfiguration.B$7];VLOOKUP([.C133];[Arbeitstypen.$A$2:.$E$101];5;0))" office:value-type="float" office:value="60" calcext:value-type="float">
            <text:p>60</text:p>
          </table:table-cell>
          <table:table-cell table:style-name="ce109" table:formula="of:=VLOOKUP([.C133];[Arbeitstypen.$A$2:.$B$6];2;0)" office:value-type="string" office:string-value="" calcext:value-type="error">
            <text:p>#N/A</text:p>
          </table:table-cell>
          <table:table-cell table:style-name="ce32" table:formula="of:=[.B133]*[.N133]" office:value-type="currency" office:currency="SFr." office:value="0" calcext:value-type="currency">
            <text:p>SFr. 0.00</text:p>
          </table:table-cell>
          <table:table-cell table:style-name="ce34" table:formula="of:=IF([.E133]&lt;=0;CEILING([.B133];15);MIN(CEILING([.B133];15);[.E133]))" office:value-type="float" office:value="0" calcext:value-type="float">
            <text:p>0</text:p>
          </table:table-cell>
          <table:table-cell table:style-name="ce36" table:formula="of:=[.K133]/(24*60)" office:value-type="time" office:time-value="PT00H00M00S" calcext:value-type="time">
            <text:p>00:00</text:p>
          </table:table-cell>
          <table:table-cell table:style-name="ce38" table:formula="of:=IF([.F133]&lt;=0;[.K133]*[.N133];MIN([.K133]*[.N133];[.F133]))" office:value-type="currency" office:currency="SFr." office:value="0" calcext:value-type="currency">
            <text:p>SFr. 0.00</text:p>
          </table:table-cell>
          <table:table-cell table:style-name="ce38" table:formula="of:=[.G133]/[.H1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4]);[$Konfiguration.B$6];VLOOKUP([.C13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4]);[$Konfiguration.B$7];VLOOKUP([.C134];[Arbeitstypen.$A$2:.$E$101];5;0))" office:value-type="float" office:value="60" calcext:value-type="float">
            <text:p>60</text:p>
          </table:table-cell>
          <table:table-cell table:style-name="ce109" table:formula="of:=VLOOKUP([.C134];[Arbeitstypen.$A$2:.$B$6];2;0)" office:value-type="string" office:string-value="" calcext:value-type="error">
            <text:p>#N/A</text:p>
          </table:table-cell>
          <table:table-cell table:style-name="ce32" table:formula="of:=[.B134]*[.N134]" office:value-type="currency" office:currency="SFr." office:value="0" calcext:value-type="currency">
            <text:p>SFr. 0.00</text:p>
          </table:table-cell>
          <table:table-cell table:style-name="ce34" table:formula="of:=IF([.E134]&lt;=0;CEILING([.B134];15);MIN(CEILING([.B134];15);[.E134]))" office:value-type="float" office:value="0" calcext:value-type="float">
            <text:p>0</text:p>
          </table:table-cell>
          <table:table-cell table:style-name="ce36" table:formula="of:=[.K134]/(24*60)" office:value-type="time" office:time-value="PT00H00M00S" calcext:value-type="time">
            <text:p>00:00</text:p>
          </table:table-cell>
          <table:table-cell table:style-name="ce38" table:formula="of:=IF([.F134]&lt;=0;[.K134]*[.N134];MIN([.K134]*[.N134];[.F134]))" office:value-type="currency" office:currency="SFr." office:value="0" calcext:value-type="currency">
            <text:p>SFr. 0.00</text:p>
          </table:table-cell>
          <table:table-cell table:style-name="ce38" table:formula="of:=[.G134]/[.H1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5]);[$Konfiguration.B$6];VLOOKUP([.C13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5]);[$Konfiguration.B$7];VLOOKUP([.C135];[Arbeitstypen.$A$2:.$E$101];5;0))" office:value-type="float" office:value="60" calcext:value-type="float">
            <text:p>60</text:p>
          </table:table-cell>
          <table:table-cell table:style-name="ce109" table:formula="of:=VLOOKUP([.C135];[Arbeitstypen.$A$2:.$B$6];2;0)" office:value-type="string" office:string-value="" calcext:value-type="error">
            <text:p>#N/A</text:p>
          </table:table-cell>
          <table:table-cell table:style-name="ce32" table:formula="of:=[.B135]*[.N135]" office:value-type="currency" office:currency="SFr." office:value="0" calcext:value-type="currency">
            <text:p>SFr. 0.00</text:p>
          </table:table-cell>
          <table:table-cell table:style-name="ce34" table:formula="of:=IF([.E135]&lt;=0;CEILING([.B135];15);MIN(CEILING([.B135];15);[.E135]))" office:value-type="float" office:value="0" calcext:value-type="float">
            <text:p>0</text:p>
          </table:table-cell>
          <table:table-cell table:style-name="ce36" table:formula="of:=[.K135]/(24*60)" office:value-type="time" office:time-value="PT00H00M00S" calcext:value-type="time">
            <text:p>00:00</text:p>
          </table:table-cell>
          <table:table-cell table:style-name="ce38" table:formula="of:=IF([.F135]&lt;=0;[.K135]*[.N135];MIN([.K135]*[.N135];[.F135]))" office:value-type="currency" office:currency="SFr." office:value="0" calcext:value-type="currency">
            <text:p>SFr. 0.00</text:p>
          </table:table-cell>
          <table:table-cell table:style-name="ce38" table:formula="of:=[.G135]/[.H1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6]);[$Konfiguration.B$6];VLOOKUP([.C13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6]);[$Konfiguration.B$7];VLOOKUP([.C136];[Arbeitstypen.$A$2:.$E$101];5;0))" office:value-type="float" office:value="60" calcext:value-type="float">
            <text:p>60</text:p>
          </table:table-cell>
          <table:table-cell table:style-name="ce109" table:formula="of:=VLOOKUP([.C136];[Arbeitstypen.$A$2:.$B$6];2;0)" office:value-type="string" office:string-value="" calcext:value-type="error">
            <text:p>#N/A</text:p>
          </table:table-cell>
          <table:table-cell table:style-name="ce32" table:formula="of:=[.B136]*[.N136]" office:value-type="currency" office:currency="SFr." office:value="0" calcext:value-type="currency">
            <text:p>SFr. 0.00</text:p>
          </table:table-cell>
          <table:table-cell table:style-name="ce34" table:formula="of:=IF([.E136]&lt;=0;CEILING([.B136];15);MIN(CEILING([.B136];15);[.E136]))" office:value-type="float" office:value="0" calcext:value-type="float">
            <text:p>0</text:p>
          </table:table-cell>
          <table:table-cell table:style-name="ce36" table:formula="of:=[.K136]/(24*60)" office:value-type="time" office:time-value="PT00H00M00S" calcext:value-type="time">
            <text:p>00:00</text:p>
          </table:table-cell>
          <table:table-cell table:style-name="ce38" table:formula="of:=IF([.F136]&lt;=0;[.K136]*[.N136];MIN([.K136]*[.N136];[.F136]))" office:value-type="currency" office:currency="SFr." office:value="0" calcext:value-type="currency">
            <text:p>SFr. 0.00</text:p>
          </table:table-cell>
          <table:table-cell table:style-name="ce38" table:formula="of:=[.G136]/[.H1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7]);[$Konfiguration.B$6];VLOOKUP([.C13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7]);[$Konfiguration.B$7];VLOOKUP([.C137];[Arbeitstypen.$A$2:.$E$101];5;0))" office:value-type="float" office:value="60" calcext:value-type="float">
            <text:p>60</text:p>
          </table:table-cell>
          <table:table-cell table:style-name="ce109" table:formula="of:=VLOOKUP([.C137];[Arbeitstypen.$A$2:.$B$6];2;0)" office:value-type="string" office:string-value="" calcext:value-type="error">
            <text:p>#N/A</text:p>
          </table:table-cell>
          <table:table-cell table:style-name="ce32" table:formula="of:=[.B137]*[.N137]" office:value-type="currency" office:currency="SFr." office:value="0" calcext:value-type="currency">
            <text:p>SFr. 0.00</text:p>
          </table:table-cell>
          <table:table-cell table:style-name="ce34" table:formula="of:=IF([.E137]&lt;=0;CEILING([.B137];15);MIN(CEILING([.B137];15);[.E137]))" office:value-type="float" office:value="0" calcext:value-type="float">
            <text:p>0</text:p>
          </table:table-cell>
          <table:table-cell table:style-name="ce36" table:formula="of:=[.K137]/(24*60)" office:value-type="time" office:time-value="PT00H00M00S" calcext:value-type="time">
            <text:p>00:00</text:p>
          </table:table-cell>
          <table:table-cell table:style-name="ce38" table:formula="of:=IF([.F137]&lt;=0;[.K137]*[.N137];MIN([.K137]*[.N137];[.F137]))" office:value-type="currency" office:currency="SFr." office:value="0" calcext:value-type="currency">
            <text:p>SFr. 0.00</text:p>
          </table:table-cell>
          <table:table-cell table:style-name="ce38" table:formula="of:=[.G137]/[.H1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8]);[$Konfiguration.B$6];VLOOKUP([.C13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8]);[$Konfiguration.B$7];VLOOKUP([.C138];[Arbeitstypen.$A$2:.$E$101];5;0))" office:value-type="float" office:value="60" calcext:value-type="float">
            <text:p>60</text:p>
          </table:table-cell>
          <table:table-cell table:style-name="ce109" table:formula="of:=VLOOKUP([.C138];[Arbeitstypen.$A$2:.$B$6];2;0)" office:value-type="string" office:string-value="" calcext:value-type="error">
            <text:p>#N/A</text:p>
          </table:table-cell>
          <table:table-cell table:style-name="ce32" table:formula="of:=[.B138]*[.N138]" office:value-type="currency" office:currency="SFr." office:value="0" calcext:value-type="currency">
            <text:p>SFr. 0.00</text:p>
          </table:table-cell>
          <table:table-cell table:style-name="ce34" table:formula="of:=IF([.E138]&lt;=0;CEILING([.B138];15);MIN(CEILING([.B138];15);[.E138]))" office:value-type="float" office:value="0" calcext:value-type="float">
            <text:p>0</text:p>
          </table:table-cell>
          <table:table-cell table:style-name="ce36" table:formula="of:=[.K138]/(24*60)" office:value-type="time" office:time-value="PT00H00M00S" calcext:value-type="time">
            <text:p>00:00</text:p>
          </table:table-cell>
          <table:table-cell table:style-name="ce38" table:formula="of:=IF([.F138]&lt;=0;[.K138]*[.N138];MIN([.K138]*[.N138];[.F138]))" office:value-type="currency" office:currency="SFr." office:value="0" calcext:value-type="currency">
            <text:p>SFr. 0.00</text:p>
          </table:table-cell>
          <table:table-cell table:style-name="ce38" table:formula="of:=[.G138]/[.H1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39]);[$Konfiguration.B$6];VLOOKUP([.C13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39]);[$Konfiguration.B$7];VLOOKUP([.C139];[Arbeitstypen.$A$2:.$E$101];5;0))" office:value-type="float" office:value="60" calcext:value-type="float">
            <text:p>60</text:p>
          </table:table-cell>
          <table:table-cell table:style-name="ce109" table:formula="of:=VLOOKUP([.C139];[Arbeitstypen.$A$2:.$B$6];2;0)" office:value-type="string" office:string-value="" calcext:value-type="error">
            <text:p>#N/A</text:p>
          </table:table-cell>
          <table:table-cell table:style-name="ce32" table:formula="of:=[.B139]*[.N139]" office:value-type="currency" office:currency="SFr." office:value="0" calcext:value-type="currency">
            <text:p>SFr. 0.00</text:p>
          </table:table-cell>
          <table:table-cell table:style-name="ce34" table:formula="of:=IF([.E139]&lt;=0;CEILING([.B139];15);MIN(CEILING([.B139];15);[.E139]))" office:value-type="float" office:value="0" calcext:value-type="float">
            <text:p>0</text:p>
          </table:table-cell>
          <table:table-cell table:style-name="ce36" table:formula="of:=[.K139]/(24*60)" office:value-type="time" office:time-value="PT00H00M00S" calcext:value-type="time">
            <text:p>00:00</text:p>
          </table:table-cell>
          <table:table-cell table:style-name="ce38" table:formula="of:=IF([.F139]&lt;=0;[.K139]*[.N139];MIN([.K139]*[.N139];[.F139]))" office:value-type="currency" office:currency="SFr." office:value="0" calcext:value-type="currency">
            <text:p>SFr. 0.00</text:p>
          </table:table-cell>
          <table:table-cell table:style-name="ce38" table:formula="of:=[.G139]/[.H1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0]);[$Konfiguration.B$6];VLOOKUP([.C14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0]);[$Konfiguration.B$7];VLOOKUP([.C140];[Arbeitstypen.$A$2:.$E$101];5;0))" office:value-type="float" office:value="60" calcext:value-type="float">
            <text:p>60</text:p>
          </table:table-cell>
          <table:table-cell table:style-name="ce109" table:formula="of:=VLOOKUP([.C140];[Arbeitstypen.$A$2:.$B$6];2;0)" office:value-type="string" office:string-value="" calcext:value-type="error">
            <text:p>#N/A</text:p>
          </table:table-cell>
          <table:table-cell table:style-name="ce32" table:formula="of:=[.B140]*[.N140]" office:value-type="currency" office:currency="SFr." office:value="0" calcext:value-type="currency">
            <text:p>SFr. 0.00</text:p>
          </table:table-cell>
          <table:table-cell table:style-name="ce34" table:formula="of:=IF([.E140]&lt;=0;CEILING([.B140];15);MIN(CEILING([.B140];15);[.E140]))" office:value-type="float" office:value="0" calcext:value-type="float">
            <text:p>0</text:p>
          </table:table-cell>
          <table:table-cell table:style-name="ce36" table:formula="of:=[.K140]/(24*60)" office:value-type="time" office:time-value="PT00H00M00S" calcext:value-type="time">
            <text:p>00:00</text:p>
          </table:table-cell>
          <table:table-cell table:style-name="ce38" table:formula="of:=IF([.F140]&lt;=0;[.K140]*[.N140];MIN([.K140]*[.N140];[.F140]))" office:value-type="currency" office:currency="SFr." office:value="0" calcext:value-type="currency">
            <text:p>SFr. 0.00</text:p>
          </table:table-cell>
          <table:table-cell table:style-name="ce38" table:formula="of:=[.G140]/[.H1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1]);[$Konfiguration.B$6];VLOOKUP([.C14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1]);[$Konfiguration.B$7];VLOOKUP([.C141];[Arbeitstypen.$A$2:.$E$101];5;0))" office:value-type="float" office:value="60" calcext:value-type="float">
            <text:p>60</text:p>
          </table:table-cell>
          <table:table-cell table:style-name="ce109" table:formula="of:=VLOOKUP([.C141];[Arbeitstypen.$A$2:.$B$6];2;0)" office:value-type="string" office:string-value="" calcext:value-type="error">
            <text:p>#N/A</text:p>
          </table:table-cell>
          <table:table-cell table:style-name="ce32" table:formula="of:=[.B141]*[.N141]" office:value-type="currency" office:currency="SFr." office:value="0" calcext:value-type="currency">
            <text:p>SFr. 0.00</text:p>
          </table:table-cell>
          <table:table-cell table:style-name="ce34" table:formula="of:=IF([.E141]&lt;=0;CEILING([.B141];15);MIN(CEILING([.B141];15);[.E141]))" office:value-type="float" office:value="0" calcext:value-type="float">
            <text:p>0</text:p>
          </table:table-cell>
          <table:table-cell table:style-name="ce36" table:formula="of:=[.K141]/(24*60)" office:value-type="time" office:time-value="PT00H00M00S" calcext:value-type="time">
            <text:p>00:00</text:p>
          </table:table-cell>
          <table:table-cell table:style-name="ce38" table:formula="of:=IF([.F141]&lt;=0;[.K141]*[.N141];MIN([.K141]*[.N141];[.F141]))" office:value-type="currency" office:currency="SFr." office:value="0" calcext:value-type="currency">
            <text:p>SFr. 0.00</text:p>
          </table:table-cell>
          <table:table-cell table:style-name="ce38" table:formula="of:=[.G141]/[.H1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2]);[$Konfiguration.B$6];VLOOKUP([.C14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2]);[$Konfiguration.B$7];VLOOKUP([.C142];[Arbeitstypen.$A$2:.$E$101];5;0))" office:value-type="float" office:value="60" calcext:value-type="float">
            <text:p>60</text:p>
          </table:table-cell>
          <table:table-cell table:style-name="ce109" table:formula="of:=VLOOKUP([.C142];[Arbeitstypen.$A$2:.$B$6];2;0)" office:value-type="string" office:string-value="" calcext:value-type="error">
            <text:p>#N/A</text:p>
          </table:table-cell>
          <table:table-cell table:style-name="ce32" table:formula="of:=[.B142]*[.N142]" office:value-type="currency" office:currency="SFr." office:value="0" calcext:value-type="currency">
            <text:p>SFr. 0.00</text:p>
          </table:table-cell>
          <table:table-cell table:style-name="ce34" table:formula="of:=IF([.E142]&lt;=0;CEILING([.B142];15);MIN(CEILING([.B142];15);[.E142]))" office:value-type="float" office:value="0" calcext:value-type="float">
            <text:p>0</text:p>
          </table:table-cell>
          <table:table-cell table:style-name="ce36" table:formula="of:=[.K142]/(24*60)" office:value-type="time" office:time-value="PT00H00M00S" calcext:value-type="time">
            <text:p>00:00</text:p>
          </table:table-cell>
          <table:table-cell table:style-name="ce38" table:formula="of:=IF([.F142]&lt;=0;[.K142]*[.N142];MIN([.K142]*[.N142];[.F142]))" office:value-type="currency" office:currency="SFr." office:value="0" calcext:value-type="currency">
            <text:p>SFr. 0.00</text:p>
          </table:table-cell>
          <table:table-cell table:style-name="ce38" table:formula="of:=[.G142]/[.H1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3]);[$Konfiguration.B$6];VLOOKUP([.C14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3]);[$Konfiguration.B$7];VLOOKUP([.C143];[Arbeitstypen.$A$2:.$E$101];5;0))" office:value-type="float" office:value="60" calcext:value-type="float">
            <text:p>60</text:p>
          </table:table-cell>
          <table:table-cell table:style-name="ce109" table:formula="of:=VLOOKUP([.C143];[Arbeitstypen.$A$2:.$B$6];2;0)" office:value-type="string" office:string-value="" calcext:value-type="error">
            <text:p>#N/A</text:p>
          </table:table-cell>
          <table:table-cell table:style-name="ce32" table:formula="of:=[.B143]*[.N143]" office:value-type="currency" office:currency="SFr." office:value="0" calcext:value-type="currency">
            <text:p>SFr. 0.00</text:p>
          </table:table-cell>
          <table:table-cell table:style-name="ce34" table:formula="of:=IF([.E143]&lt;=0;CEILING([.B143];15);MIN(CEILING([.B143];15);[.E143]))" office:value-type="float" office:value="0" calcext:value-type="float">
            <text:p>0</text:p>
          </table:table-cell>
          <table:table-cell table:style-name="ce36" table:formula="of:=[.K143]/(24*60)" office:value-type="time" office:time-value="PT00H00M00S" calcext:value-type="time">
            <text:p>00:00</text:p>
          </table:table-cell>
          <table:table-cell table:style-name="ce38" table:formula="of:=IF([.F143]&lt;=0;[.K143]*[.N143];MIN([.K143]*[.N143];[.F143]))" office:value-type="currency" office:currency="SFr." office:value="0" calcext:value-type="currency">
            <text:p>SFr. 0.00</text:p>
          </table:table-cell>
          <table:table-cell table:style-name="ce38" table:formula="of:=[.G143]/[.H1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4]);[$Konfiguration.B$6];VLOOKUP([.C14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4]);[$Konfiguration.B$7];VLOOKUP([.C144];[Arbeitstypen.$A$2:.$E$101];5;0))" office:value-type="float" office:value="60" calcext:value-type="float">
            <text:p>60</text:p>
          </table:table-cell>
          <table:table-cell table:style-name="ce109" table:formula="of:=VLOOKUP([.C144];[Arbeitstypen.$A$2:.$B$6];2;0)" office:value-type="string" office:string-value="" calcext:value-type="error">
            <text:p>#N/A</text:p>
          </table:table-cell>
          <table:table-cell table:style-name="ce32" table:formula="of:=[.B144]*[.N144]" office:value-type="currency" office:currency="SFr." office:value="0" calcext:value-type="currency">
            <text:p>SFr. 0.00</text:p>
          </table:table-cell>
          <table:table-cell table:style-name="ce34" table:formula="of:=IF([.E144]&lt;=0;CEILING([.B144];15);MIN(CEILING([.B144];15);[.E144]))" office:value-type="float" office:value="0" calcext:value-type="float">
            <text:p>0</text:p>
          </table:table-cell>
          <table:table-cell table:style-name="ce36" table:formula="of:=[.K144]/(24*60)" office:value-type="time" office:time-value="PT00H00M00S" calcext:value-type="time">
            <text:p>00:00</text:p>
          </table:table-cell>
          <table:table-cell table:style-name="ce38" table:formula="of:=IF([.F144]&lt;=0;[.K144]*[.N144];MIN([.K144]*[.N144];[.F144]))" office:value-type="currency" office:currency="SFr." office:value="0" calcext:value-type="currency">
            <text:p>SFr. 0.00</text:p>
          </table:table-cell>
          <table:table-cell table:style-name="ce38" table:formula="of:=[.G144]/[.H1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5]);[$Konfiguration.B$6];VLOOKUP([.C14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5]);[$Konfiguration.B$7];VLOOKUP([.C145];[Arbeitstypen.$A$2:.$E$101];5;0))" office:value-type="float" office:value="60" calcext:value-type="float">
            <text:p>60</text:p>
          </table:table-cell>
          <table:table-cell table:style-name="ce109" table:formula="of:=VLOOKUP([.C145];[Arbeitstypen.$A$2:.$B$6];2;0)" office:value-type="string" office:string-value="" calcext:value-type="error">
            <text:p>#N/A</text:p>
          </table:table-cell>
          <table:table-cell table:style-name="ce32" table:formula="of:=[.B145]*[.N145]" office:value-type="currency" office:currency="SFr." office:value="0" calcext:value-type="currency">
            <text:p>SFr. 0.00</text:p>
          </table:table-cell>
          <table:table-cell table:style-name="ce34" table:formula="of:=IF([.E145]&lt;=0;CEILING([.B145];15);MIN(CEILING([.B145];15);[.E145]))" office:value-type="float" office:value="0" calcext:value-type="float">
            <text:p>0</text:p>
          </table:table-cell>
          <table:table-cell table:style-name="ce36" table:formula="of:=[.K145]/(24*60)" office:value-type="time" office:time-value="PT00H00M00S" calcext:value-type="time">
            <text:p>00:00</text:p>
          </table:table-cell>
          <table:table-cell table:style-name="ce38" table:formula="of:=IF([.F145]&lt;=0;[.K145]*[.N145];MIN([.K145]*[.N145];[.F145]))" office:value-type="currency" office:currency="SFr." office:value="0" calcext:value-type="currency">
            <text:p>SFr. 0.00</text:p>
          </table:table-cell>
          <table:table-cell table:style-name="ce38" table:formula="of:=[.G145]/[.H1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6]);[$Konfiguration.B$6];VLOOKUP([.C14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6]);[$Konfiguration.B$7];VLOOKUP([.C146];[Arbeitstypen.$A$2:.$E$101];5;0))" office:value-type="float" office:value="60" calcext:value-type="float">
            <text:p>60</text:p>
          </table:table-cell>
          <table:table-cell table:style-name="ce109" table:formula="of:=VLOOKUP([.C146];[Arbeitstypen.$A$2:.$B$6];2;0)" office:value-type="string" office:string-value="" calcext:value-type="error">
            <text:p>#N/A</text:p>
          </table:table-cell>
          <table:table-cell table:style-name="ce32" table:formula="of:=[.B146]*[.N146]" office:value-type="currency" office:currency="SFr." office:value="0" calcext:value-type="currency">
            <text:p>SFr. 0.00</text:p>
          </table:table-cell>
          <table:table-cell table:style-name="ce34" table:formula="of:=IF([.E146]&lt;=0;CEILING([.B146];15);MIN(CEILING([.B146];15);[.E146]))" office:value-type="float" office:value="0" calcext:value-type="float">
            <text:p>0</text:p>
          </table:table-cell>
          <table:table-cell table:style-name="ce36" table:formula="of:=[.K146]/(24*60)" office:value-type="time" office:time-value="PT00H00M00S" calcext:value-type="time">
            <text:p>00:00</text:p>
          </table:table-cell>
          <table:table-cell table:style-name="ce38" table:formula="of:=IF([.F146]&lt;=0;[.K146]*[.N146];MIN([.K146]*[.N146];[.F146]))" office:value-type="currency" office:currency="SFr." office:value="0" calcext:value-type="currency">
            <text:p>SFr. 0.00</text:p>
          </table:table-cell>
          <table:table-cell table:style-name="ce38" table:formula="of:=[.G146]/[.H1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7]);[$Konfiguration.B$6];VLOOKUP([.C14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7]);[$Konfiguration.B$7];VLOOKUP([.C147];[Arbeitstypen.$A$2:.$E$101];5;0))" office:value-type="float" office:value="60" calcext:value-type="float">
            <text:p>60</text:p>
          </table:table-cell>
          <table:table-cell table:style-name="ce109" table:formula="of:=VLOOKUP([.C147];[Arbeitstypen.$A$2:.$B$6];2;0)" office:value-type="string" office:string-value="" calcext:value-type="error">
            <text:p>#N/A</text:p>
          </table:table-cell>
          <table:table-cell table:style-name="ce32" table:formula="of:=[.B147]*[.N147]" office:value-type="currency" office:currency="SFr." office:value="0" calcext:value-type="currency">
            <text:p>SFr. 0.00</text:p>
          </table:table-cell>
          <table:table-cell table:style-name="ce34" table:formula="of:=IF([.E147]&lt;=0;CEILING([.B147];15);MIN(CEILING([.B147];15);[.E147]))" office:value-type="float" office:value="0" calcext:value-type="float">
            <text:p>0</text:p>
          </table:table-cell>
          <table:table-cell table:style-name="ce36" table:formula="of:=[.K147]/(24*60)" office:value-type="time" office:time-value="PT00H00M00S" calcext:value-type="time">
            <text:p>00:00</text:p>
          </table:table-cell>
          <table:table-cell table:style-name="ce38" table:formula="of:=IF([.F147]&lt;=0;[.K147]*[.N147];MIN([.K147]*[.N147];[.F147]))" office:value-type="currency" office:currency="SFr." office:value="0" calcext:value-type="currency">
            <text:p>SFr. 0.00</text:p>
          </table:table-cell>
          <table:table-cell table:style-name="ce38" table:formula="of:=[.G147]/[.H1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8]);[$Konfiguration.B$6];VLOOKUP([.C14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8]);[$Konfiguration.B$7];VLOOKUP([.C148];[Arbeitstypen.$A$2:.$E$101];5;0))" office:value-type="float" office:value="60" calcext:value-type="float">
            <text:p>60</text:p>
          </table:table-cell>
          <table:table-cell table:style-name="ce109" table:formula="of:=VLOOKUP([.C148];[Arbeitstypen.$A$2:.$B$6];2;0)" office:value-type="string" office:string-value="" calcext:value-type="error">
            <text:p>#N/A</text:p>
          </table:table-cell>
          <table:table-cell table:style-name="ce32" table:formula="of:=[.B148]*[.N148]" office:value-type="currency" office:currency="SFr." office:value="0" calcext:value-type="currency">
            <text:p>SFr. 0.00</text:p>
          </table:table-cell>
          <table:table-cell table:style-name="ce34" table:formula="of:=IF([.E148]&lt;=0;CEILING([.B148];15);MIN(CEILING([.B148];15);[.E148]))" office:value-type="float" office:value="0" calcext:value-type="float">
            <text:p>0</text:p>
          </table:table-cell>
          <table:table-cell table:style-name="ce36" table:formula="of:=[.K148]/(24*60)" office:value-type="time" office:time-value="PT00H00M00S" calcext:value-type="time">
            <text:p>00:00</text:p>
          </table:table-cell>
          <table:table-cell table:style-name="ce38" table:formula="of:=IF([.F148]&lt;=0;[.K148]*[.N148];MIN([.K148]*[.N148];[.F148]))" office:value-type="currency" office:currency="SFr." office:value="0" calcext:value-type="currency">
            <text:p>SFr. 0.00</text:p>
          </table:table-cell>
          <table:table-cell table:style-name="ce38" table:formula="of:=[.G148]/[.H1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49]);[$Konfiguration.B$6];VLOOKUP([.C14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49]);[$Konfiguration.B$7];VLOOKUP([.C149];[Arbeitstypen.$A$2:.$E$101];5;0))" office:value-type="float" office:value="60" calcext:value-type="float">
            <text:p>60</text:p>
          </table:table-cell>
          <table:table-cell table:style-name="ce109" table:formula="of:=VLOOKUP([.C149];[Arbeitstypen.$A$2:.$B$6];2;0)" office:value-type="string" office:string-value="" calcext:value-type="error">
            <text:p>#N/A</text:p>
          </table:table-cell>
          <table:table-cell table:style-name="ce32" table:formula="of:=[.B149]*[.N149]" office:value-type="currency" office:currency="SFr." office:value="0" calcext:value-type="currency">
            <text:p>SFr. 0.00</text:p>
          </table:table-cell>
          <table:table-cell table:style-name="ce34" table:formula="of:=IF([.E149]&lt;=0;CEILING([.B149];15);MIN(CEILING([.B149];15);[.E149]))" office:value-type="float" office:value="0" calcext:value-type="float">
            <text:p>0</text:p>
          </table:table-cell>
          <table:table-cell table:style-name="ce36" table:formula="of:=[.K149]/(24*60)" office:value-type="time" office:time-value="PT00H00M00S" calcext:value-type="time">
            <text:p>00:00</text:p>
          </table:table-cell>
          <table:table-cell table:style-name="ce38" table:formula="of:=IF([.F149]&lt;=0;[.K149]*[.N149];MIN([.K149]*[.N149];[.F149]))" office:value-type="currency" office:currency="SFr." office:value="0" calcext:value-type="currency">
            <text:p>SFr. 0.00</text:p>
          </table:table-cell>
          <table:table-cell table:style-name="ce38" table:formula="of:=[.G149]/[.H1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0]);[$Konfiguration.B$6];VLOOKUP([.C15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0]);[$Konfiguration.B$7];VLOOKUP([.C150];[Arbeitstypen.$A$2:.$E$101];5;0))" office:value-type="float" office:value="60" calcext:value-type="float">
            <text:p>60</text:p>
          </table:table-cell>
          <table:table-cell table:style-name="ce109" table:formula="of:=VLOOKUP([.C150];[Arbeitstypen.$A$2:.$B$6];2;0)" office:value-type="string" office:string-value="" calcext:value-type="error">
            <text:p>#N/A</text:p>
          </table:table-cell>
          <table:table-cell table:style-name="ce32" table:formula="of:=[.B150]*[.N150]" office:value-type="currency" office:currency="SFr." office:value="0" calcext:value-type="currency">
            <text:p>SFr. 0.00</text:p>
          </table:table-cell>
          <table:table-cell table:style-name="ce34" table:formula="of:=IF([.E150]&lt;=0;CEILING([.B150];15);MIN(CEILING([.B150];15);[.E150]))" office:value-type="float" office:value="0" calcext:value-type="float">
            <text:p>0</text:p>
          </table:table-cell>
          <table:table-cell table:style-name="ce36" table:formula="of:=[.K150]/(24*60)" office:value-type="time" office:time-value="PT00H00M00S" calcext:value-type="time">
            <text:p>00:00</text:p>
          </table:table-cell>
          <table:table-cell table:style-name="ce38" table:formula="of:=IF([.F150]&lt;=0;[.K150]*[.N150];MIN([.K150]*[.N150];[.F150]))" office:value-type="currency" office:currency="SFr." office:value="0" calcext:value-type="currency">
            <text:p>SFr. 0.00</text:p>
          </table:table-cell>
          <table:table-cell table:style-name="ce38" table:formula="of:=[.G150]/[.H1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1]);[$Konfiguration.B$6];VLOOKUP([.C15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1]);[$Konfiguration.B$7];VLOOKUP([.C151];[Arbeitstypen.$A$2:.$E$101];5;0))" office:value-type="float" office:value="60" calcext:value-type="float">
            <text:p>60</text:p>
          </table:table-cell>
          <table:table-cell table:style-name="ce109" table:formula="of:=VLOOKUP([.C151];[Arbeitstypen.$A$2:.$B$6];2;0)" office:value-type="string" office:string-value="" calcext:value-type="error">
            <text:p>#N/A</text:p>
          </table:table-cell>
          <table:table-cell table:style-name="ce32" table:formula="of:=[.B151]*[.N151]" office:value-type="currency" office:currency="SFr." office:value="0" calcext:value-type="currency">
            <text:p>SFr. 0.00</text:p>
          </table:table-cell>
          <table:table-cell table:style-name="ce34" table:formula="of:=IF([.E151]&lt;=0;CEILING([.B151];15);MIN(CEILING([.B151];15);[.E151]))" office:value-type="float" office:value="0" calcext:value-type="float">
            <text:p>0</text:p>
          </table:table-cell>
          <table:table-cell table:style-name="ce36" table:formula="of:=[.K151]/(24*60)" office:value-type="time" office:time-value="PT00H00M00S" calcext:value-type="time">
            <text:p>00:00</text:p>
          </table:table-cell>
          <table:table-cell table:style-name="ce38" table:formula="of:=IF([.F151]&lt;=0;[.K151]*[.N151];MIN([.K151]*[.N151];[.F151]))" office:value-type="currency" office:currency="SFr." office:value="0" calcext:value-type="currency">
            <text:p>SFr. 0.00</text:p>
          </table:table-cell>
          <table:table-cell table:style-name="ce38" table:formula="of:=[.G151]/[.H1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2]);[$Konfiguration.B$6];VLOOKUP([.C15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2]);[$Konfiguration.B$7];VLOOKUP([.C152];[Arbeitstypen.$A$2:.$E$101];5;0))" office:value-type="float" office:value="60" calcext:value-type="float">
            <text:p>60</text:p>
          </table:table-cell>
          <table:table-cell table:style-name="ce109" table:formula="of:=VLOOKUP([.C152];[Arbeitstypen.$A$2:.$B$6];2;0)" office:value-type="string" office:string-value="" calcext:value-type="error">
            <text:p>#N/A</text:p>
          </table:table-cell>
          <table:table-cell table:style-name="ce32" table:formula="of:=[.B152]*[.N152]" office:value-type="currency" office:currency="SFr." office:value="0" calcext:value-type="currency">
            <text:p>SFr. 0.00</text:p>
          </table:table-cell>
          <table:table-cell table:style-name="ce34" table:formula="of:=IF([.E152]&lt;=0;CEILING([.B152];15);MIN(CEILING([.B152];15);[.E152]))" office:value-type="float" office:value="0" calcext:value-type="float">
            <text:p>0</text:p>
          </table:table-cell>
          <table:table-cell table:style-name="ce36" table:formula="of:=[.K152]/(24*60)" office:value-type="time" office:time-value="PT00H00M00S" calcext:value-type="time">
            <text:p>00:00</text:p>
          </table:table-cell>
          <table:table-cell table:style-name="ce38" table:formula="of:=IF([.F152]&lt;=0;[.K152]*[.N152];MIN([.K152]*[.N152];[.F152]))" office:value-type="currency" office:currency="SFr." office:value="0" calcext:value-type="currency">
            <text:p>SFr. 0.00</text:p>
          </table:table-cell>
          <table:table-cell table:style-name="ce38" table:formula="of:=[.G152]/[.H1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3]);[$Konfiguration.B$6];VLOOKUP([.C15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3]);[$Konfiguration.B$7];VLOOKUP([.C153];[Arbeitstypen.$A$2:.$E$101];5;0))" office:value-type="float" office:value="60" calcext:value-type="float">
            <text:p>60</text:p>
          </table:table-cell>
          <table:table-cell table:style-name="ce109" table:formula="of:=VLOOKUP([.C153];[Arbeitstypen.$A$2:.$B$6];2;0)" office:value-type="string" office:string-value="" calcext:value-type="error">
            <text:p>#N/A</text:p>
          </table:table-cell>
          <table:table-cell table:style-name="ce32" table:formula="of:=[.B153]*[.N153]" office:value-type="currency" office:currency="SFr." office:value="0" calcext:value-type="currency">
            <text:p>SFr. 0.00</text:p>
          </table:table-cell>
          <table:table-cell table:style-name="ce34" table:formula="of:=IF([.E153]&lt;=0;CEILING([.B153];15);MIN(CEILING([.B153];15);[.E153]))" office:value-type="float" office:value="0" calcext:value-type="float">
            <text:p>0</text:p>
          </table:table-cell>
          <table:table-cell table:style-name="ce36" table:formula="of:=[.K153]/(24*60)" office:value-type="time" office:time-value="PT00H00M00S" calcext:value-type="time">
            <text:p>00:00</text:p>
          </table:table-cell>
          <table:table-cell table:style-name="ce38" table:formula="of:=IF([.F153]&lt;=0;[.K153]*[.N153];MIN([.K153]*[.N153];[.F153]))" office:value-type="currency" office:currency="SFr." office:value="0" calcext:value-type="currency">
            <text:p>SFr. 0.00</text:p>
          </table:table-cell>
          <table:table-cell table:style-name="ce38" table:formula="of:=[.G153]/[.H1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4]);[$Konfiguration.B$6];VLOOKUP([.C15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4]);[$Konfiguration.B$7];VLOOKUP([.C154];[Arbeitstypen.$A$2:.$E$101];5;0))" office:value-type="float" office:value="60" calcext:value-type="float">
            <text:p>60</text:p>
          </table:table-cell>
          <table:table-cell table:style-name="ce109" table:formula="of:=VLOOKUP([.C154];[Arbeitstypen.$A$2:.$B$6];2;0)" office:value-type="string" office:string-value="" calcext:value-type="error">
            <text:p>#N/A</text:p>
          </table:table-cell>
          <table:table-cell table:style-name="ce32" table:formula="of:=[.B154]*[.N154]" office:value-type="currency" office:currency="SFr." office:value="0" calcext:value-type="currency">
            <text:p>SFr. 0.00</text:p>
          </table:table-cell>
          <table:table-cell table:style-name="ce34" table:formula="of:=IF([.E154]&lt;=0;CEILING([.B154];15);MIN(CEILING([.B154];15);[.E154]))" office:value-type="float" office:value="0" calcext:value-type="float">
            <text:p>0</text:p>
          </table:table-cell>
          <table:table-cell table:style-name="ce36" table:formula="of:=[.K154]/(24*60)" office:value-type="time" office:time-value="PT00H00M00S" calcext:value-type="time">
            <text:p>00:00</text:p>
          </table:table-cell>
          <table:table-cell table:style-name="ce38" table:formula="of:=IF([.F154]&lt;=0;[.K154]*[.N154];MIN([.K154]*[.N154];[.F154]))" office:value-type="currency" office:currency="SFr." office:value="0" calcext:value-type="currency">
            <text:p>SFr. 0.00</text:p>
          </table:table-cell>
          <table:table-cell table:style-name="ce38" table:formula="of:=[.G154]/[.H1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5]);[$Konfiguration.B$6];VLOOKUP([.C15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5]);[$Konfiguration.B$7];VLOOKUP([.C155];[Arbeitstypen.$A$2:.$E$101];5;0))" office:value-type="float" office:value="60" calcext:value-type="float">
            <text:p>60</text:p>
          </table:table-cell>
          <table:table-cell table:style-name="ce109" table:formula="of:=VLOOKUP([.C155];[Arbeitstypen.$A$2:.$B$6];2;0)" office:value-type="string" office:string-value="" calcext:value-type="error">
            <text:p>#N/A</text:p>
          </table:table-cell>
          <table:table-cell table:style-name="ce32" table:formula="of:=[.B155]*[.N155]" office:value-type="currency" office:currency="SFr." office:value="0" calcext:value-type="currency">
            <text:p>SFr. 0.00</text:p>
          </table:table-cell>
          <table:table-cell table:style-name="ce34" table:formula="of:=IF([.E155]&lt;=0;CEILING([.B155];15);MIN(CEILING([.B155];15);[.E155]))" office:value-type="float" office:value="0" calcext:value-type="float">
            <text:p>0</text:p>
          </table:table-cell>
          <table:table-cell table:style-name="ce36" table:formula="of:=[.K155]/(24*60)" office:value-type="time" office:time-value="PT00H00M00S" calcext:value-type="time">
            <text:p>00:00</text:p>
          </table:table-cell>
          <table:table-cell table:style-name="ce38" table:formula="of:=IF([.F155]&lt;=0;[.K155]*[.N155];MIN([.K155]*[.N155];[.F155]))" office:value-type="currency" office:currency="SFr." office:value="0" calcext:value-type="currency">
            <text:p>SFr. 0.00</text:p>
          </table:table-cell>
          <table:table-cell table:style-name="ce38" table:formula="of:=[.G155]/[.H1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6]);[$Konfiguration.B$6];VLOOKUP([.C15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6]);[$Konfiguration.B$7];VLOOKUP([.C156];[Arbeitstypen.$A$2:.$E$101];5;0))" office:value-type="float" office:value="60" calcext:value-type="float">
            <text:p>60</text:p>
          </table:table-cell>
          <table:table-cell table:style-name="ce109" table:formula="of:=VLOOKUP([.C156];[Arbeitstypen.$A$2:.$B$6];2;0)" office:value-type="string" office:string-value="" calcext:value-type="error">
            <text:p>#N/A</text:p>
          </table:table-cell>
          <table:table-cell table:style-name="ce32" table:formula="of:=[.B156]*[.N156]" office:value-type="currency" office:currency="SFr." office:value="0" calcext:value-type="currency">
            <text:p>SFr. 0.00</text:p>
          </table:table-cell>
          <table:table-cell table:style-name="ce34" table:formula="of:=IF([.E156]&lt;=0;CEILING([.B156];15);MIN(CEILING([.B156];15);[.E156]))" office:value-type="float" office:value="0" calcext:value-type="float">
            <text:p>0</text:p>
          </table:table-cell>
          <table:table-cell table:style-name="ce36" table:formula="of:=[.K156]/(24*60)" office:value-type="time" office:time-value="PT00H00M00S" calcext:value-type="time">
            <text:p>00:00</text:p>
          </table:table-cell>
          <table:table-cell table:style-name="ce38" table:formula="of:=IF([.F156]&lt;=0;[.K156]*[.N156];MIN([.K156]*[.N156];[.F156]))" office:value-type="currency" office:currency="SFr." office:value="0" calcext:value-type="currency">
            <text:p>SFr. 0.00</text:p>
          </table:table-cell>
          <table:table-cell table:style-name="ce38" table:formula="of:=[.G156]/[.H1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7]);[$Konfiguration.B$6];VLOOKUP([.C15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7]);[$Konfiguration.B$7];VLOOKUP([.C157];[Arbeitstypen.$A$2:.$E$101];5;0))" office:value-type="float" office:value="60" calcext:value-type="float">
            <text:p>60</text:p>
          </table:table-cell>
          <table:table-cell table:style-name="ce109" table:formula="of:=VLOOKUP([.C157];[Arbeitstypen.$A$2:.$B$6];2;0)" office:value-type="string" office:string-value="" calcext:value-type="error">
            <text:p>#N/A</text:p>
          </table:table-cell>
          <table:table-cell table:style-name="ce32" table:formula="of:=[.B157]*[.N157]" office:value-type="currency" office:currency="SFr." office:value="0" calcext:value-type="currency">
            <text:p>SFr. 0.00</text:p>
          </table:table-cell>
          <table:table-cell table:style-name="ce34" table:formula="of:=IF([.E157]&lt;=0;CEILING([.B157];15);MIN(CEILING([.B157];15);[.E157]))" office:value-type="float" office:value="0" calcext:value-type="float">
            <text:p>0</text:p>
          </table:table-cell>
          <table:table-cell table:style-name="ce36" table:formula="of:=[.K157]/(24*60)" office:value-type="time" office:time-value="PT00H00M00S" calcext:value-type="time">
            <text:p>00:00</text:p>
          </table:table-cell>
          <table:table-cell table:style-name="ce38" table:formula="of:=IF([.F157]&lt;=0;[.K157]*[.N157];MIN([.K157]*[.N157];[.F157]))" office:value-type="currency" office:currency="SFr." office:value="0" calcext:value-type="currency">
            <text:p>SFr. 0.00</text:p>
          </table:table-cell>
          <table:table-cell table:style-name="ce38" table:formula="of:=[.G157]/[.H1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8]);[$Konfiguration.B$6];VLOOKUP([.C15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8]);[$Konfiguration.B$7];VLOOKUP([.C158];[Arbeitstypen.$A$2:.$E$101];5;0))" office:value-type="float" office:value="60" calcext:value-type="float">
            <text:p>60</text:p>
          </table:table-cell>
          <table:table-cell table:style-name="ce109" table:formula="of:=VLOOKUP([.C158];[Arbeitstypen.$A$2:.$B$6];2;0)" office:value-type="string" office:string-value="" calcext:value-type="error">
            <text:p>#N/A</text:p>
          </table:table-cell>
          <table:table-cell table:style-name="ce32" table:formula="of:=[.B158]*[.N158]" office:value-type="currency" office:currency="SFr." office:value="0" calcext:value-type="currency">
            <text:p>SFr. 0.00</text:p>
          </table:table-cell>
          <table:table-cell table:style-name="ce34" table:formula="of:=IF([.E158]&lt;=0;CEILING([.B158];15);MIN(CEILING([.B158];15);[.E158]))" office:value-type="float" office:value="0" calcext:value-type="float">
            <text:p>0</text:p>
          </table:table-cell>
          <table:table-cell table:style-name="ce36" table:formula="of:=[.K158]/(24*60)" office:value-type="time" office:time-value="PT00H00M00S" calcext:value-type="time">
            <text:p>00:00</text:p>
          </table:table-cell>
          <table:table-cell table:style-name="ce38" table:formula="of:=IF([.F158]&lt;=0;[.K158]*[.N158];MIN([.K158]*[.N158];[.F158]))" office:value-type="currency" office:currency="SFr." office:value="0" calcext:value-type="currency">
            <text:p>SFr. 0.00</text:p>
          </table:table-cell>
          <table:table-cell table:style-name="ce38" table:formula="of:=[.G158]/[.H1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59]);[$Konfiguration.B$6];VLOOKUP([.C15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59]);[$Konfiguration.B$7];VLOOKUP([.C159];[Arbeitstypen.$A$2:.$E$101];5;0))" office:value-type="float" office:value="60" calcext:value-type="float">
            <text:p>60</text:p>
          </table:table-cell>
          <table:table-cell table:style-name="ce109" table:formula="of:=VLOOKUP([.C159];[Arbeitstypen.$A$2:.$B$6];2;0)" office:value-type="string" office:string-value="" calcext:value-type="error">
            <text:p>#N/A</text:p>
          </table:table-cell>
          <table:table-cell table:style-name="ce32" table:formula="of:=[.B159]*[.N159]" office:value-type="currency" office:currency="SFr." office:value="0" calcext:value-type="currency">
            <text:p>SFr. 0.00</text:p>
          </table:table-cell>
          <table:table-cell table:style-name="ce34" table:formula="of:=IF([.E159]&lt;=0;CEILING([.B159];15);MIN(CEILING([.B159];15);[.E159]))" office:value-type="float" office:value="0" calcext:value-type="float">
            <text:p>0</text:p>
          </table:table-cell>
          <table:table-cell table:style-name="ce36" table:formula="of:=[.K159]/(24*60)" office:value-type="time" office:time-value="PT00H00M00S" calcext:value-type="time">
            <text:p>00:00</text:p>
          </table:table-cell>
          <table:table-cell table:style-name="ce38" table:formula="of:=IF([.F159]&lt;=0;[.K159]*[.N159];MIN([.K159]*[.N159];[.F159]))" office:value-type="currency" office:currency="SFr." office:value="0" calcext:value-type="currency">
            <text:p>SFr. 0.00</text:p>
          </table:table-cell>
          <table:table-cell table:style-name="ce38" table:formula="of:=[.G159]/[.H1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0]);[$Konfiguration.B$6];VLOOKUP([.C16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0]);[$Konfiguration.B$7];VLOOKUP([.C160];[Arbeitstypen.$A$2:.$E$101];5;0))" office:value-type="float" office:value="60" calcext:value-type="float">
            <text:p>60</text:p>
          </table:table-cell>
          <table:table-cell table:style-name="ce109" table:formula="of:=VLOOKUP([.C160];[Arbeitstypen.$A$2:.$B$6];2;0)" office:value-type="string" office:string-value="" calcext:value-type="error">
            <text:p>#N/A</text:p>
          </table:table-cell>
          <table:table-cell table:style-name="ce32" table:formula="of:=[.B160]*[.N160]" office:value-type="currency" office:currency="SFr." office:value="0" calcext:value-type="currency">
            <text:p>SFr. 0.00</text:p>
          </table:table-cell>
          <table:table-cell table:style-name="ce34" table:formula="of:=IF([.E160]&lt;=0;CEILING([.B160];15);MIN(CEILING([.B160];15);[.E160]))" office:value-type="float" office:value="0" calcext:value-type="float">
            <text:p>0</text:p>
          </table:table-cell>
          <table:table-cell table:style-name="ce36" table:formula="of:=[.K160]/(24*60)" office:value-type="time" office:time-value="PT00H00M00S" calcext:value-type="time">
            <text:p>00:00</text:p>
          </table:table-cell>
          <table:table-cell table:style-name="ce38" table:formula="of:=IF([.F160]&lt;=0;[.K160]*[.N160];MIN([.K160]*[.N160];[.F160]))" office:value-type="currency" office:currency="SFr." office:value="0" calcext:value-type="currency">
            <text:p>SFr. 0.00</text:p>
          </table:table-cell>
          <table:table-cell table:style-name="ce38" table:formula="of:=[.G160]/[.H1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1]);[$Konfiguration.B$6];VLOOKUP([.C16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1]);[$Konfiguration.B$7];VLOOKUP([.C161];[Arbeitstypen.$A$2:.$E$101];5;0))" office:value-type="float" office:value="60" calcext:value-type="float">
            <text:p>60</text:p>
          </table:table-cell>
          <table:table-cell table:style-name="ce109" table:formula="of:=VLOOKUP([.C161];[Arbeitstypen.$A$2:.$B$6];2;0)" office:value-type="string" office:string-value="" calcext:value-type="error">
            <text:p>#N/A</text:p>
          </table:table-cell>
          <table:table-cell table:style-name="ce32" table:formula="of:=[.B161]*[.N161]" office:value-type="currency" office:currency="SFr." office:value="0" calcext:value-type="currency">
            <text:p>SFr. 0.00</text:p>
          </table:table-cell>
          <table:table-cell table:style-name="ce34" table:formula="of:=IF([.E161]&lt;=0;CEILING([.B161];15);MIN(CEILING([.B161];15);[.E161]))" office:value-type="float" office:value="0" calcext:value-type="float">
            <text:p>0</text:p>
          </table:table-cell>
          <table:table-cell table:style-name="ce36" table:formula="of:=[.K161]/(24*60)" office:value-type="time" office:time-value="PT00H00M00S" calcext:value-type="time">
            <text:p>00:00</text:p>
          </table:table-cell>
          <table:table-cell table:style-name="ce38" table:formula="of:=IF([.F161]&lt;=0;[.K161]*[.N161];MIN([.K161]*[.N161];[.F161]))" office:value-type="currency" office:currency="SFr." office:value="0" calcext:value-type="currency">
            <text:p>SFr. 0.00</text:p>
          </table:table-cell>
          <table:table-cell table:style-name="ce38" table:formula="of:=[.G161]/[.H1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2]);[$Konfiguration.B$6];VLOOKUP([.C16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2]);[$Konfiguration.B$7];VLOOKUP([.C162];[Arbeitstypen.$A$2:.$E$101];5;0))" office:value-type="float" office:value="60" calcext:value-type="float">
            <text:p>60</text:p>
          </table:table-cell>
          <table:table-cell table:style-name="ce109" table:formula="of:=VLOOKUP([.C162];[Arbeitstypen.$A$2:.$B$6];2;0)" office:value-type="string" office:string-value="" calcext:value-type="error">
            <text:p>#N/A</text:p>
          </table:table-cell>
          <table:table-cell table:style-name="ce32" table:formula="of:=[.B162]*[.N162]" office:value-type="currency" office:currency="SFr." office:value="0" calcext:value-type="currency">
            <text:p>SFr. 0.00</text:p>
          </table:table-cell>
          <table:table-cell table:style-name="ce34" table:formula="of:=IF([.E162]&lt;=0;CEILING([.B162];15);MIN(CEILING([.B162];15);[.E162]))" office:value-type="float" office:value="0" calcext:value-type="float">
            <text:p>0</text:p>
          </table:table-cell>
          <table:table-cell table:style-name="ce36" table:formula="of:=[.K162]/(24*60)" office:value-type="time" office:time-value="PT00H00M00S" calcext:value-type="time">
            <text:p>00:00</text:p>
          </table:table-cell>
          <table:table-cell table:style-name="ce38" table:formula="of:=IF([.F162]&lt;=0;[.K162]*[.N162];MIN([.K162]*[.N162];[.F162]))" office:value-type="currency" office:currency="SFr." office:value="0" calcext:value-type="currency">
            <text:p>SFr. 0.00</text:p>
          </table:table-cell>
          <table:table-cell table:style-name="ce38" table:formula="of:=[.G162]/[.H1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3]);[$Konfiguration.B$6];VLOOKUP([.C16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3]);[$Konfiguration.B$7];VLOOKUP([.C163];[Arbeitstypen.$A$2:.$E$101];5;0))" office:value-type="float" office:value="60" calcext:value-type="float">
            <text:p>60</text:p>
          </table:table-cell>
          <table:table-cell table:style-name="ce109" table:formula="of:=VLOOKUP([.C163];[Arbeitstypen.$A$2:.$B$6];2;0)" office:value-type="string" office:string-value="" calcext:value-type="error">
            <text:p>#N/A</text:p>
          </table:table-cell>
          <table:table-cell table:style-name="ce32" table:formula="of:=[.B163]*[.N163]" office:value-type="currency" office:currency="SFr." office:value="0" calcext:value-type="currency">
            <text:p>SFr. 0.00</text:p>
          </table:table-cell>
          <table:table-cell table:style-name="ce34" table:formula="of:=IF([.E163]&lt;=0;CEILING([.B163];15);MIN(CEILING([.B163];15);[.E163]))" office:value-type="float" office:value="0" calcext:value-type="float">
            <text:p>0</text:p>
          </table:table-cell>
          <table:table-cell table:style-name="ce36" table:formula="of:=[.K163]/(24*60)" office:value-type="time" office:time-value="PT00H00M00S" calcext:value-type="time">
            <text:p>00:00</text:p>
          </table:table-cell>
          <table:table-cell table:style-name="ce38" table:formula="of:=IF([.F163]&lt;=0;[.K163]*[.N163];MIN([.K163]*[.N163];[.F163]))" office:value-type="currency" office:currency="SFr." office:value="0" calcext:value-type="currency">
            <text:p>SFr. 0.00</text:p>
          </table:table-cell>
          <table:table-cell table:style-name="ce38" table:formula="of:=[.G163]/[.H1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4]);[$Konfiguration.B$6];VLOOKUP([.C16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4]);[$Konfiguration.B$7];VLOOKUP([.C164];[Arbeitstypen.$A$2:.$E$101];5;0))" office:value-type="float" office:value="60" calcext:value-type="float">
            <text:p>60</text:p>
          </table:table-cell>
          <table:table-cell table:style-name="ce109" table:formula="of:=VLOOKUP([.C164];[Arbeitstypen.$A$2:.$B$6];2;0)" office:value-type="string" office:string-value="" calcext:value-type="error">
            <text:p>#N/A</text:p>
          </table:table-cell>
          <table:table-cell table:style-name="ce32" table:formula="of:=[.B164]*[.N164]" office:value-type="currency" office:currency="SFr." office:value="0" calcext:value-type="currency">
            <text:p>SFr. 0.00</text:p>
          </table:table-cell>
          <table:table-cell table:style-name="ce34" table:formula="of:=IF([.E164]&lt;=0;CEILING([.B164];15);MIN(CEILING([.B164];15);[.E164]))" office:value-type="float" office:value="0" calcext:value-type="float">
            <text:p>0</text:p>
          </table:table-cell>
          <table:table-cell table:style-name="ce36" table:formula="of:=[.K164]/(24*60)" office:value-type="time" office:time-value="PT00H00M00S" calcext:value-type="time">
            <text:p>00:00</text:p>
          </table:table-cell>
          <table:table-cell table:style-name="ce38" table:formula="of:=IF([.F164]&lt;=0;[.K164]*[.N164];MIN([.K164]*[.N164];[.F164]))" office:value-type="currency" office:currency="SFr." office:value="0" calcext:value-type="currency">
            <text:p>SFr. 0.00</text:p>
          </table:table-cell>
          <table:table-cell table:style-name="ce38" table:formula="of:=[.G164]/[.H1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5]);[$Konfiguration.B$6];VLOOKUP([.C16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5]);[$Konfiguration.B$7];VLOOKUP([.C165];[Arbeitstypen.$A$2:.$E$101];5;0))" office:value-type="float" office:value="60" calcext:value-type="float">
            <text:p>60</text:p>
          </table:table-cell>
          <table:table-cell table:style-name="ce109" table:formula="of:=VLOOKUP([.C165];[Arbeitstypen.$A$2:.$B$6];2;0)" office:value-type="string" office:string-value="" calcext:value-type="error">
            <text:p>#N/A</text:p>
          </table:table-cell>
          <table:table-cell table:style-name="ce32" table:formula="of:=[.B165]*[.N165]" office:value-type="currency" office:currency="SFr." office:value="0" calcext:value-type="currency">
            <text:p>SFr. 0.00</text:p>
          </table:table-cell>
          <table:table-cell table:style-name="ce34" table:formula="of:=IF([.E165]&lt;=0;CEILING([.B165];15);MIN(CEILING([.B165];15);[.E165]))" office:value-type="float" office:value="0" calcext:value-type="float">
            <text:p>0</text:p>
          </table:table-cell>
          <table:table-cell table:style-name="ce36" table:formula="of:=[.K165]/(24*60)" office:value-type="time" office:time-value="PT00H00M00S" calcext:value-type="time">
            <text:p>00:00</text:p>
          </table:table-cell>
          <table:table-cell table:style-name="ce38" table:formula="of:=IF([.F165]&lt;=0;[.K165]*[.N165];MIN([.K165]*[.N165];[.F165]))" office:value-type="currency" office:currency="SFr." office:value="0" calcext:value-type="currency">
            <text:p>SFr. 0.00</text:p>
          </table:table-cell>
          <table:table-cell table:style-name="ce38" table:formula="of:=[.G165]/[.H1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6]);[$Konfiguration.B$6];VLOOKUP([.C16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6]);[$Konfiguration.B$7];VLOOKUP([.C166];[Arbeitstypen.$A$2:.$E$101];5;0))" office:value-type="float" office:value="60" calcext:value-type="float">
            <text:p>60</text:p>
          </table:table-cell>
          <table:table-cell table:style-name="ce109" table:formula="of:=VLOOKUP([.C166];[Arbeitstypen.$A$2:.$B$6];2;0)" office:value-type="string" office:string-value="" calcext:value-type="error">
            <text:p>#N/A</text:p>
          </table:table-cell>
          <table:table-cell table:style-name="ce32" table:formula="of:=[.B166]*[.N166]" office:value-type="currency" office:currency="SFr." office:value="0" calcext:value-type="currency">
            <text:p>SFr. 0.00</text:p>
          </table:table-cell>
          <table:table-cell table:style-name="ce34" table:formula="of:=IF([.E166]&lt;=0;CEILING([.B166];15);MIN(CEILING([.B166];15);[.E166]))" office:value-type="float" office:value="0" calcext:value-type="float">
            <text:p>0</text:p>
          </table:table-cell>
          <table:table-cell table:style-name="ce36" table:formula="of:=[.K166]/(24*60)" office:value-type="time" office:time-value="PT00H00M00S" calcext:value-type="time">
            <text:p>00:00</text:p>
          </table:table-cell>
          <table:table-cell table:style-name="ce38" table:formula="of:=IF([.F166]&lt;=0;[.K166]*[.N166];MIN([.K166]*[.N166];[.F166]))" office:value-type="currency" office:currency="SFr." office:value="0" calcext:value-type="currency">
            <text:p>SFr. 0.00</text:p>
          </table:table-cell>
          <table:table-cell table:style-name="ce38" table:formula="of:=[.G166]/[.H1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7]);[$Konfiguration.B$6];VLOOKUP([.C16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7]);[$Konfiguration.B$7];VLOOKUP([.C167];[Arbeitstypen.$A$2:.$E$101];5;0))" office:value-type="float" office:value="60" calcext:value-type="float">
            <text:p>60</text:p>
          </table:table-cell>
          <table:table-cell table:style-name="ce109" table:formula="of:=VLOOKUP([.C167];[Arbeitstypen.$A$2:.$B$6];2;0)" office:value-type="string" office:string-value="" calcext:value-type="error">
            <text:p>#N/A</text:p>
          </table:table-cell>
          <table:table-cell table:style-name="ce32" table:formula="of:=[.B167]*[.N167]" office:value-type="currency" office:currency="SFr." office:value="0" calcext:value-type="currency">
            <text:p>SFr. 0.00</text:p>
          </table:table-cell>
          <table:table-cell table:style-name="ce34" table:formula="of:=IF([.E167]&lt;=0;CEILING([.B167];15);MIN(CEILING([.B167];15);[.E167]))" office:value-type="float" office:value="0" calcext:value-type="float">
            <text:p>0</text:p>
          </table:table-cell>
          <table:table-cell table:style-name="ce36" table:formula="of:=[.K167]/(24*60)" office:value-type="time" office:time-value="PT00H00M00S" calcext:value-type="time">
            <text:p>00:00</text:p>
          </table:table-cell>
          <table:table-cell table:style-name="ce38" table:formula="of:=IF([.F167]&lt;=0;[.K167]*[.N167];MIN([.K167]*[.N167];[.F167]))" office:value-type="currency" office:currency="SFr." office:value="0" calcext:value-type="currency">
            <text:p>SFr. 0.00</text:p>
          </table:table-cell>
          <table:table-cell table:style-name="ce38" table:formula="of:=[.G167]/[.H1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8]);[$Konfiguration.B$6];VLOOKUP([.C16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8]);[$Konfiguration.B$7];VLOOKUP([.C168];[Arbeitstypen.$A$2:.$E$101];5;0))" office:value-type="float" office:value="60" calcext:value-type="float">
            <text:p>60</text:p>
          </table:table-cell>
          <table:table-cell table:style-name="ce109" table:formula="of:=VLOOKUP([.C168];[Arbeitstypen.$A$2:.$B$6];2;0)" office:value-type="string" office:string-value="" calcext:value-type="error">
            <text:p>#N/A</text:p>
          </table:table-cell>
          <table:table-cell table:style-name="ce32" table:formula="of:=[.B168]*[.N168]" office:value-type="currency" office:currency="SFr." office:value="0" calcext:value-type="currency">
            <text:p>SFr. 0.00</text:p>
          </table:table-cell>
          <table:table-cell table:style-name="ce34" table:formula="of:=IF([.E168]&lt;=0;CEILING([.B168];15);MIN(CEILING([.B168];15);[.E168]))" office:value-type="float" office:value="0" calcext:value-type="float">
            <text:p>0</text:p>
          </table:table-cell>
          <table:table-cell table:style-name="ce36" table:formula="of:=[.K168]/(24*60)" office:value-type="time" office:time-value="PT00H00M00S" calcext:value-type="time">
            <text:p>00:00</text:p>
          </table:table-cell>
          <table:table-cell table:style-name="ce38" table:formula="of:=IF([.F168]&lt;=0;[.K168]*[.N168];MIN([.K168]*[.N168];[.F168]))" office:value-type="currency" office:currency="SFr." office:value="0" calcext:value-type="currency">
            <text:p>SFr. 0.00</text:p>
          </table:table-cell>
          <table:table-cell table:style-name="ce38" table:formula="of:=[.G168]/[.H1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69]);[$Konfiguration.B$6];VLOOKUP([.C16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69]);[$Konfiguration.B$7];VLOOKUP([.C169];[Arbeitstypen.$A$2:.$E$101];5;0))" office:value-type="float" office:value="60" calcext:value-type="float">
            <text:p>60</text:p>
          </table:table-cell>
          <table:table-cell table:style-name="ce109" table:formula="of:=VLOOKUP([.C169];[Arbeitstypen.$A$2:.$B$6];2;0)" office:value-type="string" office:string-value="" calcext:value-type="error">
            <text:p>#N/A</text:p>
          </table:table-cell>
          <table:table-cell table:style-name="ce32" table:formula="of:=[.B169]*[.N169]" office:value-type="currency" office:currency="SFr." office:value="0" calcext:value-type="currency">
            <text:p>SFr. 0.00</text:p>
          </table:table-cell>
          <table:table-cell table:style-name="ce34" table:formula="of:=IF([.E169]&lt;=0;CEILING([.B169];15);MIN(CEILING([.B169];15);[.E169]))" office:value-type="float" office:value="0" calcext:value-type="float">
            <text:p>0</text:p>
          </table:table-cell>
          <table:table-cell table:style-name="ce36" table:formula="of:=[.K169]/(24*60)" office:value-type="time" office:time-value="PT00H00M00S" calcext:value-type="time">
            <text:p>00:00</text:p>
          </table:table-cell>
          <table:table-cell table:style-name="ce38" table:formula="of:=IF([.F169]&lt;=0;[.K169]*[.N169];MIN([.K169]*[.N169];[.F169]))" office:value-type="currency" office:currency="SFr." office:value="0" calcext:value-type="currency">
            <text:p>SFr. 0.00</text:p>
          </table:table-cell>
          <table:table-cell table:style-name="ce38" table:formula="of:=[.G169]/[.H1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0]);[$Konfiguration.B$6];VLOOKUP([.C17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0]);[$Konfiguration.B$7];VLOOKUP([.C170];[Arbeitstypen.$A$2:.$E$101];5;0))" office:value-type="float" office:value="60" calcext:value-type="float">
            <text:p>60</text:p>
          </table:table-cell>
          <table:table-cell table:style-name="ce109" table:formula="of:=VLOOKUP([.C170];[Arbeitstypen.$A$2:.$B$6];2;0)" office:value-type="string" office:string-value="" calcext:value-type="error">
            <text:p>#N/A</text:p>
          </table:table-cell>
          <table:table-cell table:style-name="ce32" table:formula="of:=[.B170]*[.N170]" office:value-type="currency" office:currency="SFr." office:value="0" calcext:value-type="currency">
            <text:p>SFr. 0.00</text:p>
          </table:table-cell>
          <table:table-cell table:style-name="ce34" table:formula="of:=IF([.E170]&lt;=0;CEILING([.B170];15);MIN(CEILING([.B170];15);[.E170]))" office:value-type="float" office:value="0" calcext:value-type="float">
            <text:p>0</text:p>
          </table:table-cell>
          <table:table-cell table:style-name="ce36" table:formula="of:=[.K170]/(24*60)" office:value-type="time" office:time-value="PT00H00M00S" calcext:value-type="time">
            <text:p>00:00</text:p>
          </table:table-cell>
          <table:table-cell table:style-name="ce38" table:formula="of:=IF([.F170]&lt;=0;[.K170]*[.N170];MIN([.K170]*[.N170];[.F170]))" office:value-type="currency" office:currency="SFr." office:value="0" calcext:value-type="currency">
            <text:p>SFr. 0.00</text:p>
          </table:table-cell>
          <table:table-cell table:style-name="ce38" table:formula="of:=[.G170]/[.H1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1]);[$Konfiguration.B$6];VLOOKUP([.C17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1]);[$Konfiguration.B$7];VLOOKUP([.C171];[Arbeitstypen.$A$2:.$E$101];5;0))" office:value-type="float" office:value="60" calcext:value-type="float">
            <text:p>60</text:p>
          </table:table-cell>
          <table:table-cell table:style-name="ce109" table:formula="of:=VLOOKUP([.C171];[Arbeitstypen.$A$2:.$B$6];2;0)" office:value-type="string" office:string-value="" calcext:value-type="error">
            <text:p>#N/A</text:p>
          </table:table-cell>
          <table:table-cell table:style-name="ce32" table:formula="of:=[.B171]*[.N171]" office:value-type="currency" office:currency="SFr." office:value="0" calcext:value-type="currency">
            <text:p>SFr. 0.00</text:p>
          </table:table-cell>
          <table:table-cell table:style-name="ce34" table:formula="of:=IF([.E171]&lt;=0;CEILING([.B171];15);MIN(CEILING([.B171];15);[.E171]))" office:value-type="float" office:value="0" calcext:value-type="float">
            <text:p>0</text:p>
          </table:table-cell>
          <table:table-cell table:style-name="ce36" table:formula="of:=[.K171]/(24*60)" office:value-type="time" office:time-value="PT00H00M00S" calcext:value-type="time">
            <text:p>00:00</text:p>
          </table:table-cell>
          <table:table-cell table:style-name="ce38" table:formula="of:=IF([.F171]&lt;=0;[.K171]*[.N171];MIN([.K171]*[.N171];[.F171]))" office:value-type="currency" office:currency="SFr." office:value="0" calcext:value-type="currency">
            <text:p>SFr. 0.00</text:p>
          </table:table-cell>
          <table:table-cell table:style-name="ce38" table:formula="of:=[.G171]/[.H1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2]);[$Konfiguration.B$6];VLOOKUP([.C17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2]);[$Konfiguration.B$7];VLOOKUP([.C172];[Arbeitstypen.$A$2:.$E$101];5;0))" office:value-type="float" office:value="60" calcext:value-type="float">
            <text:p>60</text:p>
          </table:table-cell>
          <table:table-cell table:style-name="ce109" table:formula="of:=VLOOKUP([.C172];[Arbeitstypen.$A$2:.$B$6];2;0)" office:value-type="string" office:string-value="" calcext:value-type="error">
            <text:p>#N/A</text:p>
          </table:table-cell>
          <table:table-cell table:style-name="ce32" table:formula="of:=[.B172]*[.N172]" office:value-type="currency" office:currency="SFr." office:value="0" calcext:value-type="currency">
            <text:p>SFr. 0.00</text:p>
          </table:table-cell>
          <table:table-cell table:style-name="ce34" table:formula="of:=IF([.E172]&lt;=0;CEILING([.B172];15);MIN(CEILING([.B172];15);[.E172]))" office:value-type="float" office:value="0" calcext:value-type="float">
            <text:p>0</text:p>
          </table:table-cell>
          <table:table-cell table:style-name="ce36" table:formula="of:=[.K172]/(24*60)" office:value-type="time" office:time-value="PT00H00M00S" calcext:value-type="time">
            <text:p>00:00</text:p>
          </table:table-cell>
          <table:table-cell table:style-name="ce38" table:formula="of:=IF([.F172]&lt;=0;[.K172]*[.N172];MIN([.K172]*[.N172];[.F172]))" office:value-type="currency" office:currency="SFr." office:value="0" calcext:value-type="currency">
            <text:p>SFr. 0.00</text:p>
          </table:table-cell>
          <table:table-cell table:style-name="ce38" table:formula="of:=[.G172]/[.H1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3]);[$Konfiguration.B$6];VLOOKUP([.C17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3]);[$Konfiguration.B$7];VLOOKUP([.C173];[Arbeitstypen.$A$2:.$E$101];5;0))" office:value-type="float" office:value="60" calcext:value-type="float">
            <text:p>60</text:p>
          </table:table-cell>
          <table:table-cell table:style-name="ce109" table:formula="of:=VLOOKUP([.C173];[Arbeitstypen.$A$2:.$B$6];2;0)" office:value-type="string" office:string-value="" calcext:value-type="error">
            <text:p>#N/A</text:p>
          </table:table-cell>
          <table:table-cell table:style-name="ce32" table:formula="of:=[.B173]*[.N173]" office:value-type="currency" office:currency="SFr." office:value="0" calcext:value-type="currency">
            <text:p>SFr. 0.00</text:p>
          </table:table-cell>
          <table:table-cell table:style-name="ce34" table:formula="of:=IF([.E173]&lt;=0;CEILING([.B173];15);MIN(CEILING([.B173];15);[.E173]))" office:value-type="float" office:value="0" calcext:value-type="float">
            <text:p>0</text:p>
          </table:table-cell>
          <table:table-cell table:style-name="ce36" table:formula="of:=[.K173]/(24*60)" office:value-type="time" office:time-value="PT00H00M00S" calcext:value-type="time">
            <text:p>00:00</text:p>
          </table:table-cell>
          <table:table-cell table:style-name="ce38" table:formula="of:=IF([.F173]&lt;=0;[.K173]*[.N173];MIN([.K173]*[.N173];[.F173]))" office:value-type="currency" office:currency="SFr." office:value="0" calcext:value-type="currency">
            <text:p>SFr. 0.00</text:p>
          </table:table-cell>
          <table:table-cell table:style-name="ce38" table:formula="of:=[.G173]/[.H1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4]);[$Konfiguration.B$6];VLOOKUP([.C17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4]);[$Konfiguration.B$7];VLOOKUP([.C174];[Arbeitstypen.$A$2:.$E$101];5;0))" office:value-type="float" office:value="60" calcext:value-type="float">
            <text:p>60</text:p>
          </table:table-cell>
          <table:table-cell table:style-name="ce109" table:formula="of:=VLOOKUP([.C174];[Arbeitstypen.$A$2:.$B$6];2;0)" office:value-type="string" office:string-value="" calcext:value-type="error">
            <text:p>#N/A</text:p>
          </table:table-cell>
          <table:table-cell table:style-name="ce32" table:formula="of:=[.B174]*[.N174]" office:value-type="currency" office:currency="SFr." office:value="0" calcext:value-type="currency">
            <text:p>SFr. 0.00</text:p>
          </table:table-cell>
          <table:table-cell table:style-name="ce34" table:formula="of:=IF([.E174]&lt;=0;CEILING([.B174];15);MIN(CEILING([.B174];15);[.E174]))" office:value-type="float" office:value="0" calcext:value-type="float">
            <text:p>0</text:p>
          </table:table-cell>
          <table:table-cell table:style-name="ce36" table:formula="of:=[.K174]/(24*60)" office:value-type="time" office:time-value="PT00H00M00S" calcext:value-type="time">
            <text:p>00:00</text:p>
          </table:table-cell>
          <table:table-cell table:style-name="ce38" table:formula="of:=IF([.F174]&lt;=0;[.K174]*[.N174];MIN([.K174]*[.N174];[.F174]))" office:value-type="currency" office:currency="SFr." office:value="0" calcext:value-type="currency">
            <text:p>SFr. 0.00</text:p>
          </table:table-cell>
          <table:table-cell table:style-name="ce38" table:formula="of:=[.G174]/[.H1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5]);[$Konfiguration.B$6];VLOOKUP([.C17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5]);[$Konfiguration.B$7];VLOOKUP([.C175];[Arbeitstypen.$A$2:.$E$101];5;0))" office:value-type="float" office:value="60" calcext:value-type="float">
            <text:p>60</text:p>
          </table:table-cell>
          <table:table-cell table:style-name="ce109" table:formula="of:=VLOOKUP([.C175];[Arbeitstypen.$A$2:.$B$6];2;0)" office:value-type="string" office:string-value="" calcext:value-type="error">
            <text:p>#N/A</text:p>
          </table:table-cell>
          <table:table-cell table:style-name="ce32" table:formula="of:=[.B175]*[.N175]" office:value-type="currency" office:currency="SFr." office:value="0" calcext:value-type="currency">
            <text:p>SFr. 0.00</text:p>
          </table:table-cell>
          <table:table-cell table:style-name="ce34" table:formula="of:=IF([.E175]&lt;=0;CEILING([.B175];15);MIN(CEILING([.B175];15);[.E175]))" office:value-type="float" office:value="0" calcext:value-type="float">
            <text:p>0</text:p>
          </table:table-cell>
          <table:table-cell table:style-name="ce36" table:formula="of:=[.K175]/(24*60)" office:value-type="time" office:time-value="PT00H00M00S" calcext:value-type="time">
            <text:p>00:00</text:p>
          </table:table-cell>
          <table:table-cell table:style-name="ce38" table:formula="of:=IF([.F175]&lt;=0;[.K175]*[.N175];MIN([.K175]*[.N175];[.F175]))" office:value-type="currency" office:currency="SFr." office:value="0" calcext:value-type="currency">
            <text:p>SFr. 0.00</text:p>
          </table:table-cell>
          <table:table-cell table:style-name="ce38" table:formula="of:=[.G175]/[.H1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6]);[$Konfiguration.B$6];VLOOKUP([.C17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6]);[$Konfiguration.B$7];VLOOKUP([.C176];[Arbeitstypen.$A$2:.$E$101];5;0))" office:value-type="float" office:value="60" calcext:value-type="float">
            <text:p>60</text:p>
          </table:table-cell>
          <table:table-cell table:style-name="ce109" table:formula="of:=VLOOKUP([.C176];[Arbeitstypen.$A$2:.$B$6];2;0)" office:value-type="string" office:string-value="" calcext:value-type="error">
            <text:p>#N/A</text:p>
          </table:table-cell>
          <table:table-cell table:style-name="ce32" table:formula="of:=[.B176]*[.N176]" office:value-type="currency" office:currency="SFr." office:value="0" calcext:value-type="currency">
            <text:p>SFr. 0.00</text:p>
          </table:table-cell>
          <table:table-cell table:style-name="ce34" table:formula="of:=IF([.E176]&lt;=0;CEILING([.B176];15);MIN(CEILING([.B176];15);[.E176]))" office:value-type="float" office:value="0" calcext:value-type="float">
            <text:p>0</text:p>
          </table:table-cell>
          <table:table-cell table:style-name="ce36" table:formula="of:=[.K176]/(24*60)" office:value-type="time" office:time-value="PT00H00M00S" calcext:value-type="time">
            <text:p>00:00</text:p>
          </table:table-cell>
          <table:table-cell table:style-name="ce38" table:formula="of:=IF([.F176]&lt;=0;[.K176]*[.N176];MIN([.K176]*[.N176];[.F176]))" office:value-type="currency" office:currency="SFr." office:value="0" calcext:value-type="currency">
            <text:p>SFr. 0.00</text:p>
          </table:table-cell>
          <table:table-cell table:style-name="ce38" table:formula="of:=[.G176]/[.H1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7]);[$Konfiguration.B$6];VLOOKUP([.C17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7]);[$Konfiguration.B$7];VLOOKUP([.C177];[Arbeitstypen.$A$2:.$E$101];5;0))" office:value-type="float" office:value="60" calcext:value-type="float">
            <text:p>60</text:p>
          </table:table-cell>
          <table:table-cell table:style-name="ce109" table:formula="of:=VLOOKUP([.C177];[Arbeitstypen.$A$2:.$B$6];2;0)" office:value-type="string" office:string-value="" calcext:value-type="error">
            <text:p>#N/A</text:p>
          </table:table-cell>
          <table:table-cell table:style-name="ce32" table:formula="of:=[.B177]*[.N177]" office:value-type="currency" office:currency="SFr." office:value="0" calcext:value-type="currency">
            <text:p>SFr. 0.00</text:p>
          </table:table-cell>
          <table:table-cell table:style-name="ce34" table:formula="of:=IF([.E177]&lt;=0;CEILING([.B177];15);MIN(CEILING([.B177];15);[.E177]))" office:value-type="float" office:value="0" calcext:value-type="float">
            <text:p>0</text:p>
          </table:table-cell>
          <table:table-cell table:style-name="ce36" table:formula="of:=[.K177]/(24*60)" office:value-type="time" office:time-value="PT00H00M00S" calcext:value-type="time">
            <text:p>00:00</text:p>
          </table:table-cell>
          <table:table-cell table:style-name="ce38" table:formula="of:=IF([.F177]&lt;=0;[.K177]*[.N177];MIN([.K177]*[.N177];[.F177]))" office:value-type="currency" office:currency="SFr." office:value="0" calcext:value-type="currency">
            <text:p>SFr. 0.00</text:p>
          </table:table-cell>
          <table:table-cell table:style-name="ce38" table:formula="of:=[.G177]/[.H1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8]);[$Konfiguration.B$6];VLOOKUP([.C17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8]);[$Konfiguration.B$7];VLOOKUP([.C178];[Arbeitstypen.$A$2:.$E$101];5;0))" office:value-type="float" office:value="60" calcext:value-type="float">
            <text:p>60</text:p>
          </table:table-cell>
          <table:table-cell table:style-name="ce109" table:formula="of:=VLOOKUP([.C178];[Arbeitstypen.$A$2:.$B$6];2;0)" office:value-type="string" office:string-value="" calcext:value-type="error">
            <text:p>#N/A</text:p>
          </table:table-cell>
          <table:table-cell table:style-name="ce32" table:formula="of:=[.B178]*[.N178]" office:value-type="currency" office:currency="SFr." office:value="0" calcext:value-type="currency">
            <text:p>SFr. 0.00</text:p>
          </table:table-cell>
          <table:table-cell table:style-name="ce34" table:formula="of:=IF([.E178]&lt;=0;CEILING([.B178];15);MIN(CEILING([.B178];15);[.E178]))" office:value-type="float" office:value="0" calcext:value-type="float">
            <text:p>0</text:p>
          </table:table-cell>
          <table:table-cell table:style-name="ce36" table:formula="of:=[.K178]/(24*60)" office:value-type="time" office:time-value="PT00H00M00S" calcext:value-type="time">
            <text:p>00:00</text:p>
          </table:table-cell>
          <table:table-cell table:style-name="ce38" table:formula="of:=IF([.F178]&lt;=0;[.K178]*[.N178];MIN([.K178]*[.N178];[.F178]))" office:value-type="currency" office:currency="SFr." office:value="0" calcext:value-type="currency">
            <text:p>SFr. 0.00</text:p>
          </table:table-cell>
          <table:table-cell table:style-name="ce38" table:formula="of:=[.G178]/[.H1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79]);[$Konfiguration.B$6];VLOOKUP([.C17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79]);[$Konfiguration.B$7];VLOOKUP([.C179];[Arbeitstypen.$A$2:.$E$101];5;0))" office:value-type="float" office:value="60" calcext:value-type="float">
            <text:p>60</text:p>
          </table:table-cell>
          <table:table-cell table:style-name="ce109" table:formula="of:=VLOOKUP([.C179];[Arbeitstypen.$A$2:.$B$6];2;0)" office:value-type="string" office:string-value="" calcext:value-type="error">
            <text:p>#N/A</text:p>
          </table:table-cell>
          <table:table-cell table:style-name="ce32" table:formula="of:=[.B179]*[.N179]" office:value-type="currency" office:currency="SFr." office:value="0" calcext:value-type="currency">
            <text:p>SFr. 0.00</text:p>
          </table:table-cell>
          <table:table-cell table:style-name="ce34" table:formula="of:=IF([.E179]&lt;=0;CEILING([.B179];15);MIN(CEILING([.B179];15);[.E179]))" office:value-type="float" office:value="0" calcext:value-type="float">
            <text:p>0</text:p>
          </table:table-cell>
          <table:table-cell table:style-name="ce36" table:formula="of:=[.K179]/(24*60)" office:value-type="time" office:time-value="PT00H00M00S" calcext:value-type="time">
            <text:p>00:00</text:p>
          </table:table-cell>
          <table:table-cell table:style-name="ce38" table:formula="of:=IF([.F179]&lt;=0;[.K179]*[.N179];MIN([.K179]*[.N179];[.F179]))" office:value-type="currency" office:currency="SFr." office:value="0" calcext:value-type="currency">
            <text:p>SFr. 0.00</text:p>
          </table:table-cell>
          <table:table-cell table:style-name="ce38" table:formula="of:=[.G179]/[.H1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0]);[$Konfiguration.B$6];VLOOKUP([.C18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0]);[$Konfiguration.B$7];VLOOKUP([.C180];[Arbeitstypen.$A$2:.$E$101];5;0))" office:value-type="float" office:value="60" calcext:value-type="float">
            <text:p>60</text:p>
          </table:table-cell>
          <table:table-cell table:style-name="ce109" table:formula="of:=VLOOKUP([.C180];[Arbeitstypen.$A$2:.$B$6];2;0)" office:value-type="string" office:string-value="" calcext:value-type="error">
            <text:p>#N/A</text:p>
          </table:table-cell>
          <table:table-cell table:style-name="ce32" table:formula="of:=[.B180]*[.N180]" office:value-type="currency" office:currency="SFr." office:value="0" calcext:value-type="currency">
            <text:p>SFr. 0.00</text:p>
          </table:table-cell>
          <table:table-cell table:style-name="ce34" table:formula="of:=IF([.E180]&lt;=0;CEILING([.B180];15);MIN(CEILING([.B180];15);[.E180]))" office:value-type="float" office:value="0" calcext:value-type="float">
            <text:p>0</text:p>
          </table:table-cell>
          <table:table-cell table:style-name="ce36" table:formula="of:=[.K180]/(24*60)" office:value-type="time" office:time-value="PT00H00M00S" calcext:value-type="time">
            <text:p>00:00</text:p>
          </table:table-cell>
          <table:table-cell table:style-name="ce38" table:formula="of:=IF([.F180]&lt;=0;[.K180]*[.N180];MIN([.K180]*[.N180];[.F180]))" office:value-type="currency" office:currency="SFr." office:value="0" calcext:value-type="currency">
            <text:p>SFr. 0.00</text:p>
          </table:table-cell>
          <table:table-cell table:style-name="ce38" table:formula="of:=[.G180]/[.H1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1]);[$Konfiguration.B$6];VLOOKUP([.C18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1]);[$Konfiguration.B$7];VLOOKUP([.C181];[Arbeitstypen.$A$2:.$E$101];5;0))" office:value-type="float" office:value="60" calcext:value-type="float">
            <text:p>60</text:p>
          </table:table-cell>
          <table:table-cell table:style-name="ce109" table:formula="of:=VLOOKUP([.C181];[Arbeitstypen.$A$2:.$B$6];2;0)" office:value-type="string" office:string-value="" calcext:value-type="error">
            <text:p>#N/A</text:p>
          </table:table-cell>
          <table:table-cell table:style-name="ce32" table:formula="of:=[.B181]*[.N181]" office:value-type="currency" office:currency="SFr." office:value="0" calcext:value-type="currency">
            <text:p>SFr. 0.00</text:p>
          </table:table-cell>
          <table:table-cell table:style-name="ce34" table:formula="of:=IF([.E181]&lt;=0;CEILING([.B181];15);MIN(CEILING([.B181];15);[.E181]))" office:value-type="float" office:value="0" calcext:value-type="float">
            <text:p>0</text:p>
          </table:table-cell>
          <table:table-cell table:style-name="ce36" table:formula="of:=[.K181]/(24*60)" office:value-type="time" office:time-value="PT00H00M00S" calcext:value-type="time">
            <text:p>00:00</text:p>
          </table:table-cell>
          <table:table-cell table:style-name="ce38" table:formula="of:=IF([.F181]&lt;=0;[.K181]*[.N181];MIN([.K181]*[.N181];[.F181]))" office:value-type="currency" office:currency="SFr." office:value="0" calcext:value-type="currency">
            <text:p>SFr. 0.00</text:p>
          </table:table-cell>
          <table:table-cell table:style-name="ce38" table:formula="of:=[.G181]/[.H1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2]);[$Konfiguration.B$6];VLOOKUP([.C18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2]);[$Konfiguration.B$7];VLOOKUP([.C182];[Arbeitstypen.$A$2:.$E$101];5;0))" office:value-type="float" office:value="60" calcext:value-type="float">
            <text:p>60</text:p>
          </table:table-cell>
          <table:table-cell table:style-name="ce109" table:formula="of:=VLOOKUP([.C182];[Arbeitstypen.$A$2:.$B$6];2;0)" office:value-type="string" office:string-value="" calcext:value-type="error">
            <text:p>#N/A</text:p>
          </table:table-cell>
          <table:table-cell table:style-name="ce32" table:formula="of:=[.B182]*[.N182]" office:value-type="currency" office:currency="SFr." office:value="0" calcext:value-type="currency">
            <text:p>SFr. 0.00</text:p>
          </table:table-cell>
          <table:table-cell table:style-name="ce34" table:formula="of:=IF([.E182]&lt;=0;CEILING([.B182];15);MIN(CEILING([.B182];15);[.E182]))" office:value-type="float" office:value="0" calcext:value-type="float">
            <text:p>0</text:p>
          </table:table-cell>
          <table:table-cell table:style-name="ce36" table:formula="of:=[.K182]/(24*60)" office:value-type="time" office:time-value="PT00H00M00S" calcext:value-type="time">
            <text:p>00:00</text:p>
          </table:table-cell>
          <table:table-cell table:style-name="ce38" table:formula="of:=IF([.F182]&lt;=0;[.K182]*[.N182];MIN([.K182]*[.N182];[.F182]))" office:value-type="currency" office:currency="SFr." office:value="0" calcext:value-type="currency">
            <text:p>SFr. 0.00</text:p>
          </table:table-cell>
          <table:table-cell table:style-name="ce38" table:formula="of:=[.G182]/[.H1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3]);[$Konfiguration.B$6];VLOOKUP([.C18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3]);[$Konfiguration.B$7];VLOOKUP([.C183];[Arbeitstypen.$A$2:.$E$101];5;0))" office:value-type="float" office:value="60" calcext:value-type="float">
            <text:p>60</text:p>
          </table:table-cell>
          <table:table-cell table:style-name="ce109" table:formula="of:=VLOOKUP([.C183];[Arbeitstypen.$A$2:.$B$6];2;0)" office:value-type="string" office:string-value="" calcext:value-type="error">
            <text:p>#N/A</text:p>
          </table:table-cell>
          <table:table-cell table:style-name="ce32" table:formula="of:=[.B183]*[.N183]" office:value-type="currency" office:currency="SFr." office:value="0" calcext:value-type="currency">
            <text:p>SFr. 0.00</text:p>
          </table:table-cell>
          <table:table-cell table:style-name="ce34" table:formula="of:=IF([.E183]&lt;=0;CEILING([.B183];15);MIN(CEILING([.B183];15);[.E183]))" office:value-type="float" office:value="0" calcext:value-type="float">
            <text:p>0</text:p>
          </table:table-cell>
          <table:table-cell table:style-name="ce36" table:formula="of:=[.K183]/(24*60)" office:value-type="time" office:time-value="PT00H00M00S" calcext:value-type="time">
            <text:p>00:00</text:p>
          </table:table-cell>
          <table:table-cell table:style-name="ce38" table:formula="of:=IF([.F183]&lt;=0;[.K183]*[.N183];MIN([.K183]*[.N183];[.F183]))" office:value-type="currency" office:currency="SFr." office:value="0" calcext:value-type="currency">
            <text:p>SFr. 0.00</text:p>
          </table:table-cell>
          <table:table-cell table:style-name="ce38" table:formula="of:=[.G183]/[.H1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4]);[$Konfiguration.B$6];VLOOKUP([.C18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4]);[$Konfiguration.B$7];VLOOKUP([.C184];[Arbeitstypen.$A$2:.$E$101];5;0))" office:value-type="float" office:value="60" calcext:value-type="float">
            <text:p>60</text:p>
          </table:table-cell>
          <table:table-cell table:style-name="ce109" table:formula="of:=VLOOKUP([.C184];[Arbeitstypen.$A$2:.$B$6];2;0)" office:value-type="string" office:string-value="" calcext:value-type="error">
            <text:p>#N/A</text:p>
          </table:table-cell>
          <table:table-cell table:style-name="ce32" table:formula="of:=[.B184]*[.N184]" office:value-type="currency" office:currency="SFr." office:value="0" calcext:value-type="currency">
            <text:p>SFr. 0.00</text:p>
          </table:table-cell>
          <table:table-cell table:style-name="ce34" table:formula="of:=IF([.E184]&lt;=0;CEILING([.B184];15);MIN(CEILING([.B184];15);[.E184]))" office:value-type="float" office:value="0" calcext:value-type="float">
            <text:p>0</text:p>
          </table:table-cell>
          <table:table-cell table:style-name="ce36" table:formula="of:=[.K184]/(24*60)" office:value-type="time" office:time-value="PT00H00M00S" calcext:value-type="time">
            <text:p>00:00</text:p>
          </table:table-cell>
          <table:table-cell table:style-name="ce38" table:formula="of:=IF([.F184]&lt;=0;[.K184]*[.N184];MIN([.K184]*[.N184];[.F184]))" office:value-type="currency" office:currency="SFr." office:value="0" calcext:value-type="currency">
            <text:p>SFr. 0.00</text:p>
          </table:table-cell>
          <table:table-cell table:style-name="ce38" table:formula="of:=[.G184]/[.H1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5]);[$Konfiguration.B$6];VLOOKUP([.C18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5]);[$Konfiguration.B$7];VLOOKUP([.C185];[Arbeitstypen.$A$2:.$E$101];5;0))" office:value-type="float" office:value="60" calcext:value-type="float">
            <text:p>60</text:p>
          </table:table-cell>
          <table:table-cell table:style-name="ce109" table:formula="of:=VLOOKUP([.C185];[Arbeitstypen.$A$2:.$B$6];2;0)" office:value-type="string" office:string-value="" calcext:value-type="error">
            <text:p>#N/A</text:p>
          </table:table-cell>
          <table:table-cell table:style-name="ce32" table:formula="of:=[.B185]*[.N185]" office:value-type="currency" office:currency="SFr." office:value="0" calcext:value-type="currency">
            <text:p>SFr. 0.00</text:p>
          </table:table-cell>
          <table:table-cell table:style-name="ce34" table:formula="of:=IF([.E185]&lt;=0;CEILING([.B185];15);MIN(CEILING([.B185];15);[.E185]))" office:value-type="float" office:value="0" calcext:value-type="float">
            <text:p>0</text:p>
          </table:table-cell>
          <table:table-cell table:style-name="ce36" table:formula="of:=[.K185]/(24*60)" office:value-type="time" office:time-value="PT00H00M00S" calcext:value-type="time">
            <text:p>00:00</text:p>
          </table:table-cell>
          <table:table-cell table:style-name="ce38" table:formula="of:=IF([.F185]&lt;=0;[.K185]*[.N185];MIN([.K185]*[.N185];[.F185]))" office:value-type="currency" office:currency="SFr." office:value="0" calcext:value-type="currency">
            <text:p>SFr. 0.00</text:p>
          </table:table-cell>
          <table:table-cell table:style-name="ce38" table:formula="of:=[.G185]/[.H1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6]);[$Konfiguration.B$6];VLOOKUP([.C18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6]);[$Konfiguration.B$7];VLOOKUP([.C186];[Arbeitstypen.$A$2:.$E$101];5;0))" office:value-type="float" office:value="60" calcext:value-type="float">
            <text:p>60</text:p>
          </table:table-cell>
          <table:table-cell table:style-name="ce109" table:formula="of:=VLOOKUP([.C186];[Arbeitstypen.$A$2:.$B$6];2;0)" office:value-type="string" office:string-value="" calcext:value-type="error">
            <text:p>#N/A</text:p>
          </table:table-cell>
          <table:table-cell table:style-name="ce32" table:formula="of:=[.B186]*[.N186]" office:value-type="currency" office:currency="SFr." office:value="0" calcext:value-type="currency">
            <text:p>SFr. 0.00</text:p>
          </table:table-cell>
          <table:table-cell table:style-name="ce34" table:formula="of:=IF([.E186]&lt;=0;CEILING([.B186];15);MIN(CEILING([.B186];15);[.E186]))" office:value-type="float" office:value="0" calcext:value-type="float">
            <text:p>0</text:p>
          </table:table-cell>
          <table:table-cell table:style-name="ce36" table:formula="of:=[.K186]/(24*60)" office:value-type="time" office:time-value="PT00H00M00S" calcext:value-type="time">
            <text:p>00:00</text:p>
          </table:table-cell>
          <table:table-cell table:style-name="ce38" table:formula="of:=IF([.F186]&lt;=0;[.K186]*[.N186];MIN([.K186]*[.N186];[.F186]))" office:value-type="currency" office:currency="SFr." office:value="0" calcext:value-type="currency">
            <text:p>SFr. 0.00</text:p>
          </table:table-cell>
          <table:table-cell table:style-name="ce38" table:formula="of:=[.G186]/[.H1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7]);[$Konfiguration.B$6];VLOOKUP([.C18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7]);[$Konfiguration.B$7];VLOOKUP([.C187];[Arbeitstypen.$A$2:.$E$101];5;0))" office:value-type="float" office:value="60" calcext:value-type="float">
            <text:p>60</text:p>
          </table:table-cell>
          <table:table-cell table:style-name="ce109" table:formula="of:=VLOOKUP([.C187];[Arbeitstypen.$A$2:.$B$6];2;0)" office:value-type="string" office:string-value="" calcext:value-type="error">
            <text:p>#N/A</text:p>
          </table:table-cell>
          <table:table-cell table:style-name="ce32" table:formula="of:=[.B187]*[.N187]" office:value-type="currency" office:currency="SFr." office:value="0" calcext:value-type="currency">
            <text:p>SFr. 0.00</text:p>
          </table:table-cell>
          <table:table-cell table:style-name="ce34" table:formula="of:=IF([.E187]&lt;=0;CEILING([.B187];15);MIN(CEILING([.B187];15);[.E187]))" office:value-type="float" office:value="0" calcext:value-type="float">
            <text:p>0</text:p>
          </table:table-cell>
          <table:table-cell table:style-name="ce36" table:formula="of:=[.K187]/(24*60)" office:value-type="time" office:time-value="PT00H00M00S" calcext:value-type="time">
            <text:p>00:00</text:p>
          </table:table-cell>
          <table:table-cell table:style-name="ce38" table:formula="of:=IF([.F187]&lt;=0;[.K187]*[.N187];MIN([.K187]*[.N187];[.F187]))" office:value-type="currency" office:currency="SFr." office:value="0" calcext:value-type="currency">
            <text:p>SFr. 0.00</text:p>
          </table:table-cell>
          <table:table-cell table:style-name="ce38" table:formula="of:=[.G187]/[.H1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8]);[$Konfiguration.B$6];VLOOKUP([.C18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8]);[$Konfiguration.B$7];VLOOKUP([.C188];[Arbeitstypen.$A$2:.$E$101];5;0))" office:value-type="float" office:value="60" calcext:value-type="float">
            <text:p>60</text:p>
          </table:table-cell>
          <table:table-cell table:style-name="ce109" table:formula="of:=VLOOKUP([.C188];[Arbeitstypen.$A$2:.$B$6];2;0)" office:value-type="string" office:string-value="" calcext:value-type="error">
            <text:p>#N/A</text:p>
          </table:table-cell>
          <table:table-cell table:style-name="ce32" table:formula="of:=[.B188]*[.N188]" office:value-type="currency" office:currency="SFr." office:value="0" calcext:value-type="currency">
            <text:p>SFr. 0.00</text:p>
          </table:table-cell>
          <table:table-cell table:style-name="ce34" table:formula="of:=IF([.E188]&lt;=0;CEILING([.B188];15);MIN(CEILING([.B188];15);[.E188]))" office:value-type="float" office:value="0" calcext:value-type="float">
            <text:p>0</text:p>
          </table:table-cell>
          <table:table-cell table:style-name="ce36" table:formula="of:=[.K188]/(24*60)" office:value-type="time" office:time-value="PT00H00M00S" calcext:value-type="time">
            <text:p>00:00</text:p>
          </table:table-cell>
          <table:table-cell table:style-name="ce38" table:formula="of:=IF([.F188]&lt;=0;[.K188]*[.N188];MIN([.K188]*[.N188];[.F188]))" office:value-type="currency" office:currency="SFr." office:value="0" calcext:value-type="currency">
            <text:p>SFr. 0.00</text:p>
          </table:table-cell>
          <table:table-cell table:style-name="ce38" table:formula="of:=[.G188]/[.H1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89]);[$Konfiguration.B$6];VLOOKUP([.C18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89]);[$Konfiguration.B$7];VLOOKUP([.C189];[Arbeitstypen.$A$2:.$E$101];5;0))" office:value-type="float" office:value="60" calcext:value-type="float">
            <text:p>60</text:p>
          </table:table-cell>
          <table:table-cell table:style-name="ce109" table:formula="of:=VLOOKUP([.C189];[Arbeitstypen.$A$2:.$B$6];2;0)" office:value-type="string" office:string-value="" calcext:value-type="error">
            <text:p>#N/A</text:p>
          </table:table-cell>
          <table:table-cell table:style-name="ce32" table:formula="of:=[.B189]*[.N189]" office:value-type="currency" office:currency="SFr." office:value="0" calcext:value-type="currency">
            <text:p>SFr. 0.00</text:p>
          </table:table-cell>
          <table:table-cell table:style-name="ce34" table:formula="of:=IF([.E189]&lt;=0;CEILING([.B189];15);MIN(CEILING([.B189];15);[.E189]))" office:value-type="float" office:value="0" calcext:value-type="float">
            <text:p>0</text:p>
          </table:table-cell>
          <table:table-cell table:style-name="ce36" table:formula="of:=[.K189]/(24*60)" office:value-type="time" office:time-value="PT00H00M00S" calcext:value-type="time">
            <text:p>00:00</text:p>
          </table:table-cell>
          <table:table-cell table:style-name="ce38" table:formula="of:=IF([.F189]&lt;=0;[.K189]*[.N189];MIN([.K189]*[.N189];[.F189]))" office:value-type="currency" office:currency="SFr." office:value="0" calcext:value-type="currency">
            <text:p>SFr. 0.00</text:p>
          </table:table-cell>
          <table:table-cell table:style-name="ce38" table:formula="of:=[.G189]/[.H1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0]);[$Konfiguration.B$6];VLOOKUP([.C19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0]);[$Konfiguration.B$7];VLOOKUP([.C190];[Arbeitstypen.$A$2:.$E$101];5;0))" office:value-type="float" office:value="60" calcext:value-type="float">
            <text:p>60</text:p>
          </table:table-cell>
          <table:table-cell table:style-name="ce109" table:formula="of:=VLOOKUP([.C190];[Arbeitstypen.$A$2:.$B$6];2;0)" office:value-type="string" office:string-value="" calcext:value-type="error">
            <text:p>#N/A</text:p>
          </table:table-cell>
          <table:table-cell table:style-name="ce32" table:formula="of:=[.B190]*[.N190]" office:value-type="currency" office:currency="SFr." office:value="0" calcext:value-type="currency">
            <text:p>SFr. 0.00</text:p>
          </table:table-cell>
          <table:table-cell table:style-name="ce34" table:formula="of:=IF([.E190]&lt;=0;CEILING([.B190];15);MIN(CEILING([.B190];15);[.E190]))" office:value-type="float" office:value="0" calcext:value-type="float">
            <text:p>0</text:p>
          </table:table-cell>
          <table:table-cell table:style-name="ce36" table:formula="of:=[.K190]/(24*60)" office:value-type="time" office:time-value="PT00H00M00S" calcext:value-type="time">
            <text:p>00:00</text:p>
          </table:table-cell>
          <table:table-cell table:style-name="ce38" table:formula="of:=IF([.F190]&lt;=0;[.K190]*[.N190];MIN([.K190]*[.N190];[.F190]))" office:value-type="currency" office:currency="SFr." office:value="0" calcext:value-type="currency">
            <text:p>SFr. 0.00</text:p>
          </table:table-cell>
          <table:table-cell table:style-name="ce38" table:formula="of:=[.G190]/[.H1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1]);[$Konfiguration.B$6];VLOOKUP([.C19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1]);[$Konfiguration.B$7];VLOOKUP([.C191];[Arbeitstypen.$A$2:.$E$101];5;0))" office:value-type="float" office:value="60" calcext:value-type="float">
            <text:p>60</text:p>
          </table:table-cell>
          <table:table-cell table:style-name="ce109" table:formula="of:=VLOOKUP([.C191];[Arbeitstypen.$A$2:.$B$6];2;0)" office:value-type="string" office:string-value="" calcext:value-type="error">
            <text:p>#N/A</text:p>
          </table:table-cell>
          <table:table-cell table:style-name="ce32" table:formula="of:=[.B191]*[.N191]" office:value-type="currency" office:currency="SFr." office:value="0" calcext:value-type="currency">
            <text:p>SFr. 0.00</text:p>
          </table:table-cell>
          <table:table-cell table:style-name="ce34" table:formula="of:=IF([.E191]&lt;=0;CEILING([.B191];15);MIN(CEILING([.B191];15);[.E191]))" office:value-type="float" office:value="0" calcext:value-type="float">
            <text:p>0</text:p>
          </table:table-cell>
          <table:table-cell table:style-name="ce36" table:formula="of:=[.K191]/(24*60)" office:value-type="time" office:time-value="PT00H00M00S" calcext:value-type="time">
            <text:p>00:00</text:p>
          </table:table-cell>
          <table:table-cell table:style-name="ce38" table:formula="of:=IF([.F191]&lt;=0;[.K191]*[.N191];MIN([.K191]*[.N191];[.F191]))" office:value-type="currency" office:currency="SFr." office:value="0" calcext:value-type="currency">
            <text:p>SFr. 0.00</text:p>
          </table:table-cell>
          <table:table-cell table:style-name="ce38" table:formula="of:=[.G191]/[.H1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2]);[$Konfiguration.B$6];VLOOKUP([.C19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2]);[$Konfiguration.B$7];VLOOKUP([.C192];[Arbeitstypen.$A$2:.$E$101];5;0))" office:value-type="float" office:value="60" calcext:value-type="float">
            <text:p>60</text:p>
          </table:table-cell>
          <table:table-cell table:style-name="ce109" table:formula="of:=VLOOKUP([.C192];[Arbeitstypen.$A$2:.$B$6];2;0)" office:value-type="string" office:string-value="" calcext:value-type="error">
            <text:p>#N/A</text:p>
          </table:table-cell>
          <table:table-cell table:style-name="ce32" table:formula="of:=[.B192]*[.N192]" office:value-type="currency" office:currency="SFr." office:value="0" calcext:value-type="currency">
            <text:p>SFr. 0.00</text:p>
          </table:table-cell>
          <table:table-cell table:style-name="ce34" table:formula="of:=IF([.E192]&lt;=0;CEILING([.B192];15);MIN(CEILING([.B192];15);[.E192]))" office:value-type="float" office:value="0" calcext:value-type="float">
            <text:p>0</text:p>
          </table:table-cell>
          <table:table-cell table:style-name="ce36" table:formula="of:=[.K192]/(24*60)" office:value-type="time" office:time-value="PT00H00M00S" calcext:value-type="time">
            <text:p>00:00</text:p>
          </table:table-cell>
          <table:table-cell table:style-name="ce38" table:formula="of:=IF([.F192]&lt;=0;[.K192]*[.N192];MIN([.K192]*[.N192];[.F192]))" office:value-type="currency" office:currency="SFr." office:value="0" calcext:value-type="currency">
            <text:p>SFr. 0.00</text:p>
          </table:table-cell>
          <table:table-cell table:style-name="ce38" table:formula="of:=[.G192]/[.H19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3]);[$Konfiguration.B$6];VLOOKUP([.C19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3]);[$Konfiguration.B$7];VLOOKUP([.C193];[Arbeitstypen.$A$2:.$E$101];5;0))" office:value-type="float" office:value="60" calcext:value-type="float">
            <text:p>60</text:p>
          </table:table-cell>
          <table:table-cell table:style-name="ce109" table:formula="of:=VLOOKUP([.C193];[Arbeitstypen.$A$2:.$B$6];2;0)" office:value-type="string" office:string-value="" calcext:value-type="error">
            <text:p>#N/A</text:p>
          </table:table-cell>
          <table:table-cell table:style-name="ce32" table:formula="of:=[.B193]*[.N193]" office:value-type="currency" office:currency="SFr." office:value="0" calcext:value-type="currency">
            <text:p>SFr. 0.00</text:p>
          </table:table-cell>
          <table:table-cell table:style-name="ce34" table:formula="of:=IF([.E193]&lt;=0;CEILING([.B193];15);MIN(CEILING([.B193];15);[.E193]))" office:value-type="float" office:value="0" calcext:value-type="float">
            <text:p>0</text:p>
          </table:table-cell>
          <table:table-cell table:style-name="ce36" table:formula="of:=[.K193]/(24*60)" office:value-type="time" office:time-value="PT00H00M00S" calcext:value-type="time">
            <text:p>00:00</text:p>
          </table:table-cell>
          <table:table-cell table:style-name="ce38" table:formula="of:=IF([.F193]&lt;=0;[.K193]*[.N193];MIN([.K193]*[.N193];[.F193]))" office:value-type="currency" office:currency="SFr." office:value="0" calcext:value-type="currency">
            <text:p>SFr. 0.00</text:p>
          </table:table-cell>
          <table:table-cell table:style-name="ce38" table:formula="of:=[.G193]/[.H19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4]);[$Konfiguration.B$6];VLOOKUP([.C19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4]);[$Konfiguration.B$7];VLOOKUP([.C194];[Arbeitstypen.$A$2:.$E$101];5;0))" office:value-type="float" office:value="60" calcext:value-type="float">
            <text:p>60</text:p>
          </table:table-cell>
          <table:table-cell table:style-name="ce109" table:formula="of:=VLOOKUP([.C194];[Arbeitstypen.$A$2:.$B$6];2;0)" office:value-type="string" office:string-value="" calcext:value-type="error">
            <text:p>#N/A</text:p>
          </table:table-cell>
          <table:table-cell table:style-name="ce32" table:formula="of:=[.B194]*[.N194]" office:value-type="currency" office:currency="SFr." office:value="0" calcext:value-type="currency">
            <text:p>SFr. 0.00</text:p>
          </table:table-cell>
          <table:table-cell table:style-name="ce34" table:formula="of:=IF([.E194]&lt;=0;CEILING([.B194];15);MIN(CEILING([.B194];15);[.E194]))" office:value-type="float" office:value="0" calcext:value-type="float">
            <text:p>0</text:p>
          </table:table-cell>
          <table:table-cell table:style-name="ce36" table:formula="of:=[.K194]/(24*60)" office:value-type="time" office:time-value="PT00H00M00S" calcext:value-type="time">
            <text:p>00:00</text:p>
          </table:table-cell>
          <table:table-cell table:style-name="ce38" table:formula="of:=IF([.F194]&lt;=0;[.K194]*[.N194];MIN([.K194]*[.N194];[.F194]))" office:value-type="currency" office:currency="SFr." office:value="0" calcext:value-type="currency">
            <text:p>SFr. 0.00</text:p>
          </table:table-cell>
          <table:table-cell table:style-name="ce38" table:formula="of:=[.G194]/[.H19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5]);[$Konfiguration.B$6];VLOOKUP([.C19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5]);[$Konfiguration.B$7];VLOOKUP([.C195];[Arbeitstypen.$A$2:.$E$101];5;0))" office:value-type="float" office:value="60" calcext:value-type="float">
            <text:p>60</text:p>
          </table:table-cell>
          <table:table-cell table:style-name="ce109" table:formula="of:=VLOOKUP([.C195];[Arbeitstypen.$A$2:.$B$6];2;0)" office:value-type="string" office:string-value="" calcext:value-type="error">
            <text:p>#N/A</text:p>
          </table:table-cell>
          <table:table-cell table:style-name="ce32" table:formula="of:=[.B195]*[.N195]" office:value-type="currency" office:currency="SFr." office:value="0" calcext:value-type="currency">
            <text:p>SFr. 0.00</text:p>
          </table:table-cell>
          <table:table-cell table:style-name="ce34" table:formula="of:=IF([.E195]&lt;=0;CEILING([.B195];15);MIN(CEILING([.B195];15);[.E195]))" office:value-type="float" office:value="0" calcext:value-type="float">
            <text:p>0</text:p>
          </table:table-cell>
          <table:table-cell table:style-name="ce36" table:formula="of:=[.K195]/(24*60)" office:value-type="time" office:time-value="PT00H00M00S" calcext:value-type="time">
            <text:p>00:00</text:p>
          </table:table-cell>
          <table:table-cell table:style-name="ce38" table:formula="of:=IF([.F195]&lt;=0;[.K195]*[.N195];MIN([.K195]*[.N195];[.F195]))" office:value-type="currency" office:currency="SFr." office:value="0" calcext:value-type="currency">
            <text:p>SFr. 0.00</text:p>
          </table:table-cell>
          <table:table-cell table:style-name="ce38" table:formula="of:=[.G195]/[.H19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6]);[$Konfiguration.B$6];VLOOKUP([.C19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6]);[$Konfiguration.B$7];VLOOKUP([.C196];[Arbeitstypen.$A$2:.$E$101];5;0))" office:value-type="float" office:value="60" calcext:value-type="float">
            <text:p>60</text:p>
          </table:table-cell>
          <table:table-cell table:style-name="ce109" table:formula="of:=VLOOKUP([.C196];[Arbeitstypen.$A$2:.$B$6];2;0)" office:value-type="string" office:string-value="" calcext:value-type="error">
            <text:p>#N/A</text:p>
          </table:table-cell>
          <table:table-cell table:style-name="ce32" table:formula="of:=[.B196]*[.N196]" office:value-type="currency" office:currency="SFr." office:value="0" calcext:value-type="currency">
            <text:p>SFr. 0.00</text:p>
          </table:table-cell>
          <table:table-cell table:style-name="ce34" table:formula="of:=IF([.E196]&lt;=0;CEILING([.B196];15);MIN(CEILING([.B196];15);[.E196]))" office:value-type="float" office:value="0" calcext:value-type="float">
            <text:p>0</text:p>
          </table:table-cell>
          <table:table-cell table:style-name="ce36" table:formula="of:=[.K196]/(24*60)" office:value-type="time" office:time-value="PT00H00M00S" calcext:value-type="time">
            <text:p>00:00</text:p>
          </table:table-cell>
          <table:table-cell table:style-name="ce38" table:formula="of:=IF([.F196]&lt;=0;[.K196]*[.N196];MIN([.K196]*[.N196];[.F196]))" office:value-type="currency" office:currency="SFr." office:value="0" calcext:value-type="currency">
            <text:p>SFr. 0.00</text:p>
          </table:table-cell>
          <table:table-cell table:style-name="ce38" table:formula="of:=[.G196]/[.H19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7]);[$Konfiguration.B$6];VLOOKUP([.C19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7]);[$Konfiguration.B$7];VLOOKUP([.C197];[Arbeitstypen.$A$2:.$E$101];5;0))" office:value-type="float" office:value="60" calcext:value-type="float">
            <text:p>60</text:p>
          </table:table-cell>
          <table:table-cell table:style-name="ce109" table:formula="of:=VLOOKUP([.C197];[Arbeitstypen.$A$2:.$B$6];2;0)" office:value-type="string" office:string-value="" calcext:value-type="error">
            <text:p>#N/A</text:p>
          </table:table-cell>
          <table:table-cell table:style-name="ce32" table:formula="of:=[.B197]*[.N197]" office:value-type="currency" office:currency="SFr." office:value="0" calcext:value-type="currency">
            <text:p>SFr. 0.00</text:p>
          </table:table-cell>
          <table:table-cell table:style-name="ce34" table:formula="of:=IF([.E197]&lt;=0;CEILING([.B197];15);MIN(CEILING([.B197];15);[.E197]))" office:value-type="float" office:value="0" calcext:value-type="float">
            <text:p>0</text:p>
          </table:table-cell>
          <table:table-cell table:style-name="ce36" table:formula="of:=[.K197]/(24*60)" office:value-type="time" office:time-value="PT00H00M00S" calcext:value-type="time">
            <text:p>00:00</text:p>
          </table:table-cell>
          <table:table-cell table:style-name="ce38" table:formula="of:=IF([.F197]&lt;=0;[.K197]*[.N197];MIN([.K197]*[.N197];[.F197]))" office:value-type="currency" office:currency="SFr." office:value="0" calcext:value-type="currency">
            <text:p>SFr. 0.00</text:p>
          </table:table-cell>
          <table:table-cell table:style-name="ce38" table:formula="of:=[.G197]/[.H19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8]);[$Konfiguration.B$6];VLOOKUP([.C19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8]);[$Konfiguration.B$7];VLOOKUP([.C198];[Arbeitstypen.$A$2:.$E$101];5;0))" office:value-type="float" office:value="60" calcext:value-type="float">
            <text:p>60</text:p>
          </table:table-cell>
          <table:table-cell table:style-name="ce109" table:formula="of:=VLOOKUP([.C198];[Arbeitstypen.$A$2:.$B$6];2;0)" office:value-type="string" office:string-value="" calcext:value-type="error">
            <text:p>#N/A</text:p>
          </table:table-cell>
          <table:table-cell table:style-name="ce32" table:formula="of:=[.B198]*[.N198]" office:value-type="currency" office:currency="SFr." office:value="0" calcext:value-type="currency">
            <text:p>SFr. 0.00</text:p>
          </table:table-cell>
          <table:table-cell table:style-name="ce34" table:formula="of:=IF([.E198]&lt;=0;CEILING([.B198];15);MIN(CEILING([.B198];15);[.E198]))" office:value-type="float" office:value="0" calcext:value-type="float">
            <text:p>0</text:p>
          </table:table-cell>
          <table:table-cell table:style-name="ce36" table:formula="of:=[.K198]/(24*60)" office:value-type="time" office:time-value="PT00H00M00S" calcext:value-type="time">
            <text:p>00:00</text:p>
          </table:table-cell>
          <table:table-cell table:style-name="ce38" table:formula="of:=IF([.F198]&lt;=0;[.K198]*[.N198];MIN([.K198]*[.N198];[.F198]))" office:value-type="currency" office:currency="SFr." office:value="0" calcext:value-type="currency">
            <text:p>SFr. 0.00</text:p>
          </table:table-cell>
          <table:table-cell table:style-name="ce38" table:formula="of:=[.G198]/[.H19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199]);[$Konfiguration.B$6];VLOOKUP([.C19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199]);[$Konfiguration.B$7];VLOOKUP([.C199];[Arbeitstypen.$A$2:.$E$101];5;0))" office:value-type="float" office:value="60" calcext:value-type="float">
            <text:p>60</text:p>
          </table:table-cell>
          <table:table-cell table:style-name="ce109" table:formula="of:=VLOOKUP([.C199];[Arbeitstypen.$A$2:.$B$6];2;0)" office:value-type="string" office:string-value="" calcext:value-type="error">
            <text:p>#N/A</text:p>
          </table:table-cell>
          <table:table-cell table:style-name="ce32" table:formula="of:=[.B199]*[.N199]" office:value-type="currency" office:currency="SFr." office:value="0" calcext:value-type="currency">
            <text:p>SFr. 0.00</text:p>
          </table:table-cell>
          <table:table-cell table:style-name="ce34" table:formula="of:=IF([.E199]&lt;=0;CEILING([.B199];15);MIN(CEILING([.B199];15);[.E199]))" office:value-type="float" office:value="0" calcext:value-type="float">
            <text:p>0</text:p>
          </table:table-cell>
          <table:table-cell table:style-name="ce36" table:formula="of:=[.K199]/(24*60)" office:value-type="time" office:time-value="PT00H00M00S" calcext:value-type="time">
            <text:p>00:00</text:p>
          </table:table-cell>
          <table:table-cell table:style-name="ce38" table:formula="of:=IF([.F199]&lt;=0;[.K199]*[.N199];MIN([.K199]*[.N199];[.F199]))" office:value-type="currency" office:currency="SFr." office:value="0" calcext:value-type="currency">
            <text:p>SFr. 0.00</text:p>
          </table:table-cell>
          <table:table-cell table:style-name="ce38" table:formula="of:=[.G199]/[.H19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0]);[$Konfiguration.B$6];VLOOKUP([.C20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0]);[$Konfiguration.B$7];VLOOKUP([.C200];[Arbeitstypen.$A$2:.$E$101];5;0))" office:value-type="float" office:value="60" calcext:value-type="float">
            <text:p>60</text:p>
          </table:table-cell>
          <table:table-cell table:style-name="ce109" table:formula="of:=VLOOKUP([.C200];[Arbeitstypen.$A$2:.$B$6];2;0)" office:value-type="string" office:string-value="" calcext:value-type="error">
            <text:p>#N/A</text:p>
          </table:table-cell>
          <table:table-cell table:style-name="ce32" table:formula="of:=[.B200]*[.N200]" office:value-type="currency" office:currency="SFr." office:value="0" calcext:value-type="currency">
            <text:p>SFr. 0.00</text:p>
          </table:table-cell>
          <table:table-cell table:style-name="ce34" table:formula="of:=IF([.E200]&lt;=0;CEILING([.B200];15);MIN(CEILING([.B200];15);[.E200]))" office:value-type="float" office:value="0" calcext:value-type="float">
            <text:p>0</text:p>
          </table:table-cell>
          <table:table-cell table:style-name="ce36" table:formula="of:=[.K200]/(24*60)" office:value-type="time" office:time-value="PT00H00M00S" calcext:value-type="time">
            <text:p>00:00</text:p>
          </table:table-cell>
          <table:table-cell table:style-name="ce38" table:formula="of:=IF([.F200]&lt;=0;[.K200]*[.N200];MIN([.K200]*[.N200];[.F200]))" office:value-type="currency" office:currency="SFr." office:value="0" calcext:value-type="currency">
            <text:p>SFr. 0.00</text:p>
          </table:table-cell>
          <table:table-cell table:style-name="ce38" table:formula="of:=[.G200]/[.H20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1]);[$Konfiguration.B$6];VLOOKUP([.C20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1]);[$Konfiguration.B$7];VLOOKUP([.C201];[Arbeitstypen.$A$2:.$E$101];5;0))" office:value-type="float" office:value="60" calcext:value-type="float">
            <text:p>60</text:p>
          </table:table-cell>
          <table:table-cell table:style-name="ce109" table:formula="of:=VLOOKUP([.C201];[Arbeitstypen.$A$2:.$B$6];2;0)" office:value-type="string" office:string-value="" calcext:value-type="error">
            <text:p>#N/A</text:p>
          </table:table-cell>
          <table:table-cell table:style-name="ce32" table:formula="of:=[.B201]*[.N201]" office:value-type="currency" office:currency="SFr." office:value="0" calcext:value-type="currency">
            <text:p>SFr. 0.00</text:p>
          </table:table-cell>
          <table:table-cell table:style-name="ce34" table:formula="of:=IF([.E201]&lt;=0;CEILING([.B201];15);MIN(CEILING([.B201];15);[.E201]))" office:value-type="float" office:value="0" calcext:value-type="float">
            <text:p>0</text:p>
          </table:table-cell>
          <table:table-cell table:style-name="ce36" table:formula="of:=[.K201]/(24*60)" office:value-type="time" office:time-value="PT00H00M00S" calcext:value-type="time">
            <text:p>00:00</text:p>
          </table:table-cell>
          <table:table-cell table:style-name="ce38" table:formula="of:=IF([.F201]&lt;=0;[.K201]*[.N201];MIN([.K201]*[.N201];[.F201]))" office:value-type="currency" office:currency="SFr." office:value="0" calcext:value-type="currency">
            <text:p>SFr. 0.00</text:p>
          </table:table-cell>
          <table:table-cell table:style-name="ce38" table:formula="of:=[.G201]/[.H20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2]);[$Konfiguration.B$6];VLOOKUP([.C20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2]);[$Konfiguration.B$7];VLOOKUP([.C202];[Arbeitstypen.$A$2:.$E$101];5;0))" office:value-type="float" office:value="60" calcext:value-type="float">
            <text:p>60</text:p>
          </table:table-cell>
          <table:table-cell table:style-name="ce109" table:formula="of:=VLOOKUP([.C202];[Arbeitstypen.$A$2:.$B$6];2;0)" office:value-type="string" office:string-value="" calcext:value-type="error">
            <text:p>#N/A</text:p>
          </table:table-cell>
          <table:table-cell table:style-name="ce32" table:formula="of:=[.B202]*[.N202]" office:value-type="currency" office:currency="SFr." office:value="0" calcext:value-type="currency">
            <text:p>SFr. 0.00</text:p>
          </table:table-cell>
          <table:table-cell table:style-name="ce34" table:formula="of:=IF([.E202]&lt;=0;CEILING([.B202];15);MIN(CEILING([.B202];15);[.E202]))" office:value-type="float" office:value="0" calcext:value-type="float">
            <text:p>0</text:p>
          </table:table-cell>
          <table:table-cell table:style-name="ce36" table:formula="of:=[.K202]/(24*60)" office:value-type="time" office:time-value="PT00H00M00S" calcext:value-type="time">
            <text:p>00:00</text:p>
          </table:table-cell>
          <table:table-cell table:style-name="ce38" table:formula="of:=IF([.F202]&lt;=0;[.K202]*[.N202];MIN([.K202]*[.N202];[.F202]))" office:value-type="currency" office:currency="SFr." office:value="0" calcext:value-type="currency">
            <text:p>SFr. 0.00</text:p>
          </table:table-cell>
          <table:table-cell table:style-name="ce38" table:formula="of:=[.G202]/[.H20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3]);[$Konfiguration.B$6];VLOOKUP([.C20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3]);[$Konfiguration.B$7];VLOOKUP([.C203];[Arbeitstypen.$A$2:.$E$101];5;0))" office:value-type="float" office:value="60" calcext:value-type="float">
            <text:p>60</text:p>
          </table:table-cell>
          <table:table-cell table:style-name="ce109" table:formula="of:=VLOOKUP([.C203];[Arbeitstypen.$A$2:.$B$6];2;0)" office:value-type="string" office:string-value="" calcext:value-type="error">
            <text:p>#N/A</text:p>
          </table:table-cell>
          <table:table-cell table:style-name="ce32" table:formula="of:=[.B203]*[.N203]" office:value-type="currency" office:currency="SFr." office:value="0" calcext:value-type="currency">
            <text:p>SFr. 0.00</text:p>
          </table:table-cell>
          <table:table-cell table:style-name="ce34" table:formula="of:=IF([.E203]&lt;=0;CEILING([.B203];15);MIN(CEILING([.B203];15);[.E203]))" office:value-type="float" office:value="0" calcext:value-type="float">
            <text:p>0</text:p>
          </table:table-cell>
          <table:table-cell table:style-name="ce36" table:formula="of:=[.K203]/(24*60)" office:value-type="time" office:time-value="PT00H00M00S" calcext:value-type="time">
            <text:p>00:00</text:p>
          </table:table-cell>
          <table:table-cell table:style-name="ce38" table:formula="of:=IF([.F203]&lt;=0;[.K203]*[.N203];MIN([.K203]*[.N203];[.F203]))" office:value-type="currency" office:currency="SFr." office:value="0" calcext:value-type="currency">
            <text:p>SFr. 0.00</text:p>
          </table:table-cell>
          <table:table-cell table:style-name="ce38" table:formula="of:=[.G203]/[.H20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4]);[$Konfiguration.B$6];VLOOKUP([.C20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4]);[$Konfiguration.B$7];VLOOKUP([.C204];[Arbeitstypen.$A$2:.$E$101];5;0))" office:value-type="float" office:value="60" calcext:value-type="float">
            <text:p>60</text:p>
          </table:table-cell>
          <table:table-cell table:style-name="ce109" table:formula="of:=VLOOKUP([.C204];[Arbeitstypen.$A$2:.$B$6];2;0)" office:value-type="string" office:string-value="" calcext:value-type="error">
            <text:p>#N/A</text:p>
          </table:table-cell>
          <table:table-cell table:style-name="ce32" table:formula="of:=[.B204]*[.N204]" office:value-type="currency" office:currency="SFr." office:value="0" calcext:value-type="currency">
            <text:p>SFr. 0.00</text:p>
          </table:table-cell>
          <table:table-cell table:style-name="ce34" table:formula="of:=IF([.E204]&lt;=0;CEILING([.B204];15);MIN(CEILING([.B204];15);[.E204]))" office:value-type="float" office:value="0" calcext:value-type="float">
            <text:p>0</text:p>
          </table:table-cell>
          <table:table-cell table:style-name="ce36" table:formula="of:=[.K204]/(24*60)" office:value-type="time" office:time-value="PT00H00M00S" calcext:value-type="time">
            <text:p>00:00</text:p>
          </table:table-cell>
          <table:table-cell table:style-name="ce38" table:formula="of:=IF([.F204]&lt;=0;[.K204]*[.N204];MIN([.K204]*[.N204];[.F204]))" office:value-type="currency" office:currency="SFr." office:value="0" calcext:value-type="currency">
            <text:p>SFr. 0.00</text:p>
          </table:table-cell>
          <table:table-cell table:style-name="ce38" table:formula="of:=[.G204]/[.H20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5]);[$Konfiguration.B$6];VLOOKUP([.C20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5]);[$Konfiguration.B$7];VLOOKUP([.C205];[Arbeitstypen.$A$2:.$E$101];5;0))" office:value-type="float" office:value="60" calcext:value-type="float">
            <text:p>60</text:p>
          </table:table-cell>
          <table:table-cell table:style-name="ce109" table:formula="of:=VLOOKUP([.C205];[Arbeitstypen.$A$2:.$B$6];2;0)" office:value-type="string" office:string-value="" calcext:value-type="error">
            <text:p>#N/A</text:p>
          </table:table-cell>
          <table:table-cell table:style-name="ce32" table:formula="of:=[.B205]*[.N205]" office:value-type="currency" office:currency="SFr." office:value="0" calcext:value-type="currency">
            <text:p>SFr. 0.00</text:p>
          </table:table-cell>
          <table:table-cell table:style-name="ce34" table:formula="of:=IF([.E205]&lt;=0;CEILING([.B205];15);MIN(CEILING([.B205];15);[.E205]))" office:value-type="float" office:value="0" calcext:value-type="float">
            <text:p>0</text:p>
          </table:table-cell>
          <table:table-cell table:style-name="ce36" table:formula="of:=[.K205]/(24*60)" office:value-type="time" office:time-value="PT00H00M00S" calcext:value-type="time">
            <text:p>00:00</text:p>
          </table:table-cell>
          <table:table-cell table:style-name="ce38" table:formula="of:=IF([.F205]&lt;=0;[.K205]*[.N205];MIN([.K205]*[.N205];[.F205]))" office:value-type="currency" office:currency="SFr." office:value="0" calcext:value-type="currency">
            <text:p>SFr. 0.00</text:p>
          </table:table-cell>
          <table:table-cell table:style-name="ce38" table:formula="of:=[.G205]/[.H20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6]);[$Konfiguration.B$6];VLOOKUP([.C20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6]);[$Konfiguration.B$7];VLOOKUP([.C206];[Arbeitstypen.$A$2:.$E$101];5;0))" office:value-type="float" office:value="60" calcext:value-type="float">
            <text:p>60</text:p>
          </table:table-cell>
          <table:table-cell table:style-name="ce109" table:formula="of:=VLOOKUP([.C206];[Arbeitstypen.$A$2:.$B$6];2;0)" office:value-type="string" office:string-value="" calcext:value-type="error">
            <text:p>#N/A</text:p>
          </table:table-cell>
          <table:table-cell table:style-name="ce32" table:formula="of:=[.B206]*[.N206]" office:value-type="currency" office:currency="SFr." office:value="0" calcext:value-type="currency">
            <text:p>SFr. 0.00</text:p>
          </table:table-cell>
          <table:table-cell table:style-name="ce34" table:formula="of:=IF([.E206]&lt;=0;CEILING([.B206];15);MIN(CEILING([.B206];15);[.E206]))" office:value-type="float" office:value="0" calcext:value-type="float">
            <text:p>0</text:p>
          </table:table-cell>
          <table:table-cell table:style-name="ce36" table:formula="of:=[.K206]/(24*60)" office:value-type="time" office:time-value="PT00H00M00S" calcext:value-type="time">
            <text:p>00:00</text:p>
          </table:table-cell>
          <table:table-cell table:style-name="ce38" table:formula="of:=IF([.F206]&lt;=0;[.K206]*[.N206];MIN([.K206]*[.N206];[.F206]))" office:value-type="currency" office:currency="SFr." office:value="0" calcext:value-type="currency">
            <text:p>SFr. 0.00</text:p>
          </table:table-cell>
          <table:table-cell table:style-name="ce38" table:formula="of:=[.G206]/[.H20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7]);[$Konfiguration.B$6];VLOOKUP([.C20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7]);[$Konfiguration.B$7];VLOOKUP([.C207];[Arbeitstypen.$A$2:.$E$101];5;0))" office:value-type="float" office:value="60" calcext:value-type="float">
            <text:p>60</text:p>
          </table:table-cell>
          <table:table-cell table:style-name="ce109" table:formula="of:=VLOOKUP([.C207];[Arbeitstypen.$A$2:.$B$6];2;0)" office:value-type="string" office:string-value="" calcext:value-type="error">
            <text:p>#N/A</text:p>
          </table:table-cell>
          <table:table-cell table:style-name="ce32" table:formula="of:=[.B207]*[.N207]" office:value-type="currency" office:currency="SFr." office:value="0" calcext:value-type="currency">
            <text:p>SFr. 0.00</text:p>
          </table:table-cell>
          <table:table-cell table:style-name="ce34" table:formula="of:=IF([.E207]&lt;=0;CEILING([.B207];15);MIN(CEILING([.B207];15);[.E207]))" office:value-type="float" office:value="0" calcext:value-type="float">
            <text:p>0</text:p>
          </table:table-cell>
          <table:table-cell table:style-name="ce36" table:formula="of:=[.K207]/(24*60)" office:value-type="time" office:time-value="PT00H00M00S" calcext:value-type="time">
            <text:p>00:00</text:p>
          </table:table-cell>
          <table:table-cell table:style-name="ce38" table:formula="of:=IF([.F207]&lt;=0;[.K207]*[.N207];MIN([.K207]*[.N207];[.F207]))" office:value-type="currency" office:currency="SFr." office:value="0" calcext:value-type="currency">
            <text:p>SFr. 0.00</text:p>
          </table:table-cell>
          <table:table-cell table:style-name="ce38" table:formula="of:=[.G207]/[.H20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8]);[$Konfiguration.B$6];VLOOKUP([.C20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8]);[$Konfiguration.B$7];VLOOKUP([.C208];[Arbeitstypen.$A$2:.$E$101];5;0))" office:value-type="float" office:value="60" calcext:value-type="float">
            <text:p>60</text:p>
          </table:table-cell>
          <table:table-cell table:style-name="ce109" table:formula="of:=VLOOKUP([.C208];[Arbeitstypen.$A$2:.$B$6];2;0)" office:value-type="string" office:string-value="" calcext:value-type="error">
            <text:p>#N/A</text:p>
          </table:table-cell>
          <table:table-cell table:style-name="ce32" table:formula="of:=[.B208]*[.N208]" office:value-type="currency" office:currency="SFr." office:value="0" calcext:value-type="currency">
            <text:p>SFr. 0.00</text:p>
          </table:table-cell>
          <table:table-cell table:style-name="ce34" table:formula="of:=IF([.E208]&lt;=0;CEILING([.B208];15);MIN(CEILING([.B208];15);[.E208]))" office:value-type="float" office:value="0" calcext:value-type="float">
            <text:p>0</text:p>
          </table:table-cell>
          <table:table-cell table:style-name="ce36" table:formula="of:=[.K208]/(24*60)" office:value-type="time" office:time-value="PT00H00M00S" calcext:value-type="time">
            <text:p>00:00</text:p>
          </table:table-cell>
          <table:table-cell table:style-name="ce38" table:formula="of:=IF([.F208]&lt;=0;[.K208]*[.N208];MIN([.K208]*[.N208];[.F208]))" office:value-type="currency" office:currency="SFr." office:value="0" calcext:value-type="currency">
            <text:p>SFr. 0.00</text:p>
          </table:table-cell>
          <table:table-cell table:style-name="ce38" table:formula="of:=[.G208]/[.H20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09]);[$Konfiguration.B$6];VLOOKUP([.C20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09]);[$Konfiguration.B$7];VLOOKUP([.C209];[Arbeitstypen.$A$2:.$E$101];5;0))" office:value-type="float" office:value="60" calcext:value-type="float">
            <text:p>60</text:p>
          </table:table-cell>
          <table:table-cell table:style-name="ce109" table:formula="of:=VLOOKUP([.C209];[Arbeitstypen.$A$2:.$B$6];2;0)" office:value-type="string" office:string-value="" calcext:value-type="error">
            <text:p>#N/A</text:p>
          </table:table-cell>
          <table:table-cell table:style-name="ce32" table:formula="of:=[.B209]*[.N209]" office:value-type="currency" office:currency="SFr." office:value="0" calcext:value-type="currency">
            <text:p>SFr. 0.00</text:p>
          </table:table-cell>
          <table:table-cell table:style-name="ce34" table:formula="of:=IF([.E209]&lt;=0;CEILING([.B209];15);MIN(CEILING([.B209];15);[.E209]))" office:value-type="float" office:value="0" calcext:value-type="float">
            <text:p>0</text:p>
          </table:table-cell>
          <table:table-cell table:style-name="ce36" table:formula="of:=[.K209]/(24*60)" office:value-type="time" office:time-value="PT00H00M00S" calcext:value-type="time">
            <text:p>00:00</text:p>
          </table:table-cell>
          <table:table-cell table:style-name="ce38" table:formula="of:=IF([.F209]&lt;=0;[.K209]*[.N209];MIN([.K209]*[.N209];[.F209]))" office:value-type="currency" office:currency="SFr." office:value="0" calcext:value-type="currency">
            <text:p>SFr. 0.00</text:p>
          </table:table-cell>
          <table:table-cell table:style-name="ce38" table:formula="of:=[.G209]/[.H20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0]);[$Konfiguration.B$6];VLOOKUP([.C21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0]);[$Konfiguration.B$7];VLOOKUP([.C210];[Arbeitstypen.$A$2:.$E$101];5;0))" office:value-type="float" office:value="60" calcext:value-type="float">
            <text:p>60</text:p>
          </table:table-cell>
          <table:table-cell table:style-name="ce109" table:formula="of:=VLOOKUP([.C210];[Arbeitstypen.$A$2:.$B$6];2;0)" office:value-type="string" office:string-value="" calcext:value-type="error">
            <text:p>#N/A</text:p>
          </table:table-cell>
          <table:table-cell table:style-name="ce32" table:formula="of:=[.B210]*[.N210]" office:value-type="currency" office:currency="SFr." office:value="0" calcext:value-type="currency">
            <text:p>SFr. 0.00</text:p>
          </table:table-cell>
          <table:table-cell table:style-name="ce34" table:formula="of:=IF([.E210]&lt;=0;CEILING([.B210];15);MIN(CEILING([.B210];15);[.E210]))" office:value-type="float" office:value="0" calcext:value-type="float">
            <text:p>0</text:p>
          </table:table-cell>
          <table:table-cell table:style-name="ce36" table:formula="of:=[.K210]/(24*60)" office:value-type="time" office:time-value="PT00H00M00S" calcext:value-type="time">
            <text:p>00:00</text:p>
          </table:table-cell>
          <table:table-cell table:style-name="ce38" table:formula="of:=IF([.F210]&lt;=0;[.K210]*[.N210];MIN([.K210]*[.N210];[.F210]))" office:value-type="currency" office:currency="SFr." office:value="0" calcext:value-type="currency">
            <text:p>SFr. 0.00</text:p>
          </table:table-cell>
          <table:table-cell table:style-name="ce38" table:formula="of:=[.G210]/[.H21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1]);[$Konfiguration.B$6];VLOOKUP([.C21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1]);[$Konfiguration.B$7];VLOOKUP([.C211];[Arbeitstypen.$A$2:.$E$101];5;0))" office:value-type="float" office:value="60" calcext:value-type="float">
            <text:p>60</text:p>
          </table:table-cell>
          <table:table-cell table:style-name="ce109" table:formula="of:=VLOOKUP([.C211];[Arbeitstypen.$A$2:.$B$6];2;0)" office:value-type="string" office:string-value="" calcext:value-type="error">
            <text:p>#N/A</text:p>
          </table:table-cell>
          <table:table-cell table:style-name="ce32" table:formula="of:=[.B211]*[.N211]" office:value-type="currency" office:currency="SFr." office:value="0" calcext:value-type="currency">
            <text:p>SFr. 0.00</text:p>
          </table:table-cell>
          <table:table-cell table:style-name="ce34" table:formula="of:=IF([.E211]&lt;=0;CEILING([.B211];15);MIN(CEILING([.B211];15);[.E211]))" office:value-type="float" office:value="0" calcext:value-type="float">
            <text:p>0</text:p>
          </table:table-cell>
          <table:table-cell table:style-name="ce36" table:formula="of:=[.K211]/(24*60)" office:value-type="time" office:time-value="PT00H00M00S" calcext:value-type="time">
            <text:p>00:00</text:p>
          </table:table-cell>
          <table:table-cell table:style-name="ce38" table:formula="of:=IF([.F211]&lt;=0;[.K211]*[.N211];MIN([.K211]*[.N211];[.F211]))" office:value-type="currency" office:currency="SFr." office:value="0" calcext:value-type="currency">
            <text:p>SFr. 0.00</text:p>
          </table:table-cell>
          <table:table-cell table:style-name="ce38" table:formula="of:=[.G211]/[.H21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2]);[$Konfiguration.B$6];VLOOKUP([.C21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2]);[$Konfiguration.B$7];VLOOKUP([.C212];[Arbeitstypen.$A$2:.$E$101];5;0))" office:value-type="float" office:value="60" calcext:value-type="float">
            <text:p>60</text:p>
          </table:table-cell>
          <table:table-cell table:style-name="ce109" table:formula="of:=VLOOKUP([.C212];[Arbeitstypen.$A$2:.$B$6];2;0)" office:value-type="string" office:string-value="" calcext:value-type="error">
            <text:p>#N/A</text:p>
          </table:table-cell>
          <table:table-cell table:style-name="ce32" table:formula="of:=[.B212]*[.N212]" office:value-type="currency" office:currency="SFr." office:value="0" calcext:value-type="currency">
            <text:p>SFr. 0.00</text:p>
          </table:table-cell>
          <table:table-cell table:style-name="ce34" table:formula="of:=IF([.E212]&lt;=0;CEILING([.B212];15);MIN(CEILING([.B212];15);[.E212]))" office:value-type="float" office:value="0" calcext:value-type="float">
            <text:p>0</text:p>
          </table:table-cell>
          <table:table-cell table:style-name="ce36" table:formula="of:=[.K212]/(24*60)" office:value-type="time" office:time-value="PT00H00M00S" calcext:value-type="time">
            <text:p>00:00</text:p>
          </table:table-cell>
          <table:table-cell table:style-name="ce38" table:formula="of:=IF([.F212]&lt;=0;[.K212]*[.N212];MIN([.K212]*[.N212];[.F212]))" office:value-type="currency" office:currency="SFr." office:value="0" calcext:value-type="currency">
            <text:p>SFr. 0.00</text:p>
          </table:table-cell>
          <table:table-cell table:style-name="ce38" table:formula="of:=[.G212]/[.H21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3]);[$Konfiguration.B$6];VLOOKUP([.C21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3]);[$Konfiguration.B$7];VLOOKUP([.C213];[Arbeitstypen.$A$2:.$E$101];5;0))" office:value-type="float" office:value="60" calcext:value-type="float">
            <text:p>60</text:p>
          </table:table-cell>
          <table:table-cell table:style-name="ce109" table:formula="of:=VLOOKUP([.C213];[Arbeitstypen.$A$2:.$B$6];2;0)" office:value-type="string" office:string-value="" calcext:value-type="error">
            <text:p>#N/A</text:p>
          </table:table-cell>
          <table:table-cell table:style-name="ce32" table:formula="of:=[.B213]*[.N213]" office:value-type="currency" office:currency="SFr." office:value="0" calcext:value-type="currency">
            <text:p>SFr. 0.00</text:p>
          </table:table-cell>
          <table:table-cell table:style-name="ce34" table:formula="of:=IF([.E213]&lt;=0;CEILING([.B213];15);MIN(CEILING([.B213];15);[.E213]))" office:value-type="float" office:value="0" calcext:value-type="float">
            <text:p>0</text:p>
          </table:table-cell>
          <table:table-cell table:style-name="ce36" table:formula="of:=[.K213]/(24*60)" office:value-type="time" office:time-value="PT00H00M00S" calcext:value-type="time">
            <text:p>00:00</text:p>
          </table:table-cell>
          <table:table-cell table:style-name="ce38" table:formula="of:=IF([.F213]&lt;=0;[.K213]*[.N213];MIN([.K213]*[.N213];[.F213]))" office:value-type="currency" office:currency="SFr." office:value="0" calcext:value-type="currency">
            <text:p>SFr. 0.00</text:p>
          </table:table-cell>
          <table:table-cell table:style-name="ce38" table:formula="of:=[.G213]/[.H21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4]);[$Konfiguration.B$6];VLOOKUP([.C21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4]);[$Konfiguration.B$7];VLOOKUP([.C214];[Arbeitstypen.$A$2:.$E$101];5;0))" office:value-type="float" office:value="60" calcext:value-type="float">
            <text:p>60</text:p>
          </table:table-cell>
          <table:table-cell table:style-name="ce109" table:formula="of:=VLOOKUP([.C214];[Arbeitstypen.$A$2:.$B$6];2;0)" office:value-type="string" office:string-value="" calcext:value-type="error">
            <text:p>#N/A</text:p>
          </table:table-cell>
          <table:table-cell table:style-name="ce32" table:formula="of:=[.B214]*[.N214]" office:value-type="currency" office:currency="SFr." office:value="0" calcext:value-type="currency">
            <text:p>SFr. 0.00</text:p>
          </table:table-cell>
          <table:table-cell table:style-name="ce34" table:formula="of:=IF([.E214]&lt;=0;CEILING([.B214];15);MIN(CEILING([.B214];15);[.E214]))" office:value-type="float" office:value="0" calcext:value-type="float">
            <text:p>0</text:p>
          </table:table-cell>
          <table:table-cell table:style-name="ce36" table:formula="of:=[.K214]/(24*60)" office:value-type="time" office:time-value="PT00H00M00S" calcext:value-type="time">
            <text:p>00:00</text:p>
          </table:table-cell>
          <table:table-cell table:style-name="ce38" table:formula="of:=IF([.F214]&lt;=0;[.K214]*[.N214];MIN([.K214]*[.N214];[.F214]))" office:value-type="currency" office:currency="SFr." office:value="0" calcext:value-type="currency">
            <text:p>SFr. 0.00</text:p>
          </table:table-cell>
          <table:table-cell table:style-name="ce38" table:formula="of:=[.G214]/[.H21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5]);[$Konfiguration.B$6];VLOOKUP([.C21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5]);[$Konfiguration.B$7];VLOOKUP([.C215];[Arbeitstypen.$A$2:.$E$101];5;0))" office:value-type="float" office:value="60" calcext:value-type="float">
            <text:p>60</text:p>
          </table:table-cell>
          <table:table-cell table:style-name="ce109" table:formula="of:=VLOOKUP([.C215];[Arbeitstypen.$A$2:.$B$6];2;0)" office:value-type="string" office:string-value="" calcext:value-type="error">
            <text:p>#N/A</text:p>
          </table:table-cell>
          <table:table-cell table:style-name="ce32" table:formula="of:=[.B215]*[.N215]" office:value-type="currency" office:currency="SFr." office:value="0" calcext:value-type="currency">
            <text:p>SFr. 0.00</text:p>
          </table:table-cell>
          <table:table-cell table:style-name="ce34" table:formula="of:=IF([.E215]&lt;=0;CEILING([.B215];15);MIN(CEILING([.B215];15);[.E215]))" office:value-type="float" office:value="0" calcext:value-type="float">
            <text:p>0</text:p>
          </table:table-cell>
          <table:table-cell table:style-name="ce36" table:formula="of:=[.K215]/(24*60)" office:value-type="time" office:time-value="PT00H00M00S" calcext:value-type="time">
            <text:p>00:00</text:p>
          </table:table-cell>
          <table:table-cell table:style-name="ce38" table:formula="of:=IF([.F215]&lt;=0;[.K215]*[.N215];MIN([.K215]*[.N215];[.F215]))" office:value-type="currency" office:currency="SFr." office:value="0" calcext:value-type="currency">
            <text:p>SFr. 0.00</text:p>
          </table:table-cell>
          <table:table-cell table:style-name="ce38" table:formula="of:=[.G215]/[.H21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6]);[$Konfiguration.B$6];VLOOKUP([.C21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6]);[$Konfiguration.B$7];VLOOKUP([.C216];[Arbeitstypen.$A$2:.$E$101];5;0))" office:value-type="float" office:value="60" calcext:value-type="float">
            <text:p>60</text:p>
          </table:table-cell>
          <table:table-cell table:style-name="ce109" table:formula="of:=VLOOKUP([.C216];[Arbeitstypen.$A$2:.$B$6];2;0)" office:value-type="string" office:string-value="" calcext:value-type="error">
            <text:p>#N/A</text:p>
          </table:table-cell>
          <table:table-cell table:style-name="ce32" table:formula="of:=[.B216]*[.N216]" office:value-type="currency" office:currency="SFr." office:value="0" calcext:value-type="currency">
            <text:p>SFr. 0.00</text:p>
          </table:table-cell>
          <table:table-cell table:style-name="ce34" table:formula="of:=IF([.E216]&lt;=0;CEILING([.B216];15);MIN(CEILING([.B216];15);[.E216]))" office:value-type="float" office:value="0" calcext:value-type="float">
            <text:p>0</text:p>
          </table:table-cell>
          <table:table-cell table:style-name="ce36" table:formula="of:=[.K216]/(24*60)" office:value-type="time" office:time-value="PT00H00M00S" calcext:value-type="time">
            <text:p>00:00</text:p>
          </table:table-cell>
          <table:table-cell table:style-name="ce38" table:formula="of:=IF([.F216]&lt;=0;[.K216]*[.N216];MIN([.K216]*[.N216];[.F216]))" office:value-type="currency" office:currency="SFr." office:value="0" calcext:value-type="currency">
            <text:p>SFr. 0.00</text:p>
          </table:table-cell>
          <table:table-cell table:style-name="ce38" table:formula="of:=[.G216]/[.H21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7]);[$Konfiguration.B$6];VLOOKUP([.C21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7]);[$Konfiguration.B$7];VLOOKUP([.C217];[Arbeitstypen.$A$2:.$E$101];5;0))" office:value-type="float" office:value="60" calcext:value-type="float">
            <text:p>60</text:p>
          </table:table-cell>
          <table:table-cell table:style-name="ce109" table:formula="of:=VLOOKUP([.C217];[Arbeitstypen.$A$2:.$B$6];2;0)" office:value-type="string" office:string-value="" calcext:value-type="error">
            <text:p>#N/A</text:p>
          </table:table-cell>
          <table:table-cell table:style-name="ce32" table:formula="of:=[.B217]*[.N217]" office:value-type="currency" office:currency="SFr." office:value="0" calcext:value-type="currency">
            <text:p>SFr. 0.00</text:p>
          </table:table-cell>
          <table:table-cell table:style-name="ce34" table:formula="of:=IF([.E217]&lt;=0;CEILING([.B217];15);MIN(CEILING([.B217];15);[.E217]))" office:value-type="float" office:value="0" calcext:value-type="float">
            <text:p>0</text:p>
          </table:table-cell>
          <table:table-cell table:style-name="ce36" table:formula="of:=[.K217]/(24*60)" office:value-type="time" office:time-value="PT00H00M00S" calcext:value-type="time">
            <text:p>00:00</text:p>
          </table:table-cell>
          <table:table-cell table:style-name="ce38" table:formula="of:=IF([.F217]&lt;=0;[.K217]*[.N217];MIN([.K217]*[.N217];[.F217]))" office:value-type="currency" office:currency="SFr." office:value="0" calcext:value-type="currency">
            <text:p>SFr. 0.00</text:p>
          </table:table-cell>
          <table:table-cell table:style-name="ce38" table:formula="of:=[.G217]/[.H21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8]);[$Konfiguration.B$6];VLOOKUP([.C21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8]);[$Konfiguration.B$7];VLOOKUP([.C218];[Arbeitstypen.$A$2:.$E$101];5;0))" office:value-type="float" office:value="60" calcext:value-type="float">
            <text:p>60</text:p>
          </table:table-cell>
          <table:table-cell table:style-name="ce109" table:formula="of:=VLOOKUP([.C218];[Arbeitstypen.$A$2:.$B$6];2;0)" office:value-type="string" office:string-value="" calcext:value-type="error">
            <text:p>#N/A</text:p>
          </table:table-cell>
          <table:table-cell table:style-name="ce32" table:formula="of:=[.B218]*[.N218]" office:value-type="currency" office:currency="SFr." office:value="0" calcext:value-type="currency">
            <text:p>SFr. 0.00</text:p>
          </table:table-cell>
          <table:table-cell table:style-name="ce34" table:formula="of:=IF([.E218]&lt;=0;CEILING([.B218];15);MIN(CEILING([.B218];15);[.E218]))" office:value-type="float" office:value="0" calcext:value-type="float">
            <text:p>0</text:p>
          </table:table-cell>
          <table:table-cell table:style-name="ce36" table:formula="of:=[.K218]/(24*60)" office:value-type="time" office:time-value="PT00H00M00S" calcext:value-type="time">
            <text:p>00:00</text:p>
          </table:table-cell>
          <table:table-cell table:style-name="ce38" table:formula="of:=IF([.F218]&lt;=0;[.K218]*[.N218];MIN([.K218]*[.N218];[.F218]))" office:value-type="currency" office:currency="SFr." office:value="0" calcext:value-type="currency">
            <text:p>SFr. 0.00</text:p>
          </table:table-cell>
          <table:table-cell table:style-name="ce38" table:formula="of:=[.G218]/[.H21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19]);[$Konfiguration.B$6];VLOOKUP([.C21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19]);[$Konfiguration.B$7];VLOOKUP([.C219];[Arbeitstypen.$A$2:.$E$101];5;0))" office:value-type="float" office:value="60" calcext:value-type="float">
            <text:p>60</text:p>
          </table:table-cell>
          <table:table-cell table:style-name="ce109" table:formula="of:=VLOOKUP([.C219];[Arbeitstypen.$A$2:.$B$6];2;0)" office:value-type="string" office:string-value="" calcext:value-type="error">
            <text:p>#N/A</text:p>
          </table:table-cell>
          <table:table-cell table:style-name="ce32" table:formula="of:=[.B219]*[.N219]" office:value-type="currency" office:currency="SFr." office:value="0" calcext:value-type="currency">
            <text:p>SFr. 0.00</text:p>
          </table:table-cell>
          <table:table-cell table:style-name="ce34" table:formula="of:=IF([.E219]&lt;=0;CEILING([.B219];15);MIN(CEILING([.B219];15);[.E219]))" office:value-type="float" office:value="0" calcext:value-type="float">
            <text:p>0</text:p>
          </table:table-cell>
          <table:table-cell table:style-name="ce36" table:formula="of:=[.K219]/(24*60)" office:value-type="time" office:time-value="PT00H00M00S" calcext:value-type="time">
            <text:p>00:00</text:p>
          </table:table-cell>
          <table:table-cell table:style-name="ce38" table:formula="of:=IF([.F219]&lt;=0;[.K219]*[.N219];MIN([.K219]*[.N219];[.F219]))" office:value-type="currency" office:currency="SFr." office:value="0" calcext:value-type="currency">
            <text:p>SFr. 0.00</text:p>
          </table:table-cell>
          <table:table-cell table:style-name="ce38" table:formula="of:=[.G219]/[.H21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0]);[$Konfiguration.B$6];VLOOKUP([.C22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0]);[$Konfiguration.B$7];VLOOKUP([.C220];[Arbeitstypen.$A$2:.$E$101];5;0))" office:value-type="float" office:value="60" calcext:value-type="float">
            <text:p>60</text:p>
          </table:table-cell>
          <table:table-cell table:style-name="ce109" table:formula="of:=VLOOKUP([.C220];[Arbeitstypen.$A$2:.$B$6];2;0)" office:value-type="string" office:string-value="" calcext:value-type="error">
            <text:p>#N/A</text:p>
          </table:table-cell>
          <table:table-cell table:style-name="ce32" table:formula="of:=[.B220]*[.N220]" office:value-type="currency" office:currency="SFr." office:value="0" calcext:value-type="currency">
            <text:p>SFr. 0.00</text:p>
          </table:table-cell>
          <table:table-cell table:style-name="ce34" table:formula="of:=IF([.E220]&lt;=0;CEILING([.B220];15);MIN(CEILING([.B220];15);[.E220]))" office:value-type="float" office:value="0" calcext:value-type="float">
            <text:p>0</text:p>
          </table:table-cell>
          <table:table-cell table:style-name="ce36" table:formula="of:=[.K220]/(24*60)" office:value-type="time" office:time-value="PT00H00M00S" calcext:value-type="time">
            <text:p>00:00</text:p>
          </table:table-cell>
          <table:table-cell table:style-name="ce38" table:formula="of:=IF([.F220]&lt;=0;[.K220]*[.N220];MIN([.K220]*[.N220];[.F220]))" office:value-type="currency" office:currency="SFr." office:value="0" calcext:value-type="currency">
            <text:p>SFr. 0.00</text:p>
          </table:table-cell>
          <table:table-cell table:style-name="ce38" table:formula="of:=[.G220]/[.H22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1]);[$Konfiguration.B$6];VLOOKUP([.C22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1]);[$Konfiguration.B$7];VLOOKUP([.C221];[Arbeitstypen.$A$2:.$E$101];5;0))" office:value-type="float" office:value="60" calcext:value-type="float">
            <text:p>60</text:p>
          </table:table-cell>
          <table:table-cell table:style-name="ce109" table:formula="of:=VLOOKUP([.C221];[Arbeitstypen.$A$2:.$B$6];2;0)" office:value-type="string" office:string-value="" calcext:value-type="error">
            <text:p>#N/A</text:p>
          </table:table-cell>
          <table:table-cell table:style-name="ce32" table:formula="of:=[.B221]*[.N221]" office:value-type="currency" office:currency="SFr." office:value="0" calcext:value-type="currency">
            <text:p>SFr. 0.00</text:p>
          </table:table-cell>
          <table:table-cell table:style-name="ce34" table:formula="of:=IF([.E221]&lt;=0;CEILING([.B221];15);MIN(CEILING([.B221];15);[.E221]))" office:value-type="float" office:value="0" calcext:value-type="float">
            <text:p>0</text:p>
          </table:table-cell>
          <table:table-cell table:style-name="ce36" table:formula="of:=[.K221]/(24*60)" office:value-type="time" office:time-value="PT00H00M00S" calcext:value-type="time">
            <text:p>00:00</text:p>
          </table:table-cell>
          <table:table-cell table:style-name="ce38" table:formula="of:=IF([.F221]&lt;=0;[.K221]*[.N221];MIN([.K221]*[.N221];[.F221]))" office:value-type="currency" office:currency="SFr." office:value="0" calcext:value-type="currency">
            <text:p>SFr. 0.00</text:p>
          </table:table-cell>
          <table:table-cell table:style-name="ce38" table:formula="of:=[.G221]/[.H22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2]);[$Konfiguration.B$6];VLOOKUP([.C22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2]);[$Konfiguration.B$7];VLOOKUP([.C222];[Arbeitstypen.$A$2:.$E$101];5;0))" office:value-type="float" office:value="60" calcext:value-type="float">
            <text:p>60</text:p>
          </table:table-cell>
          <table:table-cell table:style-name="ce109" table:formula="of:=VLOOKUP([.C222];[Arbeitstypen.$A$2:.$B$6];2;0)" office:value-type="string" office:string-value="" calcext:value-type="error">
            <text:p>#N/A</text:p>
          </table:table-cell>
          <table:table-cell table:style-name="ce32" table:formula="of:=[.B222]*[.N222]" office:value-type="currency" office:currency="SFr." office:value="0" calcext:value-type="currency">
            <text:p>SFr. 0.00</text:p>
          </table:table-cell>
          <table:table-cell table:style-name="ce34" table:formula="of:=IF([.E222]&lt;=0;CEILING([.B222];15);MIN(CEILING([.B222];15);[.E222]))" office:value-type="float" office:value="0" calcext:value-type="float">
            <text:p>0</text:p>
          </table:table-cell>
          <table:table-cell table:style-name="ce36" table:formula="of:=[.K222]/(24*60)" office:value-type="time" office:time-value="PT00H00M00S" calcext:value-type="time">
            <text:p>00:00</text:p>
          </table:table-cell>
          <table:table-cell table:style-name="ce38" table:formula="of:=IF([.F222]&lt;=0;[.K222]*[.N222];MIN([.K222]*[.N222];[.F222]))" office:value-type="currency" office:currency="SFr." office:value="0" calcext:value-type="currency">
            <text:p>SFr. 0.00</text:p>
          </table:table-cell>
          <table:table-cell table:style-name="ce38" table:formula="of:=[.G222]/[.H22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3]);[$Konfiguration.B$6];VLOOKUP([.C22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3]);[$Konfiguration.B$7];VLOOKUP([.C223];[Arbeitstypen.$A$2:.$E$101];5;0))" office:value-type="float" office:value="60" calcext:value-type="float">
            <text:p>60</text:p>
          </table:table-cell>
          <table:table-cell table:style-name="ce109" table:formula="of:=VLOOKUP([.C223];[Arbeitstypen.$A$2:.$B$6];2;0)" office:value-type="string" office:string-value="" calcext:value-type="error">
            <text:p>#N/A</text:p>
          </table:table-cell>
          <table:table-cell table:style-name="ce32" table:formula="of:=[.B223]*[.N223]" office:value-type="currency" office:currency="SFr." office:value="0" calcext:value-type="currency">
            <text:p>SFr. 0.00</text:p>
          </table:table-cell>
          <table:table-cell table:style-name="ce34" table:formula="of:=IF([.E223]&lt;=0;CEILING([.B223];15);MIN(CEILING([.B223];15);[.E223]))" office:value-type="float" office:value="0" calcext:value-type="float">
            <text:p>0</text:p>
          </table:table-cell>
          <table:table-cell table:style-name="ce36" table:formula="of:=[.K223]/(24*60)" office:value-type="time" office:time-value="PT00H00M00S" calcext:value-type="time">
            <text:p>00:00</text:p>
          </table:table-cell>
          <table:table-cell table:style-name="ce38" table:formula="of:=IF([.F223]&lt;=0;[.K223]*[.N223];MIN([.K223]*[.N223];[.F223]))" office:value-type="currency" office:currency="SFr." office:value="0" calcext:value-type="currency">
            <text:p>SFr. 0.00</text:p>
          </table:table-cell>
          <table:table-cell table:style-name="ce38" table:formula="of:=[.G223]/[.H22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4]);[$Konfiguration.B$6];VLOOKUP([.C22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4]);[$Konfiguration.B$7];VLOOKUP([.C224];[Arbeitstypen.$A$2:.$E$101];5;0))" office:value-type="float" office:value="60" calcext:value-type="float">
            <text:p>60</text:p>
          </table:table-cell>
          <table:table-cell table:style-name="ce109" table:formula="of:=VLOOKUP([.C224];[Arbeitstypen.$A$2:.$B$6];2;0)" office:value-type="string" office:string-value="" calcext:value-type="error">
            <text:p>#N/A</text:p>
          </table:table-cell>
          <table:table-cell table:style-name="ce32" table:formula="of:=[.B224]*[.N224]" office:value-type="currency" office:currency="SFr." office:value="0" calcext:value-type="currency">
            <text:p>SFr. 0.00</text:p>
          </table:table-cell>
          <table:table-cell table:style-name="ce34" table:formula="of:=IF([.E224]&lt;=0;CEILING([.B224];15);MIN(CEILING([.B224];15);[.E224]))" office:value-type="float" office:value="0" calcext:value-type="float">
            <text:p>0</text:p>
          </table:table-cell>
          <table:table-cell table:style-name="ce36" table:formula="of:=[.K224]/(24*60)" office:value-type="time" office:time-value="PT00H00M00S" calcext:value-type="time">
            <text:p>00:00</text:p>
          </table:table-cell>
          <table:table-cell table:style-name="ce38" table:formula="of:=IF([.F224]&lt;=0;[.K224]*[.N224];MIN([.K224]*[.N224];[.F224]))" office:value-type="currency" office:currency="SFr." office:value="0" calcext:value-type="currency">
            <text:p>SFr. 0.00</text:p>
          </table:table-cell>
          <table:table-cell table:style-name="ce38" table:formula="of:=[.G224]/[.H22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5]);[$Konfiguration.B$6];VLOOKUP([.C22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5]);[$Konfiguration.B$7];VLOOKUP([.C225];[Arbeitstypen.$A$2:.$E$101];5;0))" office:value-type="float" office:value="60" calcext:value-type="float">
            <text:p>60</text:p>
          </table:table-cell>
          <table:table-cell table:style-name="ce109" table:formula="of:=VLOOKUP([.C225];[Arbeitstypen.$A$2:.$B$6];2;0)" office:value-type="string" office:string-value="" calcext:value-type="error">
            <text:p>#N/A</text:p>
          </table:table-cell>
          <table:table-cell table:style-name="ce32" table:formula="of:=[.B225]*[.N225]" office:value-type="currency" office:currency="SFr." office:value="0" calcext:value-type="currency">
            <text:p>SFr. 0.00</text:p>
          </table:table-cell>
          <table:table-cell table:style-name="ce34" table:formula="of:=IF([.E225]&lt;=0;CEILING([.B225];15);MIN(CEILING([.B225];15);[.E225]))" office:value-type="float" office:value="0" calcext:value-type="float">
            <text:p>0</text:p>
          </table:table-cell>
          <table:table-cell table:style-name="ce36" table:formula="of:=[.K225]/(24*60)" office:value-type="time" office:time-value="PT00H00M00S" calcext:value-type="time">
            <text:p>00:00</text:p>
          </table:table-cell>
          <table:table-cell table:style-name="ce38" table:formula="of:=IF([.F225]&lt;=0;[.K225]*[.N225];MIN([.K225]*[.N225];[.F225]))" office:value-type="currency" office:currency="SFr." office:value="0" calcext:value-type="currency">
            <text:p>SFr. 0.00</text:p>
          </table:table-cell>
          <table:table-cell table:style-name="ce38" table:formula="of:=[.G225]/[.H22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6]);[$Konfiguration.B$6];VLOOKUP([.C22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6]);[$Konfiguration.B$7];VLOOKUP([.C226];[Arbeitstypen.$A$2:.$E$101];5;0))" office:value-type="float" office:value="60" calcext:value-type="float">
            <text:p>60</text:p>
          </table:table-cell>
          <table:table-cell table:style-name="ce109" table:formula="of:=VLOOKUP([.C226];[Arbeitstypen.$A$2:.$B$6];2;0)" office:value-type="string" office:string-value="" calcext:value-type="error">
            <text:p>#N/A</text:p>
          </table:table-cell>
          <table:table-cell table:style-name="ce32" table:formula="of:=[.B226]*[.N226]" office:value-type="currency" office:currency="SFr." office:value="0" calcext:value-type="currency">
            <text:p>SFr. 0.00</text:p>
          </table:table-cell>
          <table:table-cell table:style-name="ce34" table:formula="of:=IF([.E226]&lt;=0;CEILING([.B226];15);MIN(CEILING([.B226];15);[.E226]))" office:value-type="float" office:value="0" calcext:value-type="float">
            <text:p>0</text:p>
          </table:table-cell>
          <table:table-cell table:style-name="ce36" table:formula="of:=[.K226]/(24*60)" office:value-type="time" office:time-value="PT00H00M00S" calcext:value-type="time">
            <text:p>00:00</text:p>
          </table:table-cell>
          <table:table-cell table:style-name="ce38" table:formula="of:=IF([.F226]&lt;=0;[.K226]*[.N226];MIN([.K226]*[.N226];[.F226]))" office:value-type="currency" office:currency="SFr." office:value="0" calcext:value-type="currency">
            <text:p>SFr. 0.00</text:p>
          </table:table-cell>
          <table:table-cell table:style-name="ce38" table:formula="of:=[.G226]/[.H22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7]);[$Konfiguration.B$6];VLOOKUP([.C22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7]);[$Konfiguration.B$7];VLOOKUP([.C227];[Arbeitstypen.$A$2:.$E$101];5;0))" office:value-type="float" office:value="60" calcext:value-type="float">
            <text:p>60</text:p>
          </table:table-cell>
          <table:table-cell table:style-name="ce109" table:formula="of:=VLOOKUP([.C227];[Arbeitstypen.$A$2:.$B$6];2;0)" office:value-type="string" office:string-value="" calcext:value-type="error">
            <text:p>#N/A</text:p>
          </table:table-cell>
          <table:table-cell table:style-name="ce32" table:formula="of:=[.B227]*[.N227]" office:value-type="currency" office:currency="SFr." office:value="0" calcext:value-type="currency">
            <text:p>SFr. 0.00</text:p>
          </table:table-cell>
          <table:table-cell table:style-name="ce34" table:formula="of:=IF([.E227]&lt;=0;CEILING([.B227];15);MIN(CEILING([.B227];15);[.E227]))" office:value-type="float" office:value="0" calcext:value-type="float">
            <text:p>0</text:p>
          </table:table-cell>
          <table:table-cell table:style-name="ce36" table:formula="of:=[.K227]/(24*60)" office:value-type="time" office:time-value="PT00H00M00S" calcext:value-type="time">
            <text:p>00:00</text:p>
          </table:table-cell>
          <table:table-cell table:style-name="ce38" table:formula="of:=IF([.F227]&lt;=0;[.K227]*[.N227];MIN([.K227]*[.N227];[.F227]))" office:value-type="currency" office:currency="SFr." office:value="0" calcext:value-type="currency">
            <text:p>SFr. 0.00</text:p>
          </table:table-cell>
          <table:table-cell table:style-name="ce38" table:formula="of:=[.G227]/[.H22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8]);[$Konfiguration.B$6];VLOOKUP([.C22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8]);[$Konfiguration.B$7];VLOOKUP([.C228];[Arbeitstypen.$A$2:.$E$101];5;0))" office:value-type="float" office:value="60" calcext:value-type="float">
            <text:p>60</text:p>
          </table:table-cell>
          <table:table-cell table:style-name="ce109" table:formula="of:=VLOOKUP([.C228];[Arbeitstypen.$A$2:.$B$6];2;0)" office:value-type="string" office:string-value="" calcext:value-type="error">
            <text:p>#N/A</text:p>
          </table:table-cell>
          <table:table-cell table:style-name="ce32" table:formula="of:=[.B228]*[.N228]" office:value-type="currency" office:currency="SFr." office:value="0" calcext:value-type="currency">
            <text:p>SFr. 0.00</text:p>
          </table:table-cell>
          <table:table-cell table:style-name="ce34" table:formula="of:=IF([.E228]&lt;=0;CEILING([.B228];15);MIN(CEILING([.B228];15);[.E228]))" office:value-type="float" office:value="0" calcext:value-type="float">
            <text:p>0</text:p>
          </table:table-cell>
          <table:table-cell table:style-name="ce36" table:formula="of:=[.K228]/(24*60)" office:value-type="time" office:time-value="PT00H00M00S" calcext:value-type="time">
            <text:p>00:00</text:p>
          </table:table-cell>
          <table:table-cell table:style-name="ce38" table:formula="of:=IF([.F228]&lt;=0;[.K228]*[.N228];MIN([.K228]*[.N228];[.F228]))" office:value-type="currency" office:currency="SFr." office:value="0" calcext:value-type="currency">
            <text:p>SFr. 0.00</text:p>
          </table:table-cell>
          <table:table-cell table:style-name="ce38" table:formula="of:=[.G228]/[.H22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29]);[$Konfiguration.B$6];VLOOKUP([.C22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29]);[$Konfiguration.B$7];VLOOKUP([.C229];[Arbeitstypen.$A$2:.$E$101];5;0))" office:value-type="float" office:value="60" calcext:value-type="float">
            <text:p>60</text:p>
          </table:table-cell>
          <table:table-cell table:style-name="ce109" table:formula="of:=VLOOKUP([.C229];[Arbeitstypen.$A$2:.$B$6];2;0)" office:value-type="string" office:string-value="" calcext:value-type="error">
            <text:p>#N/A</text:p>
          </table:table-cell>
          <table:table-cell table:style-name="ce32" table:formula="of:=[.B229]*[.N229]" office:value-type="currency" office:currency="SFr." office:value="0" calcext:value-type="currency">
            <text:p>SFr. 0.00</text:p>
          </table:table-cell>
          <table:table-cell table:style-name="ce34" table:formula="of:=IF([.E229]&lt;=0;CEILING([.B229];15);MIN(CEILING([.B229];15);[.E229]))" office:value-type="float" office:value="0" calcext:value-type="float">
            <text:p>0</text:p>
          </table:table-cell>
          <table:table-cell table:style-name="ce36" table:formula="of:=[.K229]/(24*60)" office:value-type="time" office:time-value="PT00H00M00S" calcext:value-type="time">
            <text:p>00:00</text:p>
          </table:table-cell>
          <table:table-cell table:style-name="ce38" table:formula="of:=IF([.F229]&lt;=0;[.K229]*[.N229];MIN([.K229]*[.N229];[.F229]))" office:value-type="currency" office:currency="SFr." office:value="0" calcext:value-type="currency">
            <text:p>SFr. 0.00</text:p>
          </table:table-cell>
          <table:table-cell table:style-name="ce38" table:formula="of:=[.G229]/[.H22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0]);[$Konfiguration.B$6];VLOOKUP([.C23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0]);[$Konfiguration.B$7];VLOOKUP([.C230];[Arbeitstypen.$A$2:.$E$101];5;0))" office:value-type="float" office:value="60" calcext:value-type="float">
            <text:p>60</text:p>
          </table:table-cell>
          <table:table-cell table:style-name="ce109" table:formula="of:=VLOOKUP([.C230];[Arbeitstypen.$A$2:.$B$6];2;0)" office:value-type="string" office:string-value="" calcext:value-type="error">
            <text:p>#N/A</text:p>
          </table:table-cell>
          <table:table-cell table:style-name="ce32" table:formula="of:=[.B230]*[.N230]" office:value-type="currency" office:currency="SFr." office:value="0" calcext:value-type="currency">
            <text:p>SFr. 0.00</text:p>
          </table:table-cell>
          <table:table-cell table:style-name="ce34" table:formula="of:=IF([.E230]&lt;=0;CEILING([.B230];15);MIN(CEILING([.B230];15);[.E230]))" office:value-type="float" office:value="0" calcext:value-type="float">
            <text:p>0</text:p>
          </table:table-cell>
          <table:table-cell table:style-name="ce36" table:formula="of:=[.K230]/(24*60)" office:value-type="time" office:time-value="PT00H00M00S" calcext:value-type="time">
            <text:p>00:00</text:p>
          </table:table-cell>
          <table:table-cell table:style-name="ce38" table:formula="of:=IF([.F230]&lt;=0;[.K230]*[.N230];MIN([.K230]*[.N230];[.F230]))" office:value-type="currency" office:currency="SFr." office:value="0" calcext:value-type="currency">
            <text:p>SFr. 0.00</text:p>
          </table:table-cell>
          <table:table-cell table:style-name="ce38" table:formula="of:=[.G230]/[.H23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1]);[$Konfiguration.B$6];VLOOKUP([.C23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1]);[$Konfiguration.B$7];VLOOKUP([.C231];[Arbeitstypen.$A$2:.$E$101];5;0))" office:value-type="float" office:value="60" calcext:value-type="float">
            <text:p>60</text:p>
          </table:table-cell>
          <table:table-cell table:style-name="ce109" table:formula="of:=VLOOKUP([.C231];[Arbeitstypen.$A$2:.$B$6];2;0)" office:value-type="string" office:string-value="" calcext:value-type="error">
            <text:p>#N/A</text:p>
          </table:table-cell>
          <table:table-cell table:style-name="ce32" table:formula="of:=[.B231]*[.N231]" office:value-type="currency" office:currency="SFr." office:value="0" calcext:value-type="currency">
            <text:p>SFr. 0.00</text:p>
          </table:table-cell>
          <table:table-cell table:style-name="ce34" table:formula="of:=IF([.E231]&lt;=0;CEILING([.B231];15);MIN(CEILING([.B231];15);[.E231]))" office:value-type="float" office:value="0" calcext:value-type="float">
            <text:p>0</text:p>
          </table:table-cell>
          <table:table-cell table:style-name="ce36" table:formula="of:=[.K231]/(24*60)" office:value-type="time" office:time-value="PT00H00M00S" calcext:value-type="time">
            <text:p>00:00</text:p>
          </table:table-cell>
          <table:table-cell table:style-name="ce38" table:formula="of:=IF([.F231]&lt;=0;[.K231]*[.N231];MIN([.K231]*[.N231];[.F231]))" office:value-type="currency" office:currency="SFr." office:value="0" calcext:value-type="currency">
            <text:p>SFr. 0.00</text:p>
          </table:table-cell>
          <table:table-cell table:style-name="ce38" table:formula="of:=[.G231]/[.H23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2]);[$Konfiguration.B$6];VLOOKUP([.C23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2]);[$Konfiguration.B$7];VLOOKUP([.C232];[Arbeitstypen.$A$2:.$E$101];5;0))" office:value-type="float" office:value="60" calcext:value-type="float">
            <text:p>60</text:p>
          </table:table-cell>
          <table:table-cell table:style-name="ce109" table:formula="of:=VLOOKUP([.C232];[Arbeitstypen.$A$2:.$B$6];2;0)" office:value-type="string" office:string-value="" calcext:value-type="error">
            <text:p>#N/A</text:p>
          </table:table-cell>
          <table:table-cell table:style-name="ce32" table:formula="of:=[.B232]*[.N232]" office:value-type="currency" office:currency="SFr." office:value="0" calcext:value-type="currency">
            <text:p>SFr. 0.00</text:p>
          </table:table-cell>
          <table:table-cell table:style-name="ce34" table:formula="of:=IF([.E232]&lt;=0;CEILING([.B232];15);MIN(CEILING([.B232];15);[.E232]))" office:value-type="float" office:value="0" calcext:value-type="float">
            <text:p>0</text:p>
          </table:table-cell>
          <table:table-cell table:style-name="ce36" table:formula="of:=[.K232]/(24*60)" office:value-type="time" office:time-value="PT00H00M00S" calcext:value-type="time">
            <text:p>00:00</text:p>
          </table:table-cell>
          <table:table-cell table:style-name="ce38" table:formula="of:=IF([.F232]&lt;=0;[.K232]*[.N232];MIN([.K232]*[.N232];[.F232]))" office:value-type="currency" office:currency="SFr." office:value="0" calcext:value-type="currency">
            <text:p>SFr. 0.00</text:p>
          </table:table-cell>
          <table:table-cell table:style-name="ce38" table:formula="of:=[.G232]/[.H23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3]);[$Konfiguration.B$6];VLOOKUP([.C23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3]);[$Konfiguration.B$7];VLOOKUP([.C233];[Arbeitstypen.$A$2:.$E$101];5;0))" office:value-type="float" office:value="60" calcext:value-type="float">
            <text:p>60</text:p>
          </table:table-cell>
          <table:table-cell table:style-name="ce109" table:formula="of:=VLOOKUP([.C233];[Arbeitstypen.$A$2:.$B$6];2;0)" office:value-type="string" office:string-value="" calcext:value-type="error">
            <text:p>#N/A</text:p>
          </table:table-cell>
          <table:table-cell table:style-name="ce32" table:formula="of:=[.B233]*[.N233]" office:value-type="currency" office:currency="SFr." office:value="0" calcext:value-type="currency">
            <text:p>SFr. 0.00</text:p>
          </table:table-cell>
          <table:table-cell table:style-name="ce34" table:formula="of:=IF([.E233]&lt;=0;CEILING([.B233];15);MIN(CEILING([.B233];15);[.E233]))" office:value-type="float" office:value="0" calcext:value-type="float">
            <text:p>0</text:p>
          </table:table-cell>
          <table:table-cell table:style-name="ce36" table:formula="of:=[.K233]/(24*60)" office:value-type="time" office:time-value="PT00H00M00S" calcext:value-type="time">
            <text:p>00:00</text:p>
          </table:table-cell>
          <table:table-cell table:style-name="ce38" table:formula="of:=IF([.F233]&lt;=0;[.K233]*[.N233];MIN([.K233]*[.N233];[.F233]))" office:value-type="currency" office:currency="SFr." office:value="0" calcext:value-type="currency">
            <text:p>SFr. 0.00</text:p>
          </table:table-cell>
          <table:table-cell table:style-name="ce38" table:formula="of:=[.G233]/[.H23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4]);[$Konfiguration.B$6];VLOOKUP([.C23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4]);[$Konfiguration.B$7];VLOOKUP([.C234];[Arbeitstypen.$A$2:.$E$101];5;0))" office:value-type="float" office:value="60" calcext:value-type="float">
            <text:p>60</text:p>
          </table:table-cell>
          <table:table-cell table:style-name="ce109" table:formula="of:=VLOOKUP([.C234];[Arbeitstypen.$A$2:.$B$6];2;0)" office:value-type="string" office:string-value="" calcext:value-type="error">
            <text:p>#N/A</text:p>
          </table:table-cell>
          <table:table-cell table:style-name="ce32" table:formula="of:=[.B234]*[.N234]" office:value-type="currency" office:currency="SFr." office:value="0" calcext:value-type="currency">
            <text:p>SFr. 0.00</text:p>
          </table:table-cell>
          <table:table-cell table:style-name="ce34" table:formula="of:=IF([.E234]&lt;=0;CEILING([.B234];15);MIN(CEILING([.B234];15);[.E234]))" office:value-type="float" office:value="0" calcext:value-type="float">
            <text:p>0</text:p>
          </table:table-cell>
          <table:table-cell table:style-name="ce36" table:formula="of:=[.K234]/(24*60)" office:value-type="time" office:time-value="PT00H00M00S" calcext:value-type="time">
            <text:p>00:00</text:p>
          </table:table-cell>
          <table:table-cell table:style-name="ce38" table:formula="of:=IF([.F234]&lt;=0;[.K234]*[.N234];MIN([.K234]*[.N234];[.F234]))" office:value-type="currency" office:currency="SFr." office:value="0" calcext:value-type="currency">
            <text:p>SFr. 0.00</text:p>
          </table:table-cell>
          <table:table-cell table:style-name="ce38" table:formula="of:=[.G234]/[.H23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5]);[$Konfiguration.B$6];VLOOKUP([.C23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5]);[$Konfiguration.B$7];VLOOKUP([.C235];[Arbeitstypen.$A$2:.$E$101];5;0))" office:value-type="float" office:value="60" calcext:value-type="float">
            <text:p>60</text:p>
          </table:table-cell>
          <table:table-cell table:style-name="ce109" table:formula="of:=VLOOKUP([.C235];[Arbeitstypen.$A$2:.$B$6];2;0)" office:value-type="string" office:string-value="" calcext:value-type="error">
            <text:p>#N/A</text:p>
          </table:table-cell>
          <table:table-cell table:style-name="ce32" table:formula="of:=[.B235]*[.N235]" office:value-type="currency" office:currency="SFr." office:value="0" calcext:value-type="currency">
            <text:p>SFr. 0.00</text:p>
          </table:table-cell>
          <table:table-cell table:style-name="ce34" table:formula="of:=IF([.E235]&lt;=0;CEILING([.B235];15);MIN(CEILING([.B235];15);[.E235]))" office:value-type="float" office:value="0" calcext:value-type="float">
            <text:p>0</text:p>
          </table:table-cell>
          <table:table-cell table:style-name="ce36" table:formula="of:=[.K235]/(24*60)" office:value-type="time" office:time-value="PT00H00M00S" calcext:value-type="time">
            <text:p>00:00</text:p>
          </table:table-cell>
          <table:table-cell table:style-name="ce38" table:formula="of:=IF([.F235]&lt;=0;[.K235]*[.N235];MIN([.K235]*[.N235];[.F235]))" office:value-type="currency" office:currency="SFr." office:value="0" calcext:value-type="currency">
            <text:p>SFr. 0.00</text:p>
          </table:table-cell>
          <table:table-cell table:style-name="ce38" table:formula="of:=[.G235]/[.H23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6]);[$Konfiguration.B$6];VLOOKUP([.C23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6]);[$Konfiguration.B$7];VLOOKUP([.C236];[Arbeitstypen.$A$2:.$E$101];5;0))" office:value-type="float" office:value="60" calcext:value-type="float">
            <text:p>60</text:p>
          </table:table-cell>
          <table:table-cell table:style-name="ce109" table:formula="of:=VLOOKUP([.C236];[Arbeitstypen.$A$2:.$B$6];2;0)" office:value-type="string" office:string-value="" calcext:value-type="error">
            <text:p>#N/A</text:p>
          </table:table-cell>
          <table:table-cell table:style-name="ce32" table:formula="of:=[.B236]*[.N236]" office:value-type="currency" office:currency="SFr." office:value="0" calcext:value-type="currency">
            <text:p>SFr. 0.00</text:p>
          </table:table-cell>
          <table:table-cell table:style-name="ce34" table:formula="of:=IF([.E236]&lt;=0;CEILING([.B236];15);MIN(CEILING([.B236];15);[.E236]))" office:value-type="float" office:value="0" calcext:value-type="float">
            <text:p>0</text:p>
          </table:table-cell>
          <table:table-cell table:style-name="ce36" table:formula="of:=[.K236]/(24*60)" office:value-type="time" office:time-value="PT00H00M00S" calcext:value-type="time">
            <text:p>00:00</text:p>
          </table:table-cell>
          <table:table-cell table:style-name="ce38" table:formula="of:=IF([.F236]&lt;=0;[.K236]*[.N236];MIN([.K236]*[.N236];[.F236]))" office:value-type="currency" office:currency="SFr." office:value="0" calcext:value-type="currency">
            <text:p>SFr. 0.00</text:p>
          </table:table-cell>
          <table:table-cell table:style-name="ce38" table:formula="of:=[.G236]/[.H23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7]);[$Konfiguration.B$6];VLOOKUP([.C23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7]);[$Konfiguration.B$7];VLOOKUP([.C237];[Arbeitstypen.$A$2:.$E$101];5;0))" office:value-type="float" office:value="60" calcext:value-type="float">
            <text:p>60</text:p>
          </table:table-cell>
          <table:table-cell table:style-name="ce109" table:formula="of:=VLOOKUP([.C237];[Arbeitstypen.$A$2:.$B$6];2;0)" office:value-type="string" office:string-value="" calcext:value-type="error">
            <text:p>#N/A</text:p>
          </table:table-cell>
          <table:table-cell table:style-name="ce32" table:formula="of:=[.B237]*[.N237]" office:value-type="currency" office:currency="SFr." office:value="0" calcext:value-type="currency">
            <text:p>SFr. 0.00</text:p>
          </table:table-cell>
          <table:table-cell table:style-name="ce34" table:formula="of:=IF([.E237]&lt;=0;CEILING([.B237];15);MIN(CEILING([.B237];15);[.E237]))" office:value-type="float" office:value="0" calcext:value-type="float">
            <text:p>0</text:p>
          </table:table-cell>
          <table:table-cell table:style-name="ce36" table:formula="of:=[.K237]/(24*60)" office:value-type="time" office:time-value="PT00H00M00S" calcext:value-type="time">
            <text:p>00:00</text:p>
          </table:table-cell>
          <table:table-cell table:style-name="ce38" table:formula="of:=IF([.F237]&lt;=0;[.K237]*[.N237];MIN([.K237]*[.N237];[.F237]))" office:value-type="currency" office:currency="SFr." office:value="0" calcext:value-type="currency">
            <text:p>SFr. 0.00</text:p>
          </table:table-cell>
          <table:table-cell table:style-name="ce38" table:formula="of:=[.G237]/[.H23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8]);[$Konfiguration.B$6];VLOOKUP([.C23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8]);[$Konfiguration.B$7];VLOOKUP([.C238];[Arbeitstypen.$A$2:.$E$101];5;0))" office:value-type="float" office:value="60" calcext:value-type="float">
            <text:p>60</text:p>
          </table:table-cell>
          <table:table-cell table:style-name="ce109" table:formula="of:=VLOOKUP([.C238];[Arbeitstypen.$A$2:.$B$6];2;0)" office:value-type="string" office:string-value="" calcext:value-type="error">
            <text:p>#N/A</text:p>
          </table:table-cell>
          <table:table-cell table:style-name="ce32" table:formula="of:=[.B238]*[.N238]" office:value-type="currency" office:currency="SFr." office:value="0" calcext:value-type="currency">
            <text:p>SFr. 0.00</text:p>
          </table:table-cell>
          <table:table-cell table:style-name="ce34" table:formula="of:=IF([.E238]&lt;=0;CEILING([.B238];15);MIN(CEILING([.B238];15);[.E238]))" office:value-type="float" office:value="0" calcext:value-type="float">
            <text:p>0</text:p>
          </table:table-cell>
          <table:table-cell table:style-name="ce36" table:formula="of:=[.K238]/(24*60)" office:value-type="time" office:time-value="PT00H00M00S" calcext:value-type="time">
            <text:p>00:00</text:p>
          </table:table-cell>
          <table:table-cell table:style-name="ce38" table:formula="of:=IF([.F238]&lt;=0;[.K238]*[.N238];MIN([.K238]*[.N238];[.F238]))" office:value-type="currency" office:currency="SFr." office:value="0" calcext:value-type="currency">
            <text:p>SFr. 0.00</text:p>
          </table:table-cell>
          <table:table-cell table:style-name="ce38" table:formula="of:=[.G238]/[.H23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39]);[$Konfiguration.B$6];VLOOKUP([.C23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39]);[$Konfiguration.B$7];VLOOKUP([.C239];[Arbeitstypen.$A$2:.$E$101];5;0))" office:value-type="float" office:value="60" calcext:value-type="float">
            <text:p>60</text:p>
          </table:table-cell>
          <table:table-cell table:style-name="ce109" table:formula="of:=VLOOKUP([.C239];[Arbeitstypen.$A$2:.$B$6];2;0)" office:value-type="string" office:string-value="" calcext:value-type="error">
            <text:p>#N/A</text:p>
          </table:table-cell>
          <table:table-cell table:style-name="ce32" table:formula="of:=[.B239]*[.N239]" office:value-type="currency" office:currency="SFr." office:value="0" calcext:value-type="currency">
            <text:p>SFr. 0.00</text:p>
          </table:table-cell>
          <table:table-cell table:style-name="ce34" table:formula="of:=IF([.E239]&lt;=0;CEILING([.B239];15);MIN(CEILING([.B239];15);[.E239]))" office:value-type="float" office:value="0" calcext:value-type="float">
            <text:p>0</text:p>
          </table:table-cell>
          <table:table-cell table:style-name="ce36" table:formula="of:=[.K239]/(24*60)" office:value-type="time" office:time-value="PT00H00M00S" calcext:value-type="time">
            <text:p>00:00</text:p>
          </table:table-cell>
          <table:table-cell table:style-name="ce38" table:formula="of:=IF([.F239]&lt;=0;[.K239]*[.N239];MIN([.K239]*[.N239];[.F239]))" office:value-type="currency" office:currency="SFr." office:value="0" calcext:value-type="currency">
            <text:p>SFr. 0.00</text:p>
          </table:table-cell>
          <table:table-cell table:style-name="ce38" table:formula="of:=[.G239]/[.H23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0]);[$Konfiguration.B$6];VLOOKUP([.C24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0]);[$Konfiguration.B$7];VLOOKUP([.C240];[Arbeitstypen.$A$2:.$E$101];5;0))" office:value-type="float" office:value="60" calcext:value-type="float">
            <text:p>60</text:p>
          </table:table-cell>
          <table:table-cell table:style-name="ce109" table:formula="of:=VLOOKUP([.C240];[Arbeitstypen.$A$2:.$B$6];2;0)" office:value-type="string" office:string-value="" calcext:value-type="error">
            <text:p>#N/A</text:p>
          </table:table-cell>
          <table:table-cell table:style-name="ce32" table:formula="of:=[.B240]*[.N240]" office:value-type="currency" office:currency="SFr." office:value="0" calcext:value-type="currency">
            <text:p>SFr. 0.00</text:p>
          </table:table-cell>
          <table:table-cell table:style-name="ce34" table:formula="of:=IF([.E240]&lt;=0;CEILING([.B240];15);MIN(CEILING([.B240];15);[.E240]))" office:value-type="float" office:value="0" calcext:value-type="float">
            <text:p>0</text:p>
          </table:table-cell>
          <table:table-cell table:style-name="ce36" table:formula="of:=[.K240]/(24*60)" office:value-type="time" office:time-value="PT00H00M00S" calcext:value-type="time">
            <text:p>00:00</text:p>
          </table:table-cell>
          <table:table-cell table:style-name="ce38" table:formula="of:=IF([.F240]&lt;=0;[.K240]*[.N240];MIN([.K240]*[.N240];[.F240]))" office:value-type="currency" office:currency="SFr." office:value="0" calcext:value-type="currency">
            <text:p>SFr. 0.00</text:p>
          </table:table-cell>
          <table:table-cell table:style-name="ce38" table:formula="of:=[.G240]/[.H24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1]);[$Konfiguration.B$6];VLOOKUP([.C24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1]);[$Konfiguration.B$7];VLOOKUP([.C241];[Arbeitstypen.$A$2:.$E$101];5;0))" office:value-type="float" office:value="60" calcext:value-type="float">
            <text:p>60</text:p>
          </table:table-cell>
          <table:table-cell table:style-name="ce109" table:formula="of:=VLOOKUP([.C241];[Arbeitstypen.$A$2:.$B$6];2;0)" office:value-type="string" office:string-value="" calcext:value-type="error">
            <text:p>#N/A</text:p>
          </table:table-cell>
          <table:table-cell table:style-name="ce32" table:formula="of:=[.B241]*[.N241]" office:value-type="currency" office:currency="SFr." office:value="0" calcext:value-type="currency">
            <text:p>SFr. 0.00</text:p>
          </table:table-cell>
          <table:table-cell table:style-name="ce34" table:formula="of:=IF([.E241]&lt;=0;CEILING([.B241];15);MIN(CEILING([.B241];15);[.E241]))" office:value-type="float" office:value="0" calcext:value-type="float">
            <text:p>0</text:p>
          </table:table-cell>
          <table:table-cell table:style-name="ce36" table:formula="of:=[.K241]/(24*60)" office:value-type="time" office:time-value="PT00H00M00S" calcext:value-type="time">
            <text:p>00:00</text:p>
          </table:table-cell>
          <table:table-cell table:style-name="ce38" table:formula="of:=IF([.F241]&lt;=0;[.K241]*[.N241];MIN([.K241]*[.N241];[.F241]))" office:value-type="currency" office:currency="SFr." office:value="0" calcext:value-type="currency">
            <text:p>SFr. 0.00</text:p>
          </table:table-cell>
          <table:table-cell table:style-name="ce38" table:formula="of:=[.G241]/[.H24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2]);[$Konfiguration.B$6];VLOOKUP([.C24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2]);[$Konfiguration.B$7];VLOOKUP([.C242];[Arbeitstypen.$A$2:.$E$101];5;0))" office:value-type="float" office:value="60" calcext:value-type="float">
            <text:p>60</text:p>
          </table:table-cell>
          <table:table-cell table:style-name="ce109" table:formula="of:=VLOOKUP([.C242];[Arbeitstypen.$A$2:.$B$6];2;0)" office:value-type="string" office:string-value="" calcext:value-type="error">
            <text:p>#N/A</text:p>
          </table:table-cell>
          <table:table-cell table:style-name="ce32" table:formula="of:=[.B242]*[.N242]" office:value-type="currency" office:currency="SFr." office:value="0" calcext:value-type="currency">
            <text:p>SFr. 0.00</text:p>
          </table:table-cell>
          <table:table-cell table:style-name="ce34" table:formula="of:=IF([.E242]&lt;=0;CEILING([.B242];15);MIN(CEILING([.B242];15);[.E242]))" office:value-type="float" office:value="0" calcext:value-type="float">
            <text:p>0</text:p>
          </table:table-cell>
          <table:table-cell table:style-name="ce36" table:formula="of:=[.K242]/(24*60)" office:value-type="time" office:time-value="PT00H00M00S" calcext:value-type="time">
            <text:p>00:00</text:p>
          </table:table-cell>
          <table:table-cell table:style-name="ce38" table:formula="of:=IF([.F242]&lt;=0;[.K242]*[.N242];MIN([.K242]*[.N242];[.F242]))" office:value-type="currency" office:currency="SFr." office:value="0" calcext:value-type="currency">
            <text:p>SFr. 0.00</text:p>
          </table:table-cell>
          <table:table-cell table:style-name="ce38" table:formula="of:=[.G242]/[.H24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3]);[$Konfiguration.B$6];VLOOKUP([.C24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3]);[$Konfiguration.B$7];VLOOKUP([.C243];[Arbeitstypen.$A$2:.$E$101];5;0))" office:value-type="float" office:value="60" calcext:value-type="float">
            <text:p>60</text:p>
          </table:table-cell>
          <table:table-cell table:style-name="ce109" table:formula="of:=VLOOKUP([.C243];[Arbeitstypen.$A$2:.$B$6];2;0)" office:value-type="string" office:string-value="" calcext:value-type="error">
            <text:p>#N/A</text:p>
          </table:table-cell>
          <table:table-cell table:style-name="ce32" table:formula="of:=[.B243]*[.N243]" office:value-type="currency" office:currency="SFr." office:value="0" calcext:value-type="currency">
            <text:p>SFr. 0.00</text:p>
          </table:table-cell>
          <table:table-cell table:style-name="ce34" table:formula="of:=IF([.E243]&lt;=0;CEILING([.B243];15);MIN(CEILING([.B243];15);[.E243]))" office:value-type="float" office:value="0" calcext:value-type="float">
            <text:p>0</text:p>
          </table:table-cell>
          <table:table-cell table:style-name="ce36" table:formula="of:=[.K243]/(24*60)" office:value-type="time" office:time-value="PT00H00M00S" calcext:value-type="time">
            <text:p>00:00</text:p>
          </table:table-cell>
          <table:table-cell table:style-name="ce38" table:formula="of:=IF([.F243]&lt;=0;[.K243]*[.N243];MIN([.K243]*[.N243];[.F243]))" office:value-type="currency" office:currency="SFr." office:value="0" calcext:value-type="currency">
            <text:p>SFr. 0.00</text:p>
          </table:table-cell>
          <table:table-cell table:style-name="ce38" table:formula="of:=[.G243]/[.H24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4]);[$Konfiguration.B$6];VLOOKUP([.C24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4]);[$Konfiguration.B$7];VLOOKUP([.C244];[Arbeitstypen.$A$2:.$E$101];5;0))" office:value-type="float" office:value="60" calcext:value-type="float">
            <text:p>60</text:p>
          </table:table-cell>
          <table:table-cell table:style-name="ce109" table:formula="of:=VLOOKUP([.C244];[Arbeitstypen.$A$2:.$B$6];2;0)" office:value-type="string" office:string-value="" calcext:value-type="error">
            <text:p>#N/A</text:p>
          </table:table-cell>
          <table:table-cell table:style-name="ce32" table:formula="of:=[.B244]*[.N244]" office:value-type="currency" office:currency="SFr." office:value="0" calcext:value-type="currency">
            <text:p>SFr. 0.00</text:p>
          </table:table-cell>
          <table:table-cell table:style-name="ce34" table:formula="of:=IF([.E244]&lt;=0;CEILING([.B244];15);MIN(CEILING([.B244];15);[.E244]))" office:value-type="float" office:value="0" calcext:value-type="float">
            <text:p>0</text:p>
          </table:table-cell>
          <table:table-cell table:style-name="ce36" table:formula="of:=[.K244]/(24*60)" office:value-type="time" office:time-value="PT00H00M00S" calcext:value-type="time">
            <text:p>00:00</text:p>
          </table:table-cell>
          <table:table-cell table:style-name="ce38" table:formula="of:=IF([.F244]&lt;=0;[.K244]*[.N244];MIN([.K244]*[.N244];[.F244]))" office:value-type="currency" office:currency="SFr." office:value="0" calcext:value-type="currency">
            <text:p>SFr. 0.00</text:p>
          </table:table-cell>
          <table:table-cell table:style-name="ce38" table:formula="of:=[.G244]/[.H24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5]);[$Konfiguration.B$6];VLOOKUP([.C24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5]);[$Konfiguration.B$7];VLOOKUP([.C245];[Arbeitstypen.$A$2:.$E$101];5;0))" office:value-type="float" office:value="60" calcext:value-type="float">
            <text:p>60</text:p>
          </table:table-cell>
          <table:table-cell table:style-name="ce109" table:formula="of:=VLOOKUP([.C245];[Arbeitstypen.$A$2:.$B$6];2;0)" office:value-type="string" office:string-value="" calcext:value-type="error">
            <text:p>#N/A</text:p>
          </table:table-cell>
          <table:table-cell table:style-name="ce32" table:formula="of:=[.B245]*[.N245]" office:value-type="currency" office:currency="SFr." office:value="0" calcext:value-type="currency">
            <text:p>SFr. 0.00</text:p>
          </table:table-cell>
          <table:table-cell table:style-name="ce34" table:formula="of:=IF([.E245]&lt;=0;CEILING([.B245];15);MIN(CEILING([.B245];15);[.E245]))" office:value-type="float" office:value="0" calcext:value-type="float">
            <text:p>0</text:p>
          </table:table-cell>
          <table:table-cell table:style-name="ce36" table:formula="of:=[.K245]/(24*60)" office:value-type="time" office:time-value="PT00H00M00S" calcext:value-type="time">
            <text:p>00:00</text:p>
          </table:table-cell>
          <table:table-cell table:style-name="ce38" table:formula="of:=IF([.F245]&lt;=0;[.K245]*[.N245];MIN([.K245]*[.N245];[.F245]))" office:value-type="currency" office:currency="SFr." office:value="0" calcext:value-type="currency">
            <text:p>SFr. 0.00</text:p>
          </table:table-cell>
          <table:table-cell table:style-name="ce38" table:formula="of:=[.G245]/[.H24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6]);[$Konfiguration.B$6];VLOOKUP([.C24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6]);[$Konfiguration.B$7];VLOOKUP([.C246];[Arbeitstypen.$A$2:.$E$101];5;0))" office:value-type="float" office:value="60" calcext:value-type="float">
            <text:p>60</text:p>
          </table:table-cell>
          <table:table-cell table:style-name="ce109" table:formula="of:=VLOOKUP([.C246];[Arbeitstypen.$A$2:.$B$6];2;0)" office:value-type="string" office:string-value="" calcext:value-type="error">
            <text:p>#N/A</text:p>
          </table:table-cell>
          <table:table-cell table:style-name="ce32" table:formula="of:=[.B246]*[.N246]" office:value-type="currency" office:currency="SFr." office:value="0" calcext:value-type="currency">
            <text:p>SFr. 0.00</text:p>
          </table:table-cell>
          <table:table-cell table:style-name="ce34" table:formula="of:=IF([.E246]&lt;=0;CEILING([.B246];15);MIN(CEILING([.B246];15);[.E246]))" office:value-type="float" office:value="0" calcext:value-type="float">
            <text:p>0</text:p>
          </table:table-cell>
          <table:table-cell table:style-name="ce36" table:formula="of:=[.K246]/(24*60)" office:value-type="time" office:time-value="PT00H00M00S" calcext:value-type="time">
            <text:p>00:00</text:p>
          </table:table-cell>
          <table:table-cell table:style-name="ce38" table:formula="of:=IF([.F246]&lt;=0;[.K246]*[.N246];MIN([.K246]*[.N246];[.F246]))" office:value-type="currency" office:currency="SFr." office:value="0" calcext:value-type="currency">
            <text:p>SFr. 0.00</text:p>
          </table:table-cell>
          <table:table-cell table:style-name="ce38" table:formula="of:=[.G246]/[.H24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7]);[$Konfiguration.B$6];VLOOKUP([.C24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7]);[$Konfiguration.B$7];VLOOKUP([.C247];[Arbeitstypen.$A$2:.$E$101];5;0))" office:value-type="float" office:value="60" calcext:value-type="float">
            <text:p>60</text:p>
          </table:table-cell>
          <table:table-cell table:style-name="ce109" table:formula="of:=VLOOKUP([.C247];[Arbeitstypen.$A$2:.$B$6];2;0)" office:value-type="string" office:string-value="" calcext:value-type="error">
            <text:p>#N/A</text:p>
          </table:table-cell>
          <table:table-cell table:style-name="ce32" table:formula="of:=[.B247]*[.N247]" office:value-type="currency" office:currency="SFr." office:value="0" calcext:value-type="currency">
            <text:p>SFr. 0.00</text:p>
          </table:table-cell>
          <table:table-cell table:style-name="ce34" table:formula="of:=IF([.E247]&lt;=0;CEILING([.B247];15);MIN(CEILING([.B247];15);[.E247]))" office:value-type="float" office:value="0" calcext:value-type="float">
            <text:p>0</text:p>
          </table:table-cell>
          <table:table-cell table:style-name="ce36" table:formula="of:=[.K247]/(24*60)" office:value-type="time" office:time-value="PT00H00M00S" calcext:value-type="time">
            <text:p>00:00</text:p>
          </table:table-cell>
          <table:table-cell table:style-name="ce38" table:formula="of:=IF([.F247]&lt;=0;[.K247]*[.N247];MIN([.K247]*[.N247];[.F247]))" office:value-type="currency" office:currency="SFr." office:value="0" calcext:value-type="currency">
            <text:p>SFr. 0.00</text:p>
          </table:table-cell>
          <table:table-cell table:style-name="ce38" table:formula="of:=[.G247]/[.H24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8]);[$Konfiguration.B$6];VLOOKUP([.C24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8]);[$Konfiguration.B$7];VLOOKUP([.C248];[Arbeitstypen.$A$2:.$E$101];5;0))" office:value-type="float" office:value="60" calcext:value-type="float">
            <text:p>60</text:p>
          </table:table-cell>
          <table:table-cell table:style-name="ce109" table:formula="of:=VLOOKUP([.C248];[Arbeitstypen.$A$2:.$B$6];2;0)" office:value-type="string" office:string-value="" calcext:value-type="error">
            <text:p>#N/A</text:p>
          </table:table-cell>
          <table:table-cell table:style-name="ce32" table:formula="of:=[.B248]*[.N248]" office:value-type="currency" office:currency="SFr." office:value="0" calcext:value-type="currency">
            <text:p>SFr. 0.00</text:p>
          </table:table-cell>
          <table:table-cell table:style-name="ce34" table:formula="of:=IF([.E248]&lt;=0;CEILING([.B248];15);MIN(CEILING([.B248];15);[.E248]))" office:value-type="float" office:value="0" calcext:value-type="float">
            <text:p>0</text:p>
          </table:table-cell>
          <table:table-cell table:style-name="ce36" table:formula="of:=[.K248]/(24*60)" office:value-type="time" office:time-value="PT00H00M00S" calcext:value-type="time">
            <text:p>00:00</text:p>
          </table:table-cell>
          <table:table-cell table:style-name="ce38" table:formula="of:=IF([.F248]&lt;=0;[.K248]*[.N248];MIN([.K248]*[.N248];[.F248]))" office:value-type="currency" office:currency="SFr." office:value="0" calcext:value-type="currency">
            <text:p>SFr. 0.00</text:p>
          </table:table-cell>
          <table:table-cell table:style-name="ce38" table:formula="of:=[.G248]/[.H24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49]);[$Konfiguration.B$6];VLOOKUP([.C24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49]);[$Konfiguration.B$7];VLOOKUP([.C249];[Arbeitstypen.$A$2:.$E$101];5;0))" office:value-type="float" office:value="60" calcext:value-type="float">
            <text:p>60</text:p>
          </table:table-cell>
          <table:table-cell table:style-name="ce109" table:formula="of:=VLOOKUP([.C249];[Arbeitstypen.$A$2:.$B$6];2;0)" office:value-type="string" office:string-value="" calcext:value-type="error">
            <text:p>#N/A</text:p>
          </table:table-cell>
          <table:table-cell table:style-name="ce32" table:formula="of:=[.B249]*[.N249]" office:value-type="currency" office:currency="SFr." office:value="0" calcext:value-type="currency">
            <text:p>SFr. 0.00</text:p>
          </table:table-cell>
          <table:table-cell table:style-name="ce34" table:formula="of:=IF([.E249]&lt;=0;CEILING([.B249];15);MIN(CEILING([.B249];15);[.E249]))" office:value-type="float" office:value="0" calcext:value-type="float">
            <text:p>0</text:p>
          </table:table-cell>
          <table:table-cell table:style-name="ce36" table:formula="of:=[.K249]/(24*60)" office:value-type="time" office:time-value="PT00H00M00S" calcext:value-type="time">
            <text:p>00:00</text:p>
          </table:table-cell>
          <table:table-cell table:style-name="ce38" table:formula="of:=IF([.F249]&lt;=0;[.K249]*[.N249];MIN([.K249]*[.N249];[.F249]))" office:value-type="currency" office:currency="SFr." office:value="0" calcext:value-type="currency">
            <text:p>SFr. 0.00</text:p>
          </table:table-cell>
          <table:table-cell table:style-name="ce38" table:formula="of:=[.G249]/[.H24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0]);[$Konfiguration.B$6];VLOOKUP([.C25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0]);[$Konfiguration.B$7];VLOOKUP([.C250];[Arbeitstypen.$A$2:.$E$101];5;0))" office:value-type="float" office:value="60" calcext:value-type="float">
            <text:p>60</text:p>
          </table:table-cell>
          <table:table-cell table:style-name="ce109" table:formula="of:=VLOOKUP([.C250];[Arbeitstypen.$A$2:.$B$6];2;0)" office:value-type="string" office:string-value="" calcext:value-type="error">
            <text:p>#N/A</text:p>
          </table:table-cell>
          <table:table-cell table:style-name="ce32" table:formula="of:=[.B250]*[.N250]" office:value-type="currency" office:currency="SFr." office:value="0" calcext:value-type="currency">
            <text:p>SFr. 0.00</text:p>
          </table:table-cell>
          <table:table-cell table:style-name="ce34" table:formula="of:=IF([.E250]&lt;=0;CEILING([.B250];15);MIN(CEILING([.B250];15);[.E250]))" office:value-type="float" office:value="0" calcext:value-type="float">
            <text:p>0</text:p>
          </table:table-cell>
          <table:table-cell table:style-name="ce36" table:formula="of:=[.K250]/(24*60)" office:value-type="time" office:time-value="PT00H00M00S" calcext:value-type="time">
            <text:p>00:00</text:p>
          </table:table-cell>
          <table:table-cell table:style-name="ce38" table:formula="of:=IF([.F250]&lt;=0;[.K250]*[.N250];MIN([.K250]*[.N250];[.F250]))" office:value-type="currency" office:currency="SFr." office:value="0" calcext:value-type="currency">
            <text:p>SFr. 0.00</text:p>
          </table:table-cell>
          <table:table-cell table:style-name="ce38" table:formula="of:=[.G250]/[.H25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1]);[$Konfiguration.B$6];VLOOKUP([.C25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1]);[$Konfiguration.B$7];VLOOKUP([.C251];[Arbeitstypen.$A$2:.$E$101];5;0))" office:value-type="float" office:value="60" calcext:value-type="float">
            <text:p>60</text:p>
          </table:table-cell>
          <table:table-cell table:style-name="ce109" table:formula="of:=VLOOKUP([.C251];[Arbeitstypen.$A$2:.$B$6];2;0)" office:value-type="string" office:string-value="" calcext:value-type="error">
            <text:p>#N/A</text:p>
          </table:table-cell>
          <table:table-cell table:style-name="ce32" table:formula="of:=[.B251]*[.N251]" office:value-type="currency" office:currency="SFr." office:value="0" calcext:value-type="currency">
            <text:p>SFr. 0.00</text:p>
          </table:table-cell>
          <table:table-cell table:style-name="ce34" table:formula="of:=IF([.E251]&lt;=0;CEILING([.B251];15);MIN(CEILING([.B251];15);[.E251]))" office:value-type="float" office:value="0" calcext:value-type="float">
            <text:p>0</text:p>
          </table:table-cell>
          <table:table-cell table:style-name="ce36" table:formula="of:=[.K251]/(24*60)" office:value-type="time" office:time-value="PT00H00M00S" calcext:value-type="time">
            <text:p>00:00</text:p>
          </table:table-cell>
          <table:table-cell table:style-name="ce38" table:formula="of:=IF([.F251]&lt;=0;[.K251]*[.N251];MIN([.K251]*[.N251];[.F251]))" office:value-type="currency" office:currency="SFr." office:value="0" calcext:value-type="currency">
            <text:p>SFr. 0.00</text:p>
          </table:table-cell>
          <table:table-cell table:style-name="ce38" table:formula="of:=[.G251]/[.H25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2]);[$Konfiguration.B$6];VLOOKUP([.C25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2]);[$Konfiguration.B$7];VLOOKUP([.C252];[Arbeitstypen.$A$2:.$E$101];5;0))" office:value-type="float" office:value="60" calcext:value-type="float">
            <text:p>60</text:p>
          </table:table-cell>
          <table:table-cell table:style-name="ce109" table:formula="of:=VLOOKUP([.C252];[Arbeitstypen.$A$2:.$B$6];2;0)" office:value-type="string" office:string-value="" calcext:value-type="error">
            <text:p>#N/A</text:p>
          </table:table-cell>
          <table:table-cell table:style-name="ce32" table:formula="of:=[.B252]*[.N252]" office:value-type="currency" office:currency="SFr." office:value="0" calcext:value-type="currency">
            <text:p>SFr. 0.00</text:p>
          </table:table-cell>
          <table:table-cell table:style-name="ce34" table:formula="of:=IF([.E252]&lt;=0;CEILING([.B252];15);MIN(CEILING([.B252];15);[.E252]))" office:value-type="float" office:value="0" calcext:value-type="float">
            <text:p>0</text:p>
          </table:table-cell>
          <table:table-cell table:style-name="ce36" table:formula="of:=[.K252]/(24*60)" office:value-type="time" office:time-value="PT00H00M00S" calcext:value-type="time">
            <text:p>00:00</text:p>
          </table:table-cell>
          <table:table-cell table:style-name="ce38" table:formula="of:=IF([.F252]&lt;=0;[.K252]*[.N252];MIN([.K252]*[.N252];[.F252]))" office:value-type="currency" office:currency="SFr." office:value="0" calcext:value-type="currency">
            <text:p>SFr. 0.00</text:p>
          </table:table-cell>
          <table:table-cell table:style-name="ce38" table:formula="of:=[.G252]/[.H25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3]);[$Konfiguration.B$6];VLOOKUP([.C25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3]);[$Konfiguration.B$7];VLOOKUP([.C253];[Arbeitstypen.$A$2:.$E$101];5;0))" office:value-type="float" office:value="60" calcext:value-type="float">
            <text:p>60</text:p>
          </table:table-cell>
          <table:table-cell table:style-name="ce109" table:formula="of:=VLOOKUP([.C253];[Arbeitstypen.$A$2:.$B$6];2;0)" office:value-type="string" office:string-value="" calcext:value-type="error">
            <text:p>#N/A</text:p>
          </table:table-cell>
          <table:table-cell table:style-name="ce32" table:formula="of:=[.B253]*[.N253]" office:value-type="currency" office:currency="SFr." office:value="0" calcext:value-type="currency">
            <text:p>SFr. 0.00</text:p>
          </table:table-cell>
          <table:table-cell table:style-name="ce34" table:formula="of:=IF([.E253]&lt;=0;CEILING([.B253];15);MIN(CEILING([.B253];15);[.E253]))" office:value-type="float" office:value="0" calcext:value-type="float">
            <text:p>0</text:p>
          </table:table-cell>
          <table:table-cell table:style-name="ce36" table:formula="of:=[.K253]/(24*60)" office:value-type="time" office:time-value="PT00H00M00S" calcext:value-type="time">
            <text:p>00:00</text:p>
          </table:table-cell>
          <table:table-cell table:style-name="ce38" table:formula="of:=IF([.F253]&lt;=0;[.K253]*[.N253];MIN([.K253]*[.N253];[.F253]))" office:value-type="currency" office:currency="SFr." office:value="0" calcext:value-type="currency">
            <text:p>SFr. 0.00</text:p>
          </table:table-cell>
          <table:table-cell table:style-name="ce38" table:formula="of:=[.G253]/[.H25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4]);[$Konfiguration.B$6];VLOOKUP([.C25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4]);[$Konfiguration.B$7];VLOOKUP([.C254];[Arbeitstypen.$A$2:.$E$101];5;0))" office:value-type="float" office:value="60" calcext:value-type="float">
            <text:p>60</text:p>
          </table:table-cell>
          <table:table-cell table:style-name="ce109" table:formula="of:=VLOOKUP([.C254];[Arbeitstypen.$A$2:.$B$6];2;0)" office:value-type="string" office:string-value="" calcext:value-type="error">
            <text:p>#N/A</text:p>
          </table:table-cell>
          <table:table-cell table:style-name="ce32" table:formula="of:=[.B254]*[.N254]" office:value-type="currency" office:currency="SFr." office:value="0" calcext:value-type="currency">
            <text:p>SFr. 0.00</text:p>
          </table:table-cell>
          <table:table-cell table:style-name="ce34" table:formula="of:=IF([.E254]&lt;=0;CEILING([.B254];15);MIN(CEILING([.B254];15);[.E254]))" office:value-type="float" office:value="0" calcext:value-type="float">
            <text:p>0</text:p>
          </table:table-cell>
          <table:table-cell table:style-name="ce36" table:formula="of:=[.K254]/(24*60)" office:value-type="time" office:time-value="PT00H00M00S" calcext:value-type="time">
            <text:p>00:00</text:p>
          </table:table-cell>
          <table:table-cell table:style-name="ce38" table:formula="of:=IF([.F254]&lt;=0;[.K254]*[.N254];MIN([.K254]*[.N254];[.F254]))" office:value-type="currency" office:currency="SFr." office:value="0" calcext:value-type="currency">
            <text:p>SFr. 0.00</text:p>
          </table:table-cell>
          <table:table-cell table:style-name="ce38" table:formula="of:=[.G254]/[.H25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5]);[$Konfiguration.B$6];VLOOKUP([.C25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5]);[$Konfiguration.B$7];VLOOKUP([.C255];[Arbeitstypen.$A$2:.$E$101];5;0))" office:value-type="float" office:value="60" calcext:value-type="float">
            <text:p>60</text:p>
          </table:table-cell>
          <table:table-cell table:style-name="ce109" table:formula="of:=VLOOKUP([.C255];[Arbeitstypen.$A$2:.$B$6];2;0)" office:value-type="string" office:string-value="" calcext:value-type="error">
            <text:p>#N/A</text:p>
          </table:table-cell>
          <table:table-cell table:style-name="ce32" table:formula="of:=[.B255]*[.N255]" office:value-type="currency" office:currency="SFr." office:value="0" calcext:value-type="currency">
            <text:p>SFr. 0.00</text:p>
          </table:table-cell>
          <table:table-cell table:style-name="ce34" table:formula="of:=IF([.E255]&lt;=0;CEILING([.B255];15);MIN(CEILING([.B255];15);[.E255]))" office:value-type="float" office:value="0" calcext:value-type="float">
            <text:p>0</text:p>
          </table:table-cell>
          <table:table-cell table:style-name="ce36" table:formula="of:=[.K255]/(24*60)" office:value-type="time" office:time-value="PT00H00M00S" calcext:value-type="time">
            <text:p>00:00</text:p>
          </table:table-cell>
          <table:table-cell table:style-name="ce38" table:formula="of:=IF([.F255]&lt;=0;[.K255]*[.N255];MIN([.K255]*[.N255];[.F255]))" office:value-type="currency" office:currency="SFr." office:value="0" calcext:value-type="currency">
            <text:p>SFr. 0.00</text:p>
          </table:table-cell>
          <table:table-cell table:style-name="ce38" table:formula="of:=[.G255]/[.H25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6]);[$Konfiguration.B$6];VLOOKUP([.C25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6]);[$Konfiguration.B$7];VLOOKUP([.C256];[Arbeitstypen.$A$2:.$E$101];5;0))" office:value-type="float" office:value="60" calcext:value-type="float">
            <text:p>60</text:p>
          </table:table-cell>
          <table:table-cell table:style-name="ce109" table:formula="of:=VLOOKUP([.C256];[Arbeitstypen.$A$2:.$B$6];2;0)" office:value-type="string" office:string-value="" calcext:value-type="error">
            <text:p>#N/A</text:p>
          </table:table-cell>
          <table:table-cell table:style-name="ce32" table:formula="of:=[.B256]*[.N256]" office:value-type="currency" office:currency="SFr." office:value="0" calcext:value-type="currency">
            <text:p>SFr. 0.00</text:p>
          </table:table-cell>
          <table:table-cell table:style-name="ce34" table:formula="of:=IF([.E256]&lt;=0;CEILING([.B256];15);MIN(CEILING([.B256];15);[.E256]))" office:value-type="float" office:value="0" calcext:value-type="float">
            <text:p>0</text:p>
          </table:table-cell>
          <table:table-cell table:style-name="ce36" table:formula="of:=[.K256]/(24*60)" office:value-type="time" office:time-value="PT00H00M00S" calcext:value-type="time">
            <text:p>00:00</text:p>
          </table:table-cell>
          <table:table-cell table:style-name="ce38" table:formula="of:=IF([.F256]&lt;=0;[.K256]*[.N256];MIN([.K256]*[.N256];[.F256]))" office:value-type="currency" office:currency="SFr." office:value="0" calcext:value-type="currency">
            <text:p>SFr. 0.00</text:p>
          </table:table-cell>
          <table:table-cell table:style-name="ce38" table:formula="of:=[.G256]/[.H25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7]);[$Konfiguration.B$6];VLOOKUP([.C25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7]);[$Konfiguration.B$7];VLOOKUP([.C257];[Arbeitstypen.$A$2:.$E$101];5;0))" office:value-type="float" office:value="60" calcext:value-type="float">
            <text:p>60</text:p>
          </table:table-cell>
          <table:table-cell table:style-name="ce109" table:formula="of:=VLOOKUP([.C257];[Arbeitstypen.$A$2:.$B$6];2;0)" office:value-type="string" office:string-value="" calcext:value-type="error">
            <text:p>#N/A</text:p>
          </table:table-cell>
          <table:table-cell table:style-name="ce32" table:formula="of:=[.B257]*[.N257]" office:value-type="currency" office:currency="SFr." office:value="0" calcext:value-type="currency">
            <text:p>SFr. 0.00</text:p>
          </table:table-cell>
          <table:table-cell table:style-name="ce34" table:formula="of:=IF([.E257]&lt;=0;CEILING([.B257];15);MIN(CEILING([.B257];15);[.E257]))" office:value-type="float" office:value="0" calcext:value-type="float">
            <text:p>0</text:p>
          </table:table-cell>
          <table:table-cell table:style-name="ce36" table:formula="of:=[.K257]/(24*60)" office:value-type="time" office:time-value="PT00H00M00S" calcext:value-type="time">
            <text:p>00:00</text:p>
          </table:table-cell>
          <table:table-cell table:style-name="ce38" table:formula="of:=IF([.F257]&lt;=0;[.K257]*[.N257];MIN([.K257]*[.N257];[.F257]))" office:value-type="currency" office:currency="SFr." office:value="0" calcext:value-type="currency">
            <text:p>SFr. 0.00</text:p>
          </table:table-cell>
          <table:table-cell table:style-name="ce38" table:formula="of:=[.G257]/[.H25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8]);[$Konfiguration.B$6];VLOOKUP([.C25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8]);[$Konfiguration.B$7];VLOOKUP([.C258];[Arbeitstypen.$A$2:.$E$101];5;0))" office:value-type="float" office:value="60" calcext:value-type="float">
            <text:p>60</text:p>
          </table:table-cell>
          <table:table-cell table:style-name="ce109" table:formula="of:=VLOOKUP([.C258];[Arbeitstypen.$A$2:.$B$6];2;0)" office:value-type="string" office:string-value="" calcext:value-type="error">
            <text:p>#N/A</text:p>
          </table:table-cell>
          <table:table-cell table:style-name="ce32" table:formula="of:=[.B258]*[.N258]" office:value-type="currency" office:currency="SFr." office:value="0" calcext:value-type="currency">
            <text:p>SFr. 0.00</text:p>
          </table:table-cell>
          <table:table-cell table:style-name="ce34" table:formula="of:=IF([.E258]&lt;=0;CEILING([.B258];15);MIN(CEILING([.B258];15);[.E258]))" office:value-type="float" office:value="0" calcext:value-type="float">
            <text:p>0</text:p>
          </table:table-cell>
          <table:table-cell table:style-name="ce36" table:formula="of:=[.K258]/(24*60)" office:value-type="time" office:time-value="PT00H00M00S" calcext:value-type="time">
            <text:p>00:00</text:p>
          </table:table-cell>
          <table:table-cell table:style-name="ce38" table:formula="of:=IF([.F258]&lt;=0;[.K258]*[.N258];MIN([.K258]*[.N258];[.F258]))" office:value-type="currency" office:currency="SFr." office:value="0" calcext:value-type="currency">
            <text:p>SFr. 0.00</text:p>
          </table:table-cell>
          <table:table-cell table:style-name="ce38" table:formula="of:=[.G258]/[.H25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59]);[$Konfiguration.B$6];VLOOKUP([.C25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59]);[$Konfiguration.B$7];VLOOKUP([.C259];[Arbeitstypen.$A$2:.$E$101];5;0))" office:value-type="float" office:value="60" calcext:value-type="float">
            <text:p>60</text:p>
          </table:table-cell>
          <table:table-cell table:style-name="ce109" table:formula="of:=VLOOKUP([.C259];[Arbeitstypen.$A$2:.$B$6];2;0)" office:value-type="string" office:string-value="" calcext:value-type="error">
            <text:p>#N/A</text:p>
          </table:table-cell>
          <table:table-cell table:style-name="ce32" table:formula="of:=[.B259]*[.N259]" office:value-type="currency" office:currency="SFr." office:value="0" calcext:value-type="currency">
            <text:p>SFr. 0.00</text:p>
          </table:table-cell>
          <table:table-cell table:style-name="ce34" table:formula="of:=IF([.E259]&lt;=0;CEILING([.B259];15);MIN(CEILING([.B259];15);[.E259]))" office:value-type="float" office:value="0" calcext:value-type="float">
            <text:p>0</text:p>
          </table:table-cell>
          <table:table-cell table:style-name="ce36" table:formula="of:=[.K259]/(24*60)" office:value-type="time" office:time-value="PT00H00M00S" calcext:value-type="time">
            <text:p>00:00</text:p>
          </table:table-cell>
          <table:table-cell table:style-name="ce38" table:formula="of:=IF([.F259]&lt;=0;[.K259]*[.N259];MIN([.K259]*[.N259];[.F259]))" office:value-type="currency" office:currency="SFr." office:value="0" calcext:value-type="currency">
            <text:p>SFr. 0.00</text:p>
          </table:table-cell>
          <table:table-cell table:style-name="ce38" table:formula="of:=[.G259]/[.H25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0]);[$Konfiguration.B$6];VLOOKUP([.C26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0]);[$Konfiguration.B$7];VLOOKUP([.C260];[Arbeitstypen.$A$2:.$E$101];5;0))" office:value-type="float" office:value="60" calcext:value-type="float">
            <text:p>60</text:p>
          </table:table-cell>
          <table:table-cell table:style-name="ce109" table:formula="of:=VLOOKUP([.C260];[Arbeitstypen.$A$2:.$B$6];2;0)" office:value-type="string" office:string-value="" calcext:value-type="error">
            <text:p>#N/A</text:p>
          </table:table-cell>
          <table:table-cell table:style-name="ce32" table:formula="of:=[.B260]*[.N260]" office:value-type="currency" office:currency="SFr." office:value="0" calcext:value-type="currency">
            <text:p>SFr. 0.00</text:p>
          </table:table-cell>
          <table:table-cell table:style-name="ce34" table:formula="of:=IF([.E260]&lt;=0;CEILING([.B260];15);MIN(CEILING([.B260];15);[.E260]))" office:value-type="float" office:value="0" calcext:value-type="float">
            <text:p>0</text:p>
          </table:table-cell>
          <table:table-cell table:style-name="ce36" table:formula="of:=[.K260]/(24*60)" office:value-type="time" office:time-value="PT00H00M00S" calcext:value-type="time">
            <text:p>00:00</text:p>
          </table:table-cell>
          <table:table-cell table:style-name="ce38" table:formula="of:=IF([.F260]&lt;=0;[.K260]*[.N260];MIN([.K260]*[.N260];[.F260]))" office:value-type="currency" office:currency="SFr." office:value="0" calcext:value-type="currency">
            <text:p>SFr. 0.00</text:p>
          </table:table-cell>
          <table:table-cell table:style-name="ce38" table:formula="of:=[.G260]/[.H26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1]);[$Konfiguration.B$6];VLOOKUP([.C26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1]);[$Konfiguration.B$7];VLOOKUP([.C261];[Arbeitstypen.$A$2:.$E$101];5;0))" office:value-type="float" office:value="60" calcext:value-type="float">
            <text:p>60</text:p>
          </table:table-cell>
          <table:table-cell table:style-name="ce109" table:formula="of:=VLOOKUP([.C261];[Arbeitstypen.$A$2:.$B$6];2;0)" office:value-type="string" office:string-value="" calcext:value-type="error">
            <text:p>#N/A</text:p>
          </table:table-cell>
          <table:table-cell table:style-name="ce32" table:formula="of:=[.B261]*[.N261]" office:value-type="currency" office:currency="SFr." office:value="0" calcext:value-type="currency">
            <text:p>SFr. 0.00</text:p>
          </table:table-cell>
          <table:table-cell table:style-name="ce34" table:formula="of:=IF([.E261]&lt;=0;CEILING([.B261];15);MIN(CEILING([.B261];15);[.E261]))" office:value-type="float" office:value="0" calcext:value-type="float">
            <text:p>0</text:p>
          </table:table-cell>
          <table:table-cell table:style-name="ce36" table:formula="of:=[.K261]/(24*60)" office:value-type="time" office:time-value="PT00H00M00S" calcext:value-type="time">
            <text:p>00:00</text:p>
          </table:table-cell>
          <table:table-cell table:style-name="ce38" table:formula="of:=IF([.F261]&lt;=0;[.K261]*[.N261];MIN([.K261]*[.N261];[.F261]))" office:value-type="currency" office:currency="SFr." office:value="0" calcext:value-type="currency">
            <text:p>SFr. 0.00</text:p>
          </table:table-cell>
          <table:table-cell table:style-name="ce38" table:formula="of:=[.G261]/[.H26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2]);[$Konfiguration.B$6];VLOOKUP([.C26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2]);[$Konfiguration.B$7];VLOOKUP([.C262];[Arbeitstypen.$A$2:.$E$101];5;0))" office:value-type="float" office:value="60" calcext:value-type="float">
            <text:p>60</text:p>
          </table:table-cell>
          <table:table-cell table:style-name="ce109" table:formula="of:=VLOOKUP([.C262];[Arbeitstypen.$A$2:.$B$6];2;0)" office:value-type="string" office:string-value="" calcext:value-type="error">
            <text:p>#N/A</text:p>
          </table:table-cell>
          <table:table-cell table:style-name="ce32" table:formula="of:=[.B262]*[.N262]" office:value-type="currency" office:currency="SFr." office:value="0" calcext:value-type="currency">
            <text:p>SFr. 0.00</text:p>
          </table:table-cell>
          <table:table-cell table:style-name="ce34" table:formula="of:=IF([.E262]&lt;=0;CEILING([.B262];15);MIN(CEILING([.B262];15);[.E262]))" office:value-type="float" office:value="0" calcext:value-type="float">
            <text:p>0</text:p>
          </table:table-cell>
          <table:table-cell table:style-name="ce36" table:formula="of:=[.K262]/(24*60)" office:value-type="time" office:time-value="PT00H00M00S" calcext:value-type="time">
            <text:p>00:00</text:p>
          </table:table-cell>
          <table:table-cell table:style-name="ce38" table:formula="of:=IF([.F262]&lt;=0;[.K262]*[.N262];MIN([.K262]*[.N262];[.F262]))" office:value-type="currency" office:currency="SFr." office:value="0" calcext:value-type="currency">
            <text:p>SFr. 0.00</text:p>
          </table:table-cell>
          <table:table-cell table:style-name="ce38" table:formula="of:=[.G262]/[.H26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3]);[$Konfiguration.B$6];VLOOKUP([.C26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3]);[$Konfiguration.B$7];VLOOKUP([.C263];[Arbeitstypen.$A$2:.$E$101];5;0))" office:value-type="float" office:value="60" calcext:value-type="float">
            <text:p>60</text:p>
          </table:table-cell>
          <table:table-cell table:style-name="ce109" table:formula="of:=VLOOKUP([.C263];[Arbeitstypen.$A$2:.$B$6];2;0)" office:value-type="string" office:string-value="" calcext:value-type="error">
            <text:p>#N/A</text:p>
          </table:table-cell>
          <table:table-cell table:style-name="ce32" table:formula="of:=[.B263]*[.N263]" office:value-type="currency" office:currency="SFr." office:value="0" calcext:value-type="currency">
            <text:p>SFr. 0.00</text:p>
          </table:table-cell>
          <table:table-cell table:style-name="ce34" table:formula="of:=IF([.E263]&lt;=0;CEILING([.B263];15);MIN(CEILING([.B263];15);[.E263]))" office:value-type="float" office:value="0" calcext:value-type="float">
            <text:p>0</text:p>
          </table:table-cell>
          <table:table-cell table:style-name="ce36" table:formula="of:=[.K263]/(24*60)" office:value-type="time" office:time-value="PT00H00M00S" calcext:value-type="time">
            <text:p>00:00</text:p>
          </table:table-cell>
          <table:table-cell table:style-name="ce38" table:formula="of:=IF([.F263]&lt;=0;[.K263]*[.N263];MIN([.K263]*[.N263];[.F263]))" office:value-type="currency" office:currency="SFr." office:value="0" calcext:value-type="currency">
            <text:p>SFr. 0.00</text:p>
          </table:table-cell>
          <table:table-cell table:style-name="ce38" table:formula="of:=[.G263]/[.H26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4]);[$Konfiguration.B$6];VLOOKUP([.C26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4]);[$Konfiguration.B$7];VLOOKUP([.C264];[Arbeitstypen.$A$2:.$E$101];5;0))" office:value-type="float" office:value="60" calcext:value-type="float">
            <text:p>60</text:p>
          </table:table-cell>
          <table:table-cell table:style-name="ce109" table:formula="of:=VLOOKUP([.C264];[Arbeitstypen.$A$2:.$B$6];2;0)" office:value-type="string" office:string-value="" calcext:value-type="error">
            <text:p>#N/A</text:p>
          </table:table-cell>
          <table:table-cell table:style-name="ce32" table:formula="of:=[.B264]*[.N264]" office:value-type="currency" office:currency="SFr." office:value="0" calcext:value-type="currency">
            <text:p>SFr. 0.00</text:p>
          </table:table-cell>
          <table:table-cell table:style-name="ce34" table:formula="of:=IF([.E264]&lt;=0;CEILING([.B264];15);MIN(CEILING([.B264];15);[.E264]))" office:value-type="float" office:value="0" calcext:value-type="float">
            <text:p>0</text:p>
          </table:table-cell>
          <table:table-cell table:style-name="ce36" table:formula="of:=[.K264]/(24*60)" office:value-type="time" office:time-value="PT00H00M00S" calcext:value-type="time">
            <text:p>00:00</text:p>
          </table:table-cell>
          <table:table-cell table:style-name="ce38" table:formula="of:=IF([.F264]&lt;=0;[.K264]*[.N264];MIN([.K264]*[.N264];[.F264]))" office:value-type="currency" office:currency="SFr." office:value="0" calcext:value-type="currency">
            <text:p>SFr. 0.00</text:p>
          </table:table-cell>
          <table:table-cell table:style-name="ce38" table:formula="of:=[.G264]/[.H26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5]);[$Konfiguration.B$6];VLOOKUP([.C26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5]);[$Konfiguration.B$7];VLOOKUP([.C265];[Arbeitstypen.$A$2:.$E$101];5;0))" office:value-type="float" office:value="60" calcext:value-type="float">
            <text:p>60</text:p>
          </table:table-cell>
          <table:table-cell table:style-name="ce109" table:formula="of:=VLOOKUP([.C265];[Arbeitstypen.$A$2:.$B$6];2;0)" office:value-type="string" office:string-value="" calcext:value-type="error">
            <text:p>#N/A</text:p>
          </table:table-cell>
          <table:table-cell table:style-name="ce32" table:formula="of:=[.B265]*[.N265]" office:value-type="currency" office:currency="SFr." office:value="0" calcext:value-type="currency">
            <text:p>SFr. 0.00</text:p>
          </table:table-cell>
          <table:table-cell table:style-name="ce34" table:formula="of:=IF([.E265]&lt;=0;CEILING([.B265];15);MIN(CEILING([.B265];15);[.E265]))" office:value-type="float" office:value="0" calcext:value-type="float">
            <text:p>0</text:p>
          </table:table-cell>
          <table:table-cell table:style-name="ce36" table:formula="of:=[.K265]/(24*60)" office:value-type="time" office:time-value="PT00H00M00S" calcext:value-type="time">
            <text:p>00:00</text:p>
          </table:table-cell>
          <table:table-cell table:style-name="ce38" table:formula="of:=IF([.F265]&lt;=0;[.K265]*[.N265];MIN([.K265]*[.N265];[.F265]))" office:value-type="currency" office:currency="SFr." office:value="0" calcext:value-type="currency">
            <text:p>SFr. 0.00</text:p>
          </table:table-cell>
          <table:table-cell table:style-name="ce38" table:formula="of:=[.G265]/[.H26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6]);[$Konfiguration.B$6];VLOOKUP([.C26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6]);[$Konfiguration.B$7];VLOOKUP([.C266];[Arbeitstypen.$A$2:.$E$101];5;0))" office:value-type="float" office:value="60" calcext:value-type="float">
            <text:p>60</text:p>
          </table:table-cell>
          <table:table-cell table:style-name="ce109" table:formula="of:=VLOOKUP([.C266];[Arbeitstypen.$A$2:.$B$6];2;0)" office:value-type="string" office:string-value="" calcext:value-type="error">
            <text:p>#N/A</text:p>
          </table:table-cell>
          <table:table-cell table:style-name="ce32" table:formula="of:=[.B266]*[.N266]" office:value-type="currency" office:currency="SFr." office:value="0" calcext:value-type="currency">
            <text:p>SFr. 0.00</text:p>
          </table:table-cell>
          <table:table-cell table:style-name="ce34" table:formula="of:=IF([.E266]&lt;=0;CEILING([.B266];15);MIN(CEILING([.B266];15);[.E266]))" office:value-type="float" office:value="0" calcext:value-type="float">
            <text:p>0</text:p>
          </table:table-cell>
          <table:table-cell table:style-name="ce36" table:formula="of:=[.K266]/(24*60)" office:value-type="time" office:time-value="PT00H00M00S" calcext:value-type="time">
            <text:p>00:00</text:p>
          </table:table-cell>
          <table:table-cell table:style-name="ce38" table:formula="of:=IF([.F266]&lt;=0;[.K266]*[.N266];MIN([.K266]*[.N266];[.F266]))" office:value-type="currency" office:currency="SFr." office:value="0" calcext:value-type="currency">
            <text:p>SFr. 0.00</text:p>
          </table:table-cell>
          <table:table-cell table:style-name="ce38" table:formula="of:=[.G266]/[.H26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7]);[$Konfiguration.B$6];VLOOKUP([.C26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7]);[$Konfiguration.B$7];VLOOKUP([.C267];[Arbeitstypen.$A$2:.$E$101];5;0))" office:value-type="float" office:value="60" calcext:value-type="float">
            <text:p>60</text:p>
          </table:table-cell>
          <table:table-cell table:style-name="ce109" table:formula="of:=VLOOKUP([.C267];[Arbeitstypen.$A$2:.$B$6];2;0)" office:value-type="string" office:string-value="" calcext:value-type="error">
            <text:p>#N/A</text:p>
          </table:table-cell>
          <table:table-cell table:style-name="ce32" table:formula="of:=[.B267]*[.N267]" office:value-type="currency" office:currency="SFr." office:value="0" calcext:value-type="currency">
            <text:p>SFr. 0.00</text:p>
          </table:table-cell>
          <table:table-cell table:style-name="ce34" table:formula="of:=IF([.E267]&lt;=0;CEILING([.B267];15);MIN(CEILING([.B267];15);[.E267]))" office:value-type="float" office:value="0" calcext:value-type="float">
            <text:p>0</text:p>
          </table:table-cell>
          <table:table-cell table:style-name="ce36" table:formula="of:=[.K267]/(24*60)" office:value-type="time" office:time-value="PT00H00M00S" calcext:value-type="time">
            <text:p>00:00</text:p>
          </table:table-cell>
          <table:table-cell table:style-name="ce38" table:formula="of:=IF([.F267]&lt;=0;[.K267]*[.N267];MIN([.K267]*[.N267];[.F267]))" office:value-type="currency" office:currency="SFr." office:value="0" calcext:value-type="currency">
            <text:p>SFr. 0.00</text:p>
          </table:table-cell>
          <table:table-cell table:style-name="ce38" table:formula="of:=[.G267]/[.H26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8]);[$Konfiguration.B$6];VLOOKUP([.C26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8]);[$Konfiguration.B$7];VLOOKUP([.C268];[Arbeitstypen.$A$2:.$E$101];5;0))" office:value-type="float" office:value="60" calcext:value-type="float">
            <text:p>60</text:p>
          </table:table-cell>
          <table:table-cell table:style-name="ce109" table:formula="of:=VLOOKUP([.C268];[Arbeitstypen.$A$2:.$B$6];2;0)" office:value-type="string" office:string-value="" calcext:value-type="error">
            <text:p>#N/A</text:p>
          </table:table-cell>
          <table:table-cell table:style-name="ce32" table:formula="of:=[.B268]*[.N268]" office:value-type="currency" office:currency="SFr." office:value="0" calcext:value-type="currency">
            <text:p>SFr. 0.00</text:p>
          </table:table-cell>
          <table:table-cell table:style-name="ce34" table:formula="of:=IF([.E268]&lt;=0;CEILING([.B268];15);MIN(CEILING([.B268];15);[.E268]))" office:value-type="float" office:value="0" calcext:value-type="float">
            <text:p>0</text:p>
          </table:table-cell>
          <table:table-cell table:style-name="ce36" table:formula="of:=[.K268]/(24*60)" office:value-type="time" office:time-value="PT00H00M00S" calcext:value-type="time">
            <text:p>00:00</text:p>
          </table:table-cell>
          <table:table-cell table:style-name="ce38" table:formula="of:=IF([.F268]&lt;=0;[.K268]*[.N268];MIN([.K268]*[.N268];[.F268]))" office:value-type="currency" office:currency="SFr." office:value="0" calcext:value-type="currency">
            <text:p>SFr. 0.00</text:p>
          </table:table-cell>
          <table:table-cell table:style-name="ce38" table:formula="of:=[.G268]/[.H26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69]);[$Konfiguration.B$6];VLOOKUP([.C26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69]);[$Konfiguration.B$7];VLOOKUP([.C269];[Arbeitstypen.$A$2:.$E$101];5;0))" office:value-type="float" office:value="60" calcext:value-type="float">
            <text:p>60</text:p>
          </table:table-cell>
          <table:table-cell table:style-name="ce109" table:formula="of:=VLOOKUP([.C269];[Arbeitstypen.$A$2:.$B$6];2;0)" office:value-type="string" office:string-value="" calcext:value-type="error">
            <text:p>#N/A</text:p>
          </table:table-cell>
          <table:table-cell table:style-name="ce32" table:formula="of:=[.B269]*[.N269]" office:value-type="currency" office:currency="SFr." office:value="0" calcext:value-type="currency">
            <text:p>SFr. 0.00</text:p>
          </table:table-cell>
          <table:table-cell table:style-name="ce34" table:formula="of:=IF([.E269]&lt;=0;CEILING([.B269];15);MIN(CEILING([.B269];15);[.E269]))" office:value-type="float" office:value="0" calcext:value-type="float">
            <text:p>0</text:p>
          </table:table-cell>
          <table:table-cell table:style-name="ce36" table:formula="of:=[.K269]/(24*60)" office:value-type="time" office:time-value="PT00H00M00S" calcext:value-type="time">
            <text:p>00:00</text:p>
          </table:table-cell>
          <table:table-cell table:style-name="ce38" table:formula="of:=IF([.F269]&lt;=0;[.K269]*[.N269];MIN([.K269]*[.N269];[.F269]))" office:value-type="currency" office:currency="SFr." office:value="0" calcext:value-type="currency">
            <text:p>SFr. 0.00</text:p>
          </table:table-cell>
          <table:table-cell table:style-name="ce38" table:formula="of:=[.G269]/[.H26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0]);[$Konfiguration.B$6];VLOOKUP([.C27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0]);[$Konfiguration.B$7];VLOOKUP([.C270];[Arbeitstypen.$A$2:.$E$101];5;0))" office:value-type="float" office:value="60" calcext:value-type="float">
            <text:p>60</text:p>
          </table:table-cell>
          <table:table-cell table:style-name="ce109" table:formula="of:=VLOOKUP([.C270];[Arbeitstypen.$A$2:.$B$6];2;0)" office:value-type="string" office:string-value="" calcext:value-type="error">
            <text:p>#N/A</text:p>
          </table:table-cell>
          <table:table-cell table:style-name="ce32" table:formula="of:=[.B270]*[.N270]" office:value-type="currency" office:currency="SFr." office:value="0" calcext:value-type="currency">
            <text:p>SFr. 0.00</text:p>
          </table:table-cell>
          <table:table-cell table:style-name="ce34" table:formula="of:=IF([.E270]&lt;=0;CEILING([.B270];15);MIN(CEILING([.B270];15);[.E270]))" office:value-type="float" office:value="0" calcext:value-type="float">
            <text:p>0</text:p>
          </table:table-cell>
          <table:table-cell table:style-name="ce36" table:formula="of:=[.K270]/(24*60)" office:value-type="time" office:time-value="PT00H00M00S" calcext:value-type="time">
            <text:p>00:00</text:p>
          </table:table-cell>
          <table:table-cell table:style-name="ce38" table:formula="of:=IF([.F270]&lt;=0;[.K270]*[.N270];MIN([.K270]*[.N270];[.F270]))" office:value-type="currency" office:currency="SFr." office:value="0" calcext:value-type="currency">
            <text:p>SFr. 0.00</text:p>
          </table:table-cell>
          <table:table-cell table:style-name="ce38" table:formula="of:=[.G270]/[.H27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1]);[$Konfiguration.B$6];VLOOKUP([.C27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1]);[$Konfiguration.B$7];VLOOKUP([.C271];[Arbeitstypen.$A$2:.$E$101];5;0))" office:value-type="float" office:value="60" calcext:value-type="float">
            <text:p>60</text:p>
          </table:table-cell>
          <table:table-cell table:style-name="ce109" table:formula="of:=VLOOKUP([.C271];[Arbeitstypen.$A$2:.$B$6];2;0)" office:value-type="string" office:string-value="" calcext:value-type="error">
            <text:p>#N/A</text:p>
          </table:table-cell>
          <table:table-cell table:style-name="ce32" table:formula="of:=[.B271]*[.N271]" office:value-type="currency" office:currency="SFr." office:value="0" calcext:value-type="currency">
            <text:p>SFr. 0.00</text:p>
          </table:table-cell>
          <table:table-cell table:style-name="ce34" table:formula="of:=IF([.E271]&lt;=0;CEILING([.B271];15);MIN(CEILING([.B271];15);[.E271]))" office:value-type="float" office:value="0" calcext:value-type="float">
            <text:p>0</text:p>
          </table:table-cell>
          <table:table-cell table:style-name="ce36" table:formula="of:=[.K271]/(24*60)" office:value-type="time" office:time-value="PT00H00M00S" calcext:value-type="time">
            <text:p>00:00</text:p>
          </table:table-cell>
          <table:table-cell table:style-name="ce38" table:formula="of:=IF([.F271]&lt;=0;[.K271]*[.N271];MIN([.K271]*[.N271];[.F271]))" office:value-type="currency" office:currency="SFr." office:value="0" calcext:value-type="currency">
            <text:p>SFr. 0.00</text:p>
          </table:table-cell>
          <table:table-cell table:style-name="ce38" table:formula="of:=[.G271]/[.H27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2]);[$Konfiguration.B$6];VLOOKUP([.C27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2]);[$Konfiguration.B$7];VLOOKUP([.C272];[Arbeitstypen.$A$2:.$E$101];5;0))" office:value-type="float" office:value="60" calcext:value-type="float">
            <text:p>60</text:p>
          </table:table-cell>
          <table:table-cell table:style-name="ce109" table:formula="of:=VLOOKUP([.C272];[Arbeitstypen.$A$2:.$B$6];2;0)" office:value-type="string" office:string-value="" calcext:value-type="error">
            <text:p>#N/A</text:p>
          </table:table-cell>
          <table:table-cell table:style-name="ce32" table:formula="of:=[.B272]*[.N272]" office:value-type="currency" office:currency="SFr." office:value="0" calcext:value-type="currency">
            <text:p>SFr. 0.00</text:p>
          </table:table-cell>
          <table:table-cell table:style-name="ce34" table:formula="of:=IF([.E272]&lt;=0;CEILING([.B272];15);MIN(CEILING([.B272];15);[.E272]))" office:value-type="float" office:value="0" calcext:value-type="float">
            <text:p>0</text:p>
          </table:table-cell>
          <table:table-cell table:style-name="ce36" table:formula="of:=[.K272]/(24*60)" office:value-type="time" office:time-value="PT00H00M00S" calcext:value-type="time">
            <text:p>00:00</text:p>
          </table:table-cell>
          <table:table-cell table:style-name="ce38" table:formula="of:=IF([.F272]&lt;=0;[.K272]*[.N272];MIN([.K272]*[.N272];[.F272]))" office:value-type="currency" office:currency="SFr." office:value="0" calcext:value-type="currency">
            <text:p>SFr. 0.00</text:p>
          </table:table-cell>
          <table:table-cell table:style-name="ce38" table:formula="of:=[.G272]/[.H27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3]);[$Konfiguration.B$6];VLOOKUP([.C27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3]);[$Konfiguration.B$7];VLOOKUP([.C273];[Arbeitstypen.$A$2:.$E$101];5;0))" office:value-type="float" office:value="60" calcext:value-type="float">
            <text:p>60</text:p>
          </table:table-cell>
          <table:table-cell table:style-name="ce109" table:formula="of:=VLOOKUP([.C273];[Arbeitstypen.$A$2:.$B$6];2;0)" office:value-type="string" office:string-value="" calcext:value-type="error">
            <text:p>#N/A</text:p>
          </table:table-cell>
          <table:table-cell table:style-name="ce32" table:formula="of:=[.B273]*[.N273]" office:value-type="currency" office:currency="SFr." office:value="0" calcext:value-type="currency">
            <text:p>SFr. 0.00</text:p>
          </table:table-cell>
          <table:table-cell table:style-name="ce34" table:formula="of:=IF([.E273]&lt;=0;CEILING([.B273];15);MIN(CEILING([.B273];15);[.E273]))" office:value-type="float" office:value="0" calcext:value-type="float">
            <text:p>0</text:p>
          </table:table-cell>
          <table:table-cell table:style-name="ce36" table:formula="of:=[.K273]/(24*60)" office:value-type="time" office:time-value="PT00H00M00S" calcext:value-type="time">
            <text:p>00:00</text:p>
          </table:table-cell>
          <table:table-cell table:style-name="ce38" table:formula="of:=IF([.F273]&lt;=0;[.K273]*[.N273];MIN([.K273]*[.N273];[.F273]))" office:value-type="currency" office:currency="SFr." office:value="0" calcext:value-type="currency">
            <text:p>SFr. 0.00</text:p>
          </table:table-cell>
          <table:table-cell table:style-name="ce38" table:formula="of:=[.G273]/[.H27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4]);[$Konfiguration.B$6];VLOOKUP([.C27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4]);[$Konfiguration.B$7];VLOOKUP([.C274];[Arbeitstypen.$A$2:.$E$101];5;0))" office:value-type="float" office:value="60" calcext:value-type="float">
            <text:p>60</text:p>
          </table:table-cell>
          <table:table-cell table:style-name="ce109" table:formula="of:=VLOOKUP([.C274];[Arbeitstypen.$A$2:.$B$6];2;0)" office:value-type="string" office:string-value="" calcext:value-type="error">
            <text:p>#N/A</text:p>
          </table:table-cell>
          <table:table-cell table:style-name="ce32" table:formula="of:=[.B274]*[.N274]" office:value-type="currency" office:currency="SFr." office:value="0" calcext:value-type="currency">
            <text:p>SFr. 0.00</text:p>
          </table:table-cell>
          <table:table-cell table:style-name="ce34" table:formula="of:=IF([.E274]&lt;=0;CEILING([.B274];15);MIN(CEILING([.B274];15);[.E274]))" office:value-type="float" office:value="0" calcext:value-type="float">
            <text:p>0</text:p>
          </table:table-cell>
          <table:table-cell table:style-name="ce36" table:formula="of:=[.K274]/(24*60)" office:value-type="time" office:time-value="PT00H00M00S" calcext:value-type="time">
            <text:p>00:00</text:p>
          </table:table-cell>
          <table:table-cell table:style-name="ce38" table:formula="of:=IF([.F274]&lt;=0;[.K274]*[.N274];MIN([.K274]*[.N274];[.F274]))" office:value-type="currency" office:currency="SFr." office:value="0" calcext:value-type="currency">
            <text:p>SFr. 0.00</text:p>
          </table:table-cell>
          <table:table-cell table:style-name="ce38" table:formula="of:=[.G274]/[.H27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5]);[$Konfiguration.B$6];VLOOKUP([.C27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5]);[$Konfiguration.B$7];VLOOKUP([.C275];[Arbeitstypen.$A$2:.$E$101];5;0))" office:value-type="float" office:value="60" calcext:value-type="float">
            <text:p>60</text:p>
          </table:table-cell>
          <table:table-cell table:style-name="ce109" table:formula="of:=VLOOKUP([.C275];[Arbeitstypen.$A$2:.$B$6];2;0)" office:value-type="string" office:string-value="" calcext:value-type="error">
            <text:p>#N/A</text:p>
          </table:table-cell>
          <table:table-cell table:style-name="ce32" table:formula="of:=[.B275]*[.N275]" office:value-type="currency" office:currency="SFr." office:value="0" calcext:value-type="currency">
            <text:p>SFr. 0.00</text:p>
          </table:table-cell>
          <table:table-cell table:style-name="ce34" table:formula="of:=IF([.E275]&lt;=0;CEILING([.B275];15);MIN(CEILING([.B275];15);[.E275]))" office:value-type="float" office:value="0" calcext:value-type="float">
            <text:p>0</text:p>
          </table:table-cell>
          <table:table-cell table:style-name="ce36" table:formula="of:=[.K275]/(24*60)" office:value-type="time" office:time-value="PT00H00M00S" calcext:value-type="time">
            <text:p>00:00</text:p>
          </table:table-cell>
          <table:table-cell table:style-name="ce38" table:formula="of:=IF([.F275]&lt;=0;[.K275]*[.N275];MIN([.K275]*[.N275];[.F275]))" office:value-type="currency" office:currency="SFr." office:value="0" calcext:value-type="currency">
            <text:p>SFr. 0.00</text:p>
          </table:table-cell>
          <table:table-cell table:style-name="ce38" table:formula="of:=[.G275]/[.H27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6]);[$Konfiguration.B$6];VLOOKUP([.C27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6]);[$Konfiguration.B$7];VLOOKUP([.C276];[Arbeitstypen.$A$2:.$E$101];5;0))" office:value-type="float" office:value="60" calcext:value-type="float">
            <text:p>60</text:p>
          </table:table-cell>
          <table:table-cell table:style-name="ce109" table:formula="of:=VLOOKUP([.C276];[Arbeitstypen.$A$2:.$B$6];2;0)" office:value-type="string" office:string-value="" calcext:value-type="error">
            <text:p>#N/A</text:p>
          </table:table-cell>
          <table:table-cell table:style-name="ce32" table:formula="of:=[.B276]*[.N276]" office:value-type="currency" office:currency="SFr." office:value="0" calcext:value-type="currency">
            <text:p>SFr. 0.00</text:p>
          </table:table-cell>
          <table:table-cell table:style-name="ce34" table:formula="of:=IF([.E276]&lt;=0;CEILING([.B276];15);MIN(CEILING([.B276];15);[.E276]))" office:value-type="float" office:value="0" calcext:value-type="float">
            <text:p>0</text:p>
          </table:table-cell>
          <table:table-cell table:style-name="ce36" table:formula="of:=[.K276]/(24*60)" office:value-type="time" office:time-value="PT00H00M00S" calcext:value-type="time">
            <text:p>00:00</text:p>
          </table:table-cell>
          <table:table-cell table:style-name="ce38" table:formula="of:=IF([.F276]&lt;=0;[.K276]*[.N276];MIN([.K276]*[.N276];[.F276]))" office:value-type="currency" office:currency="SFr." office:value="0" calcext:value-type="currency">
            <text:p>SFr. 0.00</text:p>
          </table:table-cell>
          <table:table-cell table:style-name="ce38" table:formula="of:=[.G276]/[.H27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7]);[$Konfiguration.B$6];VLOOKUP([.C27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7]);[$Konfiguration.B$7];VLOOKUP([.C277];[Arbeitstypen.$A$2:.$E$101];5;0))" office:value-type="float" office:value="60" calcext:value-type="float">
            <text:p>60</text:p>
          </table:table-cell>
          <table:table-cell table:style-name="ce109" table:formula="of:=VLOOKUP([.C277];[Arbeitstypen.$A$2:.$B$6];2;0)" office:value-type="string" office:string-value="" calcext:value-type="error">
            <text:p>#N/A</text:p>
          </table:table-cell>
          <table:table-cell table:style-name="ce32" table:formula="of:=[.B277]*[.N277]" office:value-type="currency" office:currency="SFr." office:value="0" calcext:value-type="currency">
            <text:p>SFr. 0.00</text:p>
          </table:table-cell>
          <table:table-cell table:style-name="ce34" table:formula="of:=IF([.E277]&lt;=0;CEILING([.B277];15);MIN(CEILING([.B277];15);[.E277]))" office:value-type="float" office:value="0" calcext:value-type="float">
            <text:p>0</text:p>
          </table:table-cell>
          <table:table-cell table:style-name="ce36" table:formula="of:=[.K277]/(24*60)" office:value-type="time" office:time-value="PT00H00M00S" calcext:value-type="time">
            <text:p>00:00</text:p>
          </table:table-cell>
          <table:table-cell table:style-name="ce38" table:formula="of:=IF([.F277]&lt;=0;[.K277]*[.N277];MIN([.K277]*[.N277];[.F277]))" office:value-type="currency" office:currency="SFr." office:value="0" calcext:value-type="currency">
            <text:p>SFr. 0.00</text:p>
          </table:table-cell>
          <table:table-cell table:style-name="ce38" table:formula="of:=[.G277]/[.H27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8]);[$Konfiguration.B$6];VLOOKUP([.C27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8]);[$Konfiguration.B$7];VLOOKUP([.C278];[Arbeitstypen.$A$2:.$E$101];5;0))" office:value-type="float" office:value="60" calcext:value-type="float">
            <text:p>60</text:p>
          </table:table-cell>
          <table:table-cell table:style-name="ce109" table:formula="of:=VLOOKUP([.C278];[Arbeitstypen.$A$2:.$B$6];2;0)" office:value-type="string" office:string-value="" calcext:value-type="error">
            <text:p>#N/A</text:p>
          </table:table-cell>
          <table:table-cell table:style-name="ce32" table:formula="of:=[.B278]*[.N278]" office:value-type="currency" office:currency="SFr." office:value="0" calcext:value-type="currency">
            <text:p>SFr. 0.00</text:p>
          </table:table-cell>
          <table:table-cell table:style-name="ce34" table:formula="of:=IF([.E278]&lt;=0;CEILING([.B278];15);MIN(CEILING([.B278];15);[.E278]))" office:value-type="float" office:value="0" calcext:value-type="float">
            <text:p>0</text:p>
          </table:table-cell>
          <table:table-cell table:style-name="ce36" table:formula="of:=[.K278]/(24*60)" office:value-type="time" office:time-value="PT00H00M00S" calcext:value-type="time">
            <text:p>00:00</text:p>
          </table:table-cell>
          <table:table-cell table:style-name="ce38" table:formula="of:=IF([.F278]&lt;=0;[.K278]*[.N278];MIN([.K278]*[.N278];[.F278]))" office:value-type="currency" office:currency="SFr." office:value="0" calcext:value-type="currency">
            <text:p>SFr. 0.00</text:p>
          </table:table-cell>
          <table:table-cell table:style-name="ce38" table:formula="of:=[.G278]/[.H27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79]);[$Konfiguration.B$6];VLOOKUP([.C27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79]);[$Konfiguration.B$7];VLOOKUP([.C279];[Arbeitstypen.$A$2:.$E$101];5;0))" office:value-type="float" office:value="60" calcext:value-type="float">
            <text:p>60</text:p>
          </table:table-cell>
          <table:table-cell table:style-name="ce109" table:formula="of:=VLOOKUP([.C279];[Arbeitstypen.$A$2:.$B$6];2;0)" office:value-type="string" office:string-value="" calcext:value-type="error">
            <text:p>#N/A</text:p>
          </table:table-cell>
          <table:table-cell table:style-name="ce32" table:formula="of:=[.B279]*[.N279]" office:value-type="currency" office:currency="SFr." office:value="0" calcext:value-type="currency">
            <text:p>SFr. 0.00</text:p>
          </table:table-cell>
          <table:table-cell table:style-name="ce34" table:formula="of:=IF([.E279]&lt;=0;CEILING([.B279];15);MIN(CEILING([.B279];15);[.E279]))" office:value-type="float" office:value="0" calcext:value-type="float">
            <text:p>0</text:p>
          </table:table-cell>
          <table:table-cell table:style-name="ce36" table:formula="of:=[.K279]/(24*60)" office:value-type="time" office:time-value="PT00H00M00S" calcext:value-type="time">
            <text:p>00:00</text:p>
          </table:table-cell>
          <table:table-cell table:style-name="ce38" table:formula="of:=IF([.F279]&lt;=0;[.K279]*[.N279];MIN([.K279]*[.N279];[.F279]))" office:value-type="currency" office:currency="SFr." office:value="0" calcext:value-type="currency">
            <text:p>SFr. 0.00</text:p>
          </table:table-cell>
          <table:table-cell table:style-name="ce38" table:formula="of:=[.G279]/[.H27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0]);[$Konfiguration.B$6];VLOOKUP([.C28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0]);[$Konfiguration.B$7];VLOOKUP([.C280];[Arbeitstypen.$A$2:.$E$101];5;0))" office:value-type="float" office:value="60" calcext:value-type="float">
            <text:p>60</text:p>
          </table:table-cell>
          <table:table-cell table:style-name="ce109" table:formula="of:=VLOOKUP([.C280];[Arbeitstypen.$A$2:.$B$6];2;0)" office:value-type="string" office:string-value="" calcext:value-type="error">
            <text:p>#N/A</text:p>
          </table:table-cell>
          <table:table-cell table:style-name="ce32" table:formula="of:=[.B280]*[.N280]" office:value-type="currency" office:currency="SFr." office:value="0" calcext:value-type="currency">
            <text:p>SFr. 0.00</text:p>
          </table:table-cell>
          <table:table-cell table:style-name="ce34" table:formula="of:=IF([.E280]&lt;=0;CEILING([.B280];15);MIN(CEILING([.B280];15);[.E280]))" office:value-type="float" office:value="0" calcext:value-type="float">
            <text:p>0</text:p>
          </table:table-cell>
          <table:table-cell table:style-name="ce36" table:formula="of:=[.K280]/(24*60)" office:value-type="time" office:time-value="PT00H00M00S" calcext:value-type="time">
            <text:p>00:00</text:p>
          </table:table-cell>
          <table:table-cell table:style-name="ce38" table:formula="of:=IF([.F280]&lt;=0;[.K280]*[.N280];MIN([.K280]*[.N280];[.F280]))" office:value-type="currency" office:currency="SFr." office:value="0" calcext:value-type="currency">
            <text:p>SFr. 0.00</text:p>
          </table:table-cell>
          <table:table-cell table:style-name="ce38" table:formula="of:=[.G280]/[.H28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1]);[$Konfiguration.B$6];VLOOKUP([.C28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1]);[$Konfiguration.B$7];VLOOKUP([.C281];[Arbeitstypen.$A$2:.$E$101];5;0))" office:value-type="float" office:value="60" calcext:value-type="float">
            <text:p>60</text:p>
          </table:table-cell>
          <table:table-cell table:style-name="ce109" table:formula="of:=VLOOKUP([.C281];[Arbeitstypen.$A$2:.$B$6];2;0)" office:value-type="string" office:string-value="" calcext:value-type="error">
            <text:p>#N/A</text:p>
          </table:table-cell>
          <table:table-cell table:style-name="ce32" table:formula="of:=[.B281]*[.N281]" office:value-type="currency" office:currency="SFr." office:value="0" calcext:value-type="currency">
            <text:p>SFr. 0.00</text:p>
          </table:table-cell>
          <table:table-cell table:style-name="ce34" table:formula="of:=IF([.E281]&lt;=0;CEILING([.B281];15);MIN(CEILING([.B281];15);[.E281]))" office:value-type="float" office:value="0" calcext:value-type="float">
            <text:p>0</text:p>
          </table:table-cell>
          <table:table-cell table:style-name="ce36" table:formula="of:=[.K281]/(24*60)" office:value-type="time" office:time-value="PT00H00M00S" calcext:value-type="time">
            <text:p>00:00</text:p>
          </table:table-cell>
          <table:table-cell table:style-name="ce38" table:formula="of:=IF([.F281]&lt;=0;[.K281]*[.N281];MIN([.K281]*[.N281];[.F281]))" office:value-type="currency" office:currency="SFr." office:value="0" calcext:value-type="currency">
            <text:p>SFr. 0.00</text:p>
          </table:table-cell>
          <table:table-cell table:style-name="ce38" table:formula="of:=[.G281]/[.H28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2]);[$Konfiguration.B$6];VLOOKUP([.C28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2]);[$Konfiguration.B$7];VLOOKUP([.C282];[Arbeitstypen.$A$2:.$E$101];5;0))" office:value-type="float" office:value="60" calcext:value-type="float">
            <text:p>60</text:p>
          </table:table-cell>
          <table:table-cell table:style-name="ce109" table:formula="of:=VLOOKUP([.C282];[Arbeitstypen.$A$2:.$B$6];2;0)" office:value-type="string" office:string-value="" calcext:value-type="error">
            <text:p>#N/A</text:p>
          </table:table-cell>
          <table:table-cell table:style-name="ce32" table:formula="of:=[.B282]*[.N282]" office:value-type="currency" office:currency="SFr." office:value="0" calcext:value-type="currency">
            <text:p>SFr. 0.00</text:p>
          </table:table-cell>
          <table:table-cell table:style-name="ce34" table:formula="of:=IF([.E282]&lt;=0;CEILING([.B282];15);MIN(CEILING([.B282];15);[.E282]))" office:value-type="float" office:value="0" calcext:value-type="float">
            <text:p>0</text:p>
          </table:table-cell>
          <table:table-cell table:style-name="ce36" table:formula="of:=[.K282]/(24*60)" office:value-type="time" office:time-value="PT00H00M00S" calcext:value-type="time">
            <text:p>00:00</text:p>
          </table:table-cell>
          <table:table-cell table:style-name="ce38" table:formula="of:=IF([.F282]&lt;=0;[.K282]*[.N282];MIN([.K282]*[.N282];[.F282]))" office:value-type="currency" office:currency="SFr." office:value="0" calcext:value-type="currency">
            <text:p>SFr. 0.00</text:p>
          </table:table-cell>
          <table:table-cell table:style-name="ce38" table:formula="of:=[.G282]/[.H282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3]);[$Konfiguration.B$6];VLOOKUP([.C28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3]);[$Konfiguration.B$7];VLOOKUP([.C283];[Arbeitstypen.$A$2:.$E$101];5;0))" office:value-type="float" office:value="60" calcext:value-type="float">
            <text:p>60</text:p>
          </table:table-cell>
          <table:table-cell table:style-name="ce109" table:formula="of:=VLOOKUP([.C283];[Arbeitstypen.$A$2:.$B$6];2;0)" office:value-type="string" office:string-value="" calcext:value-type="error">
            <text:p>#N/A</text:p>
          </table:table-cell>
          <table:table-cell table:style-name="ce32" table:formula="of:=[.B283]*[.N283]" office:value-type="currency" office:currency="SFr." office:value="0" calcext:value-type="currency">
            <text:p>SFr. 0.00</text:p>
          </table:table-cell>
          <table:table-cell table:style-name="ce34" table:formula="of:=IF([.E283]&lt;=0;CEILING([.B283];15);MIN(CEILING([.B283];15);[.E283]))" office:value-type="float" office:value="0" calcext:value-type="float">
            <text:p>0</text:p>
          </table:table-cell>
          <table:table-cell table:style-name="ce36" table:formula="of:=[.K283]/(24*60)" office:value-type="time" office:time-value="PT00H00M00S" calcext:value-type="time">
            <text:p>00:00</text:p>
          </table:table-cell>
          <table:table-cell table:style-name="ce38" table:formula="of:=IF([.F283]&lt;=0;[.K283]*[.N283];MIN([.K283]*[.N283];[.F283]))" office:value-type="currency" office:currency="SFr." office:value="0" calcext:value-type="currency">
            <text:p>SFr. 0.00</text:p>
          </table:table-cell>
          <table:table-cell table:style-name="ce38" table:formula="of:=[.G283]/[.H283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4]);[$Konfiguration.B$6];VLOOKUP([.C28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4]);[$Konfiguration.B$7];VLOOKUP([.C284];[Arbeitstypen.$A$2:.$E$101];5;0))" office:value-type="float" office:value="60" calcext:value-type="float">
            <text:p>60</text:p>
          </table:table-cell>
          <table:table-cell table:style-name="ce109" table:formula="of:=VLOOKUP([.C284];[Arbeitstypen.$A$2:.$B$6];2;0)" office:value-type="string" office:string-value="" calcext:value-type="error">
            <text:p>#N/A</text:p>
          </table:table-cell>
          <table:table-cell table:style-name="ce32" table:formula="of:=[.B284]*[.N284]" office:value-type="currency" office:currency="SFr." office:value="0" calcext:value-type="currency">
            <text:p>SFr. 0.00</text:p>
          </table:table-cell>
          <table:table-cell table:style-name="ce34" table:formula="of:=IF([.E284]&lt;=0;CEILING([.B284];15);MIN(CEILING([.B284];15);[.E284]))" office:value-type="float" office:value="0" calcext:value-type="float">
            <text:p>0</text:p>
          </table:table-cell>
          <table:table-cell table:style-name="ce36" table:formula="of:=[.K284]/(24*60)" office:value-type="time" office:time-value="PT00H00M00S" calcext:value-type="time">
            <text:p>00:00</text:p>
          </table:table-cell>
          <table:table-cell table:style-name="ce38" table:formula="of:=IF([.F284]&lt;=0;[.K284]*[.N284];MIN([.K284]*[.N284];[.F284]))" office:value-type="currency" office:currency="SFr." office:value="0" calcext:value-type="currency">
            <text:p>SFr. 0.00</text:p>
          </table:table-cell>
          <table:table-cell table:style-name="ce38" table:formula="of:=[.G284]/[.H284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5]);[$Konfiguration.B$6];VLOOKUP([.C28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5]);[$Konfiguration.B$7];VLOOKUP([.C285];[Arbeitstypen.$A$2:.$E$101];5;0))" office:value-type="float" office:value="60" calcext:value-type="float">
            <text:p>60</text:p>
          </table:table-cell>
          <table:table-cell table:style-name="ce109" table:formula="of:=VLOOKUP([.C285];[Arbeitstypen.$A$2:.$B$6];2;0)" office:value-type="string" office:string-value="" calcext:value-type="error">
            <text:p>#N/A</text:p>
          </table:table-cell>
          <table:table-cell table:style-name="ce32" table:formula="of:=[.B285]*[.N285]" office:value-type="currency" office:currency="SFr." office:value="0" calcext:value-type="currency">
            <text:p>SFr. 0.00</text:p>
          </table:table-cell>
          <table:table-cell table:style-name="ce34" table:formula="of:=IF([.E285]&lt;=0;CEILING([.B285];15);MIN(CEILING([.B285];15);[.E285]))" office:value-type="float" office:value="0" calcext:value-type="float">
            <text:p>0</text:p>
          </table:table-cell>
          <table:table-cell table:style-name="ce36" table:formula="of:=[.K285]/(24*60)" office:value-type="time" office:time-value="PT00H00M00S" calcext:value-type="time">
            <text:p>00:00</text:p>
          </table:table-cell>
          <table:table-cell table:style-name="ce38" table:formula="of:=IF([.F285]&lt;=0;[.K285]*[.N285];MIN([.K285]*[.N285];[.F285]))" office:value-type="currency" office:currency="SFr." office:value="0" calcext:value-type="currency">
            <text:p>SFr. 0.00</text:p>
          </table:table-cell>
          <table:table-cell table:style-name="ce38" table:formula="of:=[.G285]/[.H285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6]);[$Konfiguration.B$6];VLOOKUP([.C28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6]);[$Konfiguration.B$7];VLOOKUP([.C286];[Arbeitstypen.$A$2:.$E$101];5;0))" office:value-type="float" office:value="60" calcext:value-type="float">
            <text:p>60</text:p>
          </table:table-cell>
          <table:table-cell table:style-name="ce109" table:formula="of:=VLOOKUP([.C286];[Arbeitstypen.$A$2:.$B$6];2;0)" office:value-type="string" office:string-value="" calcext:value-type="error">
            <text:p>#N/A</text:p>
          </table:table-cell>
          <table:table-cell table:style-name="ce32" table:formula="of:=[.B286]*[.N286]" office:value-type="currency" office:currency="SFr." office:value="0" calcext:value-type="currency">
            <text:p>SFr. 0.00</text:p>
          </table:table-cell>
          <table:table-cell table:style-name="ce34" table:formula="of:=IF([.E286]&lt;=0;CEILING([.B286];15);MIN(CEILING([.B286];15);[.E286]))" office:value-type="float" office:value="0" calcext:value-type="float">
            <text:p>0</text:p>
          </table:table-cell>
          <table:table-cell table:style-name="ce36" table:formula="of:=[.K286]/(24*60)" office:value-type="time" office:time-value="PT00H00M00S" calcext:value-type="time">
            <text:p>00:00</text:p>
          </table:table-cell>
          <table:table-cell table:style-name="ce38" table:formula="of:=IF([.F286]&lt;=0;[.K286]*[.N286];MIN([.K286]*[.N286];[.F286]))" office:value-type="currency" office:currency="SFr." office:value="0" calcext:value-type="currency">
            <text:p>SFr. 0.00</text:p>
          </table:table-cell>
          <table:table-cell table:style-name="ce38" table:formula="of:=[.G286]/[.H286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7]);[$Konfiguration.B$6];VLOOKUP([.C28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7]);[$Konfiguration.B$7];VLOOKUP([.C287];[Arbeitstypen.$A$2:.$E$101];5;0))" office:value-type="float" office:value="60" calcext:value-type="float">
            <text:p>60</text:p>
          </table:table-cell>
          <table:table-cell table:style-name="ce109" table:formula="of:=VLOOKUP([.C287];[Arbeitstypen.$A$2:.$B$6];2;0)" office:value-type="string" office:string-value="" calcext:value-type="error">
            <text:p>#N/A</text:p>
          </table:table-cell>
          <table:table-cell table:style-name="ce32" table:formula="of:=[.B287]*[.N287]" office:value-type="currency" office:currency="SFr." office:value="0" calcext:value-type="currency">
            <text:p>SFr. 0.00</text:p>
          </table:table-cell>
          <table:table-cell table:style-name="ce34" table:formula="of:=IF([.E287]&lt;=0;CEILING([.B287];15);MIN(CEILING([.B287];15);[.E287]))" office:value-type="float" office:value="0" calcext:value-type="float">
            <text:p>0</text:p>
          </table:table-cell>
          <table:table-cell table:style-name="ce36" table:formula="of:=[.K287]/(24*60)" office:value-type="time" office:time-value="PT00H00M00S" calcext:value-type="time">
            <text:p>00:00</text:p>
          </table:table-cell>
          <table:table-cell table:style-name="ce38" table:formula="of:=IF([.F287]&lt;=0;[.K287]*[.N287];MIN([.K287]*[.N287];[.F287]))" office:value-type="currency" office:currency="SFr." office:value="0" calcext:value-type="currency">
            <text:p>SFr. 0.00</text:p>
          </table:table-cell>
          <table:table-cell table:style-name="ce38" table:formula="of:=[.G287]/[.H287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8]);[$Konfiguration.B$6];VLOOKUP([.C28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8]);[$Konfiguration.B$7];VLOOKUP([.C288];[Arbeitstypen.$A$2:.$E$101];5;0))" office:value-type="float" office:value="60" calcext:value-type="float">
            <text:p>60</text:p>
          </table:table-cell>
          <table:table-cell table:style-name="ce109" table:formula="of:=VLOOKUP([.C288];[Arbeitstypen.$A$2:.$B$6];2;0)" office:value-type="string" office:string-value="" calcext:value-type="error">
            <text:p>#N/A</text:p>
          </table:table-cell>
          <table:table-cell table:style-name="ce32" table:formula="of:=[.B288]*[.N288]" office:value-type="currency" office:currency="SFr." office:value="0" calcext:value-type="currency">
            <text:p>SFr. 0.00</text:p>
          </table:table-cell>
          <table:table-cell table:style-name="ce34" table:formula="of:=IF([.E288]&lt;=0;CEILING([.B288];15);MIN(CEILING([.B288];15);[.E288]))" office:value-type="float" office:value="0" calcext:value-type="float">
            <text:p>0</text:p>
          </table:table-cell>
          <table:table-cell table:style-name="ce36" table:formula="of:=[.K288]/(24*60)" office:value-type="time" office:time-value="PT00H00M00S" calcext:value-type="time">
            <text:p>00:00</text:p>
          </table:table-cell>
          <table:table-cell table:style-name="ce38" table:formula="of:=IF([.F288]&lt;=0;[.K288]*[.N288];MIN([.K288]*[.N288];[.F288]))" office:value-type="currency" office:currency="SFr." office:value="0" calcext:value-type="currency">
            <text:p>SFr. 0.00</text:p>
          </table:table-cell>
          <table:table-cell table:style-name="ce38" table:formula="of:=[.G288]/[.H288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89]);[$Konfiguration.B$6];VLOOKUP([.C28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89]);[$Konfiguration.B$7];VLOOKUP([.C289];[Arbeitstypen.$A$2:.$E$101];5;0))" office:value-type="float" office:value="60" calcext:value-type="float">
            <text:p>60</text:p>
          </table:table-cell>
          <table:table-cell table:style-name="ce109" table:formula="of:=VLOOKUP([.C289];[Arbeitstypen.$A$2:.$B$6];2;0)" office:value-type="string" office:string-value="" calcext:value-type="error">
            <text:p>#N/A</text:p>
          </table:table-cell>
          <table:table-cell table:style-name="ce32" table:formula="of:=[.B289]*[.N289]" office:value-type="currency" office:currency="SFr." office:value="0" calcext:value-type="currency">
            <text:p>SFr. 0.00</text:p>
          </table:table-cell>
          <table:table-cell table:style-name="ce34" table:formula="of:=IF([.E289]&lt;=0;CEILING([.B289];15);MIN(CEILING([.B289];15);[.E289]))" office:value-type="float" office:value="0" calcext:value-type="float">
            <text:p>0</text:p>
          </table:table-cell>
          <table:table-cell table:style-name="ce36" table:formula="of:=[.K289]/(24*60)" office:value-type="time" office:time-value="PT00H00M00S" calcext:value-type="time">
            <text:p>00:00</text:p>
          </table:table-cell>
          <table:table-cell table:style-name="ce38" table:formula="of:=IF([.F289]&lt;=0;[.K289]*[.N289];MIN([.K289]*[.N289];[.F289]))" office:value-type="currency" office:currency="SFr." office:value="0" calcext:value-type="currency">
            <text:p>SFr. 0.00</text:p>
          </table:table-cell>
          <table:table-cell table:style-name="ce38" table:formula="of:=[.G289]/[.H289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0]);[$Konfiguration.B$6];VLOOKUP([.C29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0]);[$Konfiguration.B$7];VLOOKUP([.C290];[Arbeitstypen.$A$2:.$E$101];5;0))" office:value-type="float" office:value="60" calcext:value-type="float">
            <text:p>60</text:p>
          </table:table-cell>
          <table:table-cell table:style-name="ce109" table:formula="of:=VLOOKUP([.C290];[Arbeitstypen.$A$2:.$B$6];2;0)" office:value-type="string" office:string-value="" calcext:value-type="error">
            <text:p>#N/A</text:p>
          </table:table-cell>
          <table:table-cell table:style-name="ce32" table:formula="of:=[.B290]*[.N290]" office:value-type="currency" office:currency="SFr." office:value="0" calcext:value-type="currency">
            <text:p>SFr. 0.00</text:p>
          </table:table-cell>
          <table:table-cell table:style-name="ce34" table:formula="of:=IF([.E290]&lt;=0;CEILING([.B290];15);MIN(CEILING([.B290];15);[.E290]))" office:value-type="float" office:value="0" calcext:value-type="float">
            <text:p>0</text:p>
          </table:table-cell>
          <table:table-cell table:style-name="ce36" table:formula="of:=[.K290]/(24*60)" office:value-type="time" office:time-value="PT00H00M00S" calcext:value-type="time">
            <text:p>00:00</text:p>
          </table:table-cell>
          <table:table-cell table:style-name="ce38" table:formula="of:=IF([.F290]&lt;=0;[.K290]*[.N290];MIN([.K290]*[.N290];[.F290]))" office:value-type="currency" office:currency="SFr." office:value="0" calcext:value-type="currency">
            <text:p>SFr. 0.00</text:p>
          </table:table-cell>
          <table:table-cell table:style-name="ce38" table:formula="of:=[.G290]/[.H290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2"/>
          <table:table-cell table:content-validation-name="val1"/>
          <table:table-cell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1]);[$Konfiguration.B$6];VLOOKUP([.C29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1]);[$Konfiguration.B$7];VLOOKUP([.C291];[Arbeitstypen.$A$2:.$E$101];5;0))" office:value-type="float" office:value="60" calcext:value-type="float">
            <text:p>60</text:p>
          </table:table-cell>
          <table:table-cell table:style-name="ce109" table:formula="of:=VLOOKUP([.C291];[Arbeitstypen.$A$2:.$B$6];2;0)" office:value-type="string" office:string-value="" calcext:value-type="error">
            <text:p>#N/A</text:p>
          </table:table-cell>
          <table:table-cell table:style-name="ce32" table:formula="of:=[.B291]*[.N291]" office:value-type="currency" office:currency="SFr." office:value="0" calcext:value-type="currency">
            <text:p>SFr. 0.00</text:p>
          </table:table-cell>
          <table:table-cell table:style-name="ce34" table:formula="of:=IF([.E291]&lt;=0;CEILING([.B291];15);MIN(CEILING([.B291];15);[.E291]))" office:value-type="float" office:value="0" calcext:value-type="float">
            <text:p>0</text:p>
          </table:table-cell>
          <table:table-cell table:style-name="ce36" table:formula="of:=[.K291]/(24*60)" office:value-type="time" office:time-value="PT00H00M00S" calcext:value-type="time">
            <text:p>00:00</text:p>
          </table:table-cell>
          <table:table-cell table:style-name="ce38" table:formula="of:=IF([.F291]&lt;=0;[.K291]*[.N291];MIN([.K291]*[.N291];[.F291]))" office:value-type="currency" office:currency="SFr." office:value="0" calcext:value-type="currency">
            <text:p>SFr. 0.00</text:p>
          </table:table-cell>
          <table:table-cell table:style-name="ce38" table:formula="of:=[.G291]/[.H291]" office:value-type="currency" office:currency="SFr." office:value="0.833333333333333" calcext:value-type="currency">
            <text:p>SFr. 0.83</text:p>
          </table:table-cell>
          <table:table-cell table:number-columns-repeated="4"/>
          <table:table-cell table:style-name="ce195" table:number-columns-repeated="2"/>
          <table:table-cell table:number-columns-repeated="1002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2]);[$Konfiguration.B$6];VLOOKUP([.C29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2]);[$Konfiguration.B$7];VLOOKUP([.C292];[Arbeitstypen.$A$2:.$E$101];5;0))" office:value-type="float" office:value="60" calcext:value-type="float">
            <text:p>60</text:p>
          </table:table-cell>
          <table:table-cell table:style-name="ce109" table:formula="of:=VLOOKUP([.C292];[Arbeitstypen.$A$2:.$B$6];2;0)" office:value-type="string" office:string-value="" calcext:value-type="error">
            <text:p>#N/A</text:p>
          </table:table-cell>
          <table:table-cell table:style-name="ce32" table:formula="of:=[.B292]*[.N292]" office:value-type="currency" office:currency="SFr." office:value="0" calcext:value-type="currency">
            <text:p>SFr. 0.00</text:p>
          </table:table-cell>
          <table:table-cell table:style-name="ce34" table:formula="of:=IF([.E292]&lt;=0;CEILING([.B292];15);MIN(CEILING([.B292];15);[.E292]))" office:value-type="float" office:value="0" calcext:value-type="float">
            <text:p>0</text:p>
          </table:table-cell>
          <table:table-cell table:style-name="ce36" table:formula="of:=[.K292]/(24*60)" office:value-type="time" office:time-value="PT00H00M00S" calcext:value-type="time">
            <text:p>00:00</text:p>
          </table:table-cell>
          <table:table-cell table:style-name="ce38" table:formula="of:=IF([.F292]&lt;=0;[.K292]*[.N292];MIN([.K292]*[.N292];[.F292]))" office:value-type="currency" office:currency="SFr." office:value="0" calcext:value-type="currency">
            <text:p>SFr. 0.00</text:p>
          </table:table-cell>
          <table:table-cell table:style-name="ce38" table:formula="of:=[.G292]/[.H292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3]);[$Konfiguration.B$6];VLOOKUP([.C29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3]);[$Konfiguration.B$7];VLOOKUP([.C293];[Arbeitstypen.$A$2:.$E$101];5;0))" office:value-type="float" office:value="60" calcext:value-type="float">
            <text:p>60</text:p>
          </table:table-cell>
          <table:table-cell table:style-name="ce109" table:formula="of:=VLOOKUP([.C293];[Arbeitstypen.$A$2:.$B$6];2;0)" office:value-type="string" office:string-value="" calcext:value-type="error">
            <text:p>#N/A</text:p>
          </table:table-cell>
          <table:table-cell table:style-name="ce32" table:formula="of:=[.B293]*[.N293]" office:value-type="currency" office:currency="SFr." office:value="0" calcext:value-type="currency">
            <text:p>SFr. 0.00</text:p>
          </table:table-cell>
          <table:table-cell table:style-name="ce34" table:formula="of:=IF([.E293]&lt;=0;CEILING([.B293];15);MIN(CEILING([.B293];15);[.E293]))" office:value-type="float" office:value="0" calcext:value-type="float">
            <text:p>0</text:p>
          </table:table-cell>
          <table:table-cell table:style-name="ce36" table:formula="of:=[.K293]/(24*60)" office:value-type="time" office:time-value="PT00H00M00S" calcext:value-type="time">
            <text:p>00:00</text:p>
          </table:table-cell>
          <table:table-cell table:style-name="ce38" table:formula="of:=IF([.F293]&lt;=0;[.K293]*[.N293];MIN([.K293]*[.N293];[.F293]))" office:value-type="currency" office:currency="SFr." office:value="0" calcext:value-type="currency">
            <text:p>SFr. 0.00</text:p>
          </table:table-cell>
          <table:table-cell table:style-name="ce38" table:formula="of:=[.G293]/[.H293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4]);[$Konfiguration.B$6];VLOOKUP([.C29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4]);[$Konfiguration.B$7];VLOOKUP([.C294];[Arbeitstypen.$A$2:.$E$101];5;0))" office:value-type="float" office:value="60" calcext:value-type="float">
            <text:p>60</text:p>
          </table:table-cell>
          <table:table-cell table:style-name="ce109" table:formula="of:=VLOOKUP([.C294];[Arbeitstypen.$A$2:.$B$6];2;0)" office:value-type="string" office:string-value="" calcext:value-type="error">
            <text:p>#N/A</text:p>
          </table:table-cell>
          <table:table-cell table:style-name="ce32" table:formula="of:=[.B294]*[.N294]" office:value-type="currency" office:currency="SFr." office:value="0" calcext:value-type="currency">
            <text:p>SFr. 0.00</text:p>
          </table:table-cell>
          <table:table-cell table:style-name="ce34" table:formula="of:=IF([.E294]&lt;=0;CEILING([.B294];15);MIN(CEILING([.B294];15);[.E294]))" office:value-type="float" office:value="0" calcext:value-type="float">
            <text:p>0</text:p>
          </table:table-cell>
          <table:table-cell table:style-name="ce36" table:formula="of:=[.K294]/(24*60)" office:value-type="time" office:time-value="PT00H00M00S" calcext:value-type="time">
            <text:p>00:00</text:p>
          </table:table-cell>
          <table:table-cell table:style-name="ce38" table:formula="of:=IF([.F294]&lt;=0;[.K294]*[.N294];MIN([.K294]*[.N294];[.F294]))" office:value-type="currency" office:currency="SFr." office:value="0" calcext:value-type="currency">
            <text:p>SFr. 0.00</text:p>
          </table:table-cell>
          <table:table-cell table:style-name="ce38" table:formula="of:=[.G294]/[.H294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5]);[$Konfiguration.B$6];VLOOKUP([.C29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5]);[$Konfiguration.B$7];VLOOKUP([.C295];[Arbeitstypen.$A$2:.$E$101];5;0))" office:value-type="float" office:value="60" calcext:value-type="float">
            <text:p>60</text:p>
          </table:table-cell>
          <table:table-cell table:style-name="ce109" table:formula="of:=VLOOKUP([.C295];[Arbeitstypen.$A$2:.$B$6];2;0)" office:value-type="string" office:string-value="" calcext:value-type="error">
            <text:p>#N/A</text:p>
          </table:table-cell>
          <table:table-cell table:style-name="ce32" table:formula="of:=[.B295]*[.N295]" office:value-type="currency" office:currency="SFr." office:value="0" calcext:value-type="currency">
            <text:p>SFr. 0.00</text:p>
          </table:table-cell>
          <table:table-cell table:style-name="ce34" table:formula="of:=IF([.E295]&lt;=0;CEILING([.B295];15);MIN(CEILING([.B295];15);[.E295]))" office:value-type="float" office:value="0" calcext:value-type="float">
            <text:p>0</text:p>
          </table:table-cell>
          <table:table-cell table:style-name="ce36" table:formula="of:=[.K295]/(24*60)" office:value-type="time" office:time-value="PT00H00M00S" calcext:value-type="time">
            <text:p>00:00</text:p>
          </table:table-cell>
          <table:table-cell table:style-name="ce38" table:formula="of:=IF([.F295]&lt;=0;[.K295]*[.N295];MIN([.K295]*[.N295];[.F295]))" office:value-type="currency" office:currency="SFr." office:value="0" calcext:value-type="currency">
            <text:p>SFr. 0.00</text:p>
          </table:table-cell>
          <table:table-cell table:style-name="ce38" table:formula="of:=[.G295]/[.H295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6]);[$Konfiguration.B$6];VLOOKUP([.C29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6]);[$Konfiguration.B$7];VLOOKUP([.C296];[Arbeitstypen.$A$2:.$E$101];5;0))" office:value-type="float" office:value="60" calcext:value-type="float">
            <text:p>60</text:p>
          </table:table-cell>
          <table:table-cell table:style-name="ce109" table:formula="of:=VLOOKUP([.C296];[Arbeitstypen.$A$2:.$B$6];2;0)" office:value-type="string" office:string-value="" calcext:value-type="error">
            <text:p>#N/A</text:p>
          </table:table-cell>
          <table:table-cell table:style-name="ce32" table:formula="of:=[.B296]*[.N296]" office:value-type="currency" office:currency="SFr." office:value="0" calcext:value-type="currency">
            <text:p>SFr. 0.00</text:p>
          </table:table-cell>
          <table:table-cell table:style-name="ce34" table:formula="of:=IF([.E296]&lt;=0;CEILING([.B296];15);MIN(CEILING([.B296];15);[.E296]))" office:value-type="float" office:value="0" calcext:value-type="float">
            <text:p>0</text:p>
          </table:table-cell>
          <table:table-cell table:style-name="ce36" table:formula="of:=[.K296]/(24*60)" office:value-type="time" office:time-value="PT00H00M00S" calcext:value-type="time">
            <text:p>00:00</text:p>
          </table:table-cell>
          <table:table-cell table:style-name="ce38" table:formula="of:=IF([.F296]&lt;=0;[.K296]*[.N296];MIN([.K296]*[.N296];[.F296]))" office:value-type="currency" office:currency="SFr." office:value="0" calcext:value-type="currency">
            <text:p>SFr. 0.00</text:p>
          </table:table-cell>
          <table:table-cell table:style-name="ce38" table:formula="of:=[.G296]/[.H296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7]);[$Konfiguration.B$6];VLOOKUP([.C29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7]);[$Konfiguration.B$7];VLOOKUP([.C297];[Arbeitstypen.$A$2:.$E$101];5;0))" office:value-type="float" office:value="60" calcext:value-type="float">
            <text:p>60</text:p>
          </table:table-cell>
          <table:table-cell table:style-name="ce109" table:formula="of:=VLOOKUP([.C297];[Arbeitstypen.$A$2:.$B$6];2;0)" office:value-type="string" office:string-value="" calcext:value-type="error">
            <text:p>#N/A</text:p>
          </table:table-cell>
          <table:table-cell table:style-name="ce32" table:formula="of:=[.B297]*[.N297]" office:value-type="currency" office:currency="SFr." office:value="0" calcext:value-type="currency">
            <text:p>SFr. 0.00</text:p>
          </table:table-cell>
          <table:table-cell table:style-name="ce34" table:formula="of:=IF([.E297]&lt;=0;CEILING([.B297];15);MIN(CEILING([.B297];15);[.E297]))" office:value-type="float" office:value="0" calcext:value-type="float">
            <text:p>0</text:p>
          </table:table-cell>
          <table:table-cell table:style-name="ce36" table:formula="of:=[.K297]/(24*60)" office:value-type="time" office:time-value="PT00H00M00S" calcext:value-type="time">
            <text:p>00:00</text:p>
          </table:table-cell>
          <table:table-cell table:style-name="ce38" table:formula="of:=IF([.F297]&lt;=0;[.K297]*[.N297];MIN([.K297]*[.N297];[.F297]))" office:value-type="currency" office:currency="SFr." office:value="0" calcext:value-type="currency">
            <text:p>SFr. 0.00</text:p>
          </table:table-cell>
          <table:table-cell table:style-name="ce38" table:formula="of:=[.G297]/[.H297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8]);[$Konfiguration.B$6];VLOOKUP([.C29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8]);[$Konfiguration.B$7];VLOOKUP([.C298];[Arbeitstypen.$A$2:.$E$101];5;0))" office:value-type="float" office:value="60" calcext:value-type="float">
            <text:p>60</text:p>
          </table:table-cell>
          <table:table-cell table:style-name="ce109" table:formula="of:=VLOOKUP([.C298];[Arbeitstypen.$A$2:.$B$6];2;0)" office:value-type="string" office:string-value="" calcext:value-type="error">
            <text:p>#N/A</text:p>
          </table:table-cell>
          <table:table-cell table:style-name="ce32" table:formula="of:=[.B298]*[.N298]" office:value-type="currency" office:currency="SFr." office:value="0" calcext:value-type="currency">
            <text:p>SFr. 0.00</text:p>
          </table:table-cell>
          <table:table-cell table:style-name="ce34" table:formula="of:=IF([.E298]&lt;=0;CEILING([.B298];15);MIN(CEILING([.B298];15);[.E298]))" office:value-type="float" office:value="0" calcext:value-type="float">
            <text:p>0</text:p>
          </table:table-cell>
          <table:table-cell table:style-name="ce36" table:formula="of:=[.K298]/(24*60)" office:value-type="time" office:time-value="PT00H00M00S" calcext:value-type="time">
            <text:p>00:00</text:p>
          </table:table-cell>
          <table:table-cell table:style-name="ce38" table:formula="of:=IF([.F298]&lt;=0;[.K298]*[.N298];MIN([.K298]*[.N298];[.F298]))" office:value-type="currency" office:currency="SFr." office:value="0" calcext:value-type="currency">
            <text:p>SFr. 0.00</text:p>
          </table:table-cell>
          <table:table-cell table:style-name="ce38" table:formula="of:=[.G298]/[.H298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299]);[$Konfiguration.B$6];VLOOKUP([.C29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299]);[$Konfiguration.B$7];VLOOKUP([.C299];[Arbeitstypen.$A$2:.$E$101];5;0))" office:value-type="float" office:value="60" calcext:value-type="float">
            <text:p>60</text:p>
          </table:table-cell>
          <table:table-cell table:style-name="ce109" table:formula="of:=VLOOKUP([.C299];[Arbeitstypen.$A$2:.$B$6];2;0)" office:value-type="string" office:string-value="" calcext:value-type="error">
            <text:p>#N/A</text:p>
          </table:table-cell>
          <table:table-cell table:style-name="ce32" table:formula="of:=[.B299]*[.N299]" office:value-type="currency" office:currency="SFr." office:value="0" calcext:value-type="currency">
            <text:p>SFr. 0.00</text:p>
          </table:table-cell>
          <table:table-cell table:style-name="ce34" table:formula="of:=IF([.E299]&lt;=0;CEILING([.B299];15);MIN(CEILING([.B299];15);[.E299]))" office:value-type="float" office:value="0" calcext:value-type="float">
            <text:p>0</text:p>
          </table:table-cell>
          <table:table-cell table:style-name="ce36" table:formula="of:=[.K299]/(24*60)" office:value-type="time" office:time-value="PT00H00M00S" calcext:value-type="time">
            <text:p>00:00</text:p>
          </table:table-cell>
          <table:table-cell table:style-name="ce38" table:formula="of:=IF([.F299]&lt;=0;[.K299]*[.N299];MIN([.K299]*[.N299];[.F299]))" office:value-type="currency" office:currency="SFr." office:value="0" calcext:value-type="currency">
            <text:p>SFr. 0.00</text:p>
          </table:table-cell>
          <table:table-cell table:style-name="ce38" table:formula="of:=[.G299]/[.H299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0]);[$Konfiguration.B$6];VLOOKUP([.C30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0]);[$Konfiguration.B$7];VLOOKUP([.C300];[Arbeitstypen.$A$2:.$E$101];5;0))" office:value-type="float" office:value="60" calcext:value-type="float">
            <text:p>60</text:p>
          </table:table-cell>
          <table:table-cell table:style-name="ce109" table:formula="of:=VLOOKUP([.C300];[Arbeitstypen.$A$2:.$B$6];2;0)" office:value-type="string" office:string-value="" calcext:value-type="error">
            <text:p>#N/A</text:p>
          </table:table-cell>
          <table:table-cell table:style-name="ce32" table:formula="of:=[.B300]*[.N300]" office:value-type="currency" office:currency="SFr." office:value="0" calcext:value-type="currency">
            <text:p>SFr. 0.00</text:p>
          </table:table-cell>
          <table:table-cell table:style-name="ce34" table:formula="of:=IF([.E300]&lt;=0;CEILING([.B300];15);MIN(CEILING([.B300];15);[.E300]))" office:value-type="float" office:value="0" calcext:value-type="float">
            <text:p>0</text:p>
          </table:table-cell>
          <table:table-cell table:style-name="ce36" table:formula="of:=[.K300]/(24*60)" office:value-type="time" office:time-value="PT00H00M00S" calcext:value-type="time">
            <text:p>00:00</text:p>
          </table:table-cell>
          <table:table-cell table:style-name="ce38" table:formula="of:=IF([.F300]&lt;=0;[.K300]*[.N300];MIN([.K300]*[.N300];[.F300]))" office:value-type="currency" office:currency="SFr." office:value="0" calcext:value-type="currency">
            <text:p>SFr. 0.00</text:p>
          </table:table-cell>
          <table:table-cell table:style-name="ce38" table:formula="of:=[.G300]/[.H300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1]);[$Konfiguration.B$6];VLOOKUP([.C30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1]);[$Konfiguration.B$7];VLOOKUP([.C301];[Arbeitstypen.$A$2:.$E$101];5;0))" office:value-type="float" office:value="60" calcext:value-type="float">
            <text:p>60</text:p>
          </table:table-cell>
          <table:table-cell table:style-name="ce109" table:formula="of:=VLOOKUP([.C301];[Arbeitstypen.$A$2:.$B$6];2;0)" office:value-type="string" office:string-value="" calcext:value-type="error">
            <text:p>#N/A</text:p>
          </table:table-cell>
          <table:table-cell table:style-name="ce32" table:formula="of:=[.B301]*[.N301]" office:value-type="currency" office:currency="SFr." office:value="0" calcext:value-type="currency">
            <text:p>SFr. 0.00</text:p>
          </table:table-cell>
          <table:table-cell table:style-name="ce34" table:formula="of:=IF([.E301]&lt;=0;CEILING([.B301];15);MIN(CEILING([.B301];15);[.E301]))" office:value-type="float" office:value="0" calcext:value-type="float">
            <text:p>0</text:p>
          </table:table-cell>
          <table:table-cell table:style-name="ce36" table:formula="of:=[.K301]/(24*60)" office:value-type="time" office:time-value="PT00H00M00S" calcext:value-type="time">
            <text:p>00:00</text:p>
          </table:table-cell>
          <table:table-cell table:style-name="ce38" table:formula="of:=IF([.F301]&lt;=0;[.K301]*[.N301];MIN([.K301]*[.N301];[.F301]))" office:value-type="currency" office:currency="SFr." office:value="0" calcext:value-type="currency">
            <text:p>SFr. 0.00</text:p>
          </table:table-cell>
          <table:table-cell table:style-name="ce38" table:formula="of:=[.G301]/[.H301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2]);[$Konfiguration.B$6];VLOOKUP([.C30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2]);[$Konfiguration.B$7];VLOOKUP([.C302];[Arbeitstypen.$A$2:.$E$101];5;0))" office:value-type="float" office:value="60" calcext:value-type="float">
            <text:p>60</text:p>
          </table:table-cell>
          <table:table-cell table:style-name="ce109" table:formula="of:=VLOOKUP([.C302];[Arbeitstypen.$A$2:.$B$6];2;0)" office:value-type="string" office:string-value="" calcext:value-type="error">
            <text:p>#N/A</text:p>
          </table:table-cell>
          <table:table-cell table:style-name="ce32" table:formula="of:=[.B302]*[.N302]" office:value-type="currency" office:currency="SFr." office:value="0" calcext:value-type="currency">
            <text:p>SFr. 0.00</text:p>
          </table:table-cell>
          <table:table-cell table:style-name="ce34" table:formula="of:=IF([.E302]&lt;=0;CEILING([.B302];15);MIN(CEILING([.B302];15);[.E302]))" office:value-type="float" office:value="0" calcext:value-type="float">
            <text:p>0</text:p>
          </table:table-cell>
          <table:table-cell table:style-name="ce36" table:formula="of:=[.K302]/(24*60)" office:value-type="time" office:time-value="PT00H00M00S" calcext:value-type="time">
            <text:p>00:00</text:p>
          </table:table-cell>
          <table:table-cell table:style-name="ce38" table:formula="of:=IF([.F302]&lt;=0;[.K302]*[.N302];MIN([.K302]*[.N302];[.F302]))" office:value-type="currency" office:currency="SFr." office:value="0" calcext:value-type="currency">
            <text:p>SFr. 0.00</text:p>
          </table:table-cell>
          <table:table-cell table:style-name="ce38" table:formula="of:=[.G302]/[.H302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3]);[$Konfiguration.B$6];VLOOKUP([.C303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3]);[$Konfiguration.B$7];VLOOKUP([.C303];[Arbeitstypen.$A$2:.$E$101];5;0))" office:value-type="float" office:value="60" calcext:value-type="float">
            <text:p>60</text:p>
          </table:table-cell>
          <table:table-cell table:style-name="ce109" table:formula="of:=VLOOKUP([.C303];[Arbeitstypen.$A$2:.$B$6];2;0)" office:value-type="string" office:string-value="" calcext:value-type="error">
            <text:p>#N/A</text:p>
          </table:table-cell>
          <table:table-cell table:style-name="ce32" table:formula="of:=[.B303]*[.N303]" office:value-type="currency" office:currency="SFr." office:value="0" calcext:value-type="currency">
            <text:p>SFr. 0.00</text:p>
          </table:table-cell>
          <table:table-cell table:style-name="ce34" table:formula="of:=IF([.E303]&lt;=0;CEILING([.B303];15);MIN(CEILING([.B303];15);[.E303]))" office:value-type="float" office:value="0" calcext:value-type="float">
            <text:p>0</text:p>
          </table:table-cell>
          <table:table-cell table:style-name="ce36" table:formula="of:=[.K303]/(24*60)" office:value-type="time" office:time-value="PT00H00M00S" calcext:value-type="time">
            <text:p>00:00</text:p>
          </table:table-cell>
          <table:table-cell table:style-name="ce38" table:formula="of:=IF([.F303]&lt;=0;[.K303]*[.N303];MIN([.K303]*[.N303];[.F303]))" office:value-type="currency" office:currency="SFr." office:value="0" calcext:value-type="currency">
            <text:p>SFr. 0.00</text:p>
          </table:table-cell>
          <table:table-cell table:style-name="ce38" table:formula="of:=[.G303]/[.H303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4]);[$Konfiguration.B$6];VLOOKUP([.C304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4]);[$Konfiguration.B$7];VLOOKUP([.C304];[Arbeitstypen.$A$2:.$E$101];5;0))" office:value-type="float" office:value="60" calcext:value-type="float">
            <text:p>60</text:p>
          </table:table-cell>
          <table:table-cell table:style-name="ce109" table:formula="of:=VLOOKUP([.C304];[Arbeitstypen.$A$2:.$B$6];2;0)" office:value-type="string" office:string-value="" calcext:value-type="error">
            <text:p>#N/A</text:p>
          </table:table-cell>
          <table:table-cell table:style-name="ce32" table:formula="of:=[.B304]*[.N304]" office:value-type="currency" office:currency="SFr." office:value="0" calcext:value-type="currency">
            <text:p>SFr. 0.00</text:p>
          </table:table-cell>
          <table:table-cell table:style-name="ce34" table:formula="of:=IF([.E304]&lt;=0;CEILING([.B304];15);MIN(CEILING([.B304];15);[.E304]))" office:value-type="float" office:value="0" calcext:value-type="float">
            <text:p>0</text:p>
          </table:table-cell>
          <table:table-cell table:style-name="ce36" table:formula="of:=[.K304]/(24*60)" office:value-type="time" office:time-value="PT00H00M00S" calcext:value-type="time">
            <text:p>00:00</text:p>
          </table:table-cell>
          <table:table-cell table:style-name="ce38" table:formula="of:=IF([.F304]&lt;=0;[.K304]*[.N304];MIN([.K304]*[.N304];[.F304]))" office:value-type="currency" office:currency="SFr." office:value="0" calcext:value-type="currency">
            <text:p>SFr. 0.00</text:p>
          </table:table-cell>
          <table:table-cell table:style-name="ce38" table:formula="of:=[.G304]/[.H304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5]);[$Konfiguration.B$6];VLOOKUP([.C305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5]);[$Konfiguration.B$7];VLOOKUP([.C305];[Arbeitstypen.$A$2:.$E$101];5;0))" office:value-type="float" office:value="60" calcext:value-type="float">
            <text:p>60</text:p>
          </table:table-cell>
          <table:table-cell table:style-name="ce109" table:formula="of:=VLOOKUP([.C305];[Arbeitstypen.$A$2:.$B$6];2;0)" office:value-type="string" office:string-value="" calcext:value-type="error">
            <text:p>#N/A</text:p>
          </table:table-cell>
          <table:table-cell table:style-name="ce32" table:formula="of:=[.B305]*[.N305]" office:value-type="currency" office:currency="SFr." office:value="0" calcext:value-type="currency">
            <text:p>SFr. 0.00</text:p>
          </table:table-cell>
          <table:table-cell table:style-name="ce34" table:formula="of:=IF([.E305]&lt;=0;CEILING([.B305];15);MIN(CEILING([.B305];15);[.E305]))" office:value-type="float" office:value="0" calcext:value-type="float">
            <text:p>0</text:p>
          </table:table-cell>
          <table:table-cell table:style-name="ce36" table:formula="of:=[.K305]/(24*60)" office:value-type="time" office:time-value="PT00H00M00S" calcext:value-type="time">
            <text:p>00:00</text:p>
          </table:table-cell>
          <table:table-cell table:style-name="ce38" table:formula="of:=IF([.F305]&lt;=0;[.K305]*[.N305];MIN([.K305]*[.N305];[.F305]))" office:value-type="currency" office:currency="SFr." office:value="0" calcext:value-type="currency">
            <text:p>SFr. 0.00</text:p>
          </table:table-cell>
          <table:table-cell table:style-name="ce38" table:formula="of:=[.G305]/[.H305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6]);[$Konfiguration.B$6];VLOOKUP([.C306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6]);[$Konfiguration.B$7];VLOOKUP([.C306];[Arbeitstypen.$A$2:.$E$101];5;0))" office:value-type="float" office:value="60" calcext:value-type="float">
            <text:p>60</text:p>
          </table:table-cell>
          <table:table-cell table:style-name="ce109" table:formula="of:=VLOOKUP([.C306];[Arbeitstypen.$A$2:.$B$6];2;0)" office:value-type="string" office:string-value="" calcext:value-type="error">
            <text:p>#N/A</text:p>
          </table:table-cell>
          <table:table-cell table:style-name="ce32" table:formula="of:=[.B306]*[.N306]" office:value-type="currency" office:currency="SFr." office:value="0" calcext:value-type="currency">
            <text:p>SFr. 0.00</text:p>
          </table:table-cell>
          <table:table-cell table:style-name="ce34" table:formula="of:=IF([.E306]&lt;=0;CEILING([.B306];15);MIN(CEILING([.B306];15);[.E306]))" office:value-type="float" office:value="0" calcext:value-type="float">
            <text:p>0</text:p>
          </table:table-cell>
          <table:table-cell table:style-name="ce36" table:formula="of:=[.K306]/(24*60)" office:value-type="time" office:time-value="PT00H00M00S" calcext:value-type="time">
            <text:p>00:00</text:p>
          </table:table-cell>
          <table:table-cell table:style-name="ce38" table:formula="of:=IF([.F306]&lt;=0;[.K306]*[.N306];MIN([.K306]*[.N306];[.F306]))" office:value-type="currency" office:currency="SFr." office:value="0" calcext:value-type="currency">
            <text:p>SFr. 0.00</text:p>
          </table:table-cell>
          <table:table-cell table:style-name="ce38" table:formula="of:=[.G306]/[.H306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7]);[$Konfiguration.B$6];VLOOKUP([.C307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7]);[$Konfiguration.B$7];VLOOKUP([.C307];[Arbeitstypen.$A$2:.$E$101];5;0))" office:value-type="float" office:value="60" calcext:value-type="float">
            <text:p>60</text:p>
          </table:table-cell>
          <table:table-cell table:style-name="ce109" table:formula="of:=VLOOKUP([.C307];[Arbeitstypen.$A$2:.$B$6];2;0)" office:value-type="string" office:string-value="" calcext:value-type="error">
            <text:p>#N/A</text:p>
          </table:table-cell>
          <table:table-cell table:style-name="ce32" table:formula="of:=[.B307]*[.N307]" office:value-type="currency" office:currency="SFr." office:value="0" calcext:value-type="currency">
            <text:p>SFr. 0.00</text:p>
          </table:table-cell>
          <table:table-cell table:style-name="ce34" table:formula="of:=IF([.E307]&lt;=0;CEILING([.B307];15);MIN(CEILING([.B307];15);[.E307]))" office:value-type="float" office:value="0" calcext:value-type="float">
            <text:p>0</text:p>
          </table:table-cell>
          <table:table-cell table:style-name="ce36" table:formula="of:=[.K307]/(24*60)" office:value-type="time" office:time-value="PT00H00M00S" calcext:value-type="time">
            <text:p>00:00</text:p>
          </table:table-cell>
          <table:table-cell table:style-name="ce38" table:formula="of:=IF([.F307]&lt;=0;[.K307]*[.N307];MIN([.K307]*[.N307];[.F307]))" office:value-type="currency" office:currency="SFr." office:value="0" calcext:value-type="currency">
            <text:p>SFr. 0.00</text:p>
          </table:table-cell>
          <table:table-cell table:style-name="ce38" table:formula="of:=[.G307]/[.H307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8]);[$Konfiguration.B$6];VLOOKUP([.C308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8]);[$Konfiguration.B$7];VLOOKUP([.C308];[Arbeitstypen.$A$2:.$E$101];5;0))" office:value-type="float" office:value="60" calcext:value-type="float">
            <text:p>60</text:p>
          </table:table-cell>
          <table:table-cell table:style-name="ce109" table:formula="of:=VLOOKUP([.C308];[Arbeitstypen.$A$2:.$B$6];2;0)" office:value-type="string" office:string-value="" calcext:value-type="error">
            <text:p>#N/A</text:p>
          </table:table-cell>
          <table:table-cell table:style-name="ce32" table:formula="of:=[.B308]*[.N308]" office:value-type="currency" office:currency="SFr." office:value="0" calcext:value-type="currency">
            <text:p>SFr. 0.00</text:p>
          </table:table-cell>
          <table:table-cell table:style-name="ce34" table:formula="of:=IF([.E308]&lt;=0;CEILING([.B308];15);MIN(CEILING([.B308];15);[.E308]))" office:value-type="float" office:value="0" calcext:value-type="float">
            <text:p>0</text:p>
          </table:table-cell>
          <table:table-cell table:style-name="ce36" table:formula="of:=[.K308]/(24*60)" office:value-type="time" office:time-value="PT00H00M00S" calcext:value-type="time">
            <text:p>00:00</text:p>
          </table:table-cell>
          <table:table-cell table:style-name="ce38" table:formula="of:=IF([.F308]&lt;=0;[.K308]*[.N308];MIN([.K308]*[.N308];[.F308]))" office:value-type="currency" office:currency="SFr." office:value="0" calcext:value-type="currency">
            <text:p>SFr. 0.00</text:p>
          </table:table-cell>
          <table:table-cell table:style-name="ce38" table:formula="of:=[.G308]/[.H308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09]);[$Konfiguration.B$6];VLOOKUP([.C309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09]);[$Konfiguration.B$7];VLOOKUP([.C309];[Arbeitstypen.$A$2:.$E$101];5;0))" office:value-type="float" office:value="60" calcext:value-type="float">
            <text:p>60</text:p>
          </table:table-cell>
          <table:table-cell table:style-name="ce109" table:formula="of:=VLOOKUP([.C309];[Arbeitstypen.$A$2:.$B$6];2;0)" office:value-type="string" office:string-value="" calcext:value-type="error">
            <text:p>#N/A</text:p>
          </table:table-cell>
          <table:table-cell table:style-name="ce32" table:formula="of:=[.B309]*[.N309]" office:value-type="currency" office:currency="SFr." office:value="0" calcext:value-type="currency">
            <text:p>SFr. 0.00</text:p>
          </table:table-cell>
          <table:table-cell table:style-name="ce34" table:formula="of:=IF([.E309]&lt;=0;CEILING([.B309];15);MIN(CEILING([.B309];15);[.E309]))" office:value-type="float" office:value="0" calcext:value-type="float">
            <text:p>0</text:p>
          </table:table-cell>
          <table:table-cell table:style-name="ce36" table:formula="of:=[.K309]/(24*60)" office:value-type="time" office:time-value="PT00H00M00S" calcext:value-type="time">
            <text:p>00:00</text:p>
          </table:table-cell>
          <table:table-cell table:style-name="ce38" table:formula="of:=IF([.F309]&lt;=0;[.K309]*[.N309];MIN([.K309]*[.N309];[.F309]))" office:value-type="currency" office:currency="SFr." office:value="0" calcext:value-type="currency">
            <text:p>SFr. 0.00</text:p>
          </table:table-cell>
          <table:table-cell table:style-name="ce38" table:formula="of:=[.G309]/[.H309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10]);[$Konfiguration.B$6];VLOOKUP([.C310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10]);[$Konfiguration.B$7];VLOOKUP([.C310];[Arbeitstypen.$A$2:.$E$101];5;0))" office:value-type="float" office:value="60" calcext:value-type="float">
            <text:p>60</text:p>
          </table:table-cell>
          <table:table-cell table:style-name="ce109" table:formula="of:=VLOOKUP([.C310];[Arbeitstypen.$A$2:.$B$6];2;0)" office:value-type="string" office:string-value="" calcext:value-type="error">
            <text:p>#N/A</text:p>
          </table:table-cell>
          <table:table-cell table:style-name="ce32" table:formula="of:=[.B310]*[.N310]" office:value-type="currency" office:currency="SFr." office:value="0" calcext:value-type="currency">
            <text:p>SFr. 0.00</text:p>
          </table:table-cell>
          <table:table-cell table:style-name="ce34" table:formula="of:=IF([.E310]&lt;=0;CEILING([.B310];15);MIN(CEILING([.B310];15);[.E310]))" office:value-type="float" office:value="0" calcext:value-type="float">
            <text:p>0</text:p>
          </table:table-cell>
          <table:table-cell table:style-name="ce36" table:formula="of:=[.K310]/(24*60)" office:value-type="time" office:time-value="PT00H00M00S" calcext:value-type="time">
            <text:p>00:00</text:p>
          </table:table-cell>
          <table:table-cell table:style-name="ce38" table:formula="of:=IF([.F310]&lt;=0;[.K310]*[.N310];MIN([.K310]*[.N310];[.F310]))" office:value-type="currency" office:currency="SFr." office:value="0" calcext:value-type="currency">
            <text:p>SFr. 0.00</text:p>
          </table:table-cell>
          <table:table-cell table:style-name="ce38" table:formula="of:=[.G310]/[.H310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11]);[$Konfiguration.B$6];VLOOKUP([.C311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11]);[$Konfiguration.B$7];VLOOKUP([.C311];[Arbeitstypen.$A$2:.$E$101];5;0))" office:value-type="float" office:value="60" calcext:value-type="float">
            <text:p>60</text:p>
          </table:table-cell>
          <table:table-cell table:style-name="ce109" table:formula="of:=VLOOKUP([.C311];[Arbeitstypen.$A$2:.$B$6];2;0)" office:value-type="string" office:string-value="" calcext:value-type="error">
            <text:p>#N/A</text:p>
          </table:table-cell>
          <table:table-cell table:style-name="ce32" table:formula="of:=[.B311]*[.N311]" office:value-type="currency" office:currency="SFr." office:value="0" calcext:value-type="currency">
            <text:p>SFr. 0.00</text:p>
          </table:table-cell>
          <table:table-cell table:style-name="ce34" table:formula="of:=IF([.E311]&lt;=0;CEILING([.B311];15);MIN(CEILING([.B311];15);[.E311]))" office:value-type="float" office:value="0" calcext:value-type="float">
            <text:p>0</text:p>
          </table:table-cell>
          <table:table-cell table:style-name="ce36" table:formula="of:=[.K311]/(24*60)" office:value-type="time" office:time-value="PT00H00M00S" calcext:value-type="time">
            <text:p>00:00</text:p>
          </table:table-cell>
          <table:table-cell table:style-name="ce38" table:formula="of:=IF([.F311]&lt;=0;[.K311]*[.N311];MIN([.K311]*[.N311];[.F311]))" office:value-type="currency" office:currency="SFr." office:value="0" calcext:value-type="currency">
            <text:p>SFr. 0.00</text:p>
          </table:table-cell>
          <table:table-cell table:style-name="ce38" table:formula="of:=[.G311]/[.H311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3">
          <table:table-cell table:number-columns-repeated="4"/>
          <table:table-cell table:style-name="ce23" office:value-type="float" office:value="0" calcext:value-type="float">
            <text:p>0</text:p>
          </table:table-cell>
          <table:table-cell table:style-name="ce25" office:value-type="currency" office:currency="CHF" office:value="0" calcext:value-type="currency">
            <text:p>CHF 0.00</text:p>
          </table:table-cell>
          <table:table-cell table:style-name="ce42" table:formula="of:=IF(ISBLANK([.C312]);[$Konfiguration.B$6];VLOOKUP([.C312];[Arbeitstypen.$A$2:.$E$101];4;0))" office:value-type="currency" office:currency="SFr." office:value="50" calcext:value-type="currency">
            <text:p>SFr. 50.00</text:p>
          </table:table-cell>
          <table:table-cell table:style-name="ce44" table:formula="of:=IF(ISBLANK([.C312]);[$Konfiguration.B$7];VLOOKUP([.C312];[Arbeitstypen.$A$2:.$E$101];5;0))" office:value-type="float" office:value="60" calcext:value-type="float">
            <text:p>60</text:p>
          </table:table-cell>
          <table:table-cell table:style-name="ce109" table:formula="of:=VLOOKUP([.C312];[Arbeitstypen.$A$2:.$B$6];2;0)" office:value-type="string" office:string-value="" calcext:value-type="error">
            <text:p>#N/A</text:p>
          </table:table-cell>
          <table:table-cell table:style-name="ce32" table:formula="of:=[.B312]*[.N312]" office:value-type="currency" office:currency="SFr." office:value="0" calcext:value-type="currency">
            <text:p>SFr. 0.00</text:p>
          </table:table-cell>
          <table:table-cell table:style-name="ce34" table:formula="of:=IF([.E312]&lt;=0;CEILING([.B312];15);MIN(CEILING([.B312];15);[.E312]))" office:value-type="float" office:value="0" calcext:value-type="float">
            <text:p>0</text:p>
          </table:table-cell>
          <table:table-cell table:style-name="ce36" table:formula="of:=[.K312]/(24*60)" office:value-type="time" office:time-value="PT00H00M00S" calcext:value-type="time">
            <text:p>00:00</text:p>
          </table:table-cell>
          <table:table-cell table:style-name="ce38" table:formula="of:=IF([.F312]&lt;=0;[.K312]*[.N312];MIN([.K312]*[.N312];[.F312]))" office:value-type="currency" office:currency="SFr." office:value="0" calcext:value-type="currency">
            <text:p>SFr. 0.00</text:p>
          </table:table-cell>
          <table:table-cell table:style-name="ce38" table:formula="of:=[.G312]/[.H312]" office:value-type="currency" office:currency="SFr." office:value="0.833333333333333" calcext:value-type="currency">
            <text:p>SFr. 0.83</text:p>
          </table:table-cell>
          <table:table-cell table:number-columns-repeated="1008"/>
        </table:table-row>
        <table:table-row table:style-name="ro2" table:number-rows-repeated="1048263">
          <table:table-cell table:number-columns-repeated="1022"/>
        </table:table-row>
        <table:table-row table:style-name="ro2">
          <table:table-cell table:number-columns-repeated="1022"/>
        </table:table-row>
        <calcext:conditional-formats>
          <calcext:conditional-format calcext:target-range-address="Zeiterfassung.N13:Zeiterfassung.N312 Zeiterfassung.J13:Zeiterfassung.M312 Zeiterfassung.G13:Zeiterfassung.H312">
            <calcext:condition calcext:apply-style-name="Grau" calcext:value="=0" calcext:base-cell-address="Zeiterfassung.G13"/>
          </calcext:conditional-format>
          <calcext:conditional-format calcext:target-range-address="Zeiterfassung.I13:Zeiterfassung.I312">
            <calcext:condition calcext:apply-style-name="Rot" calcext:value="=#N/A" calcext:base-cell-address="Zeiterfassung.I13"/>
          </calcext:conditional-format>
        </calcext:conditional-formats>
      </table:table>
      <table:table table:name="Arbeitstypen" table:style-name="ta1" table:print="false">
        <table:table-column table:style-name="co13" table:default-cell-style-name="ce122"/>
        <table:table-column table:style-name="co14" table:default-cell-style-name="ce122"/>
        <table:table-column table:style-name="co15" table:default-cell-style-name="ce122"/>
        <table:table-column table:style-name="co12" table:default-cell-style-name="ce187"/>
        <table:table-column table:style-name="co16" table:default-cell-style-name="ce122"/>
        <table:table-column table:style-name="co17" table:default-cell-style-name="ce199"/>
        <table:table-column table:style-name="co18" table:number-columns-repeated="2" table:default-cell-style-name="ce124"/>
        <table:table-column table:style-name="co12" table:default-cell-style-name="ce205"/>
        <table:table-column table:style-name="co12" table:default-cell-style-name="ce124"/>
        <table:table-column table:style-name="co12" table:default-cell-style-name="Default"/>
        <table:table-column table:style-name="co19" table:default-cell-style-name="Default"/>
        <table:table-column table:style-name="co12" table:number-columns-repeated="1010" table:default-cell-style-name="Default"/>
        <table:table-row table:style-name="ro4">
          <table:table-cell table:style-name="ce184" office:value-type="string" calcext:value-type="string">
            <text:p>Name</text:p>
          </table:table-cell>
          <table:table-cell table:style-name="ce184" office:value-type="string" calcext:value-type="string">
            <text:p>Zusammenfassen</text:p>
          </table:table-cell>
          <table:table-cell table:style-name="ce184" office:value-type="string" calcext:value-type="string">
            <text:p>zusf. auf X Min.</text:p>
          </table:table-cell>
          <table:table-cell table:style-name="ce186" office:value-type="string" calcext:value-type="string">
            <text:p>CHF</text:p>
          </table:table-cell>
          <table:table-cell table:style-name="ce188" office:value-type="string" calcext:value-type="string">
            <text:p>Zeit (Minuten)</text:p>
          </table:table-cell>
          <table:table-cell table:style-name="ce198" office:value-type="string" calcext:value-type="string">
            <text:p>Minutenansatz</text:p>
          </table:table-cell>
          <table:table-cell table:style-name="ce201" office:value-type="string" calcext:value-type="string">
            <text:p>Minuten gebraucht</text:p>
          </table:table-cell>
          <table:table-cell table:style-name="ce203" office:value-type="string" calcext:value-type="string">
            <text:p>Minuten gerundet</text:p>
          </table:table-cell>
          <table:table-cell table:style-name="ce204" office:value-type="string" calcext:value-type="string">
            <text:p>Zeit</text:p>
          </table:table-cell>
          <table:table-cell table:style-name="ce203" office:value-type="string" calcext:value-type="string">
            <text:p>Kosten</text:p>
          </table:table-cell>
          <table:table-cell table:style-name="ce164" table:number-columns-repeated="1012"/>
        </table:table-row>
        <table:table-row table:style-name="ro6">
          <table:table-cell office:value-type="string" calcext:value-type="string">
            <text:p>Inserat</text:p>
          </table:table-cell>
          <table:table-cell office:value-type="string" calcext:value-type="string">
            <text:p>Nein</text:p>
          </table:table-cell>
          <table:table-cell office:value-type="float" office:value="0" calcext:value-type="float">
            <text:p>0</text:p>
          </table:table-cell>
          <table:table-cell office:value-type="currency" office:currency="SFr." office:value="60" calcext:value-type="currency">
            <text:p>SFr. 60.00</text:p>
          </table:table-cell>
          <table:table-cell table:style-name="ce196" office:value-type="float" office:value="60" calcext:value-type="float">
            <text:p>60</text:p>
          </table:table-cell>
          <table:table-cell table:formula="of:=[.D2]/[.E2]" office:value-type="currency" office:currency="SFr." office:value="1" calcext:value-type="currency">
            <text:p>SFr. 1.00</text:p>
          </table:table-cell>
          <table:table-cell table:style-name="ce202" office:value-type="string" calcext:value-type="string">
            <text:p>120</text:p>
          </table:table-cell>
          <table:table-cell table:formula="of:=CEILING([.G2];[.C2];0)" office:value-type="float" office:value="0" calcext:value-type="float">
            <text:p>0</text:p>
          </table:table-cell>
          <table:table-cell table:formula="of:=[.H2]/(24*60)" office:value-type="time" office:time-value="PT00H00M00S" calcext:value-type="time">
            <text:p>00:00</text:p>
          </table:table-cell>
          <table:table-cell table:style-name="ce199" table:formula="of:=[.H2]*[.F2]" office:value-type="currency" office:currency="SFr." office:value="0" calcext:value-type="currency">
            <text:p>SFr. 0.00</text:p>
          </table:table-cell>
          <table:table-cell/>
          <table:table-cell table:style-name="ce164" office:value-type="string" calcext:value-type="string">
            <text:p>Wenn «Zusammenfassen Ja», dann Stundenansatz (<text:span text:style-name="T1">CHF</text:span> und <text:span text:style-name="T1">Zeit</text:span>) hier ändern</text:p>
          </table:table-cell>
          <table:table-cell table:number-columns-repeated="1010"/>
        </table:table-row>
        <table:table-row table:style-name="ro4">
          <table:table-cell table:style-name="ce185" office:value-type="string" calcext:value-type="string">
            <text:p>Facebook</text:p>
          </table:table-cell>
          <table:table-cell office:value-type="string" calcext:value-type="string">
            <text:p>Ja</text:p>
          </table:table-cell>
          <table:table-cell office:value-type="float" office:value="15" calcext:value-type="float">
            <text:p>15</text:p>
          </table:table-cell>
          <table:table-cell office:value-type="currency" office:currency="SFr." office:value="60" calcext:value-type="currency">
            <text:p>SFr. 60.00</text:p>
          </table:table-cell>
          <table:table-cell table:style-name="ce196" office:value-type="float" office:value="60" calcext:value-type="float">
            <text:p>60</text:p>
          </table:table-cell>
          <table:table-cell table:formula="of:=[.D3]/[.E3]" office:value-type="currency" office:currency="SFr." office:value="1" calcext:value-type="currency">
            <text:p>SFr. 1.00</text:p>
          </table:table-cell>
          <table:table-cell table:style-name="ce202" office:value-type="string" calcext:value-type="string">
            <text:p>240</text:p>
          </table:table-cell>
          <table:table-cell table:formula="of:=CEILING([.G3];[.C3];0)" office:value-type="float" office:value="240" calcext:value-type="float">
            <text:p>240</text:p>
          </table:table-cell>
          <table:table-cell table:formula="of:=[.H3]/(24*60)" office:value-type="time" office:time-value="PT04H00M00S" calcext:value-type="time">
            <text:p>04:00</text:p>
          </table:table-cell>
          <table:table-cell table:style-name="ce199" table:formula="of:=[.H3]*[.F3]" office:value-type="currency" office:currency="SFr." office:value="240" calcext:value-type="currency">
            <text:p>SFr. 240.0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Standardschreiben</text:p>
          </table:table-cell>
          <table:table-cell office:value-type="string" calcext:value-type="string">
            <text:p>Ja</text:p>
          </table:table-cell>
          <table:table-cell office:value-type="float" office:value="15" calcext:value-type="float">
            <text:p>15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96" office:value-type="float" office:value="60" calcext:value-type="float">
            <text:p>60</text:p>
          </table:table-cell>
          <table:table-cell table:formula="of:=[.D4]/[.E4]" office:value-type="currency" office:currency="SFr." office:value="0.833333333333333" calcext:value-type="currency">
            <text:p>SFr. 0.83</text:p>
          </table:table-cell>
          <table:table-cell table:style-name="ce202" office:value-type="string" calcext:value-type="string">
            <text:p>240</text:p>
          </table:table-cell>
          <table:table-cell table:formula="of:=CEILING([.G4];[.C4];0)" office:value-type="float" office:value="240" calcext:value-type="float">
            <text:p>240</text:p>
          </table:table-cell>
          <table:table-cell table:formula="of:=[.H4]/(24*60)" office:value-type="time" office:time-value="PT04H00M00S" calcext:value-type="time">
            <text:p>04:00</text:p>
          </table:table-cell>
          <table:table-cell table:style-name="ce199" table:formula="of:=[.H4]*[.F4]" office:value-type="currency" office:currency="SFr." office:value="200" calcext:value-type="currency">
            <text:p>SFr. 200.0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Varia</text:p>
          </table:table-cell>
          <table:table-cell office:value-type="string" calcext:value-type="string">
            <text:p>Nein</text:p>
          </table:table-cell>
          <table:table-cell office:value-type="float" office:value="0" calcext:value-type="float">
            <text:p>0</text:p>
          </table:table-cell>
          <table:table-cell office:value-type="currency" office:currency="SFr." office:value="50" calcext:value-type="currency">
            <text:p>SFr. 50.00</text:p>
          </table:table-cell>
          <table:table-cell table:style-name="ce196" office:value-type="float" office:value="60" calcext:value-type="float">
            <text:p>60</text:p>
          </table:table-cell>
          <table:table-cell table:formula="of:=[.D5]/[.E5]" office:value-type="currency" office:currency="SFr." office:value="0.833333333333333" calcext:value-type="currency">
            <text:p>SFr. 0.83</text:p>
          </table:table-cell>
          <table:table-cell table:style-name="ce202" office:value-type="string" calcext:value-type="string">
            <text:p>915</text:p>
          </table:table-cell>
          <table:table-cell table:formula="of:=CEILING([.G5];[.C5];0)" office:value-type="float" office:value="0" calcext:value-type="float">
            <text:p>0</text:p>
          </table:table-cell>
          <table:table-cell table:formula="of:=[.H5]/(24*60)" office:value-type="time" office:time-value="PT00H00M00S" calcext:value-type="time">
            <text:p>00:00</text:p>
          </table:table-cell>
          <table:table-cell table:style-name="ce199" table:formula="of:=[.H5]*[.F5]" office:value-type="currency" office:currency="SFr." office:value="0" calcext:value-type="currency">
            <text:p>SFr. 0.00</text:p>
          </table:table-cell>
          <table:table-cell table:number-columns-repeated="1012"/>
        </table:table-row>
        <table:table-row table:style-name="ro4">
          <table:table-cell table:style-name="ce184" table:number-columns-repeated="2"/>
          <table:table-cell table:style-name="Default"/>
          <table:table-cell table:style-name="ce186"/>
          <table:table-cell table:style-name="ce197"/>
          <table:table-cell table:style-name="ce200"/>
          <table:table-cell table:style-name="ce201" office:value-type="string" calcext:value-type="string">
            <text:p>0</text:p>
          </table:table-cell>
          <table:table-cell table:style-name="ce203"/>
          <table:table-cell table:style-name="ce204" table:formula="of:=SUM([.I2:.I5])" office:value-type="time" office:time-value="PT08H00M00S" calcext:value-type="time">
            <text:p>08:00</text:p>
          </table:table-cell>
          <table:table-cell table:style-name="ce200" table:formula="of:=SUM([.J2:.J5])" office:value-type="currency" office:currency="SFr." office:value="440" calcext:value-type="currency">
            <text:p>SFr. 440.00</text:p>
          </table:table-cell>
          <table:table-cell table:style-name="ce207"/>
          <table:table-cell table:style-name="ce164" office:value-type="string" calcext:value-type="string">
            <text:p>Neuen Arbeitstyp erfassen</text:p>
          </table:table-cell>
          <table:table-cell/>
          <table:table-cell table:style-name="ce207" table:number-columns-repeated="1009"/>
        </table:table-row>
        <table:table-row table:style-name="ro6">
          <table:table-cell table:number-columns-repeated="11"/>
          <table:table-cell office:value-type="string" calcext:value-type="string">
            <text:p>1. Zeile oberhalb der «<text:span text:style-name="T1">TOTAL:</text:span>»-Zeile einfügen</text:p>
          </table:table-cell>
          <table:table-cell table:number-columns-repeated="1010"/>
        </table:table-row>
        <table:table-row table:style-name="ro6">
          <table:table-cell table:number-columns-repeated="11"/>
          <table:table-cell office:value-type="string" calcext:value-type="string">
            <text:p>1.1 die «<text:span text:style-name="T1">TOTAL:</text:span>»-Zeile bildet den Abschluss und sollte die letzte Zeile bleiben</text:p>
          </table:table-cell>
          <table:table-cell table:style-name="ce207"/>
          <table:table-cell table:number-columns-repeated="1009"/>
        </table:table-row>
        <table:table-row table:style-name="ro6">
          <table:table-cell table:number-columns-repeated="11"/>
          <table:table-cell table:style-name="ce207" office:value-type="string" calcext:value-type="string">
            <text:p>2. Formeln der <text:span text:style-name="T2">blauen Spalten</text:span> nach unten ziehen </text:p>
          </table:table-cell>
          <table:table-cell table:number-columns-repeated="1010"/>
        </table:table-row>
        <table:table-row table:style-name="ro6">
          <table:table-cell table:number-columns-repeated="11"/>
          <table:table-cell office:value-type="string" calcext:value-type="string">
            <text:p>3. Eigene Werte in die <text:span text:style-name="T1">grünen Spalten</text:span> eintragen</text:p>
          </table:table-cell>
          <table:table-cell table:number-columns-repeated="1010"/>
        </table:table-row>
        <table:table-row table:style-name="ro4">
          <table:table-cell table:number-columns-repeated="11"/>
          <table:table-cell office:value-type="string" calcext:value-type="string">
            <text:p>4. Fertig :)</text:p>
          </table:table-cell>
          <table:table-cell table:number-columns-repeated="1010"/>
        </table:table-row>
        <table:table-row table:style-name="ro4">
          <table:table-cell table:number-columns-repeated="1022"/>
        </table:table-row>
        <table:table-row table:style-name="ro4">
          <table:table-cell table:number-columns-repeated="11"/>
          <table:table-cell table:style-name="ce164" office:value-type="string" calcext:value-type="string">
            <text:p>Legende</text:p>
          </table:table-cell>
          <table:table-cell table:number-columns-repeated="1010"/>
        </table:table-row>
        <table:table-row table:style-name="ro4">
          <table:table-cell table:number-columns-repeated="11"/>
          <table:table-cell table:style-name="ce122" office:value-type="string" calcext:value-type="string">
            <text:p>grüne Spalten:</text:p>
          </table:table-cell>
          <table:table-cell table:style-name="ce122" office:value-type="string" calcext:value-type="string">
            <text:p>überschreiben, Einstellungen und Werte zum jeweiligen Arbeitstyp</text:p>
          </table:table-cell>
          <table:table-cell table:number-columns-repeated="1009"/>
        </table:table-row>
        <table:table-row table:style-name="ro4">
          <table:table-cell table:number-columns-repeated="11"/>
          <table:table-cell table:style-name="ce124" office:value-type="string" calcext:value-type="string">
            <text:p>rote Spalten:</text:p>
          </table:table-cell>
          <table:table-cell table:style-name="ce124" office:value-type="string" calcext:value-type="string">
            <text:p>nicht ändern, Werte werden beim «Rechnung erstellen» automatisch eingetragen</text:p>
          </table:table-cell>
          <table:table-cell table:number-columns-repeated="1009"/>
        </table:table-row>
        <table:table-row table:style-name="ro4" table:number-rows-repeated="1048560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Abrechnung" table:style-name="ta1" table:print-ranges="Abrechnung.A1:Abrechnung.E23">
        <office:forms form:automatic-focus="false" form:apply-design-mode="false">
          <form:form form:name="Calc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office:event-listeners>
              <script:event-listener script:language="ooo:script" script:event-name="dom:submit" xlink:href="vnd.sun.star.script:Jeeves.Abrechnung.Main?language=Basic&amp;location=application" xlink:type="simple"/>
            </office:event-listeners>
            <form:button form:name="CalcButton" form:control-implementation="ooo:com.sun.star.form.component.CommandButton" xml:id="control1" form:id="control1" form:label="Rechnung &#10;neu erstellen &#10;und&#10;Buchhaltung &#10;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CalculationAndAccounting?language=Basic&amp;location=application" xlink:type="simple"/>
              </office:event-listeners>
            </form:button>
            <form:button form:name="ClearButton" form:control-implementation="ooo:com.sun.star.form.component.CommandButton" xml:id="control2" form:id="control2" form:label="Rechnung le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ClearCalculation?language=Basic&amp;location=application" xlink:type="simple"/>
              </office:event-listeners>
            </form:button>
            <form:button form:name="CalcButton" form:control-implementation="ooo:com.sun.star.form.component.CommandButton" xml:id="control3" form:id="control3" form:label="Rechnung 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Calculation?language=Basic&amp;location=application" xlink:type="simple"/>
              </office:event-listeners>
            </form:button>
            <form:button form:name="CalcButton" form:control-implementation="ooo:com.sun.star.form.component.CommandButton" xml:id="control4" form:id="control4" form:label="Buchhaltung aktualisier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App.RunAccounting?language=Basic&amp;location=application" xlink:type="simple"/>
              </office:event-listeners>
            </form:button>
          </form:form>
        </office:forms>
        <table:shapes>
          <draw:control draw:z-index="0" draw:text-style-name="P1" svg:width="4cm" svg:height="4cm" svg:x="21.9cm" svg:y="1cm" draw:control="control1"/>
          <draw:control draw:z-index="1" draw:text-style-name="P1" svg:width="4.75cm" svg:height="1cm" svg:x="26.5cm" svg:y="1cm" draw:control="control2"/>
          <draw:control draw:z-index="2" draw:text-style-name="P1" svg:width="4.75cm" svg:height="1cm" svg:x="26.5cm" svg:y="2.5cm" draw:control="control3"/>
          <draw:control draw:z-index="3" draw:text-style-name="P1" svg:width="4.75cm" svg:height="1cm" svg:x="26.5cm" svg:y="4cm" draw:control="control4"/>
        </table:shapes>
        <table:table-column table:style-name="co20" table:default-cell-style-name="ce50"/>
        <table:table-column table:style-name="co21" table:default-cell-style-name="ce56"/>
        <table:table-column table:style-name="co24" table:default-cell-style-name="ce56"/>
        <table:table-column table:style-name="co25" table:default-cell-style-name="ce62"/>
        <table:table-column table:style-name="co26" table:default-cell-style-name="ce68"/>
        <table:table-column table:style-name="co12" table:number-columns-repeated="1019" table:default-cell-style-name="ce56"/>
        <table:table-row table:style-name="ro2">
          <table:table-cell table:style-name="ce49" office:value-type="string" calcext:value-type="string">
            <text:p>Mikis Hofer</text:p>
          </table:table-cell>
          <table:table-cell table:number-columns-repeated="1023"/>
        </table:table-row>
        <table:table-row table:style-name="ro2">
          <table:table-cell table:style-name="ce49" office:value-type="string" calcext:value-type="string">
            <text:p>Ledovy In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ikis@ledovy.ch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1" table:number-columns-spanned="5" table:number-rows-spanned="1"/>
          <table:covered-table-cell table:number-columns-repeated="2" table:style-name="ce57"/>
          <table:covered-table-cell table:style-name="ce63"/>
          <table:covered-table-cell table:style-name="ce69"/>
          <table:table-cell table:number-columns-repeated="1019"/>
        </table:table-row>
        <table:table-row table:style-name="ro2">
          <table:table-cell table:style-name="ce52" office:value-type="string" calcext:value-type="string" table:number-columns-spanned="5" table:number-rows-spanned="1">
            <text:p>Ledovy Inc | Abrechnung Jeeves</text:p>
          </table:table-cell>
          <table:covered-table-cell table:number-columns-repeated="2" table:style-name="ce58"/>
          <table:covered-table-cell table:style-name="ce64"/>
          <table:covered-table-cell table:style-name="ce70"/>
          <table:table-cell table:number-columns-repeated="1019"/>
        </table:table-row>
        <table:table-row table:style-name="ro2">
          <table:table-cell table:style-name="ce53" office:value-type="string" calcext:value-type="string" table:number-columns-spanned="5" table:number-rows-spanned="1">
            <text:p>Datum: 10. Februar 2021</text:p>
          </table:table-cell>
          <table:covered-table-cell table:number-columns-repeated="2" table:style-name="ce59"/>
          <table:covered-table-cell table:style-name="ce65"/>
          <table:covered-table-cell table:style-name="ce71"/>
          <table:table-cell table:number-columns-repeated="1019"/>
        </table:table-row>
        <table:table-row table:style-name="ro2">
          <table:table-cell table:style-name="ce54" office:value-type="string" calcext:value-type="string">
            <text:p>Datum</text:p>
          </table:table-cell>
          <table:table-cell table:style-name="ce60" office:value-type="string" calcext:value-type="string">
            <text:p>Arbeit</text:p>
          </table:table-cell>
          <table:table-cell table:style-name="ce60" office:value-type="string" calcext:value-type="string">
            <text:p>Verrechnung</text:p>
          </table:table-cell>
          <table:table-cell table:style-name="ce66" office:value-type="string" calcext:value-type="string">
            <text:p>Zeit</text:p>
          </table:table-cell>
          <table:table-cell table:style-name="ce72" office:value-type="string" calcext:value-type="string">
            <text:p>CHF</text:p>
          </table:table-cell>
          <table:table-cell table:number-columns-repeated="1019"/>
        </table:table-row>
        <table:table-row table:style-name="ro4">
          <table:table-cell table:style-name="ce9" office:value-type="string" calcext:value-type="string">
            <text:p>11.01.2021</text:p>
          </table:table-cell>
          <table:table-cell table:style-name="Default" office:value-type="string" calcext:value-type="string">
            <text:p>single default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120/(60*24)" office:value-type="time" office:time-value="PT02H00M00S" calcext:value-type="time">
            <text:p>02:00</text:p>
          </table:table-cell>
          <table:table-cell table:style-name="ce213" office:value-type="currency" office:currency="SFr." office:value="100" calcext:value-type="currency">
            <text:p>SFr. 100.00</text:p>
          </table:table-cell>
          <table:table-cell table:style-name="Default" table:number-columns-repeated="1019"/>
        </table:table-row>
        <table:table-row table:style-name="ro4">
          <table:table-cell table:style-name="ce9" office:value-type="string" calcext:value-type="string">
            <text:p>12.01.2021</text:p>
          </table:table-cell>
          <table:table-cell table:style-name="Default" office:value-type="string" calcext:value-type="string">
            <text:p>single custom</text:p>
          </table:table-cell>
          <table:table-cell table:style-name="Default" office:value-type="string" calcext:value-type="string">
            <text:p>SFr. 60.00 / 60 Min.</text:p>
          </table:table-cell>
          <table:table-cell table:style-name="ce182" table:formula="of:=120/(60*24)" office:value-type="time" office:time-value="PT02H00M00S" calcext:value-type="time">
            <text:p>02:00</text:p>
          </table:table-cell>
          <table:table-cell table:style-name="ce213" office:value-type="currency" office:currency="SFr." office:value="120" calcext:value-type="currency">
            <text:p>SFr. 120.00</text:p>
          </table:table-cell>
          <table:table-cell table:style-name="Default" table:number-columns-repeated="1019"/>
        </table:table-row>
        <table:table-row table:style-name="ro4">
          <table:table-cell table:style-name="ce9" office:value-type="string" calcext:value-type="string">
            <text:p>13.01.2021</text:p>
          </table:table-cell>
          <table:table-cell table:style-name="Default" office:value-type="string" calcext:value-type="string">
            <text:p>single override</text:p>
          </table:table-cell>
          <table:table-cell table:style-name="Default" office:value-type="string" calcext:value-type="string">
            <text:p>SFr. 70.00 / 60 Min.</text:p>
          </table:table-cell>
          <table:table-cell table:style-name="ce182" table:formula="of:=120/(60*24)" office:value-type="time" office:time-value="PT02H00M00S" calcext:value-type="time">
            <text:p>02:00</text:p>
          </table:table-cell>
          <table:table-cell table:style-name="ce213" office:value-type="currency" office:currency="SFr." office:value="140" calcext:value-type="currency">
            <text:p>SFr. 14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4.01.2021 - 16.01.2021</text:p>
          </table:table-cell>
          <table:table-cell table:style-name="Default" office:value-type="string" calcext:value-type="string">
            <text:p>Standardschreib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00" calcext:value-type="currency">
            <text:p>SFr. 200.00</text:p>
          </table:table-cell>
          <table:table-cell table:style-name="Default" table:number-columns-repeated="1019"/>
        </table:table-row>
        <table:table-row table:style-name="ro4">
          <table:table-cell table:style-name="Default" office:value-type="string" calcext:value-type="string">
            <text:p>15.01.2021 - 17.01.2021</text:p>
          </table:table-cell>
          <table:table-cell table:style-name="Default" office:value-type="string" calcext:value-type="string">
            <text:p>Facebook</text:p>
          </table:table-cell>
          <table:table-cell table:style-name="Default" office:value-type="string" calcext:value-type="string">
            <text:p>SFr. 60.00 / 60 Min.</text:p>
          </table:table-cell>
          <table:table-cell table:style-name="ce182" table:formula="of:=240/(60*24)" office:value-type="time" office:time-value="PT04H00M00S" calcext:value-type="time">
            <text:p>04:00</text:p>
          </table:table-cell>
          <table:table-cell table:style-name="ce213" office:value-type="currency" office:currency="SFr." office:value="240" calcext:value-type="currency">
            <text:p>SFr. 240.00</text:p>
          </table:table-cell>
          <table:table-cell table:style-name="Default" table:number-columns-repeated="1019"/>
        </table:table-row>
        <table:table-row table:style-name="ro4">
          <table:table-cell table:style-name="ce9" office:value-type="string" calcext:value-type="string">
            <text:p>24.01.2021</text:p>
          </table:table-cell>
          <table:table-cell table:style-name="Default" office:value-type="string" calcext:value-type="string">
            <text:p>Coden</text:p>
          </table:table-cell>
          <table:table-cell table:style-name="Default" office:value-type="string" calcext:value-type="string">
            <text:p>SFr. 50.00 / 60 Min.</text:p>
          </table:table-cell>
          <table:table-cell table:style-name="ce182" table:formula="of:=675/(60*24)" office:value-type="time" office:time-value="PT11H15M00S" calcext:value-type="time">
            <text:p>11:15</text:p>
          </table:table-cell>
          <table:table-cell table:style-name="ce213" office:value-type="currency" office:currency="SFr." office:value="562.5" calcext:value-type="currency">
            <text:p>SFr. 562.50</text:p>
          </table:table-cell>
          <table:table-cell table:style-name="Default" table:number-columns-repeated="1019"/>
        </table:table-row>
        <table:table-row table:style-name="ro7">
          <table:table-cell table:style-name="ce55"/>
          <table:table-cell table:style-name="ce61"/>
          <table:table-cell table:style-name="ce61" office:value-type="string" calcext:value-type="string">
            <text:p>Total: </text:p>
          </table:table-cell>
          <table:table-cell table:style-name="ce67"/>
          <table:table-cell table:style-name="ce74" table:formula="of:=SUM([.E9:.E14])" office:value-type="currency" office:currency="SFr." office:value="1362.5" calcext:value-type="currency">
            <text:p>SFr. 1'362.50</text:p>
          </table:table-cell>
          <table:table-cell table:style-name="ce75"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9" office:value-type="string" calcext:value-type="string">
            <text:p>Zahlungsdaten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C: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BAN: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Kontoinhaberin: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erzlichen Dank und liebe Grüsse!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9"/>
          <table:table-cell table:number-columns-repeated="1023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onfiguration" table:style-name="ta1" table:print="false">
        <table:table-column table:style-name="co22" table:default-cell-style-name="ce164"/>
        <table:table-column table:style-name="co23" table:default-cell-style-name="ce219"/>
        <table:table-column table:style-name="co12" table:number-columns-repeated="1022" table:default-cell-style-name="Default"/>
        <table:table-row table:style-name="ro4">
          <table:table-cell office:value-type="string" calcext:value-type="string">
            <text:p>Eigenschaft</text:p>
          </table:table-cell>
          <table:table-cell table:style-name="ce218" office:value-type="string" calcext:value-type="string">
            <text:p>Wert</text:p>
          </table:table-cell>
          <table:table-cell table:style-name="ce164" table:number-columns-repeated="1022"/>
        </table:table-row>
        <table:table-row table:style-name="ro4">
          <table:table-cell office:value-type="string" calcext:value-type="string">
            <text:p>Summe Zeit Anzeigen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umme Geld Anzeigen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fad Buchhaltung</text:p>
          </table:table-cell>
          <table:table-cell office:value-type="string" calcext:value-type="string">
            <text:p>/home/ledovy/git/jeeves/test/buchhaltung.ods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Version</text:p>
          </table:table-cell>
          <table:table-cell table:style-name="ce220" office:value-type="string" calcext:value-type="string">
            <text:p>2.1.1-SNAPSHOT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tandardsatz CHF</text:p>
          </table:table-cell>
          <table:table-cell table:style-name="ce221" office:value-type="currency" office:currency="CHF" office:value="50" calcext:value-type="currency">
            <text:p>CHF 50.0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tandardsatz Zeit (Min.)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4">
          <table:table-cell table:style-name="Default"/>
          <table:table-cell table:number-columns-repeated="1023"/>
        </table:table-row>
        <table:table-row table:style-name="ro4" table:number-rows-repeated="104856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2" table:target-range-address="Abrechnung.A9:Abrechnung.E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family-complex="'Lucid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>CHF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CHF</number:currency-symbol>
      <style:map style:condition="value()&gt;=0" style:apply-style-name="N110P0"/>
    </number:currency-style>
    <number:date-style style:name="N111">
      <number:month number:style="long" number:textual="true"/>
      <number:text> </number:text>
      <number:year number:style="long"/>
    </number:date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21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1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1P0"/>
    </number:currency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3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3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3P0"/>
    </number:currency-style>
    <number:date-style style:name="N124">
      <number:year number:style="long"/>
    </number:date-style>
    <number:currency-style style:name="N10110P0" style:volatile="true" number:language="gd" number:country="GB">
      <number:currency-symbol number:language="gd" number:country="GB">£</number:currency-symbol>
      <number:number number:decimal-places="2" number:min-decimal-places="2" number:min-integer-digits="1" number:grouping="true"/>
    </number:currency-style>
    <number:currency-style style:name="N10110" number:language="gd" number:country="GB">
      <style:text-properties fo:color="#ff0000"/>
      <number:text>-</number:text>
      <number:currency-symbol number:language="gd" number:country="GB">£</number:currency-symbol>
      <number:number number:decimal-places="2" number:min-decimal-places="2" number:min-integer-digits="1" number:grouping="true"/>
      <style:map style:condition="value()&gt;=0" style:apply-style-name="N10110P0"/>
    </number:currency-style>
    <number:currency-style style:name="N20108P0" style:volatile="true" number:language="de" number:country="CH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0108" number:language="de" number:country="CH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0108P0"/>
    </number:currency-style>
    <number:date-style style:name="N20109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20110" number:language="de" number:country="CH">
      <number:day number:style="long"/>
      <number:text>. </number:text>
      <number:month number:textual="true"/>
    </number:date-style>
    <number:date-style style:name="N20111" number:language="de" number:country="CH">
      <number:month number:textual="true"/>
      <number:text> </number:text>
      <number:year/>
    </number:date-style>
    <number:time-style style:name="N20112" number:language="de" number:country="CH">
      <number:hours/>
      <number:text>:</number:text>
      <number:minutes number:style="long"/>
      <number:text> </number:text>
      <number:am-pm/>
    </number:time-style>
    <number:time-style style:name="N20113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0115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20115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20115P0"/>
    </number:number-style>
    <number:number-style style:name="N20116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20116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20116P0"/>
    </number:number-style>
    <number:number-style style:name="N20118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20118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20118P0"/>
    </number:number-style>
    <number:number-style style:name="N20119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20119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20119P0"/>
    </number:number-style>
    <number:currency-style style:name="N20121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20121" number:language="de" number:country="CH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20121P0"/>
    </number:currency-style>
    <number:currency-style style:name="N20122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20122" number:language="de" number:country="CH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20122P0"/>
    </number:currency-style>
    <number:number-style style:name="N20123P0" style:volatile="true" number:language="de" number:country="CH">
      <number:number number:decimal-places="0" number:min-decimal-places="0" number:min-integer-digits="1" number:grouping="true"/>
    </number:number-style>
    <number:number-style style:name="N20123" number:language="de" number:country="CH">
      <number:text>-</number:text>
      <number:number number:decimal-places="0" number:min-decimal-places="0" number:min-integer-digits="1" number:grouping="true"/>
      <style:map style:condition="value()&gt;=0" style:apply-style-name="N20123P0"/>
    </number:number-style>
    <number:number-style style:name="N20124P0" style:volatile="true" number:language="de" number:country="CH">
      <number:number number:decimal-places="0" number:min-decimal-places="0" number:min-integer-digits="1" number:grouping="true"/>
    </number:number-style>
    <number:number-style style:name="N20124" number:language="de" number:country="CH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0124P0"/>
    </number:number-style>
    <number:number-style style:name="N20125P0" style:volatile="true" number:language="de" number:country="CH">
      <number:number number:decimal-places="2" number:min-decimal-places="2" number:min-integer-digits="1" number:grouping="true"/>
    </number:number-style>
    <number:number-style style:name="N20125" number:language="de" number:country="CH">
      <number:text>-</number:text>
      <number:number number:decimal-places="2" number:min-decimal-places="2" number:min-integer-digits="1" number:grouping="true"/>
      <style:map style:condition="value()&gt;=0" style:apply-style-name="N20125P0"/>
    </number:number-style>
    <number:number-style style:name="N20126P0" style:volatile="true" number:language="de" number:country="CH">
      <number:number number:decimal-places="2" number:min-decimal-places="2" number:min-integer-digits="1" number:grouping="true"/>
    </number:number-style>
    <number:number-style style:name="N20126" number:language="de" number:country="CH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126P0"/>
    </number:number-style>
    <number:number-style style:name="N20130P0" style:volatile="true" number:language="de" number:country="CH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30P1" style:volatile="true" number:language="de" number:country="CH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130P2" style:volatile="true" number:language="de" number:country="CH">
      <number:text> </number:text>
      <number:fill-character> </number:fill-character>
      <number:text>- </number:text>
    </number:number-style>
    <number:text-style style:name="N20130" number:language="de" number:country="CH">
      <number:text> </number:text>
      <number:text-content/>
      <number:text> </number:text>
      <style:map style:condition="value()&gt;0" style:apply-style-name="N20130P0"/>
      <style:map style:condition="value()&lt;0" style:apply-style-name="N20130P1"/>
      <style:map style:condition="value()=0" style:apply-style-name="N20130P2"/>
    </number:text-style>
    <number:number-style style:name="N20134P0" style:volatile="true" number:language="de" number:country="CH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34P1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0134P2" style:volatile="true" number:language="de" number:country="CH">
      <number:text> SFr. </number:text>
      <number:fill-character> </number:fill-character>
      <number:text>- </number:text>
    </number:number-style>
    <number:text-style style:name="N20134" number:language="de" number:country="CH">
      <number:text> </number:text>
      <number:text-content/>
      <number:text> </number:text>
      <style:map style:condition="value()&gt;0" style:apply-style-name="N20134P0"/>
      <style:map style:condition="value()&lt;0" style:apply-style-name="N20134P1"/>
      <style:map style:condition="value()=0" style:apply-style-name="N20134P2"/>
    </number:text-style>
    <number:number-style style:name="N20138P0" style:volatile="true" number:language="de" number:country="CH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38P1" style:volatile="true" number:language="de" number:country="CH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0138P2" style:volatile="true" number:language="de" number:country="CH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38" number:language="de" number:country="CH">
      <number:text> </number:text>
      <number:text-content/>
      <number:text> </number:text>
      <style:map style:condition="value()&gt;0" style:apply-style-name="N20138P0"/>
      <style:map style:condition="value()&lt;0" style:apply-style-name="N20138P1"/>
      <style:map style:condition="value()=0" style:apply-style-name="N20138P2"/>
    </number:text-style>
    <number:number-style style:name="N20142P0" style:volatile="true" number:language="de" number:country="CH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42P1" style:volatile="true" number:language="de" number:country="CH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20142P2" style:volatile="true" number:language="de" number:country="CH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42" number:language="de" number:country="CH">
      <number:text> </number:text>
      <number:text-content/>
      <number:text> </number:text>
      <style:map style:condition="value()&gt;0" style:apply-style-name="N20142P0"/>
      <style:map style:condition="value()&lt;0" style:apply-style-name="N20142P1"/>
      <style:map style:condition="value()=0" style:apply-style-name="N20142P2"/>
    </number:text-style>
    <number:currency-style style:name="N30108P0" style:volatile="true" number:language="de" number:country="AT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30108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30108P0"/>
    </number:currency-style>
    <number:currency-style style:name="N40105P0" style:volatile="true" number:language="ca" number:country="ES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40105" number:language="ca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40105P0"/>
    </number:currency-style>
    <number:currency-style style:name="N50120P0" style:volatile="true" number:language="et" number:country="EE">
      <number:number number:decimal-places="2" number:min-decimal-places="2" number:min-integer-digits="1" number:grouping="true"/>
      <number:text> </number:text>
      <number:currency-symbol number:language="et" number:country="EE">€</number:currency-symbol>
    </number:currency-style>
    <number:currency-style style:name="N50120" number:language="et" number:country="E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5012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style:style style:name="Grau" style:family="table-cell" style:parent-style-name="Default">
      <style:text-properties fo:color="#c0c0c0"/>
    </style:style>
    <style:style style:name="Rot" style:family="table-cell" style:parent-style-name="Default">
      <style:text-properties fo:color="#800000"/>
    </style:style>
    <draw:marker draw:name="Linienende_20_1" draw:display-name="Linienende 1" svg:viewBox="0 0 20 30" svg:d="M10 0l-10 30h20z"/>
  </office:styles>
  <office:automatic-styles>
    <style:page-layout style:name="Mpm1">
      <style:page-layout-properties style:shadow="none" style:scale-to="75%" style:table-centering="both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font-name="Times New Roman1"/>
    </style:style>
  </office:automatic-styles>
  <office:master-styles>
    <style:master-page style:name="Default" style:page-layout-name="Mpm1">
      <style:header/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0">00.00.0000</text:date>, <text:time style:data-style-name="N2" text:time-value="20:00:03.36060654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2-15T12:37:28.533000000</meta:creation-date>
    <meta:editing-duration>P30DT10H41M30S</meta:editing-duration>
    <meta:editing-cycles>663</meta:editing-cycles>
    <meta:generator>LibreOffice/7.0.4.2$Linux_X86_64 LibreOffice_project/00$Build-2</meta:generator>
    <meta:initial-creator>Mensch Meyer</meta:initial-creator>
    <dc:date>2021-02-10T20:00:04.637341520</dc:date>
    <meta:print-date>2018-03-22T10:16:17.782000000</meta:print-date>
    <meta:printed-by>Mensch Meyer</meta:printed-by>
    <dc:creator>Mikis Hofer</dc:creator>
    <meta:document-statistic meta:table-count="4" meta:cell-count="3201" meta:object-count="4"/>
  </office:meta>
</office:document-meta>
</file>